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2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600">
            <text:p>8600</text:p>
          </table:table-cell>
          <table:table-cell table:formula="of:=[.A1]*[.B1]" office:value-type="float" office:value="8600">
            <text:p>8600</text:p>
          </table:table-cell>
          <table:table-cell office:value-type="float" office:value="8600">
            <text:p>860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600">
            <text:p>8600</text:p>
          </table:table-cell>
          <table:table-cell table:formula="of:=[.A2]*[.B2]" office:value-type="float" office:value="17200">
            <text:p>172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600">
            <text:p>8600</text:p>
          </table:table-cell>
          <table:table-cell table:formula="of:=[.A3]*[.B3]" office:value-type="float" office:value="25800">
            <text:p>258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600">
            <text:p>8600</text:p>
          </table:table-cell>
          <table:table-cell table:formula="of:=[.A4]*[.B4]" office:value-type="float" office:value="34400">
            <text:p>344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600">
            <text:p>8600</text:p>
          </table:table-cell>
          <table:table-cell table:formula="of:=[.A5]*[.B5]" office:value-type="float" office:value="43000">
            <text:p>43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600">
            <text:p>8600</text:p>
          </table:table-cell>
          <table:table-cell table:formula="of:=[.A6]*[.B6]" office:value-type="float" office:value="51600">
            <text:p>516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600">
            <text:p>8600</text:p>
          </table:table-cell>
          <table:table-cell table:formula="of:=[.A7]*[.B7]" office:value-type="float" office:value="60200">
            <text:p>602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600">
            <text:p>8600</text:p>
          </table:table-cell>
          <table:table-cell table:formula="of:=[.A8]*[.B8]" office:value-type="float" office:value="68800">
            <text:p>688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600">
            <text:p>8600</text:p>
          </table:table-cell>
          <table:table-cell table:formula="of:=[.A9]*[.B9]" office:value-type="float" office:value="77400">
            <text:p>774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600">
            <text:p>8600</text:p>
          </table:table-cell>
          <table:table-cell table:formula="of:=[.A10]*[.B10]" office:value-type="float" office:value="86000">
            <text:p>86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600">
            <text:p>8600</text:p>
          </table:table-cell>
          <table:table-cell table:formula="of:=[.A11]*[.B11]" office:value-type="float" office:value="94600">
            <text:p>946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600">
            <text:p>8600</text:p>
          </table:table-cell>
          <table:table-cell table:formula="of:=[.A12]*[.B12]" office:value-type="float" office:value="103200">
            <text:p>1032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600">
            <text:p>8600</text:p>
          </table:table-cell>
          <table:table-cell table:formula="of:=[.A13]*[.B13]" office:value-type="float" office:value="111800">
            <text:p>1118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600">
            <text:p>8600</text:p>
          </table:table-cell>
          <table:table-cell table:formula="of:=[.A14]*[.B14]" office:value-type="float" office:value="120400">
            <text:p>1204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600">
            <text:p>8600</text:p>
          </table:table-cell>
          <table:table-cell table:formula="of:=[.A15]*[.B15]" office:value-type="float" office:value="129000">
            <text:p>1290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600">
            <text:p>8600</text:p>
          </table:table-cell>
          <table:table-cell table:formula="of:=[.A16]*[.B16]" office:value-type="float" office:value="137600">
            <text:p>1376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600">
            <text:p>8600</text:p>
          </table:table-cell>
          <table:table-cell table:formula="of:=[.A17]*[.B17]" office:value-type="float" office:value="146200">
            <text:p>1462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600">
            <text:p>8600</text:p>
          </table:table-cell>
          <table:table-cell table:formula="of:=[.A18]*[.B18]" office:value-type="float" office:value="154800">
            <text:p>1548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600">
            <text:p>8600</text:p>
          </table:table-cell>
          <table:table-cell table:formula="of:=[.A19]*[.B19]" office:value-type="float" office:value="163400">
            <text:p>1634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600">
            <text:p>8600</text:p>
          </table:table-cell>
          <table:table-cell table:formula="of:=[.A20]*[.B20]" office:value-type="float" office:value="172000">
            <text:p>172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600">
            <text:p>8600</text:p>
          </table:table-cell>
          <table:table-cell table:formula="of:=[.A21]*[.B21]" office:value-type="float" office:value="180600">
            <text:p>1806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600">
            <text:p>8600</text:p>
          </table:table-cell>
          <table:table-cell table:formula="of:=[.A22]*[.B22]" office:value-type="float" office:value="189200">
            <text:p>1892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600">
            <text:p>8600</text:p>
          </table:table-cell>
          <table:table-cell table:formula="of:=[.A23]*[.B23]" office:value-type="float" office:value="197800">
            <text:p>1978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600">
            <text:p>8600</text:p>
          </table:table-cell>
          <table:table-cell table:formula="of:=[.A24]*[.B24]" office:value-type="float" office:value="206400">
            <text:p>2064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600">
            <text:p>8600</text:p>
          </table:table-cell>
          <table:table-cell table:formula="of:=[.A25]*[.B25]" office:value-type="float" office:value="215000">
            <text:p>215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8428">
            <text:p>8428</text:p>
          </table:table-cell>
          <table:table-cell table:formula="of:=[.A26]*[.B26]" office:value-type="float" office:value="219128">
            <text:p>21912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259.44">
            <text:p>8259,44</text:p>
          </table:table-cell>
          <table:table-cell table:formula="of:=[.A27]*[.B27]" office:value-type="float" office:value="223004.88">
            <text:p>223004,8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094.2512">
            <text:p>8094,2512</text:p>
          </table:table-cell>
          <table:table-cell table:formula="of:=[.A28]*[.B28]" office:value-type="float" office:value="226639.0336">
            <text:p>226639,033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7932.366176">
            <text:p>7932,366176</text:p>
          </table:table-cell>
          <table:table-cell table:formula="of:=[.A29]*[.B29]" office:value-type="float" office:value="230038.619104">
            <text:p>230038,61910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7773.71885248">
            <text:p>7773,71885248</text:p>
          </table:table-cell>
          <table:table-cell table:formula="of:=[.A30]*[.B30]" office:value-type="float" office:value="233211.5655744">
            <text:p>233211,565574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7618.2444754304">
            <text:p>7618,2444754304</text:p>
          </table:table-cell>
          <table:table-cell table:formula="of:=[.A31]*[.B31]" office:value-type="float" office:value="236165.578738342">
            <text:p>236165,57873834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7465.87958592179">
            <text:p>7465,8795859218</text:p>
          </table:table-cell>
          <table:table-cell table:formula="of:=[.A32]*[.B32]" office:value-type="float" office:value="238908.146749497">
            <text:p>238908,14674949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7316.56199420336">
            <text:p>7316,5619942034</text:p>
          </table:table-cell>
          <table:table-cell table:formula="of:=[.A33]*[.B33]" office:value-type="float" office:value="241446.545808711">
            <text:p>241446,545808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7170.23075431929">
            <text:p>7170,2307543193</text:p>
          </table:table-cell>
          <table:table-cell table:formula="of:=[.A34]*[.B34]" office:value-type="float" office:value="243787.845646856">
            <text:p>243787,845646856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026.8261392329">
            <text:p>7026,8261392329</text:p>
          </table:table-cell>
          <table:table-cell table:formula="of:=[.A35]*[.B35]" office:value-type="float" office:value="245938.914873152">
            <text:p>245938,91487315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6886.28961644825">
            <text:p>6886,2896164483</text:p>
          </table:table-cell>
          <table:table-cell table:formula="of:=[.A36]*[.B36]" office:value-type="float" office:value="247906.426192137">
            <text:p>247906,42619213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6748.56382411928">
            <text:p>6748,5638241193</text:p>
          </table:table-cell>
          <table:table-cell table:formula="of:=[.A37]*[.B37]" office:value-type="float" office:value="249696.861492413">
            <text:p>249696,86149241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6613.59254763689">
            <text:p>6613,5925476369</text:p>
          </table:table-cell>
          <table:table-cell table:formula="of:=[.A38]*[.B38]" office:value-type="float" office:value="251316.516810202">
            <text:p>251316,51681020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6481.32069668416">
            <text:p>6481,3206966842</text:p>
          </table:table-cell>
          <table:table-cell table:formula="of:=[.A39]*[.B39]" office:value-type="float" office:value="252771.507170682">
            <text:p>252771,50717068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6351.69428275047">
            <text:p>6351,6942827505</text:p>
          </table:table-cell>
          <table:table-cell table:formula="of:=[.A40]*[.B40]" office:value-type="float" office:value="254067.771310019">
            <text:p>254067,77131001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6224.66039709546">
            <text:p>6224,6603970955</text:p>
          </table:table-cell>
          <table:table-cell table:formula="of:=[.A41]*[.B41]" office:value-type="float" office:value="255211.076280914">
            <text:p>255211,07628091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100.16718915355">
            <text:p>6100,1671891536</text:p>
          </table:table-cell>
          <table:table-cell table:formula="of:=[.A42]*[.B42]" office:value-type="float" office:value="256207.021944449">
            <text:p>256207,02194444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5978.16384537048">
            <text:p>5978,1638453705</text:p>
          </table:table-cell>
          <table:table-cell table:formula="of:=[.A43]*[.B43]" office:value-type="float" office:value="257061.045350931">
            <text:p>257061,04535093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5858.60056846307">
            <text:p>5858,6005684631</text:p>
          </table:table-cell>
          <table:table-cell table:formula="of:=[.A44]*[.B44]" office:value-type="float" office:value="257778.425012375">
            <text:p>257778,42501237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5741.42855709381">
            <text:p>5741,4285570938</text:p>
          </table:table-cell>
          <table:table-cell table:formula="of:=[.A45]*[.B45]" office:value-type="float" office:value="258364.285069221">
            <text:p>258364,28506922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5626.59998595193">
            <text:p>5626,5999859519</text:p>
          </table:table-cell>
          <table:table-cell table:formula="of:=[.A46]*[.B46]" office:value-type="float" office:value="258823.599353789">
            <text:p>258823,59935378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5514.0679862329">
            <text:p>5514,0679862329</text:p>
          </table:table-cell>
          <table:table-cell table:formula="of:=[.A47]*[.B47]" office:value-type="float" office:value="259161.195352946">
            <text:p>259161,19535294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5403.78662650824">
            <text:p>5403,7866265082</text:p>
          </table:table-cell>
          <table:table-cell table:formula="of:=[.A48]*[.B48]" office:value-type="float" office:value="259381.758072395">
            <text:p>259381,75807239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295.71089397807">
            <text:p>5295,7108939781</text:p>
          </table:table-cell>
          <table:table-cell table:formula="of:=[.A49]*[.B49]" office:value-type="float" office:value="259489.833804926">
            <text:p>259489,83380492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189.79667609851">
            <text:p>5189,7966760985</text:p>
          </table:table-cell>
          <table:table-cell table:formula="of:=[.A50]*[.B50]" office:value-type="float" office:value="259489.833804926">
            <text:p>259489,83380492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086.00074257654">
            <text:p>5086,0007425765</text:p>
          </table:table-cell>
          <table:table-cell table:formula="of:=[.A51]*[.B51]" office:value-type="float" office:value="259386.037871404">
            <text:p>259386,03787140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4984.28072772501">
            <text:p>4984,280727725</text:p>
          </table:table-cell>
          <table:table-cell table:formula="of:=[.A52]*[.B52]" office:value-type="float" office:value="259182.5978417">
            <text:p>259182,597841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4884.59511317051">
            <text:p>4884,5951131705</text:p>
          </table:table-cell>
          <table:table-cell table:formula="of:=[.A53]*[.B53]" office:value-type="float" office:value="258883.540998037">
            <text:p>258883,54099803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786.9032109071">
            <text:p>4786,9032109071</text:p>
          </table:table-cell>
          <table:table-cell table:formula="of:=[.A54]*[.B54]" office:value-type="float" office:value="258492.773388983">
            <text:p>258492,77338898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691.16514668896">
            <text:p>4691,165146689</text:p>
          </table:table-cell>
          <table:table-cell table:formula="of:=[.A55]*[.B55]" office:value-type="float" office:value="258014.083067893">
            <text:p>258014,083067893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597.34184375518">
            <text:p>4597,3418437552</text:p>
          </table:table-cell>
          <table:table-cell table:formula="of:=[.A56]*[.B56]" office:value-type="float" office:value="257451.14325029">
            <text:p>257451,1432502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505.39500688007">
            <text:p>4505,3950068801</text:p>
          </table:table-cell>
          <table:table-cell table:formula="of:=[.A57]*[.B57]" office:value-type="float" office:value="256807.515392164">
            <text:p>256807,51539216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415.28710674247">
            <text:p>4415,2871067425</text:p>
          </table:table-cell>
          <table:table-cell table:formula="of:=[.A58]*[.B58]" office:value-type="float" office:value="256086.652191063">
            <text:p>256086,652191063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326.98136460762">
            <text:p>4326,9813646076</text:p>
          </table:table-cell>
          <table:table-cell table:formula="of:=[.A59]*[.B59]" office:value-type="float" office:value="255291.90051185">
            <text:p>255291,9005118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240.44173731547">
            <text:p>4240,4417373155</text:p>
          </table:table-cell>
          <table:table-cell table:formula="of:=[.A60]*[.B60]" office:value-type="float" office:value="254426.504238928">
            <text:p>254426,50423892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155.63290256916">
            <text:p>4155,6329025692</text:p>
          </table:table-cell>
          <table:table-cell table:formula="of:=[.A61]*[.B61]" office:value-type="float" office:value="253493.607056719">
            <text:p>253493,607056719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072.52024451778">
            <text:p>4072,5202445178</text:p>
          </table:table-cell>
          <table:table-cell table:formula="of:=[.A62]*[.B62]" office:value-type="float" office:value="252496.255160102">
            <text:p>252496,25516010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3991.06983962742">
            <text:p>3991,0698396274</text:p>
          </table:table-cell>
          <table:table-cell table:formula="of:=[.A63]*[.B63]" office:value-type="float" office:value="251437.399896527">
            <text:p>251437,39989652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3911.24844283487">
            <text:p>3911,2484428349</text:p>
          </table:table-cell>
          <table:table-cell table:formula="of:=[.A64]*[.B64]" office:value-type="float" office:value="250319.900341432">
            <text:p>250319,90034143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3833.02347397817">
            <text:p>3833,0234739782</text:p>
          </table:table-cell>
          <table:table-cell table:formula="of:=[.A65]*[.B65]" office:value-type="float" office:value="249146.525808581">
            <text:p>249146,525808581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3756.36300449861">
            <text:p>3756,3630044986</text:p>
          </table:table-cell>
          <table:table-cell table:formula="of:=[.A66]*[.B66]" office:value-type="float" office:value="247919.958296908">
            <text:p>247919,95829690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3681.23574440864">
            <text:p>3681,2357444086</text:p>
          </table:table-cell>
          <table:table-cell table:formula="of:=[.A67]*[.B67]" office:value-type="float" office:value="246642.794875379">
            <text:p>246642,79487537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3607.61102952047">
            <text:p>3607,6110295205</text:p>
          </table:table-cell>
          <table:table-cell table:formula="of:=[.A68]*[.B68]" office:value-type="float" office:value="245317.550007392">
            <text:p>245317,550007392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535.45880893006">
            <text:p>3535,4588089301</text:p>
          </table:table-cell>
          <table:table-cell table:formula="of:=[.A69]*[.B69]" office:value-type="float" office:value="243946.657816174">
            <text:p>243946,65781617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464.74963275145">
            <text:p>3464,7496327515</text:p>
          </table:table-cell>
          <table:table-cell table:formula="of:=[.A70]*[.B70]" office:value-type="float" office:value="242532.474292602">
            <text:p>242532,474292602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395.45464009643">
            <text:p>3395,4546400964</text:p>
          </table:table-cell>
          <table:table-cell table:formula="of:=[.A71]*[.B71]" office:value-type="float" office:value="241077.279446846">
            <text:p>241077,27944684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327.5455472945">
            <text:p>3327,5455472945</text:p>
          </table:table-cell>
          <table:table-cell table:formula="of:=[.A72]*[.B72]" office:value-type="float" office:value="239583.279405204">
            <text:p>239583,27940520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260.99463634861">
            <text:p>3260,9946363486</text:p>
          </table:table-cell>
          <table:table-cell table:formula="of:=[.A73]*[.B73]" office:value-type="float" office:value="238052.608453448">
            <text:p>238052,60845344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195.77474362163">
            <text:p>3195,7747436216</text:p>
          </table:table-cell>
          <table:table-cell table:formula="of:=[.A74]*[.B74]" office:value-type="float" office:value="236487.331028001">
            <text:p>236487,33102800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131.8592487492">
            <text:p>3131,8592487492</text:p>
          </table:table-cell>
          <table:table-cell table:formula="of:=[.A75]*[.B75]" office:value-type="float" office:value="234889.44365619">
            <text:p>234889,4436561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069.22206377422">
            <text:p>3069,2220637742</text:p>
          </table:table-cell>
          <table:table-cell table:formula="of:=[.A76]*[.B76]" office:value-type="float" office:value="233260.876846841">
            <text:p>233260,87684684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007.83762249873">
            <text:p>3007,8376224987</text:p>
          </table:table-cell>
          <table:table-cell table:formula="of:=[.A77]*[.B77]" office:value-type="float" office:value="231603.496932403">
            <text:p>231603,49693240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2947.68087004876">
            <text:p>2947,6808700488</text:p>
          </table:table-cell>
          <table:table-cell table:formula="of:=[.A78]*[.B78]" office:value-type="float" office:value="229919.107863803">
            <text:p>229919,10786380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2888.72725264778">
            <text:p>2888,7272526478</text:p>
          </table:table-cell>
          <table:table-cell table:formula="of:=[.A79]*[.B79]" office:value-type="float" office:value="228209.452959175">
            <text:p>228209,45295917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2830.95270759483">
            <text:p>2830,9527075948</text:p>
          </table:table-cell>
          <table:table-cell table:formula="of:=[.A80]*[.B80]" office:value-type="float" office:value="226476.216607586">
            <text:p>226476,216607586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2774.33365344293">
            <text:p>2774,3336534429</text:p>
          </table:table-cell>
          <table:table-cell table:formula="of:=[.A81]*[.B81]" office:value-type="float" office:value="224721.025928877">
            <text:p>224721,02592887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2718.84698037407">
            <text:p>2718,8469803741</text:p>
          </table:table-cell>
          <table:table-cell table:formula="of:=[.A82]*[.B82]" office:value-type="float" office:value="222945.452390674">
            <text:p>222945,452390674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664.47004076659">
            <text:p>2664,4700407666</text:p>
          </table:table-cell>
          <table:table-cell table:formula="of:=[.A83]*[.B83]" office:value-type="float" office:value="221151.013383627">
            <text:p>221151,013383627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611.18063995126">
            <text:p>2611,1806399513</text:p>
          </table:table-cell>
          <table:table-cell table:formula="of:=[.A84]*[.B84]" office:value-type="float" office:value="219339.173755906">
            <text:p>219339,17375590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558.95702715223">
            <text:p>2558,9570271522</text:p>
          </table:table-cell>
          <table:table-cell table:formula="of:=[.A85]*[.B85]" office:value-type="float" office:value="217511.34730794">
            <text:p>217511,3473079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507.77788660919">
            <text:p>2507,7778866092</text:p>
          </table:table-cell>
          <table:table-cell table:formula="of:=[.A86]*[.B86]" office:value-type="float" office:value="215668.89824839">
            <text:p>215668,8982483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457.62232887701">
            <text:p>2457,622328877</text:p>
          </table:table-cell>
          <table:table-cell table:formula="of:=[.A87]*[.B87]" office:value-type="float" office:value="213813.1426123">
            <text:p>213813,142612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408.46988229947">
            <text:p>2408,4698822995</text:p>
          </table:table-cell>
          <table:table-cell table:formula="of:=[.A88]*[.B88]" office:value-type="float" office:value="211945.349642353">
            <text:p>211945,349642353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360.30048465348">
            <text:p>2360,3004846535</text:p>
          </table:table-cell>
          <table:table-cell table:formula="of:=[.A89]*[.B89]" office:value-type="float" office:value="210066.743134159">
            <text:p>210066,74313415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313.09447496041">
            <text:p>2313,0944749604</text:p>
          </table:table-cell>
          <table:table-cell table:formula="of:=[.A90]*[.B90]" office:value-type="float" office:value="208178.502746437">
            <text:p>208178,502746437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266.8325854612">
            <text:p>2266,8325854612</text:p>
          </table:table-cell>
          <table:table-cell table:formula="of:=[.A91]*[.B91]" office:value-type="float" office:value="206281.765276969">
            <text:p>206281,76527696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221.49593375197">
            <text:p>2221,495933752</text:p>
          </table:table-cell>
          <table:table-cell table:formula="of:=[.A92]*[.B92]" office:value-type="float" office:value="204377.625905182">
            <text:p>204377,62590518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177.06601507693">
            <text:p>2177,0660150769</text:p>
          </table:table-cell>
          <table:table-cell table:formula="of:=[.A93]*[.B93]" office:value-type="float" office:value="202467.139402155">
            <text:p>202467,13940215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133.5246947754">
            <text:p>2133,5246947754</text:p>
          </table:table-cell>
          <table:table-cell table:formula="of:=[.A94]*[.B94]" office:value-type="float" office:value="200551.321308887">
            <text:p>200551,32130888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090.85420087989">
            <text:p>2090,8542008799</text:p>
          </table:table-cell>
          <table:table-cell table:formula="of:=[.A95]*[.B95]" office:value-type="float" office:value="198631.149083589">
            <text:p>198631,149083589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049.03711686229">
            <text:p>2049,0371168623</text:p>
          </table:table-cell>
          <table:table-cell table:formula="of:=[.A96]*[.B96]" office:value-type="float" office:value="196707.56321878">
            <text:p>196707,5632187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008.05637452504">
            <text:p>2008,0563745251</text:p>
          </table:table-cell>
          <table:table-cell table:formula="of:=[.A97]*[.B97]" office:value-type="float" office:value="194781.468328929">
            <text:p>194781,46832892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1967.89524703454">
            <text:p>1967,8952470346</text:p>
          </table:table-cell>
          <table:table-cell table:formula="of:=[.A98]*[.B98]" office:value-type="float" office:value="192853.734209385">
            <text:p>192853,734209385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1928.53734209385">
            <text:p>1928,5373420939</text:p>
          </table:table-cell>
          <table:table-cell table:formula="of:=[.A99]*[.B99]" office:value-type="float" office:value="190925.196867291">
            <text:p>190925,19686729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1889.96659525198">
            <text:p>1889,966595252</text:p>
          </table:table-cell>
          <table:table-cell table:formula="of:=[.A100]*[.B100]" office:value-type="float" office:value="188996.659525198">
            <text:p>188996,659525198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1852.16726334694">
            <text:p>1852,1672633469</text:p>
          </table:table-cell>
          <table:table-cell table:formula="of:=[.A101]*[.B101]" office:value-type="float" office:value="187068.893598041">
            <text:p>187068,89359804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1815.12391808">
            <text:p>1815,12391808</text:p>
          </table:table-cell>
          <table:table-cell table:formula="of:=[.A102]*[.B102]" office:value-type="float" office:value="185142.63964416">
            <text:p>185142,6396441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1778.8214397184">
            <text:p>1778,8214397184</text:p>
          </table:table-cell>
          <table:table-cell table:formula="of:=[.A103]*[.B103]" office:value-type="float" office:value="183218.608290995">
            <text:p>183218,60829099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743.24501092403">
            <text:p>1743,245010924</text:p>
          </table:table-cell>
          <table:table-cell table:formula="of:=[.A104]*[.B104]" office:value-type="float" office:value="181297.481136099">
            <text:p>181297,48113609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708.38011070555">
            <text:p>1708,3801107056</text:p>
          </table:table-cell>
          <table:table-cell table:formula="of:=[.A105]*[.B105]" office:value-type="float" office:value="179379.911624083">
            <text:p>179379,91162408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674.21250849144">
            <text:p>1674,2125084914</text:p>
          </table:table-cell>
          <table:table-cell table:formula="of:=[.A106]*[.B106]" office:value-type="float" office:value="177466.525900092">
            <text:p>177466,52590009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640.72825832161">
            <text:p>1640,7282583216</text:p>
          </table:table-cell>
          <table:table-cell table:formula="of:=[.A107]*[.B107]" office:value-type="float" office:value="175557.923640412">
            <text:p>175557,92364041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607.91369315518">
            <text:p>1607,9136931552</text:p>
          </table:table-cell>
          <table:table-cell table:formula="of:=[.A108]*[.B108]" office:value-type="float" office:value="173654.678860759">
            <text:p>173654,678860759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575.75541929207">
            <text:p>1575,7554192921</text:p>
          </table:table-cell>
          <table:table-cell table:formula="of:=[.A109]*[.B109]" office:value-type="float" office:value="171757.340702836">
            <text:p>171757,340702836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544.24031090623">
            <text:p>1544,2403109062</text:p>
          </table:table-cell>
          <table:table-cell table:formula="of:=[.A110]*[.B110]" office:value-type="float" office:value="169866.434199685">
            <text:p>169866,43419968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513.35550468811">
            <text:p>1513,3555046881</text:p>
          </table:table-cell>
          <table:table-cell table:formula="of:=[.A111]*[.B111]" office:value-type="float" office:value="167982.46102038">
            <text:p>167982,4610203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483.08839459435">
            <text:p>1483,0883945944</text:p>
          </table:table-cell>
          <table:table-cell table:formula="of:=[.A112]*[.B112]" office:value-type="float" office:value="166105.900194567">
            <text:p>166105,900194567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453.42662670246">
            <text:p>1453,4266267025</text:p>
          </table:table-cell>
          <table:table-cell table:formula="of:=[.A113]*[.B113]" office:value-type="float" office:value="164237.208817378">
            <text:p>164237,208817378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424.35809416841">
            <text:p>1424,3580941684</text:p>
          </table:table-cell>
          <table:table-cell table:formula="of:=[.A114]*[.B114]" office:value-type="float" office:value="162376.822735199">
            <text:p>162376,82273519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395.87093228504">
            <text:p>1395,870932285</text:p>
          </table:table-cell>
          <table:table-cell table:formula="of:=[.A115]*[.B115]" office:value-type="float" office:value="160525.15721278">
            <text:p>160525,15721278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367.95351363934">
            <text:p>1367,9535136393</text:p>
          </table:table-cell>
          <table:table-cell table:formula="of:=[.A116]*[.B116]" office:value-type="float" office:value="158682.607582163">
            <text:p>158682,60758216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340.59444336655">
            <text:p>1340,5944433666</text:p>
          </table:table-cell>
          <table:table-cell table:formula="of:=[.A117]*[.B117]" office:value-type="float" office:value="156849.549873887">
            <text:p>156849,54987388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313.78255449922">
            <text:p>1313,7825544992</text:p>
          </table:table-cell>
          <table:table-cell table:formula="of:=[.A118]*[.B118]" office:value-type="float" office:value="155026.341430908">
            <text:p>155026,341430908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287.50690340924">
            <text:p>1287,5069034092</text:p>
          </table:table-cell>
          <table:table-cell table:formula="of:=[.A119]*[.B119]" office:value-type="float" office:value="153213.321505699">
            <text:p>153213,32150569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261.75676534105">
            <text:p>1261,7567653411</text:p>
          </table:table-cell>
          <table:table-cell table:formula="of:=[.A120]*[.B120]" office:value-type="float" office:value="151410.811840926">
            <text:p>151410,81184092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236.52163003423">
            <text:p>1236,5216300342</text:p>
          </table:table-cell>
          <table:table-cell table:formula="of:=[.A121]*[.B121]" office:value-type="float" office:value="149619.117234142">
            <text:p>149619,117234142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211.79119743355">
            <text:p>1211,7911974336</text:p>
          </table:table-cell>
          <table:table-cell table:formula="of:=[.A122]*[.B122]" office:value-type="float" office:value="147838.526086893">
            <text:p>147838,526086893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187.55537348488">
            <text:p>1187,5553734849</text:p>
          </table:table-cell>
          <table:table-cell table:formula="of:=[.A123]*[.B123]" office:value-type="float" office:value="146069.31093864">
            <text:p>146069,3109386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163.80426601518">
            <text:p>1163,8042660152</text:p>
          </table:table-cell>
          <table:table-cell table:formula="of:=[.A124]*[.B124]" office:value-type="float" office:value="144311.728985882">
            <text:p>144311,72898588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140.52818069488">
            <text:p>1140,5281806949</text:p>
          </table:table-cell>
          <table:table-cell table:formula="of:=[.A125]*[.B125]" office:value-type="float" office:value="142566.022586859">
            <text:p>142566,02258685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117.71761708098">
            <text:p>1117,717617081</text:p>
          </table:table-cell>
          <table:table-cell table:formula="of:=[.A126]*[.B126]" office:value-type="float" office:value="140832.419752203">
            <text:p>140832,419752203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095.36326473936">
            <text:p>1095,3632647394</text:p>
          </table:table-cell>
          <table:table-cell table:formula="of:=[.A127]*[.B127]" office:value-type="float" office:value="139111.134621898">
            <text:p>139111,134621898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073.45599944457">
            <text:p>1073,4559994446</text:p>
          </table:table-cell>
          <table:table-cell table:formula="of:=[.A128]*[.B128]" office:value-type="float" office:value="137402.367928905">
            <text:p>137402,367928905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051.98687945568">
            <text:p>1051,9868794557</text:p>
          </table:table-cell>
          <table:table-cell table:formula="of:=[.A129]*[.B129]" office:value-type="float" office:value="135706.307449783">
            <text:p>135706,307449783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030.94714186657">
            <text:p>1030,9471418666</text:p>
          </table:table-cell>
          <table:table-cell table:formula="of:=[.A130]*[.B130]" office:value-type="float" office:value="134023.128442654">
            <text:p>134023,128442654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010.32819902923">
            <text:p>1010,3281990292</text:p>
          </table:table-cell>
          <table:table-cell table:formula="of:=[.A131]*[.B131]" office:value-type="float" office:value="132352.99407283">
            <text:p>132352,99407283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990.12163504865">
            <text:p>990,1216350487</text:p>
          </table:table-cell>
          <table:table-cell table:formula="of:=[.A132]*[.B132]" office:value-type="float" office:value="130696.055826422">
            <text:p>130696,05582642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970.319202347677">
            <text:p>970,3192023477</text:p>
          </table:table-cell>
          <table:table-cell table:formula="of:=[.A133]*[.B133]" office:value-type="float" office:value="129052.453912241">
            <text:p>129052,453912241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950.912818300723">
            <text:p>950,9128183007</text:p>
          </table:table-cell>
          <table:table-cell table:formula="of:=[.A134]*[.B134]" office:value-type="float" office:value="127422.317652297">
            <text:p>127422,317652297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931.894561934709">
            <text:p>931,8945619347</text:p>
          </table:table-cell>
          <table:table-cell table:formula="of:=[.A135]*[.B135]" office:value-type="float" office:value="125805.765861186">
            <text:p>125805,76586118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913.256670696014">
            <text:p>913,256670696</text:p>
          </table:table-cell>
          <table:table-cell table:formula="of:=[.A136]*[.B136]" office:value-type="float" office:value="124202.907214658">
            <text:p>124202,90721465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894.991537282094">
            <text:p>894,9915372821</text:p>
          </table:table-cell>
          <table:table-cell table:formula="of:=[.A137]*[.B137]" office:value-type="float" office:value="122613.840607647">
            <text:p>122613,84060764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877.091706536452">
            <text:p>877,0917065365</text:p>
          </table:table-cell>
          <table:table-cell table:formula="of:=[.A138]*[.B138]" office:value-type="float" office:value="121038.65550203">
            <text:p>121038,65550203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859.549872405723">
            <text:p>859,5498724057</text:p>
          </table:table-cell>
          <table:table-cell table:formula="of:=[.A139]*[.B139]" office:value-type="float" office:value="119477.432264396">
            <text:p>119477,43226439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842.358874957609">
            <text:p>842,3588749576</text:p>
          </table:table-cell>
          <table:table-cell table:formula="of:=[.A140]*[.B140]" office:value-type="float" office:value="117930.242494065">
            <text:p>117930,242494065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825.511697458456">
            <text:p>825,5116974585</text:p>
          </table:table-cell>
          <table:table-cell table:formula="of:=[.A141]*[.B141]" office:value-type="float" office:value="116397.149341642">
            <text:p>116397,14934164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809.001463509287">
            <text:p>809,0014635093</text:p>
          </table:table-cell>
          <table:table-cell table:formula="of:=[.A142]*[.B142]" office:value-type="float" office:value="114878.207818319">
            <text:p>114878,207818319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92.821434239102">
            <text:p>792,8214342391</text:p>
          </table:table-cell>
          <table:table-cell table:formula="of:=[.A143]*[.B143]" office:value-type="float" office:value="113373.465096192">
            <text:p>113373,465096192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76.96500555432">
            <text:p>776,9650055543</text:p>
          </table:table-cell>
          <table:table-cell table:formula="of:=[.A144]*[.B144]" office:value-type="float" office:value="111882.960799822">
            <text:p>111882,96079982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61.425705443233">
            <text:p>761,4257054432</text:p>
          </table:table-cell>
          <table:table-cell table:formula="of:=[.A145]*[.B145]" office:value-type="float" office:value="110406.727289269">
            <text:p>110406,727289269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46.197191334368">
            <text:p>746,1971913344</text:p>
          </table:table-cell>
          <table:table-cell table:formula="of:=[.A146]*[.B146]" office:value-type="float" office:value="108944.789934818">
            <text:p>108944,78993481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31.273247507681">
            <text:p>731,2732475077</text:p>
          </table:table-cell>
          <table:table-cell table:formula="of:=[.A147]*[.B147]" office:value-type="float" office:value="107497.167383629">
            <text:p>107497,167383629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16.647782557527">
            <text:p>716,6477825575</text:p>
          </table:table-cell>
          <table:table-cell table:formula="of:=[.A148]*[.B148]" office:value-type="float" office:value="106063.871818514">
            <text:p>106063,87181851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02.314826906377">
            <text:p>702,3148269064</text:p>
          </table:table-cell>
          <table:table-cell table:formula="of:=[.A149]*[.B149]" office:value-type="float" office:value="104644.90920905">
            <text:p>104644,9092090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688.268530368249">
            <text:p>688,2685303683</text:p>
          </table:table-cell>
          <table:table-cell table:formula="of:=[.A150]*[.B150]" office:value-type="float" office:value="103240.279555237">
            <text:p>103240,279555237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674.503159760884">
            <text:p>674,5031597609</text:p>
          </table:table-cell>
          <table:table-cell table:formula="of:=[.A151]*[.B151]" office:value-type="float" office:value="101849.977123894">
            <text:p>101849,977123894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661.013096565667">
            <text:p>661,0130965657</text:p>
          </table:table-cell>
          <table:table-cell table:formula="of:=[.A152]*[.B152]" office:value-type="float" office:value="100473.990677981">
            <text:p>100473,990677981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647.792834634353">
            <text:p>647,7928346344</text:p>
          </table:table-cell>
          <table:table-cell table:formula="of:=[.A153]*[.B153]" office:value-type="float" office:value="99112.3036990561">
            <text:p>99112,3036990561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34.836977941666">
            <text:p>634,8369779417</text:p>
          </table:table-cell>
          <table:table-cell table:formula="of:=[.A154]*[.B154]" office:value-type="float" office:value="97764.8946030166">
            <text:p>97764,8946030166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22.140238382833">
            <text:p>622,1402383828</text:p>
          </table:table-cell>
          <table:table-cell table:formula="of:=[.A155]*[.B155]" office:value-type="float" office:value="96431.7369493391">
            <text:p>96431,7369493391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09.697433615176">
            <text:p>609,6974336152</text:p>
          </table:table-cell>
          <table:table-cell table:formula="of:=[.A156]*[.B156]" office:value-type="float" office:value="95112.7996439675">
            <text:p>95112,7996439675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597.503484942873">
            <text:p>597,5034849429</text:p>
          </table:table-cell>
          <table:table-cell table:formula="of:=[.A157]*[.B157]" office:value-type="float" office:value="93808.047136031">
            <text:p>93808,047136031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585.553415244015">
            <text:p>585,553415244</text:p>
          </table:table-cell>
          <table:table-cell table:formula="of:=[.A158]*[.B158]" office:value-type="float" office:value="92517.4396085544">
            <text:p>92517,4396085544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573.842346939135">
            <text:p>573,8423469391</text:p>
          </table:table-cell>
          <table:table-cell table:formula="of:=[.A159]*[.B159]" office:value-type="float" office:value="91240.9331633225">
            <text:p>91240,9331633225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562.365500000352">
            <text:p>562,3655000004</text:p>
          </table:table-cell>
          <table:table-cell table:formula="of:=[.A160]*[.B160]" office:value-type="float" office:value="89978.4800000564">
            <text:p>89978,4800000564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551.118190000345">
            <text:p>551,1181900003</text:p>
          </table:table-cell>
          <table:table-cell table:formula="of:=[.A161]*[.B161]" office:value-type="float" office:value="88730.0285900556">
            <text:p>88730,0285900556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540.095826200338">
            <text:p>540,0958262003</text:p>
          </table:table-cell>
          <table:table-cell table:formula="of:=[.A162]*[.B162]" office:value-type="float" office:value="87495.5238444548">
            <text:p>87495,5238444548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29.293909676332">
            <text:p>529,2939096763</text:p>
          </table:table-cell>
          <table:table-cell table:formula="of:=[.A163]*[.B163]" office:value-type="float" office:value="86274.907277242">
            <text:p>86274,907277242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18.708031482805">
            <text:p>518,7080314828</text:p>
          </table:table-cell>
          <table:table-cell table:formula="of:=[.A164]*[.B164]" office:value-type="float" office:value="85068.11716318">
            <text:p>85068,11716318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08.333870853149">
            <text:p>508,3338708531</text:p>
          </table:table-cell>
          <table:table-cell table:formula="of:=[.A165]*[.B165]" office:value-type="float" office:value="83875.0886907696">
            <text:p>83875,0886907696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498.167193436086">
            <text:p>498,1671934361</text:p>
          </table:table-cell>
          <table:table-cell table:formula="of:=[.A166]*[.B166]" office:value-type="float" office:value="82695.7541103903">
            <text:p>82695,7541103903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488.203849567364">
            <text:p>488,2038495674</text:p>
          </table:table-cell>
          <table:table-cell table:formula="of:=[.A167]*[.B167]" office:value-type="float" office:value="81530.0428777498">
            <text:p>81530,0428777498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478.439772576017">
            <text:p>478,439772576</text:p>
          </table:table-cell>
          <table:table-cell table:formula="of:=[.A168]*[.B168]" office:value-type="float" office:value="80377.8817927708">
            <text:p>80377,8817927708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468.870977124496">
            <text:p>468,8709771245</text:p>
          </table:table-cell>
          <table:table-cell table:formula="of:=[.A169]*[.B169]" office:value-type="float" office:value="79239.1951340399">
            <text:p>79239,1951340399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59.493557582007">
            <text:p>459,493557582</text:p>
          </table:table-cell>
          <table:table-cell table:formula="of:=[.A170]*[.B170]" office:value-type="float" office:value="78113.9047889411">
            <text:p>78113,9047889411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50.303686430366">
            <text:p>450,3036864304</text:p>
          </table:table-cell>
          <table:table-cell table:formula="of:=[.A171]*[.B171]" office:value-type="float" office:value="77001.9303795927">
            <text:p>77001,9303795927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41.297612701759">
            <text:p>441,2976127018</text:p>
          </table:table-cell>
          <table:table-cell table:formula="of:=[.A172]*[.B172]" office:value-type="float" office:value="75903.1893847026">
            <text:p>75903,189384702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32.471660447724">
            <text:p>432,4716604477</text:p>
          </table:table-cell>
          <table:table-cell table:formula="of:=[.A173]*[.B173]" office:value-type="float" office:value="74817.5972574562">
            <text:p>74817,5972574562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23.822227238769">
            <text:p>423,8222272388</text:p>
          </table:table-cell>
          <table:table-cell table:formula="of:=[.A174]*[.B174]" office:value-type="float" office:value="73745.0675395459">
            <text:p>73745,067539545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15.345782693994">
            <text:p>415,345782694</text:p>
          </table:table-cell>
          <table:table-cell table:formula="of:=[.A175]*[.B175]" office:value-type="float" office:value="72685.5119714489">
            <text:p>72685,5119714489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07.038867040114">
            <text:p>407,0388670401</text:p>
          </table:table-cell>
          <table:table-cell table:formula="of:=[.A176]*[.B176]" office:value-type="float" office:value="71638.8405990601">
            <text:p>71638,840599060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398.898089699312">
            <text:p>398,8980896993</text:p>
          </table:table-cell>
          <table:table-cell table:formula="of:=[.A177]*[.B177]" office:value-type="float" office:value="70604.9618767782">
            <text:p>70604,9618767782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390.920127905325">
            <text:p>390,9201279053</text:p>
          </table:table-cell>
          <table:table-cell table:formula="of:=[.A178]*[.B178]" office:value-type="float" office:value="69583.782767148">
            <text:p>69583,782767148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83.101725347219">
            <text:p>383,1017253472</text:p>
          </table:table-cell>
          <table:table-cell table:formula="of:=[.A179]*[.B179]" office:value-type="float" office:value="68575.2088371522">
            <text:p>68575,2088371522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75.439690840275">
            <text:p>375,4396908403</text:p>
          </table:table-cell>
          <table:table-cell table:formula="of:=[.A180]*[.B180]" office:value-type="float" office:value="67579.1443512494">
            <text:p>67579,144351249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67.930897023469">
            <text:p>367,9308970235</text:p>
          </table:table-cell>
          <table:table-cell table:formula="of:=[.A181]*[.B181]" office:value-type="float" office:value="66595.4923612479">
            <text:p>66595,4923612479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60.572279083">
            <text:p>360,572279083</text:p>
          </table:table-cell>
          <table:table-cell table:formula="of:=[.A182]*[.B182]" office:value-type="float" office:value="65624.1547931059">
            <text:p>65624,1547931059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53.36083350134">
            <text:p>353,3608335013</text:p>
          </table:table-cell>
          <table:table-cell table:formula="of:=[.A183]*[.B183]" office:value-type="float" office:value="64665.0325307452">
            <text:p>64665,0325307452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46.293616831313">
            <text:p>346,2936168313</text:p>
          </table:table-cell>
          <table:table-cell table:formula="of:=[.A184]*[.B184]" office:value-type="float" office:value="63718.0254969616">
            <text:p>63718,0254969616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39.367744494687">
            <text:p>339,3677444947</text:p>
          </table:table-cell>
          <table:table-cell table:formula="of:=[.A185]*[.B185]" office:value-type="float" office:value="62783.032731517">
            <text:p>62783,032731517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32.580389604793">
            <text:p>332,5803896048</text:p>
          </table:table-cell>
          <table:table-cell table:formula="of:=[.A186]*[.B186]" office:value-type="float" office:value="61859.9524664915">
            <text:p>61859,9524664915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25.928781812697">
            <text:p>325,9287818127</text:p>
          </table:table-cell>
          <table:table-cell table:formula="of:=[.A187]*[.B187]" office:value-type="float" office:value="60948.6821989743">
            <text:p>60948,682198974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19.410206176443">
            <text:p>319,4102061764</text:p>
          </table:table-cell>
          <table:table-cell table:formula="of:=[.A188]*[.B188]" office:value-type="float" office:value="60049.1187611713">
            <text:p>60049,118761171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13.022002052914">
            <text:p>313,0220020529</text:p>
          </table:table-cell>
          <table:table-cell table:formula="of:=[.A189]*[.B189]" office:value-type="float" office:value="59161.1583880008">
            <text:p>59161,1583880008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06.761562011856">
            <text:p>306,7615620119</text:p>
          </table:table-cell>
          <table:table-cell table:formula="of:=[.A190]*[.B190]" office:value-type="float" office:value="58284.6967822526">
            <text:p>58284,6967822526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00.626330771619">
            <text:p>300,6263307716</text:p>
          </table:table-cell>
          <table:table-cell table:formula="of:=[.A191]*[.B191]" office:value-type="float" office:value="57419.6291773792">
            <text:p>57419,6291773792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294.613804156186">
            <text:p>294,6138041562</text:p>
          </table:table-cell>
          <table:table-cell table:formula="of:=[.A192]*[.B192]" office:value-type="float" office:value="56565.8503979878">
            <text:p>56565,8503979878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288.721528073063">
            <text:p>288,7215280731</text:p>
          </table:table-cell>
          <table:table-cell table:formula="of:=[.A193]*[.B193]" office:value-type="float" office:value="55723.2549181011">
            <text:p>55723,2549181011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282.947097511601">
            <text:p>282,9470975116</text:p>
          </table:table-cell>
          <table:table-cell table:formula="of:=[.A194]*[.B194]" office:value-type="float" office:value="54891.7369172507">
            <text:p>54891,736917250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277.288155561369">
            <text:p>277,2881555614</text:p>
          </table:table-cell>
          <table:table-cell table:formula="of:=[.A195]*[.B195]" office:value-type="float" office:value="54071.190334467">
            <text:p>54071,190334467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271.742392450142">
            <text:p>271,7423924501</text:p>
          </table:table-cell>
          <table:table-cell table:formula="of:=[.A196]*[.B196]" office:value-type="float" office:value="53261.5089202278">
            <text:p>53261,5089202278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66.307544601139">
            <text:p>266,3075446011</text:p>
          </table:table-cell>
          <table:table-cell table:formula="of:=[.A197]*[.B197]" office:value-type="float" office:value="52462.5862864244">
            <text:p>52462,5862864244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60.981393709116">
            <text:p>260,9813937091</text:p>
          </table:table-cell>
          <table:table-cell table:formula="of:=[.A198]*[.B198]" office:value-type="float" office:value="51674.315954405">
            <text:p>51674,315954405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55.761765834934">
            <text:p>255,7617658349</text:p>
          </table:table-cell>
          <table:table-cell table:formula="of:=[.A199]*[.B199]" office:value-type="float" office:value="50896.5914011519">
            <text:p>50896,591401151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50.646530518235">
            <text:p>250,6465305182</text:p>
          </table:table-cell>
          <table:table-cell table:formula="of:=[.A200]*[.B200]" office:value-type="float" office:value="50129.3061036471">
            <text:p>50129,306103647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245.633599907871">
            <text:p>245,6335999079</text:p>
          </table:table-cell>
          <table:table-cell table:formula="of:=[.A201]*[.B201]" office:value-type="float" office:value="49372.353581482">
            <text:p>49372,353581482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240.720927909713">
            <text:p>240,7209279097</text:p>
          </table:table-cell>
          <table:table-cell table:formula="of:=[.A202]*[.B202]" office:value-type="float" office:value="48625.6274377621">
            <text:p>48625,6274377621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235.906509351519">
            <text:p>235,9065093515</text:p>
          </table:table-cell>
          <table:table-cell table:formula="of:=[.A203]*[.B203]" office:value-type="float" office:value="47889.0213983584">
            <text:p>47889,021398358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231.188379164489">
            <text:p>231,1883791645</text:p>
          </table:table-cell>
          <table:table-cell table:formula="of:=[.A204]*[.B204]" office:value-type="float" office:value="47162.4293495557">
            <text:p>47162,4293495557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226.564611581199">
            <text:p>226,5646115812</text:p>
          </table:table-cell>
          <table:table-cell table:formula="of:=[.A205]*[.B205]" office:value-type="float" office:value="46445.7453741457">
            <text:p>46445,7453741457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222.033319349575">
            <text:p>222,0333193496</text:p>
          </table:table-cell>
          <table:table-cell table:formula="of:=[.A206]*[.B206]" office:value-type="float" office:value="45738.8637860124">
            <text:p>45738,8637860124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217.592652962583">
            <text:p>217,5926529626</text:p>
          </table:table-cell>
          <table:table-cell table:formula="of:=[.A207]*[.B207]" office:value-type="float" office:value="45041.6791632547">
            <text:p>45041,6791632547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213.240799903332">
            <text:p>213,2407999033</text:p>
          </table:table-cell>
          <table:table-cell table:formula="of:=[.A208]*[.B208]" office:value-type="float" office:value="44354.086379893">
            <text:p>44354,086379893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208.975983905265">
            <text:p>208,9759839053</text:p>
          </table:table-cell>
          <table:table-cell table:formula="of:=[.A209]*[.B209]" office:value-type="float" office:value="43675.9806362004">
            <text:p>43675,9806362004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204.79646422716">
            <text:p>204,7964642272</text:p>
          </table:table-cell>
          <table:table-cell table:formula="of:=[.A210]*[.B210]" office:value-type="float" office:value="43007.2574877035">
            <text:p>43007,2574877035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200.700534942616">
            <text:p>200,7005349426</text:p>
          </table:table-cell>
          <table:table-cell table:formula="of:=[.A211]*[.B211]" office:value-type="float" office:value="42347.8128728921">
            <text:p>42347,8128728921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196.686524243764">
            <text:p>196,6865242438</text:p>
          </table:table-cell>
          <table:table-cell table:formula="of:=[.A212]*[.B212]" office:value-type="float" office:value="41697.543139678">
            <text:p>41697,543139678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192.752793758889">
            <text:p>192,7527937589</text:p>
          </table:table-cell>
          <table:table-cell table:formula="of:=[.A213]*[.B213]" office:value-type="float" office:value="41056.3450706433">
            <text:p>41056,345070643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188.897737883711">
            <text:p>188,8977378837</text:p>
          </table:table-cell>
          <table:table-cell table:formula="of:=[.A214]*[.B214]" office:value-type="float" office:value="40424.1159071142">
            <text:p>40424,1159071142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185.119783126037">
            <text:p>185,119783126</text:p>
          </table:table-cell>
          <table:table-cell table:formula="of:=[.A215]*[.B215]" office:value-type="float" office:value="39800.7533720979">
            <text:p>39800,7533720979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181.417387463516">
            <text:p>181,4173874635</text:p>
          </table:table-cell>
          <table:table-cell table:formula="of:=[.A216]*[.B216]" office:value-type="float" office:value="39186.1556921195">
            <text:p>39186,1556921195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177.789039714246">
            <text:p>177,7890397142</text:p>
          </table:table-cell>
          <table:table-cell table:formula="of:=[.A217]*[.B217]" office:value-type="float" office:value="38580.2216179913">
            <text:p>38580,2216179913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174.233258919961">
            <text:p>174,23325892</text:p>
          </table:table-cell>
          <table:table-cell table:formula="of:=[.A218]*[.B218]" office:value-type="float" office:value="37982.8504445515">
            <text:p>37982,8504445515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170.748593741562">
            <text:p>170,7485937416</text:p>
          </table:table-cell>
          <table:table-cell table:formula="of:=[.A219]*[.B219]" office:value-type="float" office:value="37393.942029402">
            <text:p>37393,942029402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167.33362186673">
            <text:p>167,3336218667</text:p>
          </table:table-cell>
          <table:table-cell table:formula="of:=[.A220]*[.B220]" office:value-type="float" office:value="36813.3968106807">
            <text:p>36813,396810680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163.986949429396">
            <text:p>163,9869494294</text:p>
          </table:table-cell>
          <table:table-cell table:formula="of:=[.A221]*[.B221]" office:value-type="float" office:value="36241.1158238965">
            <text:p>36241,1158238965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160.707210440808">
            <text:p>160,7072104408</text:p>
          </table:table-cell>
          <table:table-cell table:formula="of:=[.A222]*[.B222]" office:value-type="float" office:value="35677.0007178594">
            <text:p>35677,0007178594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157.493066231992">
            <text:p>157,493066232</text:p>
          </table:table-cell>
          <table:table-cell table:formula="of:=[.A223]*[.B223]" office:value-type="float" office:value="35120.9537697342">
            <text:p>35120,9537697342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154.343204907352">
            <text:p>154,3432049074</text:p>
          </table:table-cell>
          <table:table-cell table:formula="of:=[.A224]*[.B224]" office:value-type="float" office:value="34572.8778992468">
            <text:p>34572,8778992468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151.256340809205">
            <text:p>151,2563408092</text:p>
          </table:table-cell>
          <table:table-cell table:formula="of:=[.A225]*[.B225]" office:value-type="float" office:value="34032.6766820711">
            <text:p>34032,6766820711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148.231213993021">
            <text:p>148,231213993</text:p>
          </table:table-cell>
          <table:table-cell table:formula="of:=[.A226]*[.B226]" office:value-type="float" office:value="33500.2543624227">
            <text:p>33500,2543624227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145.26658971316">
            <text:p>145,2665897132</text:p>
          </table:table-cell>
          <table:table-cell table:formula="of:=[.A227]*[.B227]" office:value-type="float" office:value="32975.5158648874">
            <text:p>32975,5158648874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142.361257918897">
            <text:p>142,3612579189</text:p>
          </table:table-cell>
          <table:table-cell table:formula="of:=[.A228]*[.B228]" office:value-type="float" office:value="32458.3668055086">
            <text:p>32458,366805508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139.514032760519">
            <text:p>139,5140327605</text:p>
          </table:table-cell>
          <table:table-cell table:formula="of:=[.A229]*[.B229]" office:value-type="float" office:value="31948.7135021589">
            <text:p>31948,7135021589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136.723752105309">
            <text:p>136,7237521053</text:p>
          </table:table-cell>
          <table:table-cell table:formula="of:=[.A230]*[.B230]" office:value-type="float" office:value="31446.462984221">
            <text:p>31446,462984221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133.989277063203">
            <text:p>133,9892770632</text:p>
          </table:table-cell>
          <table:table-cell table:formula="of:=[.A231]*[.B231]" office:value-type="float" office:value="30951.5230015998">
            <text:p>30951,523001599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131.309491521939">
            <text:p>131,3094915219</text:p>
          </table:table-cell>
          <table:table-cell table:formula="of:=[.A232]*[.B232]" office:value-type="float" office:value="30463.8020330898">
            <text:p>30463,8020330898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128.6833016915">
            <text:p>128,6833016915</text:p>
          </table:table-cell>
          <table:table-cell table:formula="of:=[.A233]*[.B233]" office:value-type="float" office:value="29983.2092941195">
            <text:p>29983,2092941195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126.10963565767">
            <text:p>126,1096356577</text:p>
          </table:table-cell>
          <table:table-cell table:formula="of:=[.A234]*[.B234]" office:value-type="float" office:value="29509.6547438947">
            <text:p>29509,6547438947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123.587442944516">
            <text:p>123,5874429445</text:p>
          </table:table-cell>
          <table:table-cell table:formula="of:=[.A235]*[.B235]" office:value-type="float" office:value="29043.0490919614">
            <text:p>29043,0490919614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121.115694085626">
            <text:p>121,1156940856</text:p>
          </table:table-cell>
          <table:table-cell table:formula="of:=[.A236]*[.B236]" office:value-type="float" office:value="28583.3038042078">
            <text:p>28583,3038042078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118.693380203914">
            <text:p>118,6933802039</text:p>
          </table:table-cell>
          <table:table-cell table:formula="of:=[.A237]*[.B237]" office:value-type="float" office:value="28130.3311083275">
            <text:p>28130,3311083275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116.319512599835">
            <text:p>116,3195125998</text:p>
          </table:table-cell>
          <table:table-cell table:formula="of:=[.A238]*[.B238]" office:value-type="float" office:value="27684.0439987608">
            <text:p>27684,0439987608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113.993122347839">
            <text:p>113,9931223478</text:p>
          </table:table-cell>
          <table:table-cell table:formula="of:=[.A239]*[.B239]" office:value-type="float" office:value="27244.3562411334">
            <text:p>27244,3562411334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111.713259900882">
            <text:p>111,7132599009</text:p>
          </table:table-cell>
          <table:table-cell table:formula="of:=[.A240]*[.B240]" office:value-type="float" office:value="26811.1823762116">
            <text:p>26811,1823762116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109.478994702864">
            <text:p>109,4789947029</text:p>
          </table:table-cell>
          <table:table-cell table:formula="of:=[.A241]*[.B241]" office:value-type="float" office:value="26384.4377233903">
            <text:p>26384,4377233903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107.289414808807">
            <text:p>107,2894148088</text:p>
          </table:table-cell>
          <table:table-cell table:formula="of:=[.A242]*[.B242]" office:value-type="float" office:value="25964.0383837313">
            <text:p>25964,038383731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105.143626512631">
            <text:p>105,1436265126</text:p>
          </table:table-cell>
          <table:table-cell table:formula="of:=[.A243]*[.B243]" office:value-type="float" office:value="25549.9012425693">
            <text:p>25549,9012425693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103.040753982378">
            <text:p>103,0407539824</text:p>
          </table:table-cell>
          <table:table-cell table:formula="of:=[.A244]*[.B244]" office:value-type="float" office:value="25141.9439717003">
            <text:p>25141,943971700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100.979938902731">
            <text:p>100,9799389027</text:p>
          </table:table-cell>
          <table:table-cell table:formula="of:=[.A245]*[.B245]" office:value-type="float" office:value="24740.085031169">
            <text:p>24740,085031169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98.960340124676">
            <text:p>98,9603401247</text:p>
          </table:table-cell>
          <table:table-cell table:formula="of:=[.A246]*[.B246]" office:value-type="float" office:value="24344.2436706703">
            <text:p>24344,2436706703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96.9811333221825">
            <text:p>96,9811333222</text:p>
          </table:table-cell>
          <table:table-cell table:formula="of:=[.A247]*[.B247]" office:value-type="float" office:value="23954.3399305791">
            <text:p>23954,339930579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95.0415106557388">
            <text:p>95,0415106557</text:p>
          </table:table-cell>
          <table:table-cell table:formula="of:=[.A248]*[.B248]" office:value-type="float" office:value="23570.2946426232">
            <text:p>23570,2946426232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93.140680442624">
            <text:p>93,1406804426</text:p>
          </table:table-cell>
          <table:table-cell table:formula="of:=[.A249]*[.B249]" office:value-type="float" office:value="23192.0294302134">
            <text:p>23192,0294302134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91.2778668337716">
            <text:p>91,2778668338</text:p>
          </table:table-cell>
          <table:table-cell table:formula="of:=[.A250]*[.B250]" office:value-type="float" office:value="22819.4667084429">
            <text:p>22819,4667084429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89.4523094970961">
            <text:p>89,4523094971</text:p>
          </table:table-cell>
          <table:table-cell table:formula="of:=[.A251]*[.B251]" office:value-type="float" office:value="22452.5296837711">
            <text:p>22452,529683771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87.6632633071542">
            <text:p>87,6632633072</text:p>
          </table:table-cell>
          <table:table-cell table:formula="of:=[.A252]*[.B252]" office:value-type="float" office:value="22091.1423534029">
            <text:p>22091,1423534029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85.9099980410111">
            <text:p>85,909998041</text:p>
          </table:table-cell>
          <table:table-cell table:formula="of:=[.A253]*[.B253]" office:value-type="float" office:value="21735.2295043758">
            <text:p>21735,2295043758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84.1917980801909">
            <text:p>84,1917980802</text:p>
          </table:table-cell>
          <table:table-cell table:formula="of:=[.A254]*[.B254]" office:value-type="float" office:value="21384.7167123685">
            <text:p>21384,716712368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82.5079621185871">
            <text:p>82,5079621186</text:p>
          </table:table-cell>
          <table:table-cell table:formula="of:=[.A255]*[.B255]" office:value-type="float" office:value="21039.5303402397">
            <text:p>21039,5303402397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80.8578028762153">
            <text:p>80,8578028762</text:p>
          </table:table-cell>
          <table:table-cell table:formula="of:=[.A256]*[.B256]" office:value-type="float" office:value="20699.5975363111">
            <text:p>20699,5975363111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79.240646818691">
            <text:p>79,2406468187</text:p>
          </table:table-cell>
          <table:table-cell table:formula="of:=[.A257]*[.B257]" office:value-type="float" office:value="20364.8462324036">
            <text:p>20364,8462324036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77.6558338823172">
            <text:p>77,6558338823</text:p>
          </table:table-cell>
          <table:table-cell table:formula="of:=[.A258]*[.B258]" office:value-type="float" office:value="20035.2051416378">
            <text:p>20035,205141637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76.1027172046708">
            <text:p>76,1027172047</text:p>
          </table:table-cell>
          <table:table-cell table:formula="of:=[.A259]*[.B259]" office:value-type="float" office:value="19710.6037560097">
            <text:p>19710,6037560097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74.5806628605774">
            <text:p>74,5806628606</text:p>
          </table:table-cell>
          <table:table-cell table:formula="of:=[.A260]*[.B260]" office:value-type="float" office:value="19390.9723437501">
            <text:p>19390,9723437501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73.0890496033659">
            <text:p>73,0890496034</text:p>
          </table:table-cell>
          <table:table-cell table:formula="of:=[.A261]*[.B261]" office:value-type="float" office:value="19076.2419464785">
            <text:p>19076,2419464785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71.6272686112986">
            <text:p>71,6272686113</text:p>
          </table:table-cell>
          <table:table-cell table:formula="of:=[.A262]*[.B262]" office:value-type="float" office:value="18766.3443761602">
            <text:p>18766,3443761602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70.1947232390726">
            <text:p>70,1947232391</text:p>
          </table:table-cell>
          <table:table-cell table:formula="of:=[.A263]*[.B263]" office:value-type="float" office:value="18461.2122118761">
            <text:p>18461,212211876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68.7908287742911">
            <text:p>68,7908287743</text:p>
          </table:table-cell>
          <table:table-cell table:formula="of:=[.A264]*[.B264]" office:value-type="float" office:value="18160.7787964129">
            <text:p>18160,7787964129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67.4150121988053">
            <text:p>67,4150121988</text:p>
          </table:table-cell>
          <table:table-cell table:formula="of:=[.A265]*[.B265]" office:value-type="float" office:value="17864.9782326834">
            <text:p>17864,9782326834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66.0667119548292">
            <text:p>66,0667119548</text:p>
          </table:table-cell>
          <table:table-cell table:formula="of:=[.A266]*[.B266]" office:value-type="float" office:value="17573.7453799846">
            <text:p>17573,7453799846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64.7453777157326">
            <text:p>64,7453777157</text:p>
          </table:table-cell>
          <table:table-cell table:formula="of:=[.A267]*[.B267]" office:value-type="float" office:value="17287.0158501006">
            <text:p>17287,0158501006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63.4504701614179">
            <text:p>63,4504701614</text:p>
          </table:table-cell>
          <table:table-cell table:formula="of:=[.A268]*[.B268]" office:value-type="float" office:value="17004.72600326">
            <text:p>17004,72600326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62.1814607581896">
            <text:p>62,1814607582</text:p>
          </table:table-cell>
          <table:table-cell table:formula="of:=[.A269]*[.B269]" office:value-type="float" office:value="16726.812943953">
            <text:p>16726,812943953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60.9378315430258">
            <text:p>60,937831543</text:p>
          </table:table-cell>
          <table:table-cell table:formula="of:=[.A270]*[.B270]" office:value-type="float" office:value="16453.214516617">
            <text:p>16453,214516617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59.7190749121653">
            <text:p>59,7190749122</text:p>
          </table:table-cell>
          <table:table-cell table:formula="of:=[.A271]*[.B271]" office:value-type="float" office:value="16183.8693011968">
            <text:p>16183,8693011968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58.524693413922">
            <text:p>58,5246934139</text:p>
          </table:table-cell>
          <table:table-cell table:formula="of:=[.A272]*[.B272]" office:value-type="float" office:value="15918.7166085868">
            <text:p>15918,7166085868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57.3541995456435">
            <text:p>57,3541995456</text:p>
          </table:table-cell>
          <table:table-cell table:formula="of:=[.A273]*[.B273]" office:value-type="float" office:value="15657.6964759607">
            <text:p>15657,6964759607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56.2071155547306">
            <text:p>56,2071155547</text:p>
          </table:table-cell>
          <table:table-cell table:formula="of:=[.A274]*[.B274]" office:value-type="float" office:value="15400.7496619962">
            <text:p>15400,749661996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5.082973243636">
            <text:p>55,0829732436</text:p>
          </table:table-cell>
          <table:table-cell table:formula="of:=[.A275]*[.B275]" office:value-type="float" office:value="15147.8176419999">
            <text:p>15147,8176419999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3.9813137787633">
            <text:p>53,9813137788</text:p>
          </table:table-cell>
          <table:table-cell table:formula="of:=[.A276]*[.B276]" office:value-type="float" office:value="14898.8426029387">
            <text:p>14898,8426029387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2.901687503188">
            <text:p>52,9016875032</text:p>
          </table:table-cell>
          <table:table-cell table:formula="of:=[.A277]*[.B277]" office:value-type="float" office:value="14653.7674383831">
            <text:p>14653,7674383831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1.8436537531243">
            <text:p>51,8436537531</text:p>
          </table:table-cell>
          <table:table-cell table:formula="of:=[.A278]*[.B278]" office:value-type="float" office:value="14412.5357433685">
            <text:p>14412,5357433685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0.8067806780618">
            <text:p>50,8067806781</text:p>
          </table:table-cell>
          <table:table-cell table:formula="of:=[.A279]*[.B279]" office:value-type="float" office:value="14175.0918091792">
            <text:p>14175,091809179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49.7906450645005">
            <text:p>49,7906450645</text:p>
          </table:table-cell>
          <table:table-cell table:formula="of:=[.A280]*[.B280]" office:value-type="float" office:value="13941.3806180602">
            <text:p>13941,3806180602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48.7948321632105">
            <text:p>48,7948321632</text:p>
          </table:table-cell>
          <table:table-cell table:formula="of:=[.A281]*[.B281]" office:value-type="float" office:value="13711.3478378622">
            <text:p>13711,3478378622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47.8189355199463">
            <text:p>47,8189355199</text:p>
          </table:table-cell>
          <table:table-cell table:formula="of:=[.A282]*[.B282]" office:value-type="float" office:value="13484.9398166249">
            <text:p>13484,9398166249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46.8625568095474">
            <text:p>46,8625568095</text:p>
          </table:table-cell>
          <table:table-cell table:formula="of:=[.A283]*[.B283]" office:value-type="float" office:value="13262.1035771019">
            <text:p>13262,1035771019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45.9253056733564">
            <text:p>45,9253056734</text:p>
          </table:table-cell>
          <table:table-cell table:formula="of:=[.A284]*[.B284]" office:value-type="float" office:value="13042.7868112332">
            <text:p>13042,7868112332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45.0067995598893">
            <text:p>45,0067995599</text:p>
          </table:table-cell>
          <table:table-cell table:formula="of:=[.A285]*[.B285]" office:value-type="float" office:value="12826.9378745685">
            <text:p>12826,9378745685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44.1066635686915">
            <text:p>44,1066635687</text:p>
          </table:table-cell>
          <table:table-cell table:formula="of:=[.A286]*[.B286]" office:value-type="float" office:value="12614.5057806458">
            <text:p>12614,5057806458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43.2245302973177">
            <text:p>43,2245302973</text:p>
          </table:table-cell>
          <table:table-cell table:formula="of:=[.A287]*[.B287]" office:value-type="float" office:value="12405.4401953302">
            <text:p>12405,4401953302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42.3600396913713">
            <text:p>42,3600396914</text:p>
          </table:table-cell>
          <table:table-cell table:formula="of:=[.A288]*[.B288]" office:value-type="float" office:value="12199.6914311149">
            <text:p>12199,6914311149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41.5128388975439">
            <text:p>41,5128388975</text:p>
          </table:table-cell>
          <table:table-cell table:formula="of:=[.A289]*[.B289]" office:value-type="float" office:value="11997.2104413902">
            <text:p>11997,2104413902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40.682582119593">
            <text:p>40,6825821196</text:p>
          </table:table-cell>
          <table:table-cell table:formula="of:=[.A290]*[.B290]" office:value-type="float" office:value="11797.948814682">
            <text:p>11797,948814682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39.8689304772012">
            <text:p>39,8689304772</text:p>
          </table:table-cell>
          <table:table-cell table:formula="of:=[.A291]*[.B291]" office:value-type="float" office:value="11601.8587688655">
            <text:p>11601,8587688655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39.0715518676571">
            <text:p>39,0715518677</text:p>
          </table:table-cell>
          <table:table-cell table:formula="of:=[.A292]*[.B292]" office:value-type="float" office:value="11408.8931453559">
            <text:p>11408,8931453559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38.290120830304">
            <text:p>38,2901208303</text:p>
          </table:table-cell>
          <table:table-cell table:formula="of:=[.A293]*[.B293]" office:value-type="float" office:value="11219.0054032791">
            <text:p>11219,0054032791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37.5243184136979">
            <text:p>37,5243184137</text:p>
          </table:table-cell>
          <table:table-cell table:formula="of:=[.A294]*[.B294]" office:value-type="float" office:value="11032.1496136272">
            <text:p>11032,1496136272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36.773832045424">
            <text:p>36,7738320454</text:p>
          </table:table-cell>
          <table:table-cell table:formula="of:=[.A295]*[.B295]" office:value-type="float" office:value="10848.2804534001">
            <text:p>10848,2804534001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36.0383554045155">
            <text:p>36,0383554045</text:p>
          </table:table-cell>
          <table:table-cell table:formula="of:=[.A296]*[.B296]" office:value-type="float" office:value="10667.3531997366">
            <text:p>10667,3531997366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35.3175882964252">
            <text:p>35,3175882964</text:p>
          </table:table-cell>
          <table:table-cell table:formula="of:=[.A297]*[.B297]" office:value-type="float" office:value="10489.3237240383">
            <text:p>10489,3237240383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34.6112365304967">
            <text:p>34,6112365305</text:p>
          </table:table-cell>
          <table:table-cell table:formula="of:=[.A298]*[.B298]" office:value-type="float" office:value="10314.148486088">
            <text:p>10314,148486088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33.9190117998867">
            <text:p>33,9190117999</text:p>
          </table:table-cell>
          <table:table-cell table:formula="of:=[.A299]*[.B299]" office:value-type="float" office:value="10141.7845281661">
            <text:p>10141,784528166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33.240631563889">
            <text:p>33,2406315639</text:p>
          </table:table-cell>
          <table:table-cell table:formula="of:=[.A300]*[.B300]" office:value-type="float" office:value="9972.1894691667">
            <text:p>9972,1894691667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32.5758189326112">
            <text:p>32,5758189326</text:p>
          </table:table-cell>
          <table:table-cell table:formula="of:=[.A301]*[.B301]" office:value-type="float" office:value="9805.32149871598">
            <text:p>9805,321498716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31.924302553959">
            <text:p>31,924302554</text:p>
          </table:table-cell>
          <table:table-cell table:formula="of:=[.A302]*[.B302]" office:value-type="float" office:value="9641.13937129561">
            <text:p>9641,139371295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31.2858165028798">
            <text:p>31,2858165029</text:p>
          </table:table-cell>
          <table:table-cell table:formula="of:=[.A303]*[.B303]" office:value-type="float" office:value="9479.60240037258">
            <text:p>9479,6024003726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30.6601001728222">
            <text:p>30,6601001728</text:p>
          </table:table-cell>
          <table:table-cell table:formula="of:=[.A304]*[.B304]" office:value-type="float" office:value="9320.67045253795">
            <text:p>9320,670452538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30.0468981693658">
            <text:p>30,0468981694</text:p>
          </table:table-cell>
          <table:table-cell table:formula="of:=[.A305]*[.B305]" office:value-type="float" office:value="9164.30394165656">
            <text:p>9164,3039416566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29.4459602059784">
            <text:p>29,445960206</text:p>
          </table:table-cell>
          <table:table-cell table:formula="of:=[.A306]*[.B306]" office:value-type="float" office:value="9010.46382302941">
            <text:p>9010,4638230294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28.8570410018589">
            <text:p>28,8570410019</text:p>
          </table:table-cell>
          <table:table-cell table:formula="of:=[.A307]*[.B307]" office:value-type="float" office:value="8859.11158757068">
            <text:p>8859,1115875707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8.2799001818217">
            <text:p>28,2799001818</text:p>
          </table:table-cell>
          <table:table-cell table:formula="of:=[.A308]*[.B308]" office:value-type="float" office:value="8710.20925600108">
            <text:p>8710,2092560011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7.7143021781853">
            <text:p>27,7143021782</text:p>
          </table:table-cell>
          <table:table-cell table:formula="of:=[.A309]*[.B309]" office:value-type="float" office:value="8563.71937305925">
            <text:p>8563,7193730593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7.1600161346216">
            <text:p>27,1600161346</text:p>
          </table:table-cell>
          <table:table-cell table:formula="of:=[.A310]*[.B310]" office:value-type="float" office:value="8419.60500173268">
            <text:p>8419,6050017327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6.6168158119291">
            <text:p>26,6168158119</text:p>
          </table:table-cell>
          <table:table-cell table:formula="of:=[.A311]*[.B311]" office:value-type="float" office:value="8277.82971750996">
            <text:p>8277,82971751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6.0844794956905">
            <text:p>26,0844794957</text:p>
          </table:table-cell>
          <table:table-cell table:formula="of:=[.A312]*[.B312]" office:value-type="float" office:value="8138.35760265545">
            <text:p>8138,3576026555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5.5627899057767">
            <text:p>25,5627899058</text:p>
          </table:table-cell>
          <table:table-cell table:formula="of:=[.A313]*[.B313]" office:value-type="float" office:value="8001.15324050812">
            <text:p>8001,1532405081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5.0515341076612">
            <text:p>25,0515341077</text:p>
          </table:table-cell>
          <table:table-cell table:formula="of:=[.A314]*[.B314]" office:value-type="float" office:value="7866.18170980562">
            <text:p>7866,1817098056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4.550503425508">
            <text:p>24,5505034255</text:p>
          </table:table-cell>
          <table:table-cell table:formula="of:=[.A315]*[.B315]" office:value-type="float" office:value="7733.40857903501">
            <text:p>7733,408579035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4.0594933569978">
            <text:p>24,059493357</text:p>
          </table:table-cell>
          <table:table-cell table:formula="of:=[.A316]*[.B316]" office:value-type="float" office:value="7602.79990081131">
            <text:p>7602,7999008113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3.5783034898579">
            <text:p>23,5783034899</text:p>
          </table:table-cell>
          <table:table-cell table:formula="of:=[.A317]*[.B317]" office:value-type="float" office:value="7474.32220628494">
            <text:p>7474,3222062849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3.1067374200607">
            <text:p>23,1067374201</text:p>
          </table:table-cell>
          <table:table-cell table:formula="of:=[.A318]*[.B318]" office:value-type="float" office:value="7347.9424995793">
            <text:p>7347,9424995793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2.6446026716595">
            <text:p>22,6446026717</text:p>
          </table:table-cell>
          <table:table-cell table:formula="of:=[.A319]*[.B319]" office:value-type="float" office:value="7223.62825225938">
            <text:p>7223,6282522594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2.1917106182263">
            <text:p>22,1917106182</text:p>
          </table:table-cell>
          <table:table-cell table:formula="of:=[.A320]*[.B320]" office:value-type="float" office:value="7101.34739783241">
            <text:p>7101,3473978324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1.7478764058618">
            <text:p>21,7478764059</text:p>
          </table:table-cell>
          <table:table-cell table:formula="of:=[.A321]*[.B321]" office:value-type="float" office:value="6981.06832628163">
            <text:p>6981,0683262816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1.3129188777445">
            <text:p>21,3129188777</text:p>
          </table:table-cell>
          <table:table-cell table:formula="of:=[.A322]*[.B322]" office:value-type="float" office:value="6862.75987863374">
            <text:p>6862,7598786337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0.8866605001896">
            <text:p>20,8866605002</text:p>
          </table:table-cell>
          <table:table-cell table:formula="of:=[.A323]*[.B323]" office:value-type="float" office:value="6746.39134156126">
            <text:p>6746,3913415613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0.4689272901859">
            <text:p>20,4689272902</text:p>
          </table:table-cell>
          <table:table-cell table:formula="of:=[.A324]*[.B324]" office:value-type="float" office:value="6631.93244202022">
            <text:p>6631,932442020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0.0595487443821">
            <text:p>20,0595487444</text:p>
          </table:table-cell>
          <table:table-cell table:formula="of:=[.A325]*[.B325]" office:value-type="float" office:value="6519.35334192419">
            <text:p>6519,3533419242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19.6583577694945">
            <text:p>19,6583577695</text:p>
          </table:table-cell>
          <table:table-cell table:formula="of:=[.A326]*[.B326]" office:value-type="float" office:value="6408.6246328552">
            <text:p>6408,6246328552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19.2651906141046">
            <text:p>19,2651906141</text:p>
          </table:table-cell>
          <table:table-cell table:formula="of:=[.A327]*[.B327]" office:value-type="float" office:value="6299.7173308122">
            <text:p>6299,7173308122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18.8798868018225">
            <text:p>18,8798868018</text:p>
          </table:table-cell>
          <table:table-cell table:formula="of:=[.A328]*[.B328]" office:value-type="float" office:value="6192.60287099778">
            <text:p>6192,6028709978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18.5022890657861">
            <text:p>18,5022890658</text:p>
          </table:table-cell>
          <table:table-cell table:formula="of:=[.A329]*[.B329]" office:value-type="float" office:value="6087.25310264361">
            <text:p>6087,2531026436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18.1322432844703">
            <text:p>18,1322432845</text:p>
          </table:table-cell>
          <table:table-cell table:formula="of:=[.A330]*[.B330]" office:value-type="float" office:value="5983.64028387521">
            <text:p>5983,6402838752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17.7695984187809">
            <text:p>17,7695984188</text:p>
          </table:table-cell>
          <table:table-cell table:formula="of:=[.A331]*[.B331]" office:value-type="float" office:value="5881.73707661649">
            <text:p>5881,7370766165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17.4142064504053">
            <text:p>17,4142064504</text:p>
          </table:table-cell>
          <table:table-cell table:formula="of:=[.A332]*[.B332]" office:value-type="float" office:value="5781.51654153456">
            <text:p>5781,516541534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17.0659223213972">
            <text:p>17,0659223214</text:p>
          </table:table-cell>
          <table:table-cell table:formula="of:=[.A333]*[.B333]" office:value-type="float" office:value="5682.95213302527">
            <text:p>5682,952133025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16.7246038749693">
            <text:p>16,724603875</text:p>
          </table:table-cell>
          <table:table-cell table:formula="of:=[.A334]*[.B334]" office:value-type="float" office:value="5586.01769423973">
            <text:p>5586,017694239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16.3901117974699">
            <text:p>16,3901117975</text:p>
          </table:table-cell>
          <table:table-cell table:formula="of:=[.A335]*[.B335]" office:value-type="float" office:value="5490.68745215241">
            <text:p>5490,6874521524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16.0623095615205">
            <text:p>16,0623095615</text:p>
          </table:table-cell>
          <table:table-cell table:formula="of:=[.A336]*[.B336]" office:value-type="float" office:value="5396.93601267088">
            <text:p>5396,9360126709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15.7410633702901">
            <text:p>15,7410633703</text:p>
          </table:table-cell>
          <table:table-cell table:formula="of:=[.A337]*[.B337]" office:value-type="float" office:value="5304.73835578775">
            <text:p>5304,7383557878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15.4262421028843">
            <text:p>15,4262421029</text:p>
          </table:table-cell>
          <table:table-cell table:formula="of:=[.A338]*[.B338]" office:value-type="float" office:value="5214.06983077488">
            <text:p>5214,0698307749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15.1177172608266">
            <text:p>15,1177172608</text:p>
          </table:table-cell>
          <table:table-cell table:formula="of:=[.A339]*[.B339]" office:value-type="float" office:value="5124.90615142021">
            <text:p>5124,9061514202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14.81536291561">
            <text:p>14,8153629156</text:p>
          </table:table-cell>
          <table:table-cell table:formula="of:=[.A340]*[.B340]" office:value-type="float" office:value="5037.22339130742">
            <text:p>5037,2233913074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14.5190556572978">
            <text:p>14,5190556573</text:p>
          </table:table-cell>
          <table:table-cell table:formula="of:=[.A341]*[.B341]" office:value-type="float" office:value="4950.99797913857">
            <text:p>4950,9979791386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14.2286745441519">
            <text:p>14,2286745442</text:p>
          </table:table-cell>
          <table:table-cell table:formula="of:=[.A342]*[.B342]" office:value-type="float" office:value="4866.20669409995">
            <text:p>4866,2066941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13.9441010532689">
            <text:p>13,9441010533</text:p>
          </table:table-cell>
          <table:table-cell table:formula="of:=[.A343]*[.B343]" office:value-type="float" office:value="4782.82666127122">
            <text:p>4782,8266612712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13.6652190322035">
            <text:p>13,6652190322</text:p>
          </table:table-cell>
          <table:table-cell table:formula="of:=[.A344]*[.B344]" office:value-type="float" office:value="4700.835347078">
            <text:p>4700,835347078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13.3919146515594">
            <text:p>13,3919146516</text:p>
          </table:table-cell>
          <table:table-cell table:formula="of:=[.A345]*[.B345]" office:value-type="float" office:value="4620.21055478799">
            <text:p>4620,210554788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13.1240763585282">
            <text:p>13,1240763585</text:p>
          </table:table-cell>
          <table:table-cell table:formula="of:=[.A346]*[.B346]" office:value-type="float" office:value="4540.93042005076">
            <text:p>4540,9304200508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12.8615948313577">
            <text:p>12,8615948314</text:p>
          </table:table-cell>
          <table:table-cell table:formula="of:=[.A347]*[.B347]" office:value-type="float" office:value="4462.97340648111">
            <text:p>4462,9734064811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12.6043629347305">
            <text:p>12,6043629347</text:p>
          </table:table-cell>
          <table:table-cell table:formula="of:=[.A348]*[.B348]" office:value-type="float" office:value="4386.31830128621">
            <text:p>4386,3183012862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12.3522756760359">
            <text:p>12,352275676</text:p>
          </table:table-cell>
          <table:table-cell table:formula="of:=[.A349]*[.B349]" office:value-type="float" office:value="4310.94421093653">
            <text:p>4310,9442109365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12.1052301625152">
            <text:p>12,1052301625</text:p>
          </table:table-cell>
          <table:table-cell table:formula="of:=[.A350]*[.B350]" office:value-type="float" office:value="4236.83055688031">
            <text:p>4236,8305568803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11.8631255592649">
            <text:p>11,8631255593</text:p>
          </table:table-cell>
          <table:table-cell table:formula="of:=[.A351]*[.B351]" office:value-type="float" office:value="4163.95707130197">
            <text:p>4163,957071302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11.6258630480796">
            <text:p>11,6258630481</text:p>
          </table:table-cell>
          <table:table-cell table:formula="of:=[.A352]*[.B352]" office:value-type="float" office:value="4092.30379292401">
            <text:p>4092,303792924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11.393345787118">
            <text:p>11,3933457871</text:p>
          </table:table-cell>
          <table:table-cell table:formula="of:=[.A353]*[.B353]" office:value-type="float" office:value="4021.85106285265">
            <text:p>4021,851062852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11.1654788713756">
            <text:p>11,1654788714</text:p>
          </table:table-cell>
          <table:table-cell table:formula="of:=[.A354]*[.B354]" office:value-type="float" office:value="3952.57952046697">
            <text:p>3952,579520467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10.9421692939481">
            <text:p>10,9421692939</text:p>
          </table:table-cell>
          <table:table-cell table:formula="of:=[.A355]*[.B355]" office:value-type="float" office:value="3884.47009935158">
            <text:p>3884,4700993516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10.7233259080691">
            <text:p>10,7233259081</text:p>
          </table:table-cell>
          <table:table-cell table:formula="of:=[.A356]*[.B356]" office:value-type="float" office:value="3817.50402327262">
            <text:p>3817,5040232726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10.5088593899078">
            <text:p>10,5088593899</text:p>
          </table:table-cell>
          <table:table-cell table:formula="of:=[.A357]*[.B357]" office:value-type="float" office:value="3751.66280219707">
            <text:p>3751,6628021971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10.2986822021096">
            <text:p>10,2986822021</text:p>
          </table:table-cell>
          <table:table-cell table:formula="of:=[.A358]*[.B358]" office:value-type="float" office:value="3686.92822835524">
            <text:p>3686,9282283552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10.0927085580674">
            <text:p>10,0927085581</text:p>
          </table:table-cell>
          <table:table-cell table:formula="of:=[.A359]*[.B359]" office:value-type="float" office:value="3623.2823723462">
            <text:p>3623,2823723462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9.89085438690606">
            <text:p>9,8908543869</text:p>
          </table:table-cell>
          <table:table-cell table:formula="of:=[.A360]*[.B360]" office:value-type="float" office:value="3560.70757928618">
            <text:p>3560,7075792862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9.69303729916794">
            <text:p>9,6930372992</text:p>
          </table:table-cell>
          <table:table-cell table:formula="of:=[.A361]*[.B361]" office:value-type="float" office:value="3499.18646499963">
            <text:p>3499,1864649996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9.49917655318458">
            <text:p>9,4991765532</text:p>
          </table:table-cell>
          <table:table-cell table:formula="of:=[.A362]*[.B362]" office:value-type="float" office:value="3438.70191225282">
            <text:p>3438,7019122528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9.30919302212089">
            <text:p>9,3091930221</text:p>
          </table:table-cell>
          <table:table-cell table:formula="of:=[.A363]*[.B363]" office:value-type="float" office:value="3379.23706702988">
            <text:p>3379,2370670299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9.12300916167847">
            <text:p>9,1230091617</text:p>
          </table:table-cell>
          <table:table-cell table:formula="of:=[.A364]*[.B364]" office:value-type="float" office:value="3320.77533485096">
            <text:p>3320,775334851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8.9405489784449">
            <text:p>8,9405489784</text:p>
          </table:table-cell>
          <table:table-cell table:formula="of:=[.A365]*[.B365]" office:value-type="float" office:value="3263.30037713239">
            <text:p>3263,3003771324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8.76173799887601">
            <text:p>8,7617379989</text:p>
          </table:table-cell>
          <table:table-cell table:formula="of:=[.A366]*[.B366]" office:value-type="float" office:value="3206.79610758862">
            <text:p>3206,7961075886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8.58650323889849">
            <text:p>8,5865032389</text:p>
          </table:table-cell>
          <table:table-cell table:formula="of:=[.A367]*[.B367]" office:value-type="float" office:value="3151.24668867574">
            <text:p>3151,2466886758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8.41477317412052">
            <text:p>8,4147731741</text:p>
          </table:table-cell>
          <table:table-cell table:formula="of:=[.A368]*[.B368]" office:value-type="float" office:value="3096.63652807635">
            <text:p>3096,6365280764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8.24647771063811">
            <text:p>8,2464777106</text:p>
          </table:table-cell>
          <table:table-cell table:formula="of:=[.A369]*[.B369]" office:value-type="float" office:value="3042.95027522546">
            <text:p>3042,9502752255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8.08154815642534">
            <text:p>8,0815481564</text:p>
          </table:table-cell>
          <table:table-cell table:formula="of:=[.A370]*[.B370]" office:value-type="float" office:value="2990.17281787738">
            <text:p>2990,1728178774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7.91991719329684">
            <text:p>7,9199171933</text:p>
          </table:table-cell>
          <table:table-cell table:formula="of:=[.A371]*[.B371]" office:value-type="float" office:value="2938.28927871313">
            <text:p>2938,289278713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7.7615188494309">
            <text:p>7,7615188494</text:p>
          </table:table-cell>
          <table:table-cell table:formula="of:=[.A372]*[.B372]" office:value-type="float" office:value="2887.28501198829">
            <text:p>2887,2850119883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7.60628847244228">
            <text:p>7,6062884724</text:p>
          </table:table-cell>
          <table:table-cell table:formula="of:=[.A373]*[.B373]" office:value-type="float" office:value="2837.14560022097">
            <text:p>2837,145600221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7.45416270299344">
            <text:p>7,454162703</text:p>
          </table:table-cell>
          <table:table-cell table:formula="of:=[.A374]*[.B374]" office:value-type="float" office:value="2787.85685091954">
            <text:p>2787,8568509196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7.30507944893357">
            <text:p>7,3050794489</text:p>
          </table:table-cell>
          <table:table-cell table:formula="of:=[.A375]*[.B375]" office:value-type="float" office:value="2739.40479335009">
            <text:p>2739,4047933501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7.15897785995489">
            <text:p>7,15897786</text:p>
          </table:table-cell>
          <table:table-cell table:formula="of:=[.A376]*[.B376]" office:value-type="float" office:value="2691.77567534304">
            <text:p>2691,775675343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7.0157983027558">
            <text:p>7,0157983028</text:p>
          </table:table-cell>
          <table:table-cell table:formula="of:=[.A377]*[.B377]" office:value-type="float" office:value="2644.95596013893">
            <text:p>2644,9559601389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6.87548233670068">
            <text:p>6,8754823367</text:p>
          </table:table-cell>
          <table:table-cell table:formula="of:=[.A378]*[.B378]" office:value-type="float" office:value="2598.93232327286">
            <text:p>2598,9323232729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6.73797268996667">
            <text:p>6,73797269</text:p>
          </table:table-cell>
          <table:table-cell table:formula="of:=[.A379]*[.B379]" office:value-type="float" office:value="2553.69164949737">
            <text:p>2553,6916494974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6.60321323616733">
            <text:p>6,6032132362</text:p>
          </table:table-cell>
          <table:table-cell table:formula="of:=[.A380]*[.B380]" office:value-type="float" office:value="2509.22102974359">
            <text:p>2509,2210297436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6.47114897144399">
            <text:p>6,4711489714</text:p>
          </table:table-cell>
          <table:table-cell table:formula="of:=[.A381]*[.B381]" office:value-type="float" office:value="2465.50775812016">
            <text:p>2465,5077581202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6.34172599201511">
            <text:p>6,341725992</text:p>
          </table:table-cell>
          <table:table-cell table:formula="of:=[.A382]*[.B382]" office:value-type="float" office:value="2422.53932894977">
            <text:p>2422,5393289498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6.2148914721748">
            <text:p>6,2148914722</text:p>
          </table:table-cell>
          <table:table-cell table:formula="of:=[.A383]*[.B383]" office:value-type="float" office:value="2380.30343384295">
            <text:p>2380,303433843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6.09059364273131">
            <text:p>6,0905936427</text:p>
          </table:table-cell>
          <table:table-cell table:formula="of:=[.A384]*[.B384]" office:value-type="float" office:value="2338.78795880882">
            <text:p>2338,7879588088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5.96878176987668">
            <text:p>5,9687817699</text:p>
          </table:table-cell>
          <table:table-cell table:formula="of:=[.A385]*[.B385]" office:value-type="float" office:value="2297.98098140252">
            <text:p>2297,9809814025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5.84940613447915">
            <text:p>5,8494061345</text:p>
          </table:table-cell>
          <table:table-cell table:formula="of:=[.A386]*[.B386]" office:value-type="float" office:value="2257.87076790895">
            <text:p>2257,870767909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5.73241801178957">
            <text:p>5,7324180118</text:p>
          </table:table-cell>
          <table:table-cell table:formula="of:=[.A387]*[.B387]" office:value-type="float" office:value="2218.44577056256">
            <text:p>2218,4457705626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5.61776965155377">
            <text:p>5,6177696516</text:p>
          </table:table-cell>
          <table:table-cell table:formula="of:=[.A388]*[.B388]" office:value-type="float" office:value="2179.69462480286">
            <text:p>2179,6946248029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5.5054142585227">
            <text:p>5,5054142585</text:p>
          </table:table-cell>
          <table:table-cell table:formula="of:=[.A389]*[.B389]" office:value-type="float" office:value="2141.60614656533">
            <text:p>2141,6061465653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5.39530597335224">
            <text:p>5,3953059734</text:p>
          </table:table-cell>
          <table:table-cell table:formula="of:=[.A390]*[.B390]" office:value-type="float" office:value="2104.16932960738">
            <text:p>2104,1693296074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5.2873998538852">
            <text:p>5,2873998539</text:p>
          </table:table-cell>
          <table:table-cell table:formula="of:=[.A391]*[.B391]" office:value-type="float" office:value="2067.37334286911">
            <text:p>2067,373342869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5.1816518568075">
            <text:p>5,1816518568</text:p>
          </table:table-cell>
          <table:table-cell table:formula="of:=[.A392]*[.B392]" office:value-type="float" office:value="2031.20752786854">
            <text:p>2031,2075278685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5.07801881967135">
            <text:p>5,0780188197</text:p>
          </table:table-cell>
          <table:table-cell table:formula="of:=[.A393]*[.B393]" office:value-type="float" office:value="1995.66139613084">
            <text:p>1995,6613961308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.97645844327792">
            <text:p>4,9764584433</text:p>
          </table:table-cell>
          <table:table-cell table:formula="of:=[.A394]*[.B394]" office:value-type="float" office:value="1960.7246266515">
            <text:p>1960,7246266515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.87692927441236">
            <text:p>4,8769292744</text:p>
          </table:table-cell>
          <table:table-cell table:formula="of:=[.A395]*[.B395]" office:value-type="float" office:value="1926.38706339288">
            <text:p>1926,3870633929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.77939068892411">
            <text:p>4,7793906889</text:p>
          </table:table-cell>
          <table:table-cell table:formula="of:=[.A396]*[.B396]" office:value-type="float" office:value="1892.63871281395">
            <text:p>1892,638712814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.68380287514563">
            <text:p>4,6838028751</text:p>
          </table:table-cell>
          <table:table-cell table:formula="of:=[.A397]*[.B397]" office:value-type="float" office:value="1859.46974143282">
            <text:p>1859,4697414328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.59012681764272">
            <text:p>4,5901268176</text:p>
          </table:table-cell>
          <table:table-cell table:formula="of:=[.A398]*[.B398]" office:value-type="float" office:value="1826.8704734218">
            <text:p>1826,870473421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.49832428128986">
            <text:p>4,4983242813</text:p>
          </table:table-cell>
          <table:table-cell table:formula="of:=[.A399]*[.B399]" office:value-type="float" office:value="1794.83138823466">
            <text:p>1794,8313882347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.40835779566407">
            <text:p>4,4083577957</text:p>
          </table:table-cell>
          <table:table-cell table:formula="of:=[.A400]*[.B400]" office:value-type="float" office:value="1763.34311826563">
            <text:p>1763,3431182656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.32019063975079">
            <text:p>4,3201906398</text:p>
          </table:table-cell>
          <table:table-cell table:formula="of:=[.A401]*[.B401]" office:value-type="float" office:value="1732.39644654006">
            <text:p>1732,396446540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.23378682695577">
            <text:p>4,233786827</text:p>
          </table:table-cell>
          <table:table-cell table:formula="of:=[.A402]*[.B402]" office:value-type="float" office:value="1701.98230443622">
            <text:p>1701,982304436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.14911109041665">
            <text:p>4,1491110904</text:p>
          </table:table-cell>
          <table:table-cell table:formula="of:=[.A403]*[.B403]" office:value-type="float" office:value="1672.09176943791">
            <text:p>1672,0917694379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.06612886860832">
            <text:p>4,0661288686</text:p>
          </table:table-cell>
          <table:table-cell table:formula="of:=[.A404]*[.B404]" office:value-type="float" office:value="1642.71606291776">
            <text:p>1642,7160629178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3.98480629123615">
            <text:p>3,9848062912</text:p>
          </table:table-cell>
          <table:table-cell table:formula="of:=[.A405]*[.B405]" office:value-type="float" office:value="1613.84654795064">
            <text:p>1613,8465479507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3.90511016541143">
            <text:p>3,9051101654</text:p>
          </table:table-cell>
          <table:table-cell table:formula="of:=[.A406]*[.B406]" office:value-type="float" office:value="1585.47472715704">
            <text:p>1585,474727157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3.8270079621032">
            <text:p>3,8270079621</text:p>
          </table:table-cell>
          <table:table-cell table:formula="of:=[.A407]*[.B407]" office:value-type="float" office:value="1557.592240576">
            <text:p>1557,592240576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3.75046780286114">
            <text:p>3,7504678029</text:p>
          </table:table-cell>
          <table:table-cell table:formula="of:=[.A408]*[.B408]" office:value-type="float" office:value="1530.19086356734">
            <text:p>1530,1908635674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3.67545844680391">
            <text:p>3,6754584468</text:p>
          </table:table-cell>
          <table:table-cell table:formula="of:=[.A409]*[.B409]" office:value-type="float" office:value="1503.2625047428">
            <text:p>1503,2625047428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3.60194927786784">
            <text:p>3,6019492779</text:p>
          </table:table-cell>
          <table:table-cell table:formula="of:=[.A410]*[.B410]" office:value-type="float" office:value="1476.79920392581">
            <text:p>1476,7992039258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3.52991029231048">
            <text:p>3,5299102923</text:p>
          </table:table-cell>
          <table:table-cell table:formula="of:=[.A411]*[.B411]" office:value-type="float" office:value="1450.79313013961">
            <text:p>1450,7931301396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3.45931208646427">
            <text:p>3,4593120865</text:p>
          </table:table-cell>
          <table:table-cell table:formula="of:=[.A412]*[.B412]" office:value-type="float" office:value="1425.23657962328">
            <text:p>1425,2365796233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3.39012584473498">
            <text:p>3,3901258447</text:p>
          </table:table-cell>
          <table:table-cell table:formula="of:=[.A413]*[.B413]" office:value-type="float" office:value="1400.12197387555">
            <text:p>1400,1219738756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3.32232332784028">
            <text:p>3,3223233278</text:p>
          </table:table-cell>
          <table:table-cell table:formula="of:=[.A414]*[.B414]" office:value-type="float" office:value="1375.44185772588">
            <text:p>1375,4418577259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3.25587686128348">
            <text:p>3,2558768613</text:p>
          </table:table-cell>
          <table:table-cell table:formula="of:=[.A415]*[.B415]" office:value-type="float" office:value="1351.18889743264">
            <text:p>1351,1888974327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3.19075932405781">
            <text:p>3,1907593241</text:p>
          </table:table-cell>
          <table:table-cell table:formula="of:=[.A416]*[.B416]" office:value-type="float" office:value="1327.35587880805">
            <text:p>1327,3558788081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3.12694413757665">
            <text:p>3,1269441376</text:p>
          </table:table-cell>
          <table:table-cell table:formula="of:=[.A417]*[.B417]" office:value-type="float" office:value="1303.93570536946">
            <text:p>1303,9357053695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3.06440525482512">
            <text:p>3,0644052548</text:p>
          </table:table-cell>
          <table:table-cell table:formula="of:=[.A418]*[.B418]" office:value-type="float" office:value="1280.9213965169">
            <text:p>1280,9213965169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3.00311714972862">
            <text:p>3,0031171497</text:p>
          </table:table-cell>
          <table:table-cell table:formula="of:=[.A419]*[.B419]" office:value-type="float" office:value="1258.30608573629">
            <text:p>1258,3060857363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2.94305480673404">
            <text:p>2,9430548067</text:p>
          </table:table-cell>
          <table:table-cell table:formula="of:=[.A420]*[.B420]" office:value-type="float" office:value="1236.0830188283">
            <text:p>1236,0830188283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2.88419371059936">
            <text:p>2,8841937106</text:p>
          </table:table-cell>
          <table:table-cell table:formula="of:=[.A421]*[.B421]" office:value-type="float" office:value="1214.24555216233">
            <text:p>1214,2455521623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2.82650983638738">
            <text:p>2,8265098364</text:p>
          </table:table-cell>
          <table:table-cell table:formula="of:=[.A422]*[.B422]" office:value-type="float" office:value="1192.78715095547">
            <text:p>1192,7871509555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2.76997963965963">
            <text:p>2,7699796397</text:p>
          </table:table-cell>
          <table:table-cell table:formula="of:=[.A423]*[.B423]" office:value-type="float" office:value="1171.70138757602">
            <text:p>1171,701387576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2.71458004686644">
            <text:p>2,7145800469</text:p>
          </table:table-cell>
          <table:table-cell table:formula="of:=[.A424]*[.B424]" office:value-type="float" office:value="1150.98193987137">
            <text:p>1150,981939871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.66028844592911">
            <text:p>2,6602884459</text:p>
          </table:table-cell>
          <table:table-cell table:formula="of:=[.A425]*[.B425]" office:value-type="float" office:value="1130.62258951987">
            <text:p>1130,6225895199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.60708267701052">
            <text:p>2,607082677</text:p>
          </table:table-cell>
          <table:table-cell table:formula="of:=[.A426]*[.B426]" office:value-type="float" office:value="1110.61722040648">
            <text:p>1110,6172204065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.55494102347031">
            <text:p>2,5549410235</text:p>
          </table:table-cell>
          <table:table-cell table:formula="of:=[.A427]*[.B427]" office:value-type="float" office:value="1090.95981702182">
            <text:p>1090,9598170218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.50384220300091">
            <text:p>2,503842203</text:p>
          </table:table-cell>
          <table:table-cell table:formula="of:=[.A428]*[.B428]" office:value-type="float" office:value="1071.64446288439">
            <text:p>1071,6444628844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.45376535894089">
            <text:p>2,4537653589</text:p>
          </table:table-cell>
          <table:table-cell table:formula="of:=[.A429]*[.B429]" office:value-type="float" office:value="1052.66533898564">
            <text:p>1052,6653389857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.40469005176207">
            <text:p>2,4046900518</text:p>
          </table:table-cell>
          <table:table-cell table:formula="of:=[.A430]*[.B430]" office:value-type="float" office:value="1034.01672225769">
            <text:p>1034,0167222577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.35659625072683">
            <text:p>2,3565962507</text:p>
          </table:table-cell>
          <table:table-cell table:formula="of:=[.A431]*[.B431]" office:value-type="float" office:value="1015.69298406326">
            <text:p>1015,6929840633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.30946432571229">
            <text:p>2,3094643257</text:p>
          </table:table-cell>
          <table:table-cell table:formula="of:=[.A432]*[.B432]" office:value-type="float" office:value="997.688588707711">
            <text:p>997,6885887077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.26327503919805">
            <text:p>2,2632750392</text:p>
          </table:table-cell>
          <table:table-cell table:formula="of:=[.A433]*[.B433]" office:value-type="float" office:value="979.998091972755">
            <text:p>979,9980919728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.21800953841409">
            <text:p>2,2180095384</text:p>
          </table:table-cell>
          <table:table-cell table:formula="of:=[.A434]*[.B434]" office:value-type="float" office:value="962.616139671714">
            <text:p>962,6161396717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.17364934764581">
            <text:p>2,1736493476</text:p>
          </table:table-cell>
          <table:table-cell table:formula="of:=[.A435]*[.B435]" office:value-type="float" office:value="945.537466225925">
            <text:p>945,5374662259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.13017636069289">
            <text:p>2,1301763607</text:p>
          </table:table-cell>
          <table:table-cell table:formula="of:=[.A436]*[.B436]" office:value-type="float" office:value="928.7568932621">
            <text:p>928,7568932621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.08757283347903">
            <text:p>2,0875728335</text:p>
          </table:table-cell>
          <table:table-cell table:formula="of:=[.A437]*[.B437]" office:value-type="float" office:value="912.269328230337">
            <text:p>912,2693282303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.04582137680945">
            <text:p>2,0458213768</text:p>
          </table:table-cell>
          <table:table-cell table:formula="of:=[.A438]*[.B438]" office:value-type="float" office:value="896.06976304254">
            <text:p>896,0697630425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.00490494927326">
            <text:p>2,0049049493</text:p>
          </table:table-cell>
          <table:table-cell table:formula="of:=[.A439]*[.B439]" office:value-type="float" office:value="880.153272730962">
            <text:p>880,153272731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1.9648068502878">
            <text:p>1,9648068503</text:p>
          </table:table-cell>
          <table:table-cell table:formula="of:=[.A440]*[.B440]" office:value-type="float" office:value="864.51501412663">
            <text:p>864,5150141266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1.92551071328204">
            <text:p>1,9255107133</text:p>
          </table:table-cell>
          <table:table-cell table:formula="of:=[.A441]*[.B441]" office:value-type="float" office:value="849.15022455738">
            <text:p>849,1502245574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1.8870004990164">
            <text:p>1,887000499</text:p>
          </table:table-cell>
          <table:table-cell table:formula="of:=[.A442]*[.B442]" office:value-type="float" office:value="834.054220565249">
            <text:p>834,0542205652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1.84926048903607">
            <text:p>1,849260489</text:p>
          </table:table-cell>
          <table:table-cell table:formula="of:=[.A443]*[.B443]" office:value-type="float" office:value="819.22239664298">
            <text:p>819,222396643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1.81227527925535">
            <text:p>1,8122752793</text:p>
          </table:table-cell>
          <table:table-cell table:formula="of:=[.A444]*[.B444]" office:value-type="float" office:value="804.650223989376">
            <text:p>804,6502239894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1.77602977367024">
            <text:p>1,7760297737</text:p>
          </table:table-cell>
          <table:table-cell table:formula="of:=[.A445]*[.B445]" office:value-type="float" office:value="790.333249283258">
            <text:p>790,3332492833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1.74050917819684">
            <text:p>1,7405091782</text:p>
          </table:table-cell>
          <table:table-cell table:formula="of:=[.A446]*[.B446]" office:value-type="float" office:value="776.26709347579">
            <text:p>776,2670934758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1.7056989946329">
            <text:p>1,7056989946</text:p>
          </table:table-cell>
          <table:table-cell table:formula="of:=[.A447]*[.B447]" office:value-type="float" office:value="762.447450600907">
            <text:p>762,4474506009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1.67158501474024">
            <text:p>1,6715850147</text:p>
          </table:table-cell>
          <table:table-cell table:formula="of:=[.A448]*[.B448]" office:value-type="float" office:value="748.870086603629">
            <text:p>748,8700866036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1.63815331444544">
            <text:p>1,6381533144</text:p>
          </table:table-cell>
          <table:table-cell table:formula="of:=[.A449]*[.B449]" office:value-type="float" office:value="735.530838186002">
            <text:p>735,530838186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1.60539024815653">
            <text:p>1,6053902482</text:p>
          </table:table-cell>
          <table:table-cell table:formula="of:=[.A450]*[.B450]" office:value-type="float" office:value="722.425611670439">
            <text:p>722,4256116704</text:p>
          </table:table-cell>
          <table:table-cell table:number-columns-repeated="2"/>
        </table:table-row>
        <table:table-row table:style-name="ro2" table:number-rows-repeated="104812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A1]*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A2]*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A3]*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A4]*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A5]*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A6]*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A7]*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A8]*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A9]*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A10]*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A11]*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A12]*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A13]*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A14]*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A15]*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A16]*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A17]*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A18]*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A19]*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A20]*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A21]*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A22]*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A23]*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A24]*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A25]*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8771">
            <text:p>8771</text:p>
          </table:table-cell>
          <table:table-cell table:formula="of:=[.A26]*[.B26]" office:value-type="float" office:value="228046">
            <text:p>22804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595.58">
            <text:p>8595,58</text:p>
          </table:table-cell>
          <table:table-cell table:formula="of:=[.A27]*[.B27]" office:value-type="float" office:value="232080.66">
            <text:p>232080,6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423.6684">
            <text:p>8423,6684</text:p>
          </table:table-cell>
          <table:table-cell table:formula="of:=[.A28]*[.B28]" office:value-type="float" office:value="235862.7152">
            <text:p>235862,715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255.195032">
            <text:p>8255,195032</text:p>
          </table:table-cell>
          <table:table-cell table:formula="of:=[.A29]*[.B29]" office:value-type="float" office:value="239400.655928">
            <text:p>239400,65592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090.09113136">
            <text:p>8090,09113136</text:p>
          </table:table-cell>
          <table:table-cell table:formula="of:=[.A30]*[.B30]" office:value-type="float" office:value="242702.7339408">
            <text:p>242702,73394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7928.2893087328">
            <text:p>7928,2893087328</text:p>
          </table:table-cell>
          <table:table-cell table:formula="of:=[.A31]*[.B31]" office:value-type="float" office:value="245776.968570717">
            <text:p>245776,96857071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7769.72352255814">
            <text:p>7769,7235225582</text:p>
          </table:table-cell>
          <table:table-cell table:formula="of:=[.A32]*[.B32]" office:value-type="float" office:value="248631.152721861">
            <text:p>248631,15272186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7614.32905210698">
            <text:p>7614,329052107</text:p>
          </table:table-cell>
          <table:table-cell table:formula="of:=[.A33]*[.B33]" office:value-type="float" office:value="251272.85871953">
            <text:p>251272,8587195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7462.04247106484">
            <text:p>7462,0424710648</text:p>
          </table:table-cell>
          <table:table-cell table:formula="of:=[.A34]*[.B34]" office:value-type="float" office:value="253709.444016205">
            <text:p>253709,44401620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312.80162164354">
            <text:p>7312,8016216436</text:p>
          </table:table-cell>
          <table:table-cell table:formula="of:=[.A35]*[.B35]" office:value-type="float" office:value="255948.056757524">
            <text:p>255948,05675752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166.54558921067">
            <text:p>7166,5455892107</text:p>
          </table:table-cell>
          <table:table-cell table:formula="of:=[.A36]*[.B36]" office:value-type="float" office:value="257995.641211584">
            <text:p>257995,64121158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023.21467742646">
            <text:p>7023,2146774265</text:p>
          </table:table-cell>
          <table:table-cell table:formula="of:=[.A37]*[.B37]" office:value-type="float" office:value="259858.943064779">
            <text:p>259858,94306477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6882.75038387793">
            <text:p>6882,7503838779</text:p>
          </table:table-cell>
          <table:table-cell table:formula="of:=[.A38]*[.B38]" office:value-type="float" office:value="261544.514587361">
            <text:p>261544,51458736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6745.09537620037">
            <text:p>6745,0953762004</text:p>
          </table:table-cell>
          <table:table-cell table:formula="of:=[.A39]*[.B39]" office:value-type="float" office:value="263058.719671815">
            <text:p>263058,71967181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6610.19346867636">
            <text:p>6610,1934686764</text:p>
          </table:table-cell>
          <table:table-cell table:formula="of:=[.A40]*[.B40]" office:value-type="float" office:value="264407.738747055">
            <text:p>264407,73874705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6477.98959930284">
            <text:p>6477,9895993028</text:p>
          </table:table-cell>
          <table:table-cell table:formula="of:=[.A41]*[.B41]" office:value-type="float" office:value="265597.573571416">
            <text:p>265597,573571416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348.42980731678">
            <text:p>6348,4298073168</text:p>
          </table:table-cell>
          <table:table-cell table:formula="of:=[.A42]*[.B42]" office:value-type="float" office:value="266634.051907305">
            <text:p>266634,05190730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221.46121117044">
            <text:p>6221,4612111705</text:p>
          </table:table-cell>
          <table:table-cell table:formula="of:=[.A43]*[.B43]" office:value-type="float" office:value="267522.832080329">
            <text:p>267522,832080329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097.03198694704">
            <text:p>6097,031986947</text:p>
          </table:table-cell>
          <table:table-cell table:formula="of:=[.A44]*[.B44]" office:value-type="float" office:value="268269.40742567">
            <text:p>268269,4074256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5975.0913472081">
            <text:p>5975,0913472081</text:p>
          </table:table-cell>
          <table:table-cell table:formula="of:=[.A45]*[.B45]" office:value-type="float" office:value="268879.110624364">
            <text:p>268879,11062436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5855.58952026393">
            <text:p>5855,5895202639</text:p>
          </table:table-cell>
          <table:table-cell table:formula="of:=[.A46]*[.B46]" office:value-type="float" office:value="269357.117932141">
            <text:p>269357,11793214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5738.47772985865">
            <text:p>5738,4777298587</text:p>
          </table:table-cell>
          <table:table-cell table:formula="of:=[.A47]*[.B47]" office:value-type="float" office:value="269708.453303357">
            <text:p>269708,45330335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5623.70817526148">
            <text:p>5623,7081752615</text:p>
          </table:table-cell>
          <table:table-cell table:formula="of:=[.A48]*[.B48]" office:value-type="float" office:value="269937.992412551">
            <text:p>269937,99241255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511.23401175625">
            <text:p>5511,2340117563</text:p>
          </table:table-cell>
          <table:table-cell table:formula="of:=[.A49]*[.B49]" office:value-type="float" office:value="270050.466576056">
            <text:p>270050,46657605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401.00933152113">
            <text:p>5401,0093315211</text:p>
          </table:table-cell>
          <table:table-cell table:formula="of:=[.A50]*[.B50]" office:value-type="float" office:value="270050.466576056">
            <text:p>270050,46657605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292.9891448907">
            <text:p>5292,9891448907</text:p>
          </table:table-cell>
          <table:table-cell table:formula="of:=[.A51]*[.B51]" office:value-type="float" office:value="269942.446389426">
            <text:p>269942,44638942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187.12936199289">
            <text:p>5187,1293619929</text:p>
          </table:table-cell>
          <table:table-cell table:formula="of:=[.A52]*[.B52]" office:value-type="float" office:value="269730.72682363">
            <text:p>269730,7268236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083.38677475303">
            <text:p>5083,386774753</text:p>
          </table:table-cell>
          <table:table-cell table:formula="of:=[.A53]*[.B53]" office:value-type="float" office:value="269419.499061911">
            <text:p>269419,49906191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981.71903925797">
            <text:p>4981,719039258</text:p>
          </table:table-cell>
          <table:table-cell table:formula="of:=[.A54]*[.B54]" office:value-type="float" office:value="269012.82811993">
            <text:p>269012,8281199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882.08465847281">
            <text:p>4882,0846584728</text:p>
          </table:table-cell>
          <table:table-cell table:formula="of:=[.A55]*[.B55]" office:value-type="float" office:value="268514.656216005">
            <text:p>268514,65621600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784.44296530335">
            <text:p>4784,4429653034</text:p>
          </table:table-cell>
          <table:table-cell table:formula="of:=[.A56]*[.B56]" office:value-type="float" office:value="267928.806056988">
            <text:p>267928,80605698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688.75410599729">
            <text:p>4688,7541059973</text:p>
          </table:table-cell>
          <table:table-cell table:formula="of:=[.A57]*[.B57]" office:value-type="float" office:value="267258.984041845">
            <text:p>267258,98404184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594.97902387734">
            <text:p>4594,9790238773</text:p>
          </table:table-cell>
          <table:table-cell table:formula="of:=[.A58]*[.B58]" office:value-type="float" office:value="266508.783384886">
            <text:p>266508,78338488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503.07944339979">
            <text:p>4503,0794433998</text:p>
          </table:table-cell>
          <table:table-cell table:formula="of:=[.A59]*[.B59]" office:value-type="float" office:value="265681.687160588">
            <text:p>265681,68716058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413.0178545318">
            <text:p>4413,0178545318</text:p>
          </table:table-cell>
          <table:table-cell table:formula="of:=[.A60]*[.B60]" office:value-type="float" office:value="264781.071271908">
            <text:p>264781,07127190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324.75749744116">
            <text:p>4324,7574974412</text:p>
          </table:table-cell>
          <table:table-cell table:formula="of:=[.A61]*[.B61]" office:value-type="float" office:value="263810.207343911">
            <text:p>263810,20734391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238.26234749234">
            <text:p>4238,2623474923</text:p>
          </table:table-cell>
          <table:table-cell table:formula="of:=[.A62]*[.B62]" office:value-type="float" office:value="262772.265544525">
            <text:p>262772,26554452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153.49710054249">
            <text:p>4153,4971005425</text:p>
          </table:table-cell>
          <table:table-cell table:formula="of:=[.A63]*[.B63]" office:value-type="float" office:value="261670.317334177">
            <text:p>261670,31733417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070.42715853164">
            <text:p>4070,4271585317</text:p>
          </table:table-cell>
          <table:table-cell table:formula="of:=[.A64]*[.B64]" office:value-type="float" office:value="260507.338146025">
            <text:p>260507,33814602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3989.01861536101">
            <text:p>3989,018615361</text:p>
          </table:table-cell>
          <table:table-cell table:formula="of:=[.A65]*[.B65]" office:value-type="float" office:value="259286.209998466">
            <text:p>259286,20999846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3909.23824305379">
            <text:p>3909,2382430538</text:p>
          </table:table-cell>
          <table:table-cell table:formula="of:=[.A66]*[.B66]" office:value-type="float" office:value="258009.72404155">
            <text:p>258009,7240415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3831.05347819271">
            <text:p>3831,0534781927</text:p>
          </table:table-cell>
          <table:table-cell table:formula="of:=[.A67]*[.B67]" office:value-type="float" office:value="256680.583038912">
            <text:p>256680,58303891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3754.43240862886">
            <text:p>3754,4324086289</text:p>
          </table:table-cell>
          <table:table-cell table:formula="of:=[.A68]*[.B68]" office:value-type="float" office:value="255301.403786762">
            <text:p>255301,403786762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679.34376045628">
            <text:p>3679,3437604563</text:p>
          </table:table-cell>
          <table:table-cell table:formula="of:=[.A69]*[.B69]" office:value-type="float" office:value="253874.719471483">
            <text:p>253874,71947148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605.75688524715">
            <text:p>3605,7568852472</text:p>
          </table:table-cell>
          <table:table-cell table:formula="of:=[.A70]*[.B70]" office:value-type="float" office:value="252402.981967301">
            <text:p>252402,98196730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533.64174754221">
            <text:p>3533,6417475422</text:p>
          </table:table-cell>
          <table:table-cell table:formula="of:=[.A71]*[.B71]" office:value-type="float" office:value="250888.564075497">
            <text:p>250888,56407549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462.96891259137">
            <text:p>3462,9689125914</text:p>
          </table:table-cell>
          <table:table-cell table:formula="of:=[.A72]*[.B72]" office:value-type="float" office:value="249333.761706578">
            <text:p>249333,761706578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393.70953433954">
            <text:p>3393,7095343395</text:p>
          </table:table-cell>
          <table:table-cell table:formula="of:=[.A73]*[.B73]" office:value-type="float" office:value="247740.796006786">
            <text:p>247740,79600678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325.83534365275">
            <text:p>3325,8353436528</text:p>
          </table:table-cell>
          <table:table-cell table:formula="of:=[.A74]*[.B74]" office:value-type="float" office:value="246111.815430303">
            <text:p>246111,81543030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259.31863677969">
            <text:p>3259,3186367797</text:p>
          </table:table-cell>
          <table:table-cell table:formula="of:=[.A75]*[.B75]" office:value-type="float" office:value="244448.897758477">
            <text:p>244448,89775847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194.1322640441">
            <text:p>3194,1322640441</text:p>
          </table:table-cell>
          <table:table-cell table:formula="of:=[.A76]*[.B76]" office:value-type="float" office:value="242754.052067352">
            <text:p>242754,05206735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130.24961876322">
            <text:p>3130,2496187632</text:p>
          </table:table-cell>
          <table:table-cell table:formula="of:=[.A77]*[.B77]" office:value-type="float" office:value="241029.220644768">
            <text:p>241029,220644768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067.64462638795">
            <text:p>3067,644626388</text:p>
          </table:table-cell>
          <table:table-cell table:formula="of:=[.A78]*[.B78]" office:value-type="float" office:value="239276.28085826">
            <text:p>239276,2808582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006.29173386019">
            <text:p>3006,2917338602</text:p>
          </table:table-cell>
          <table:table-cell table:formula="of:=[.A79]*[.B79]" office:value-type="float" office:value="237497.046974955">
            <text:p>237497,04697495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2946.16589918299">
            <text:p>2946,165899183</text:p>
          </table:table-cell>
          <table:table-cell table:formula="of:=[.A80]*[.B80]" office:value-type="float" office:value="235693.271934639">
            <text:p>235693,27193463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2887.24258119933">
            <text:p>2887,2425811993</text:p>
          </table:table-cell>
          <table:table-cell table:formula="of:=[.A81]*[.B81]" office:value-type="float" office:value="233866.649077146">
            <text:p>233866,64907714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2829.49772957534">
            <text:p>2829,4977295754</text:p>
          </table:table-cell>
          <table:table-cell table:formula="of:=[.A82]*[.B82]" office:value-type="float" office:value="232018.813825178">
            <text:p>232018,81382517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772.90777498384">
            <text:p>2772,9077749838</text:p>
          </table:table-cell>
          <table:table-cell table:formula="of:=[.A83]*[.B83]" office:value-type="float" office:value="230151.345323658">
            <text:p>230151,34532365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717.44961948416">
            <text:p>2717,4496194842</text:p>
          </table:table-cell>
          <table:table-cell table:formula="of:=[.A84]*[.B84]" office:value-type="float" office:value="228265.768036669">
            <text:p>228265,76803666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663.10062709448">
            <text:p>2663,1006270945</text:p>
          </table:table-cell>
          <table:table-cell table:formula="of:=[.A85]*[.B85]" office:value-type="float" office:value="226363.553303031">
            <text:p>226363,553303031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609.83861455259">
            <text:p>2609,8386145526</text:p>
          </table:table-cell>
          <table:table-cell table:formula="of:=[.A86]*[.B86]" office:value-type="float" office:value="224446.120851523">
            <text:p>224446,12085152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557.64184226154">
            <text:p>2557,6418422615</text:p>
          </table:table-cell>
          <table:table-cell table:formula="of:=[.A87]*[.B87]" office:value-type="float" office:value="222514.840276754">
            <text:p>222514,84027675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506.48900541631">
            <text:p>2506,4890054163</text:p>
          </table:table-cell>
          <table:table-cell table:formula="of:=[.A88]*[.B88]" office:value-type="float" office:value="220571.032476635">
            <text:p>220571,03247663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456.35922530798">
            <text:p>2456,359225308</text:p>
          </table:table-cell>
          <table:table-cell table:formula="of:=[.A89]*[.B89]" office:value-type="float" office:value="218615.97105241">
            <text:p>218615,9710524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407.23204080182">
            <text:p>2407,2320408018</text:p>
          </table:table-cell>
          <table:table-cell table:formula="of:=[.A90]*[.B90]" office:value-type="float" office:value="216650.883672164">
            <text:p>216650,88367216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359.08739998578">
            <text:p>2359,0873999858</text:p>
          </table:table-cell>
          <table:table-cell table:formula="of:=[.A91]*[.B91]" office:value-type="float" office:value="214676.953398706">
            <text:p>214676,95339870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311.90565198607">
            <text:p>2311,9056519861</text:p>
          </table:table-cell>
          <table:table-cell table:formula="of:=[.A92]*[.B92]" office:value-type="float" office:value="212695.319982718">
            <text:p>212695,319982718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265.66753894635">
            <text:p>2265,6675389464</text:p>
          </table:table-cell>
          <table:table-cell table:formula="of:=[.A93]*[.B93]" office:value-type="float" office:value="210707.08112201">
            <text:p>210707,0811220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220.35418816742">
            <text:p>2220,3541881674</text:p>
          </table:table-cell>
          <table:table-cell table:formula="of:=[.A94]*[.B94]" office:value-type="float" office:value="208713.293687737">
            <text:p>208713,29368773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175.94710440407">
            <text:p>2175,9471044041</text:p>
          </table:table-cell>
          <table:table-cell table:formula="of:=[.A95]*[.B95]" office:value-type="float" office:value="206714.974918387">
            <text:p>206714,97491838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132.42816231599">
            <text:p>2132,428162316</text:p>
          </table:table-cell>
          <table:table-cell table:formula="of:=[.A96]*[.B96]" office:value-type="float" office:value="204713.103582335">
            <text:p>204713,103582335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089.77959906967">
            <text:p>2089,7795990697</text:p>
          </table:table-cell>
          <table:table-cell table:formula="of:=[.A97]*[.B97]" office:value-type="float" office:value="202708.621109758">
            <text:p>202708,621109758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047.98400708828">
            <text:p>2047,9840070883</text:p>
          </table:table-cell>
          <table:table-cell table:formula="of:=[.A98]*[.B98]" office:value-type="float" office:value="200702.432694651">
            <text:p>200702,432694651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007.02432694651">
            <text:p>2007,0243269465</text:p>
          </table:table-cell>
          <table:table-cell table:formula="of:=[.A99]*[.B99]" office:value-type="float" office:value="198695.408367704">
            <text:p>198695,40836770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1966.88384040758">
            <text:p>1966,8838404076</text:p>
          </table:table-cell>
          <table:table-cell table:formula="of:=[.A100]*[.B100]" office:value-type="float" office:value="196688.384040758">
            <text:p>196688,384040758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1927.54616359943">
            <text:p>1927,5461635994</text:p>
          </table:table-cell>
          <table:table-cell table:formula="of:=[.A101]*[.B101]" office:value-type="float" office:value="194682.162523542">
            <text:p>194682,162523542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1888.99524032744">
            <text:p>1888,9952403274</text:p>
          </table:table-cell>
          <table:table-cell table:formula="of:=[.A102]*[.B102]" office:value-type="float" office:value="192677.514513399">
            <text:p>192677,51451339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1851.21533552089">
            <text:p>1851,2153355209</text:p>
          </table:table-cell>
          <table:table-cell table:formula="of:=[.A103]*[.B103]" office:value-type="float" office:value="190675.179558652">
            <text:p>190675,17955865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814.19102881047">
            <text:p>1814,1910288105</text:p>
          </table:table-cell>
          <table:table-cell table:formula="of:=[.A104]*[.B104]" office:value-type="float" office:value="188675.866996289">
            <text:p>188675,86699628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777.90720823426">
            <text:p>1777,9072082343</text:p>
          </table:table-cell>
          <table:table-cell table:formula="of:=[.A105]*[.B105]" office:value-type="float" office:value="186680.256864598">
            <text:p>186680,256864598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742.34906406958">
            <text:p>1742,3490640696</text:p>
          </table:table-cell>
          <table:table-cell table:formula="of:=[.A106]*[.B106]" office:value-type="float" office:value="184689.000791375">
            <text:p>184689,00079137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707.50208278819">
            <text:p>1707,5020827882</text:p>
          </table:table-cell>
          <table:table-cell table:formula="of:=[.A107]*[.B107]" office:value-type="float" office:value="182702.722858336">
            <text:p>182702,72285833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673.35204113242">
            <text:p>1673,3520411324</text:p>
          </table:table-cell>
          <table:table-cell table:formula="of:=[.A108]*[.B108]" office:value-type="float" office:value="180722.020442302">
            <text:p>180722,02044230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639.88500030977">
            <text:p>1639,8850003098</text:p>
          </table:table-cell>
          <table:table-cell table:formula="of:=[.A109]*[.B109]" office:value-type="float" office:value="178747.465033765">
            <text:p>178747,46503376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607.08730030358">
            <text:p>1607,0873003036</text:p>
          </table:table-cell>
          <table:table-cell table:formula="of:=[.A110]*[.B110]" office:value-type="float" office:value="176779.603033394">
            <text:p>176779,60303339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574.94555429751">
            <text:p>1574,9455542975</text:p>
          </table:table-cell>
          <table:table-cell table:formula="of:=[.A111]*[.B111]" office:value-type="float" office:value="174818.956527023">
            <text:p>174818,95652702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543.44664321156">
            <text:p>1543,4466432116</text:p>
          </table:table-cell>
          <table:table-cell table:formula="of:=[.A112]*[.B112]" office:value-type="float" office:value="172866.024039694">
            <text:p>172866,02403969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512.57771034733">
            <text:p>1512,5777103473</text:p>
          </table:table-cell>
          <table:table-cell table:formula="of:=[.A113]*[.B113]" office:value-type="float" office:value="170921.281269248">
            <text:p>170921,281269248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482.32615614038">
            <text:p>1482,3261561404</text:p>
          </table:table-cell>
          <table:table-cell table:formula="of:=[.A114]*[.B114]" office:value-type="float" office:value="168985.181800003">
            <text:p>168985,181800003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452.67963301757">
            <text:p>1452,6796330176</text:p>
          </table:table-cell>
          <table:table-cell table:formula="of:=[.A115]*[.B115]" office:value-type="float" office:value="167058.157797021">
            <text:p>167058,157797021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423.62604035722">
            <text:p>1423,6260403572</text:p>
          </table:table-cell>
          <table:table-cell table:formula="of:=[.A116]*[.B116]" office:value-type="float" office:value="165140.620681438">
            <text:p>165140,620681438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395.15351955008">
            <text:p>1395,1535195501</text:p>
          </table:table-cell>
          <table:table-cell table:formula="of:=[.A117]*[.B117]" office:value-type="float" office:value="163232.961787359">
            <text:p>163232,961787359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367.25044915907">
            <text:p>1367,2504491591</text:p>
          </table:table-cell>
          <table:table-cell table:formula="of:=[.A118]*[.B118]" office:value-type="float" office:value="161335.553000771">
            <text:p>161335,55300077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339.90544017589">
            <text:p>1339,9054401759</text:p>
          </table:table-cell>
          <table:table-cell table:formula="of:=[.A119]*[.B119]" office:value-type="float" office:value="159448.747380931">
            <text:p>159448,747380931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313.10733137237">
            <text:p>1313,1073313724</text:p>
          </table:table-cell>
          <table:table-cell table:formula="of:=[.A120]*[.B120]" office:value-type="float" office:value="157572.879764685">
            <text:p>157572,879764685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286.84518474493">
            <text:p>1286,8451847449</text:p>
          </table:table-cell>
          <table:table-cell table:formula="of:=[.A121]*[.B121]" office:value-type="float" office:value="155708.267354136">
            <text:p>155708,267354136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261.10828105003">
            <text:p>1261,10828105</text:p>
          </table:table-cell>
          <table:table-cell table:formula="of:=[.A122]*[.B122]" office:value-type="float" office:value="153855.210288104">
            <text:p>153855,210288104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235.88611542903">
            <text:p>1235,886115429</text:p>
          </table:table-cell>
          <table:table-cell table:formula="of:=[.A123]*[.B123]" office:value-type="float" office:value="152013.99219777">
            <text:p>152013,9921977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211.16839312045">
            <text:p>1211,1683931205</text:p>
          </table:table-cell>
          <table:table-cell table:formula="of:=[.A124]*[.B124]" office:value-type="float" office:value="150184.880746936">
            <text:p>150184,880746936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186.94502525804">
            <text:p>1186,945025258</text:p>
          </table:table-cell>
          <table:table-cell table:formula="of:=[.A125]*[.B125]" office:value-type="float" office:value="148368.128157255">
            <text:p>148368,12815725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163.20612475288">
            <text:p>1163,2061247529</text:p>
          </table:table-cell>
          <table:table-cell table:formula="of:=[.A126]*[.B126]" office:value-type="float" office:value="146563.971718863">
            <text:p>146563,971718863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139.94200225782">
            <text:p>1139,9420022578</text:p>
          </table:table-cell>
          <table:table-cell table:formula="of:=[.A127]*[.B127]" office:value-type="float" office:value="144772.634286743">
            <text:p>144772,63428674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117.14316221266">
            <text:p>1117,1431622127</text:p>
          </table:table-cell>
          <table:table-cell table:formula="of:=[.A128]*[.B128]" office:value-type="float" office:value="142994.324763221">
            <text:p>142994,324763221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094.80029896841">
            <text:p>1094,8002989684</text:p>
          </table:table-cell>
          <table:table-cell table:formula="of:=[.A129]*[.B129]" office:value-type="float" office:value="141229.238566925">
            <text:p>141229,23856692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072.90429298904">
            <text:p>1072,9042929891</text:p>
          </table:table-cell>
          <table:table-cell table:formula="of:=[.A130]*[.B130]" office:value-type="float" office:value="139477.558088576">
            <text:p>139477,558088576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051.44620712926">
            <text:p>1051,4462071293</text:p>
          </table:table-cell>
          <table:table-cell table:formula="of:=[.A131]*[.B131]" office:value-type="float" office:value="137739.453133933">
            <text:p>137739,453133933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030.41728298668">
            <text:p>1030,4172829867</text:p>
          </table:table-cell>
          <table:table-cell table:formula="of:=[.A132]*[.B132]" office:value-type="float" office:value="136015.081354241">
            <text:p>136015,081354241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09.80893732694">
            <text:p>1009,808937327</text:p>
          </table:table-cell>
          <table:table-cell table:formula="of:=[.A133]*[.B133]" office:value-type="float" office:value="134304.588664483">
            <text:p>134304,588664483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989.612758580404">
            <text:p>989,6127585804</text:p>
          </table:table-cell>
          <table:table-cell table:formula="of:=[.A134]*[.B134]" office:value-type="float" office:value="132608.109649774">
            <text:p>132608,10964977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969.820503408796">
            <text:p>969,8205034088</text:p>
          </table:table-cell>
          <table:table-cell table:formula="of:=[.A135]*[.B135]" office:value-type="float" office:value="130925.767960187">
            <text:p>130925,767960187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950.42409334062">
            <text:p>950,4240933406</text:p>
          </table:table-cell>
          <table:table-cell table:formula="of:=[.A136]*[.B136]" office:value-type="float" office:value="129257.676694324">
            <text:p>129257,676694324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931.415611473807">
            <text:p>931,4156114738</text:p>
          </table:table-cell>
          <table:table-cell table:formula="of:=[.A137]*[.B137]" office:value-type="float" office:value="127603.938771912">
            <text:p>127603,938771912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12.787299244331">
            <text:p>912,7872992443</text:p>
          </table:table-cell>
          <table:table-cell table:formula="of:=[.A138]*[.B138]" office:value-type="float" office:value="125964.647295718">
            <text:p>125964,647295718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894.531553259445">
            <text:p>894,5315532594</text:p>
          </table:table-cell>
          <table:table-cell table:formula="of:=[.A139]*[.B139]" office:value-type="float" office:value="124339.885903063">
            <text:p>124339,88590306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876.640922194256">
            <text:p>876,6409221943</text:p>
          </table:table-cell>
          <table:table-cell table:formula="of:=[.A140]*[.B140]" office:value-type="float" office:value="122729.729107196">
            <text:p>122729,729107196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859.10810375037">
            <text:p>859,1081037504</text:p>
          </table:table-cell>
          <table:table-cell table:formula="of:=[.A141]*[.B141]" office:value-type="float" office:value="121134.242628802">
            <text:p>121134,24262880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841.925941675363">
            <text:p>841,9259416754</text:p>
          </table:table-cell>
          <table:table-cell table:formula="of:=[.A142]*[.B142]" office:value-type="float" office:value="119553.483717902">
            <text:p>119553,483717902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25.087422841856">
            <text:p>825,0874228419</text:p>
          </table:table-cell>
          <table:table-cell table:formula="of:=[.A143]*[.B143]" office:value-type="float" office:value="117987.501466385">
            <text:p>117987,50146638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08.585674385019">
            <text:p>808,585674385</text:p>
          </table:table-cell>
          <table:table-cell table:formula="of:=[.A144]*[.B144]" office:value-type="float" office:value="116436.337111443">
            <text:p>116436,337111443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92.413960897318">
            <text:p>792,4139608973</text:p>
          </table:table-cell>
          <table:table-cell table:formula="of:=[.A145]*[.B145]" office:value-type="float" office:value="114900.024330111">
            <text:p>114900,02433011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76.565681679372">
            <text:p>776,5656816794</text:p>
          </table:table-cell>
          <table:table-cell table:formula="of:=[.A146]*[.B146]" office:value-type="float" office:value="113378.589525188">
            <text:p>113378,58952518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61.034368045784">
            <text:p>761,0343680458</text:p>
          </table:table-cell>
          <table:table-cell table:formula="of:=[.A147]*[.B147]" office:value-type="float" office:value="111872.05210273">
            <text:p>111872,05210273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45.813680684869">
            <text:p>745,8136806849</text:p>
          </table:table-cell>
          <table:table-cell table:formula="of:=[.A148]*[.B148]" office:value-type="float" office:value="110380.424741361">
            <text:p>110380,424741361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30.897407071171">
            <text:p>730,8974070712</text:p>
          </table:table-cell>
          <table:table-cell table:formula="of:=[.A149]*[.B149]" office:value-type="float" office:value="108903.713653605">
            <text:p>108903,71365360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16.279458929748">
            <text:p>716,2794589297</text:p>
          </table:table-cell>
          <table:table-cell table:formula="of:=[.A150]*[.B150]" office:value-type="float" office:value="107441.918839462">
            <text:p>107441,918839462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01.953869751153">
            <text:p>701,9538697512</text:p>
          </table:table-cell>
          <table:table-cell table:formula="of:=[.A151]*[.B151]" office:value-type="float" office:value="105995.034332424">
            <text:p>105995,034332424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687.91479235613">
            <text:p>687,9147923561</text:p>
          </table:table-cell>
          <table:table-cell table:formula="of:=[.A152]*[.B152]" office:value-type="float" office:value="104563.048438132">
            <text:p>104563,048438132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674.156496509007">
            <text:p>674,156496509</text:p>
          </table:table-cell>
          <table:table-cell table:formula="of:=[.A153]*[.B153]" office:value-type="float" office:value="103145.943965878">
            <text:p>103145,943965878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60.673366578827">
            <text:p>660,6733665788</text:p>
          </table:table-cell>
          <table:table-cell table:formula="of:=[.A154]*[.B154]" office:value-type="float" office:value="101743.698453139">
            <text:p>101743,698453139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47.459899247251">
            <text:p>647,4598992473</text:p>
          </table:table-cell>
          <table:table-cell table:formula="of:=[.A155]*[.B155]" office:value-type="float" office:value="100356.284383324">
            <text:p>100356,28438332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34.510701262306">
            <text:p>634,5107012623</text:p>
          </table:table-cell>
          <table:table-cell table:formula="of:=[.A156]*[.B156]" office:value-type="float" office:value="98983.6693969196">
            <text:p>98983,6693969196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21.820487237059">
            <text:p>621,8204872371</text:p>
          </table:table-cell>
          <table:table-cell table:formula="of:=[.A157]*[.B157]" office:value-type="float" office:value="97625.8164962183">
            <text:p>97625,8164962183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09.384077492318">
            <text:p>609,3840774923</text:p>
          </table:table-cell>
          <table:table-cell table:formula="of:=[.A158]*[.B158]" office:value-type="float" office:value="96282.6842437863">
            <text:p>96282,6842437863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597.196395942472">
            <text:p>597,1963959425</text:p>
          </table:table-cell>
          <table:table-cell table:formula="of:=[.A159]*[.B159]" office:value-type="float" office:value="94954.226954853">
            <text:p>94954,226954853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585.252468023622">
            <text:p>585,2524680236</text:p>
          </table:table-cell>
          <table:table-cell table:formula="of:=[.A160]*[.B160]" office:value-type="float" office:value="93640.3948837796">
            <text:p>93640,3948837796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573.54741866315">
            <text:p>573,5474186632</text:p>
          </table:table-cell>
          <table:table-cell table:formula="of:=[.A161]*[.B161]" office:value-type="float" office:value="92341.1344047671">
            <text:p>92341,1344047671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562.076470289887">
            <text:p>562,0764702899</text:p>
          </table:table-cell>
          <table:table-cell table:formula="of:=[.A162]*[.B162]" office:value-type="float" office:value="91056.3881869617">
            <text:p>91056,3881869617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50.834940884089">
            <text:p>550,8349408841</text:p>
          </table:table-cell>
          <table:table-cell table:formula="of:=[.A163]*[.B163]" office:value-type="float" office:value="89786.0953641065">
            <text:p>89786,0953641065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39.818242066407">
            <text:p>539,8182420664</text:p>
          </table:table-cell>
          <table:table-cell table:formula="of:=[.A164]*[.B164]" office:value-type="float" office:value="88530.1916988908">
            <text:p>88530,1916988908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29.021877225079">
            <text:p>529,0218772251</text:p>
          </table:table-cell>
          <table:table-cell table:formula="of:=[.A165]*[.B165]" office:value-type="float" office:value="87288.6097421381">
            <text:p>87288,6097421381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18.441439680578">
            <text:p>518,4414396806</text:p>
          </table:table-cell>
          <table:table-cell table:formula="of:=[.A166]*[.B166]" office:value-type="float" office:value="86061.2789869759">
            <text:p>86061,2789869759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08.072610886966">
            <text:p>508,072610887</text:p>
          </table:table-cell>
          <table:table-cell table:formula="of:=[.A167]*[.B167]" office:value-type="float" office:value="84848.1260181233">
            <text:p>84848,1260181233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497.911158669227">
            <text:p>497,9111586692</text:p>
          </table:table-cell>
          <table:table-cell table:formula="of:=[.A168]*[.B168]" office:value-type="float" office:value="83649.0746564301">
            <text:p>83649,0746564301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487.952935495842">
            <text:p>487,9529354958</text:p>
          </table:table-cell>
          <table:table-cell table:formula="of:=[.A169]*[.B169]" office:value-type="float" office:value="82464.0460987973">
            <text:p>82464,0460987973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78.193876785925">
            <text:p>478,1938767859</text:p>
          </table:table-cell>
          <table:table-cell table:formula="of:=[.A170]*[.B170]" office:value-type="float" office:value="81292.9590536073">
            <text:p>81292,9590536073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68.629999250207">
            <text:p>468,6299992502</text:p>
          </table:table-cell>
          <table:table-cell table:formula="of:=[.A171]*[.B171]" office:value-type="float" office:value="80135.7298717853">
            <text:p>80135,7298717853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59.257399265203">
            <text:p>459,2573992652</text:p>
          </table:table-cell>
          <table:table-cell table:formula="of:=[.A172]*[.B172]" office:value-type="float" office:value="78992.2726736149">
            <text:p>78992,2726736149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50.072251279899">
            <text:p>450,0722512799</text:p>
          </table:table-cell>
          <table:table-cell table:formula="of:=[.A173]*[.B173]" office:value-type="float" office:value="77862.4994714224">
            <text:p>77862,4994714224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41.070806254301">
            <text:p>441,0708062543</text:p>
          </table:table-cell>
          <table:table-cell table:formula="of:=[.A174]*[.B174]" office:value-type="float" office:value="76746.3202882483">
            <text:p>76746,320288248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32.249390129214">
            <text:p>432,2493901292</text:p>
          </table:table-cell>
          <table:table-cell table:formula="of:=[.A175]*[.B175]" office:value-type="float" office:value="75643.6432726125">
            <text:p>75643,643272612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23.60440232663">
            <text:p>423,6044023266</text:p>
          </table:table-cell>
          <table:table-cell table:formula="of:=[.A176]*[.B176]" office:value-type="float" office:value="74554.3748094869">
            <text:p>74554,3748094869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15.132314280098">
            <text:p>415,1323142801</text:p>
          </table:table-cell>
          <table:table-cell table:formula="of:=[.A177]*[.B177]" office:value-type="float" office:value="73478.4196275773">
            <text:p>73478,4196275773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06.829667994496">
            <text:p>406,8296679945</text:p>
          </table:table-cell>
          <table:table-cell table:formula="of:=[.A178]*[.B178]" office:value-type="float" office:value="72415.6809030202">
            <text:p>72415,6809030202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98.693074634606">
            <text:p>398,6930746346</text:p>
          </table:table-cell>
          <table:table-cell table:formula="of:=[.A179]*[.B179]" office:value-type="float" office:value="71366.0603595944">
            <text:p>71366,060359594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90.719213141914">
            <text:p>390,7192131419</text:p>
          </table:table-cell>
          <table:table-cell table:formula="of:=[.A180]*[.B180]" office:value-type="float" office:value="70329.4583655444">
            <text:p>70329,458365544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82.904828879075">
            <text:p>382,9048288791</text:p>
          </table:table-cell>
          <table:table-cell table:formula="of:=[.A181]*[.B181]" office:value-type="float" office:value="69305.7740271126">
            <text:p>69305,7740271126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75.246732301494">
            <text:p>375,2467323015</text:p>
          </table:table-cell>
          <table:table-cell table:formula="of:=[.A182]*[.B182]" office:value-type="float" office:value="68294.9052788719">
            <text:p>68294,9052788719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67.741797655464">
            <text:p>367,7417976555</text:p>
          </table:table-cell>
          <table:table-cell table:formula="of:=[.A183]*[.B183]" office:value-type="float" office:value="67296.7489709499">
            <text:p>67296,7489709499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60.386961702355">
            <text:p>360,3869617024</text:p>
          </table:table-cell>
          <table:table-cell table:formula="of:=[.A184]*[.B184]" office:value-type="float" office:value="66311.2009532333">
            <text:p>66311,2009532333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53.179222468308">
            <text:p>353,1792224683</text:p>
          </table:table-cell>
          <table:table-cell table:formula="of:=[.A185]*[.B185]" office:value-type="float" office:value="65338.1561566369">
            <text:p>65338,1561566369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46.115638018941">
            <text:p>346,1156380189</text:p>
          </table:table-cell>
          <table:table-cell table:formula="of:=[.A186]*[.B186]" office:value-type="float" office:value="64377.5086715231">
            <text:p>64377,5086715231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39.193325258563">
            <text:p>339,1933252586</text:p>
          </table:table-cell>
          <table:table-cell table:formula="of:=[.A187]*[.B187]" office:value-type="float" office:value="63429.1518233512">
            <text:p>63429,1518233512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32.409458753391">
            <text:p>332,4094587534</text:p>
          </table:table-cell>
          <table:table-cell table:formula="of:=[.A188]*[.B188]" office:value-type="float" office:value="62492.9782456376">
            <text:p>62492,9782456376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25.761269578323">
            <text:p>325,7612695783</text:p>
          </table:table-cell>
          <table:table-cell table:formula="of:=[.A189]*[.B189]" office:value-type="float" office:value="61568.8799503031">
            <text:p>61568,8799503031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19.246044186757">
            <text:p>319,2460441868</text:p>
          </table:table-cell>
          <table:table-cell table:formula="of:=[.A190]*[.B190]" office:value-type="float" office:value="60656.7483954838">
            <text:p>60656,7483954838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12.861123303022">
            <text:p>312,861123303</text:p>
          </table:table-cell>
          <table:table-cell table:formula="of:=[.A191]*[.B191]" office:value-type="float" office:value="59756.4745508772">
            <text:p>59756,4745508772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06.603900836961">
            <text:p>306,603900837</text:p>
          </table:table-cell>
          <table:table-cell table:formula="of:=[.A192]*[.B192]" office:value-type="float" office:value="58867.9489606966">
            <text:p>58867,948960696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00.471822820222">
            <text:p>300,4718228202</text:p>
          </table:table-cell>
          <table:table-cell table:formula="of:=[.A193]*[.B193]" office:value-type="float" office:value="57991.0618043029">
            <text:p>57991,0618043029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294.462386363818">
            <text:p>294,4623863638</text:p>
          </table:table-cell>
          <table:table-cell table:formula="of:=[.A194]*[.B194]" office:value-type="float" office:value="57125.7029545806">
            <text:p>57125,7029545806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288.573138636541">
            <text:p>288,5731386365</text:p>
          </table:table-cell>
          <table:table-cell table:formula="of:=[.A195]*[.B195]" office:value-type="float" office:value="56271.7620341256">
            <text:p>56271,7620341256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282.801675863811">
            <text:p>282,8016758638</text:p>
          </table:table-cell>
          <table:table-cell table:formula="of:=[.A196]*[.B196]" office:value-type="float" office:value="55429.1284693069">
            <text:p>55429,1284693069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77.145642346534">
            <text:p>277,1456423465</text:p>
          </table:table-cell>
          <table:table-cell table:formula="of:=[.A197]*[.B197]" office:value-type="float" office:value="54597.6915422672">
            <text:p>54597,6915422672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71.602729499604">
            <text:p>271,6027294996</text:p>
          </table:table-cell>
          <table:table-cell table:formula="of:=[.A198]*[.B198]" office:value-type="float" office:value="53777.3404409215">
            <text:p>53777,3404409215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66.170674909612">
            <text:p>266,1706749096</text:p>
          </table:table-cell>
          <table:table-cell table:formula="of:=[.A199]*[.B199]" office:value-type="float" office:value="52967.9643070127">
            <text:p>52967,9643070127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60.847261411419">
            <text:p>260,8472614114</text:p>
          </table:table-cell>
          <table:table-cell table:formula="of:=[.A200]*[.B200]" office:value-type="float" office:value="52169.4522822839">
            <text:p>52169,4522822839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255.630316183191">
            <text:p>255,6303161832</text:p>
          </table:table-cell>
          <table:table-cell table:formula="of:=[.A201]*[.B201]" office:value-type="float" office:value="51381.6935528214">
            <text:p>51381,6935528214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250.517709859527">
            <text:p>250,5177098595</text:p>
          </table:table-cell>
          <table:table-cell table:formula="of:=[.A202]*[.B202]" office:value-type="float" office:value="50604.5773916245">
            <text:p>50604,5773916245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245.507355662337">
            <text:p>245,5073556623</text:p>
          </table:table-cell>
          <table:table-cell table:formula="of:=[.A203]*[.B203]" office:value-type="float" office:value="49837.9931994543">
            <text:p>49837,9931994543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240.59720854909">
            <text:p>240,5972085491</text:p>
          </table:table-cell>
          <table:table-cell table:formula="of:=[.A204]*[.B204]" office:value-type="float" office:value="49081.8305440143">
            <text:p>49081,8305440143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235.785264378108">
            <text:p>235,7852643781</text:p>
          </table:table-cell>
          <table:table-cell table:formula="of:=[.A205]*[.B205]" office:value-type="float" office:value="48335.9791975122">
            <text:p>48335,9791975122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231.069559090546">
            <text:p>231,0695590905</text:p>
          </table:table-cell>
          <table:table-cell table:formula="of:=[.A206]*[.B206]" office:value-type="float" office:value="47600.3291726525">
            <text:p>47600,3291726525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226.448167908735">
            <text:p>226,4481679087</text:p>
          </table:table-cell>
          <table:table-cell table:formula="of:=[.A207]*[.B207]" office:value-type="float" office:value="46874.7707571081">
            <text:p>46874,7707571081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221.91920455056">
            <text:p>221,9192045506</text:p>
          </table:table-cell>
          <table:table-cell table:formula="of:=[.A208]*[.B208]" office:value-type="float" office:value="46159.1945465165">
            <text:p>46159,1945465165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217.480820459549">
            <text:p>217,4808204595</text:p>
          </table:table-cell>
          <table:table-cell table:formula="of:=[.A209]*[.B209]" office:value-type="float" office:value="45453.4914760457">
            <text:p>45453,4914760457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213.131204050358">
            <text:p>213,1312040504</text:p>
          </table:table-cell>
          <table:table-cell table:formula="of:=[.A210]*[.B210]" office:value-type="float" office:value="44757.5528505752">
            <text:p>44757,5528505752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208.868579969351">
            <text:p>208,8685799694</text:p>
          </table:table-cell>
          <table:table-cell table:formula="of:=[.A211]*[.B211]" office:value-type="float" office:value="44071.270373533">
            <text:p>44071,270373533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204.691208369964">
            <text:p>204,69120837</text:p>
          </table:table-cell>
          <table:table-cell table:formula="of:=[.A212]*[.B212]" office:value-type="float" office:value="43394.5361744323">
            <text:p>43394,5361744323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200.597384202565">
            <text:p>200,5973842026</text:p>
          </table:table-cell>
          <table:table-cell table:formula="of:=[.A213]*[.B213]" office:value-type="float" office:value="42727.2428351463">
            <text:p>42727,242835146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196.585436518513">
            <text:p>196,5854365185</text:p>
          </table:table-cell>
          <table:table-cell table:formula="of:=[.A214]*[.B214]" office:value-type="float" office:value="42069.2834149618">
            <text:p>42069,2834149618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192.653727788143">
            <text:p>192,6537277881</text:p>
          </table:table-cell>
          <table:table-cell table:formula="of:=[.A215]*[.B215]" office:value-type="float" office:value="41420.5514744508">
            <text:p>41420,5514744508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188.80065323238">
            <text:p>188,8006532324</text:p>
          </table:table-cell>
          <table:table-cell table:formula="of:=[.A216]*[.B216]" office:value-type="float" office:value="40780.9410981941">
            <text:p>40780,9410981941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185.024640167733">
            <text:p>185,0246401677</text:p>
          </table:table-cell>
          <table:table-cell table:formula="of:=[.A217]*[.B217]" office:value-type="float" office:value="40150.346916398">
            <text:p>40150,346916398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181.324147364378">
            <text:p>181,3241473644</text:p>
          </table:table-cell>
          <table:table-cell table:formula="of:=[.A218]*[.B218]" office:value-type="float" office:value="39528.6641254344">
            <text:p>39528,664125434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177.69766441709">
            <text:p>177,6976644171</text:p>
          </table:table-cell>
          <table:table-cell table:formula="of:=[.A219]*[.B219]" office:value-type="float" office:value="38915.7885073428">
            <text:p>38915,7885073428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174.143711128748">
            <text:p>174,1437111287</text:p>
          </table:table-cell>
          <table:table-cell table:formula="of:=[.A220]*[.B220]" office:value-type="float" office:value="38311.6164483247">
            <text:p>38311,616448324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170.660836906174">
            <text:p>170,6608369062</text:p>
          </table:table-cell>
          <table:table-cell table:formula="of:=[.A221]*[.B221]" office:value-type="float" office:value="37716.0449562643">
            <text:p>37716,0449562643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167.24762016805">
            <text:p>167,2476201681</text:p>
          </table:table-cell>
          <table:table-cell table:formula="of:=[.A222]*[.B222]" office:value-type="float" office:value="37128.9716773071">
            <text:p>37128,9716773071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163.902667764689">
            <text:p>163,9026677647</text:p>
          </table:table-cell>
          <table:table-cell table:formula="of:=[.A223]*[.B223]" office:value-type="float" office:value="36550.2949115257">
            <text:p>36550,2949115257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160.624614409395">
            <text:p>160,6246144094</text:p>
          </table:table-cell>
          <table:table-cell table:formula="of:=[.A224]*[.B224]" office:value-type="float" office:value="35979.9136277045">
            <text:p>35979,9136277045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157.412122121207">
            <text:p>157,4121221212</text:p>
          </table:table-cell>
          <table:table-cell table:formula="of:=[.A225]*[.B225]" office:value-type="float" office:value="35417.7274772717">
            <text:p>35417,7274772717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154.263879678783">
            <text:p>154,2638796788</text:p>
          </table:table-cell>
          <table:table-cell table:formula="of:=[.A226]*[.B226]" office:value-type="float" office:value="34863.636807405">
            <text:p>34863,636807405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151.178602085208">
            <text:p>151,1786020852</text:p>
          </table:table-cell>
          <table:table-cell table:formula="of:=[.A227]*[.B227]" office:value-type="float" office:value="34317.5426733421">
            <text:p>34317,5426733421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148.155030043503">
            <text:p>148,1550300435</text:p>
          </table:table-cell>
          <table:table-cell table:formula="of:=[.A228]*[.B228]" office:value-type="float" office:value="33779.3468499188">
            <text:p>33779,3468499188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145.191929442633">
            <text:p>145,1919294426</text:p>
          </table:table-cell>
          <table:table-cell table:formula="of:=[.A229]*[.B229]" office:value-type="float" office:value="33248.951842363">
            <text:p>33248,951842363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142.288090853781">
            <text:p>142,2880908538</text:p>
          </table:table-cell>
          <table:table-cell table:formula="of:=[.A230]*[.B230]" office:value-type="float" office:value="32726.2608963696">
            <text:p>32726,2608963696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139.442329036705">
            <text:p>139,4423290367</text:p>
          </table:table-cell>
          <table:table-cell table:formula="of:=[.A231]*[.B231]" office:value-type="float" office:value="32211.1780074789">
            <text:p>32211,1780074789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136.653482455971">
            <text:p>136,653482456</text:p>
          </table:table-cell>
          <table:table-cell table:formula="of:=[.A232]*[.B232]" office:value-type="float" office:value="31703.6079297853">
            <text:p>31703,6079297853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133.920412806852">
            <text:p>133,9204128069</text:p>
          </table:table-cell>
          <table:table-cell table:formula="of:=[.A233]*[.B233]" office:value-type="float" office:value="31203.4561839964">
            <text:p>31203,4561839964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131.242004550714">
            <text:p>131,2420045507</text:p>
          </table:table-cell>
          <table:table-cell table:formula="of:=[.A234]*[.B234]" office:value-type="float" office:value="30710.6290648672">
            <text:p>30710,6290648672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128.6171644597">
            <text:p>128,6171644597</text:p>
          </table:table-cell>
          <table:table-cell table:formula="of:=[.A235]*[.B235]" office:value-type="float" office:value="30225.0336480295">
            <text:p>30225,0336480295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126.044821170506">
            <text:p>126,0448211705</text:p>
          </table:table-cell>
          <table:table-cell table:formula="of:=[.A236]*[.B236]" office:value-type="float" office:value="29746.5777962395">
            <text:p>29746,5777962395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123.523924747096">
            <text:p>123,5239247471</text:p>
          </table:table-cell>
          <table:table-cell table:formula="of:=[.A237]*[.B237]" office:value-type="float" office:value="29275.1701650618">
            <text:p>29275,1701650618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121.053446252154">
            <text:p>121,0534462522</text:p>
          </table:table-cell>
          <table:table-cell table:formula="of:=[.A238]*[.B238]" office:value-type="float" office:value="28810.7202080127">
            <text:p>28810,7202080127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118.632377327111">
            <text:p>118,6323773271</text:p>
          </table:table-cell>
          <table:table-cell table:formula="of:=[.A239]*[.B239]" office:value-type="float" office:value="28353.1381811795">
            <text:p>28353,1381811795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116.259729780569">
            <text:p>116,2597297806</text:p>
          </table:table-cell>
          <table:table-cell table:formula="of:=[.A240]*[.B240]" office:value-type="float" office:value="27902.3351473365">
            <text:p>27902,3351473365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113.934535184957">
            <text:p>113,934535185</text:p>
          </table:table-cell>
          <table:table-cell table:formula="of:=[.A241]*[.B241]" office:value-type="float" office:value="27458.2229795747">
            <text:p>27458,222979574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111.655844481258">
            <text:p>111,6558444813</text:p>
          </table:table-cell>
          <table:table-cell table:formula="of:=[.A242]*[.B242]" office:value-type="float" office:value="27020.7143644645">
            <text:p>27020,7143644645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109.422727591633">
            <text:p>109,4227275916</text:p>
          </table:table-cell>
          <table:table-cell table:formula="of:=[.A243]*[.B243]" office:value-type="float" office:value="26589.7228047668">
            <text:p>26589,7228047668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107.2342730398">
            <text:p>107,2342730398</text:p>
          </table:table-cell>
          <table:table-cell table:formula="of:=[.A244]*[.B244]" office:value-type="float" office:value="26165.1626217113">
            <text:p>26165,162621711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105.089587579004">
            <text:p>105,089587579</text:p>
          </table:table-cell>
          <table:table-cell table:formula="of:=[.A245]*[.B245]" office:value-type="float" office:value="25746.9489568561">
            <text:p>25746,948956856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102.987795827424">
            <text:p>102,9877958274</text:p>
          </table:table-cell>
          <table:table-cell table:formula="of:=[.A246]*[.B246]" office:value-type="float" office:value="25334.9977735464">
            <text:p>25334,9977735464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100.928039910876">
            <text:p>100,9280399109</text:p>
          </table:table-cell>
          <table:table-cell table:formula="of:=[.A247]*[.B247]" office:value-type="float" office:value="24929.2258579863">
            <text:p>24929,2258579863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98.9094791126583">
            <text:p>98,9094791127</text:p>
          </table:table-cell>
          <table:table-cell table:formula="of:=[.A248]*[.B248]" office:value-type="float" office:value="24529.5508199393">
            <text:p>24529,5508199393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96.9312895304052">
            <text:p>96,9312895304</text:p>
          </table:table-cell>
          <table:table-cell table:formula="of:=[.A249]*[.B249]" office:value-type="float" office:value="24135.8910930709">
            <text:p>24135,891093070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94.9926637397971">
            <text:p>94,9926637398</text:p>
          </table:table-cell>
          <table:table-cell table:formula="of:=[.A250]*[.B250]" office:value-type="float" office:value="23748.1659349493">
            <text:p>23748,165934949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93.0928104650011">
            <text:p>93,092810465</text:p>
          </table:table-cell>
          <table:table-cell table:formula="of:=[.A251]*[.B251]" office:value-type="float" office:value="23366.2954267153">
            <text:p>23366,295426715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91.2309542557011">
            <text:p>91,2309542557</text:p>
          </table:table-cell>
          <table:table-cell table:formula="of:=[.A252]*[.B252]" office:value-type="float" office:value="22990.2004724367">
            <text:p>22990,2004724367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89.4063351705871">
            <text:p>89,4063351706</text:p>
          </table:table-cell>
          <table:table-cell table:formula="of:=[.A253]*[.B253]" office:value-type="float" office:value="22619.8027981585">
            <text:p>22619,8027981585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87.6182084671753">
            <text:p>87,6182084672</text:p>
          </table:table-cell>
          <table:table-cell table:formula="of:=[.A254]*[.B254]" office:value-type="float" office:value="22255.0249506625">
            <text:p>22255,024950662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85.8658442978318">
            <text:p>85,8658442978</text:p>
          </table:table-cell>
          <table:table-cell table:formula="of:=[.A255]*[.B255]" office:value-type="float" office:value="21895.7902959471">
            <text:p>21895,7902959471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84.1485274118752">
            <text:p>84,1485274119</text:p>
          </table:table-cell>
          <table:table-cell table:formula="of:=[.A256]*[.B256]" office:value-type="float" office:value="21542.02301744">
            <text:p>21542,02301744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82.4655568636377">
            <text:p>82,4655568636</text:p>
          </table:table-cell>
          <table:table-cell table:formula="of:=[.A257]*[.B257]" office:value-type="float" office:value="21193.6481139549">
            <text:p>21193,6481139549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80.8162457263649">
            <text:p>80,8162457264</text:p>
          </table:table-cell>
          <table:table-cell table:formula="of:=[.A258]*[.B258]" office:value-type="float" office:value="20850.5913974021">
            <text:p>20850,5913974021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79.1999208118376">
            <text:p>79,1999208118</text:p>
          </table:table-cell>
          <table:table-cell table:formula="of:=[.A259]*[.B259]" office:value-type="float" office:value="20512.7794902659">
            <text:p>20512,77949026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77.6159223956009">
            <text:p>77,6159223956</text:p>
          </table:table-cell>
          <table:table-cell table:formula="of:=[.A260]*[.B260]" office:value-type="float" office:value="20180.1398228562">
            <text:p>20180,1398228562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76.0636039476889">
            <text:p>76,0636039477</text:p>
          </table:table-cell>
          <table:table-cell table:formula="of:=[.A261]*[.B261]" office:value-type="float" office:value="19852.6006303468">
            <text:p>19852,600630346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74.5423318687351">
            <text:p>74,5423318687</text:p>
          </table:table-cell>
          <table:table-cell table:formula="of:=[.A262]*[.B262]" office:value-type="float" office:value="19530.0909496086">
            <text:p>19530,0909496086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73.0514852313604">
            <text:p>73,0514852314</text:p>
          </table:table-cell>
          <table:table-cell table:formula="of:=[.A263]*[.B263]" office:value-type="float" office:value="19212.5406158478">
            <text:p>19212,5406158478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71.5904555267332">
            <text:p>71,5904555267</text:p>
          </table:table-cell>
          <table:table-cell table:formula="of:=[.A264]*[.B264]" office:value-type="float" office:value="18899.8802590576">
            <text:p>18899,8802590576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70.1586464161985">
            <text:p>70,1586464162</text:p>
          </table:table-cell>
          <table:table-cell table:formula="of:=[.A265]*[.B265]" office:value-type="float" office:value="18592.0413002926">
            <text:p>18592,0413002926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68.7554734878745">
            <text:p>68,7554734879</text:p>
          </table:table-cell>
          <table:table-cell table:formula="of:=[.A266]*[.B266]" office:value-type="float" office:value="18288.9559477746">
            <text:p>18288,9559477746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67.3803640181171">
            <text:p>67,3803640181</text:p>
          </table:table-cell>
          <table:table-cell table:formula="of:=[.A267]*[.B267]" office:value-type="float" office:value="17990.5571928373">
            <text:p>17990,5571928373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66.0327567377547">
            <text:p>66,0327567378</text:p>
          </table:table-cell>
          <table:table-cell table:formula="of:=[.A268]*[.B268]" office:value-type="float" office:value="17696.7788057183">
            <text:p>17696,778805718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64.7121016029996">
            <text:p>64,712101603</text:p>
          </table:table-cell>
          <table:table-cell table:formula="of:=[.A269]*[.B269]" office:value-type="float" office:value="17407.5553312069">
            <text:p>17407,5553312069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63.4178595709396">
            <text:p>63,4178595709</text:p>
          </table:table-cell>
          <table:table-cell table:formula="of:=[.A270]*[.B270]" office:value-type="float" office:value="17122.8220841537">
            <text:p>17122,8220841537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62.1495023795208">
            <text:p>62,1495023795</text:p>
          </table:table-cell>
          <table:table-cell table:formula="of:=[.A271]*[.B271]" office:value-type="float" office:value="16842.5151448501">
            <text:p>16842,5151448501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60.9065123319304">
            <text:p>60,9065123319</text:p>
          </table:table-cell>
          <table:table-cell table:formula="of:=[.A272]*[.B272]" office:value-type="float" office:value="16566.5713542851">
            <text:p>16566,5713542851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59.6883820852918">
            <text:p>59,6883820853</text:p>
          </table:table-cell>
          <table:table-cell table:formula="of:=[.A273]*[.B273]" office:value-type="float" office:value="16294.9283092847">
            <text:p>16294,9283092847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58.494614443586">
            <text:p>58,4946144436</text:p>
          </table:table-cell>
          <table:table-cell table:formula="of:=[.A274]*[.B274]" office:value-type="float" office:value="16027.5243575426">
            <text:p>16027,5243575426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7.3247221547142">
            <text:p>57,3247221547</text:p>
          </table:table-cell>
          <table:table-cell table:formula="of:=[.A275]*[.B275]" office:value-type="float" office:value="15764.2985925464">
            <text:p>15764,2985925464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6.17822771162">
            <text:p>56,1782277116</text:p>
          </table:table-cell>
          <table:table-cell table:formula="of:=[.A276]*[.B276]" office:value-type="float" office:value="15505.1908484071">
            <text:p>15505,1908484071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5.0546631573876">
            <text:p>55,0546631574</text:p>
          </table:table-cell>
          <table:table-cell table:formula="of:=[.A277]*[.B277]" office:value-type="float" office:value="15250.1416945964">
            <text:p>15250,1416945964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3.9535698942398">
            <text:p>53,9535698942</text:p>
          </table:table-cell>
          <table:table-cell table:formula="of:=[.A278]*[.B278]" office:value-type="float" office:value="14999.0924305987">
            <text:p>14999,0924305987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2.874498496355">
            <text:p>52,8744984964</text:p>
          </table:table-cell>
          <table:table-cell table:formula="of:=[.A279]*[.B279]" office:value-type="float" office:value="14751.985080483">
            <text:p>14751,985080483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1.8170085264279">
            <text:p>51,8170085264</text:p>
          </table:table-cell>
          <table:table-cell table:formula="of:=[.A280]*[.B280]" office:value-type="float" office:value="14508.7623873998">
            <text:p>14508,7623873998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0.7806683558993">
            <text:p>50,7806683559</text:p>
          </table:table-cell>
          <table:table-cell table:formula="of:=[.A281]*[.B281]" office:value-type="float" office:value="14269.3678080077">
            <text:p>14269,3678080077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49.7650549887814">
            <text:p>49,7650549888</text:p>
          </table:table-cell>
          <table:table-cell table:formula="of:=[.A282]*[.B282]" office:value-type="float" office:value="14033.7455068363">
            <text:p>14033,7455068363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48.7697538890057">
            <text:p>48,769753889</text:p>
          </table:table-cell>
          <table:table-cell table:formula="of:=[.A283]*[.B283]" office:value-type="float" office:value="13801.8403505886">
            <text:p>13801,8403505886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47.7943588112256">
            <text:p>47,7943588112</text:p>
          </table:table-cell>
          <table:table-cell table:formula="of:=[.A284]*[.B284]" office:value-type="float" office:value="13573.5979023881">
            <text:p>13573,5979023881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46.8384716350011">
            <text:p>46,838471635</text:p>
          </table:table-cell>
          <table:table-cell table:formula="of:=[.A285]*[.B285]" office:value-type="float" office:value="13348.9644159753">
            <text:p>13348,9644159753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45.9017022023011">
            <text:p>45,9017022023</text:p>
          </table:table-cell>
          <table:table-cell table:formula="of:=[.A286]*[.B286]" office:value-type="float" office:value="13127.8868298581">
            <text:p>13127,8868298581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44.983668158255">
            <text:p>44,9836681583</text:p>
          </table:table-cell>
          <table:table-cell table:formula="of:=[.A287]*[.B287]" office:value-type="float" office:value="12910.3127614192">
            <text:p>12910,3127614192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44.0839947950899">
            <text:p>44,0839947951</text:p>
          </table:table-cell>
          <table:table-cell table:formula="of:=[.A288]*[.B288]" office:value-type="float" office:value="12696.1905009859">
            <text:p>12696,1905009859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43.2023148991881">
            <text:p>43,2023148992</text:p>
          </table:table-cell>
          <table:table-cell table:formula="of:=[.A289]*[.B289]" office:value-type="float" office:value="12485.4690058654">
            <text:p>12485,4690058654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42.3382686012044">
            <text:p>42,3382686012</text:p>
          </table:table-cell>
          <table:table-cell table:formula="of:=[.A290]*[.B290]" office:value-type="float" office:value="12278.0978943493">
            <text:p>12278,0978943493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41.4915032291803">
            <text:p>41,4915032292</text:p>
          </table:table-cell>
          <table:table-cell table:formula="of:=[.A291]*[.B291]" office:value-type="float" office:value="12074.0274396915">
            <text:p>12074,0274396915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40.6616731645967">
            <text:p>40,6616731646</text:p>
          </table:table-cell>
          <table:table-cell table:formula="of:=[.A292]*[.B292]" office:value-type="float" office:value="11873.2085640622">
            <text:p>11873,2085640622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39.8484397013048">
            <text:p>39,8484397013</text:p>
          </table:table-cell>
          <table:table-cell table:formula="of:=[.A293]*[.B293]" office:value-type="float" office:value="11675.5928324823">
            <text:p>11675,5928324823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39.0514709072787">
            <text:p>39,0514709073</text:p>
          </table:table-cell>
          <table:table-cell table:formula="of:=[.A294]*[.B294]" office:value-type="float" office:value="11481.1324467399">
            <text:p>11481,1324467399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38.2704414891331">
            <text:p>38,2704414891</text:p>
          </table:table-cell>
          <table:table-cell table:formula="of:=[.A295]*[.B295]" office:value-type="float" office:value="11289.7802392943">
            <text:p>11289,7802392943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37.5050326593504">
            <text:p>37,5050326594</text:p>
          </table:table-cell>
          <table:table-cell table:formula="of:=[.A296]*[.B296]" office:value-type="float" office:value="11101.4896671677">
            <text:p>11101,4896671677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36.7549320061634">
            <text:p>36,7549320062</text:p>
          </table:table-cell>
          <table:table-cell table:formula="of:=[.A297]*[.B297]" office:value-type="float" office:value="10916.2148058305">
            <text:p>10916,2148058305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36.0198333660401">
            <text:p>36,019833366</text:p>
          </table:table-cell>
          <table:table-cell table:formula="of:=[.A298]*[.B298]" office:value-type="float" office:value="10733.91034308">
            <text:p>10733,91034308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35.2994366987193">
            <text:p>35,2994366987</text:p>
          </table:table-cell>
          <table:table-cell table:formula="of:=[.A299]*[.B299]" office:value-type="float" office:value="10554.5315729171">
            <text:p>10554,531572917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34.593447964745">
            <text:p>34,5934479647</text:p>
          </table:table-cell>
          <table:table-cell table:formula="of:=[.A300]*[.B300]" office:value-type="float" office:value="10378.0343894235">
            <text:p>10378,0343894235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33.90157900545">
            <text:p>33,9015790055</text:p>
          </table:table-cell>
          <table:table-cell table:formula="of:=[.A301]*[.B301]" office:value-type="float" office:value="10204.3752806405">
            <text:p>10204,3752806405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33.2235474253411">
            <text:p>33,2235474253</text:p>
          </table:table-cell>
          <table:table-cell table:formula="of:=[.A302]*[.B302]" office:value-type="float" office:value="10033.511322453">
            <text:p>10033,511322453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32.5590764768342">
            <text:p>32,5590764768</text:p>
          </table:table-cell>
          <table:table-cell table:formula="of:=[.A303]*[.B303]" office:value-type="float" office:value="9865.40017248077">
            <text:p>9865,4001724808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31.9078949472975">
            <text:p>31,9078949473</text:p>
          </table:table-cell>
          <table:table-cell table:formula="of:=[.A304]*[.B304]" office:value-type="float" office:value="9700.00006397845">
            <text:p>9700,0000639785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31.2697370483516">
            <text:p>31,2697370484</text:p>
          </table:table-cell>
          <table:table-cell table:formula="of:=[.A305]*[.B305]" office:value-type="float" office:value="9537.26979974724">
            <text:p>9537,2697997472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30.6443423073846">
            <text:p>30,6443423074</text:p>
          </table:table-cell>
          <table:table-cell table:formula="of:=[.A306]*[.B306]" office:value-type="float" office:value="9377.16874605968">
            <text:p>9377,1687460597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30.0314554612369">
            <text:p>30,0314554612</text:p>
          </table:table-cell>
          <table:table-cell table:formula="of:=[.A307]*[.B307]" office:value-type="float" office:value="9219.65682659972">
            <text:p>9219,6568265997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9.4308263520121">
            <text:p>29,430826352</text:p>
          </table:table-cell>
          <table:table-cell table:formula="of:=[.A308]*[.B308]" office:value-type="float" office:value="9064.69451641974">
            <text:p>9064,6945164197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8.8422098249719">
            <text:p>28,842209825</text:p>
          </table:table-cell>
          <table:table-cell table:formula="of:=[.A309]*[.B309]" office:value-type="float" office:value="8912.24283591631">
            <text:p>8912,2428359163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8.2653656284724">
            <text:p>28,2653656285</text:p>
          </table:table-cell>
          <table:table-cell table:formula="of:=[.A310]*[.B310]" office:value-type="float" office:value="8762.26334482646">
            <text:p>8762,2633448265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7.700058315903">
            <text:p>27,7000583159</text:p>
          </table:table-cell>
          <table:table-cell table:formula="of:=[.A311]*[.B311]" office:value-type="float" office:value="8614.71813624583">
            <text:p>8614,7181362458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7.1460571495849">
            <text:p>27,1460571496</text:p>
          </table:table-cell>
          <table:table-cell table:formula="of:=[.A312]*[.B312]" office:value-type="float" office:value="8469.5698306705">
            <text:p>8469,5698306705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6.6031360065932">
            <text:p>26,6031360066</text:p>
          </table:table-cell>
          <table:table-cell table:formula="of:=[.A313]*[.B313]" office:value-type="float" office:value="8326.78157006369">
            <text:p>8326,7815700637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6.0710732864614">
            <text:p>26,0710732865</text:p>
          </table:table-cell>
          <table:table-cell table:formula="of:=[.A314]*[.B314]" office:value-type="float" office:value="8186.31701194887">
            <text:p>8186,3170119489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5.5496518207321">
            <text:p>25,5496518207</text:p>
          </table:table-cell>
          <table:table-cell table:formula="of:=[.A315]*[.B315]" office:value-type="float" office:value="8048.14032353063">
            <text:p>8048,1403235306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5.0386587843175">
            <text:p>25,0386587843</text:p>
          </table:table-cell>
          <table:table-cell table:formula="of:=[.A316]*[.B316]" office:value-type="float" office:value="7912.21617584433">
            <text:p>7912,2161758443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4.5378856086312">
            <text:p>24,5378856086</text:p>
          </table:table-cell>
          <table:table-cell table:formula="of:=[.A317]*[.B317]" office:value-type="float" office:value="7778.50973793608">
            <text:p>7778,5097379361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4.0471278964585">
            <text:p>24,0471278965</text:p>
          </table:table-cell>
          <table:table-cell table:formula="of:=[.A318]*[.B318]" office:value-type="float" office:value="7646.98667107381">
            <text:p>7646,9866710738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3.5661853385294">
            <text:p>23,5661853385</text:p>
          </table:table-cell>
          <table:table-cell table:formula="of:=[.A319]*[.B319]" office:value-type="float" office:value="7517.61312299087">
            <text:p>7517,6131229909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3.0948616317588">
            <text:p>23,0948616318</text:p>
          </table:table-cell>
          <table:table-cell table:formula="of:=[.A320]*[.B320]" office:value-type="float" office:value="7390.35572216281">
            <text:p>7390,3557221628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2.6329643991236">
            <text:p>22,6329643991</text:p>
          </table:table-cell>
          <table:table-cell table:formula="of:=[.A321]*[.B321]" office:value-type="float" office:value="7265.18157211867">
            <text:p>7265,1815721187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2.1803051111411">
            <text:p>22,1803051111</text:p>
          </table:table-cell>
          <table:table-cell table:formula="of:=[.A322]*[.B322]" office:value-type="float" office:value="7142.05824578744">
            <text:p>7142,0582457874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1.7366990089183">
            <text:p>21,7366990089</text:p>
          </table:table-cell>
          <table:table-cell table:formula="of:=[.A323]*[.B323]" office:value-type="float" office:value="7020.95377988061">
            <text:p>7020,9537798806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1.3019650287399">
            <text:p>21,3019650287</text:p>
          </table:table-cell>
          <table:table-cell table:formula="of:=[.A324]*[.B324]" office:value-type="float" office:value="6901.83666931174">
            <text:p>6901,8366693117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0.8759257281651">
            <text:p>20,8759257282</text:p>
          </table:table-cell>
          <table:table-cell table:formula="of:=[.A325]*[.B325]" office:value-type="float" office:value="6784.67586165367">
            <text:p>6784,6758616537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0.4584072136018">
            <text:p>20,4584072136</text:p>
          </table:table-cell>
          <table:table-cell table:formula="of:=[.A326]*[.B326]" office:value-type="float" office:value="6669.4407516342">
            <text:p>6669,4407516342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0.0492390693298">
            <text:p>20,0492390693</text:p>
          </table:table-cell>
          <table:table-cell table:formula="of:=[.A327]*[.B327]" office:value-type="float" office:value="6556.10117567084">
            <text:p>6556,1011756709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19.6482542879432">
            <text:p>19,6482542879</text:p>
          </table:table-cell>
          <table:table-cell table:formula="of:=[.A328]*[.B328]" office:value-type="float" office:value="6444.62740644537">
            <text:p>6444,6274064454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19.2552892021843">
            <text:p>19,2552892022</text:p>
          </table:table-cell>
          <table:table-cell table:formula="of:=[.A329]*[.B329]" office:value-type="float" office:value="6334.99014751865">
            <text:p>6334,9901475187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18.8701834181406">
            <text:p>18,8701834181</text:p>
          </table:table-cell>
          <table:table-cell table:formula="of:=[.A330]*[.B330]" office:value-type="float" office:value="6227.16052798641">
            <text:p>6227,1605279864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18.4927797497778">
            <text:p>18,4927797498</text:p>
          </table:table-cell>
          <table:table-cell table:formula="of:=[.A331]*[.B331]" office:value-type="float" office:value="6121.11009717646">
            <text:p>6121,1100971765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18.1229241547823">
            <text:p>18,1229241548</text:p>
          </table:table-cell>
          <table:table-cell table:formula="of:=[.A332]*[.B332]" office:value-type="float" office:value="6016.81081938772">
            <text:p>6016,8108193877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17.7604656716866">
            <text:p>17,7604656717</text:p>
          </table:table-cell>
          <table:table-cell table:formula="of:=[.A333]*[.B333]" office:value-type="float" office:value="5914.23506867165">
            <text:p>5914,2350686717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17.4052563582529">
            <text:p>17,4052563583</text:p>
          </table:table-cell>
          <table:table-cell table:formula="of:=[.A334]*[.B334]" office:value-type="float" office:value="5813.35562365647">
            <text:p>5813,3556236565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17.0571512310878">
            <text:p>17,0571512311</text:p>
          </table:table-cell>
          <table:table-cell table:formula="of:=[.A335]*[.B335]" office:value-type="float" office:value="5714.14566241443">
            <text:p>5714,1456624144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16.7160082064661">
            <text:p>16,7160082065</text:p>
          </table:table-cell>
          <table:table-cell table:formula="of:=[.A336]*[.B336]" office:value-type="float" office:value="5616.5787573726">
            <text:p>5616,578757372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16.3816880423368">
            <text:p>16,3816880423</text:p>
          </table:table-cell>
          <table:table-cell table:formula="of:=[.A337]*[.B337]" office:value-type="float" office:value="5520.62887026749">
            <text:p>5520,6288702675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16.05405428149">
            <text:p>16,0540542815</text:p>
          </table:table-cell>
          <table:table-cell table:formula="of:=[.A338]*[.B338]" office:value-type="float" office:value="5426.27034714363">
            <text:p>5426,2703471436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15.7329731958602">
            <text:p>15,7329731959</text:p>
          </table:table-cell>
          <table:table-cell table:formula="of:=[.A339]*[.B339]" office:value-type="float" office:value="5333.47791339661">
            <text:p>5333,4779133966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15.418313731943">
            <text:p>15,4183137319</text:p>
          </table:table-cell>
          <table:table-cell table:formula="of:=[.A340]*[.B340]" office:value-type="float" office:value="5242.22666886063">
            <text:p>5242,2266688606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15.1099474573042">
            <text:p>15,1099474573</text:p>
          </table:table-cell>
          <table:table-cell table:formula="of:=[.A341]*[.B341]" office:value-type="float" office:value="5152.49208294072">
            <text:p>5152,4920829407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14.8077485081581">
            <text:p>14,8077485082</text:p>
          </table:table-cell>
          <table:table-cell table:formula="of:=[.A342]*[.B342]" office:value-type="float" office:value="5064.24998979006">
            <text:p>5064,2499897901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14.5115935379949">
            <text:p>14,511593538</text:p>
          </table:table-cell>
          <table:table-cell table:formula="of:=[.A343]*[.B343]" office:value-type="float" office:value="4977.47658353225">
            <text:p>4977,4765835323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14.221361667235">
            <text:p>14,2213616672</text:p>
          </table:table-cell>
          <table:table-cell table:formula="of:=[.A344]*[.B344]" office:value-type="float" office:value="4892.14841352884">
            <text:p>4892,1484135289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13.9369344338903">
            <text:p>13,9369344339</text:p>
          </table:table-cell>
          <table:table-cell table:formula="of:=[.A345]*[.B345]" office:value-type="float" office:value="4808.24237969216">
            <text:p>4808,2423796922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13.6581957452125">
            <text:p>13,6581957452</text:p>
          </table:table-cell>
          <table:table-cell table:formula="of:=[.A346]*[.B346]" office:value-type="float" office:value="4725.73572784353">
            <text:p>4725,7357278435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13.3850318303083">
            <text:p>13,3850318303</text:p>
          </table:table-cell>
          <table:table-cell table:formula="of:=[.A347]*[.B347]" office:value-type="float" office:value="4644.60604511696">
            <text:p>4644,606045117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13.1173311937021">
            <text:p>13,1173311937</text:p>
          </table:table-cell>
          <table:table-cell table:formula="of:=[.A348]*[.B348]" office:value-type="float" office:value="4564.83125540833">
            <text:p>4564,8312554083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12.854984569828">
            <text:p>12,8549845698</text:p>
          </table:table-cell>
          <table:table-cell table:formula="of:=[.A349]*[.B349]" office:value-type="float" office:value="4486.38961486999">
            <text:p>4486,3896148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12.5978848784315">
            <text:p>12,5978848784</text:p>
          </table:table-cell>
          <table:table-cell table:formula="of:=[.A350]*[.B350]" office:value-type="float" office:value="4409.25970745102">
            <text:p>4409,259707451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12.3459271808629">
            <text:p>12,3459271809</text:p>
          </table:table-cell>
          <table:table-cell table:formula="of:=[.A351]*[.B351]" office:value-type="float" office:value="4333.42044048286">
            <text:p>4333,4204404829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12.0990086372456">
            <text:p>12,0990086372</text:p>
          </table:table-cell>
          <table:table-cell table:formula="of:=[.A352]*[.B352]" office:value-type="float" office:value="4258.85104031045">
            <text:p>4258,8510403105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11.8570284645007">
            <text:p>11,8570284645</text:p>
          </table:table-cell>
          <table:table-cell table:formula="of:=[.A353]*[.B353]" office:value-type="float" office:value="4185.53104796874">
            <text:p>4185,5310479688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11.6198878952107">
            <text:p>11,6198878952</text:p>
          </table:table-cell>
          <table:table-cell table:formula="of:=[.A354]*[.B354]" office:value-type="float" office:value="4113.44031490458">
            <text:p>4113,4403149046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11.3874901373065">
            <text:p>11,3874901373</text:p>
          </table:table-cell>
          <table:table-cell table:formula="of:=[.A355]*[.B355]" office:value-type="float" office:value="4042.55899874379">
            <text:p>4042,5589987438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11.1597403345603">
            <text:p>11,1597403346</text:p>
          </table:table-cell>
          <table:table-cell table:formula="of:=[.A356]*[.B356]" office:value-type="float" office:value="3972.86755910348">
            <text:p>3972,8675591035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10.9365455278691">
            <text:p>10,9365455279</text:p>
          </table:table-cell>
          <table:table-cell table:formula="of:=[.A357]*[.B357]" office:value-type="float" office:value="3904.34675344928">
            <text:p>3904,3467534493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10.7178146173117">
            <text:p>10,7178146173</text:p>
          </table:table-cell>
          <table:table-cell table:formula="of:=[.A358]*[.B358]" office:value-type="float" office:value="3836.9776329976">
            <text:p>3836,9776329976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10.5034583249655">
            <text:p>10,503458325</text:p>
          </table:table-cell>
          <table:table-cell table:formula="of:=[.A359]*[.B359]" office:value-type="float" office:value="3770.74153866262">
            <text:p>3770,7415386626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10.2933891584662">
            <text:p>10,2933891585</text:p>
          </table:table-cell>
          <table:table-cell table:formula="of:=[.A360]*[.B360]" office:value-type="float" office:value="3705.62009704783">
            <text:p>3705,6200970478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10.0875213752969">
            <text:p>10,0875213753</text:p>
          </table:table-cell>
          <table:table-cell table:formula="of:=[.A361]*[.B361]" office:value-type="float" office:value="3641.59521648217">
            <text:p>3641,5952164822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9.88577094779093">
            <text:p>9,8857709478</text:p>
          </table:table-cell>
          <table:table-cell table:formula="of:=[.A362]*[.B362]" office:value-type="float" office:value="3578.64908310032">
            <text:p>3578,6490831003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9.68805552883512">
            <text:p>9,6880555288</text:p>
          </table:table-cell>
          <table:table-cell table:formula="of:=[.A363]*[.B363]" office:value-type="float" office:value="3516.76415696715">
            <text:p>3516,7641569672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9.49429441825841">
            <text:p>9,4942944183</text:p>
          </table:table-cell>
          <table:table-cell table:formula="of:=[.A364]*[.B364]" office:value-type="float" office:value="3455.92316824606">
            <text:p>3455,9231682461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9.30440852989324">
            <text:p>9,3044085299</text:p>
          </table:table-cell>
          <table:table-cell table:formula="of:=[.A365]*[.B365]" office:value-type="float" office:value="3396.10911341103">
            <text:p>3396,109113411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9.11832035929538">
            <text:p>9,1183203593</text:p>
          </table:table-cell>
          <table:table-cell table:formula="of:=[.A366]*[.B366]" office:value-type="float" office:value="3337.30525150211">
            <text:p>3337,3052515021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8.93595395210947">
            <text:p>8,9359539521</text:p>
          </table:table-cell>
          <table:table-cell table:formula="of:=[.A367]*[.B367]" office:value-type="float" office:value="3279.49510042418">
            <text:p>3279,4951004242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8.75723487306728">
            <text:p>8,7572348731</text:p>
          </table:table-cell>
          <table:table-cell table:formula="of:=[.A368]*[.B368]" office:value-type="float" office:value="3222.66243328876">
            <text:p>3222,662433288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8.58209017560594">
            <text:p>8,5820901756</text:p>
          </table:table-cell>
          <table:table-cell table:formula="of:=[.A369]*[.B369]" office:value-type="float" office:value="3166.79127479859">
            <text:p>3166,7912747986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8.41044837209382">
            <text:p>8,4104483721</text:p>
          </table:table-cell>
          <table:table-cell table:formula="of:=[.A370]*[.B370]" office:value-type="float" office:value="3111.86589767471">
            <text:p>3111,8658976747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8.24223940465194">
            <text:p>8,2422394047</text:p>
          </table:table-cell>
          <table:table-cell table:formula="of:=[.A371]*[.B371]" office:value-type="float" office:value="3057.87081912587">
            <text:p>3057,8708191259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8.07739461655891">
            <text:p>8,0773946166</text:p>
          </table:table-cell>
          <table:table-cell table:formula="of:=[.A372]*[.B372]" office:value-type="float" office:value="3004.79079735991">
            <text:p>3004,7907973599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7.91584672422773">
            <text:p>7,9158467242</text:p>
          </table:table-cell>
          <table:table-cell table:formula="of:=[.A373]*[.B373]" office:value-type="float" office:value="2952.61082813694">
            <text:p>2952,610828137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7.75752978974317">
            <text:p>7,7575297897</text:p>
          </table:table-cell>
          <table:table-cell table:formula="of:=[.A374]*[.B374]" office:value-type="float" office:value="2901.31614136395">
            <text:p>2901,31614136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7.60237919394831">
            <text:p>7,6023791939</text:p>
          </table:table-cell>
          <table:table-cell table:formula="of:=[.A375]*[.B375]" office:value-type="float" office:value="2850.89219773062">
            <text:p>2850,8921977306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7.45033161006934">
            <text:p>7,4503316101</text:p>
          </table:table-cell>
          <table:table-cell table:formula="of:=[.A376]*[.B376]" office:value-type="float" office:value="2801.32468538607">
            <text:p>2801,3246853861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7.30132497786796">
            <text:p>7,3013249779</text:p>
          </table:table-cell>
          <table:table-cell table:formula="of:=[.A377]*[.B377]" office:value-type="float" office:value="2752.59951665622">
            <text:p>2752,5995166562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7.1552984783106">
            <text:p>7,1552984783</text:p>
          </table:table-cell>
          <table:table-cell table:formula="of:=[.A378]*[.B378]" office:value-type="float" office:value="2704.7028248014">
            <text:p>2704,702824801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7.01219250874438">
            <text:p>7,0121925087</text:p>
          </table:table-cell>
          <table:table-cell table:formula="of:=[.A379]*[.B379]" office:value-type="float" office:value="2657.62096081412">
            <text:p>2657,6209608141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6.8719486585695">
            <text:p>6,8719486586</text:p>
          </table:table-cell>
          <table:table-cell table:formula="of:=[.A380]*[.B380]" office:value-type="float" office:value="2611.34049025641">
            <text:p>2611,3404902564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6.73450968539811">
            <text:p>6,7345096854</text:p>
          </table:table-cell>
          <table:table-cell table:formula="of:=[.A381]*[.B381]" office:value-type="float" office:value="2565.84819013668">
            <text:p>2565,8481901367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6.59981949169014">
            <text:p>6,5998194917</text:p>
          </table:table-cell>
          <table:table-cell table:formula="of:=[.A382]*[.B382]" office:value-type="float" office:value="2521.13104582563">
            <text:p>2521,1310458256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6.46782310185634">
            <text:p>6,4678231019</text:p>
          </table:table-cell>
          <table:table-cell table:formula="of:=[.A383]*[.B383]" office:value-type="float" office:value="2477.17624801098">
            <text:p>2477,176248011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6.33846663981921">
            <text:p>6,3384666398</text:p>
          </table:table-cell>
          <table:table-cell table:formula="of:=[.A384]*[.B384]" office:value-type="float" office:value="2433.97118969058">
            <text:p>2433,9711896906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6.21169730702283">
            <text:p>6,211697307</text:p>
          </table:table-cell>
          <table:table-cell table:formula="of:=[.A385]*[.B385]" office:value-type="float" office:value="2391.50346320379">
            <text:p>2391,503463203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6.08746336088237">
            <text:p>6,0874633609</text:p>
          </table:table-cell>
          <table:table-cell table:formula="of:=[.A386]*[.B386]" office:value-type="float" office:value="2349.7608573006">
            <text:p>2349,760857300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5.96571409366472">
            <text:p>5,9657140937</text:p>
          </table:table-cell>
          <table:table-cell table:formula="of:=[.A387]*[.B387]" office:value-type="float" office:value="2308.73135424825">
            <text:p>2308,7313542483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5.84639981179143">
            <text:p>5,8463998118</text:p>
          </table:table-cell>
          <table:table-cell table:formula="of:=[.A388]*[.B388]" office:value-type="float" office:value="2268.40312697507">
            <text:p>2268,4031269751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5.7294718155556">
            <text:p>5,7294718156</text:p>
          </table:table-cell>
          <table:table-cell table:formula="of:=[.A389]*[.B389]" office:value-type="float" office:value="2228.76453625113">
            <text:p>2228,7645362511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5.61488237924449">
            <text:p>5,6148823792</text:p>
          </table:table-cell>
          <table:table-cell table:formula="of:=[.A390]*[.B390]" office:value-type="float" office:value="2189.80412790535">
            <text:p>2189,8041279054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5.5025847316596">
            <text:p>5,5025847317</text:p>
          </table:table-cell>
          <table:table-cell table:formula="of:=[.A391]*[.B391]" office:value-type="float" office:value="2151.5106300789">
            <text:p>2151,5106300789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5.39253303702641">
            <text:p>5,392533037</text:p>
          </table:table-cell>
          <table:table-cell table:formula="of:=[.A392]*[.B392]" office:value-type="float" office:value="2113.87295051435">
            <text:p>2113,8729505144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5.28468237628588">
            <text:p>5,2846823763</text:p>
          </table:table-cell>
          <table:table-cell table:formula="of:=[.A393]*[.B393]" office:value-type="float" office:value="2076.88017388035">
            <text:p>2076,8801738804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5.17898872876016">
            <text:p>5,1789887288</text:p>
          </table:table-cell>
          <table:table-cell table:formula="of:=[.A394]*[.B394]" office:value-type="float" office:value="2040.5215591315">
            <text:p>2040,5215591315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5.07540895418496">
            <text:p>5,0754089542</text:p>
          </table:table-cell>
          <table:table-cell table:formula="of:=[.A395]*[.B395]" office:value-type="float" office:value="2004.78653690306">
            <text:p>2004,7865369031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.97390077510126">
            <text:p>4,9739007751</text:p>
          </table:table-cell>
          <table:table-cell table:formula="of:=[.A396]*[.B396]" office:value-type="float" office:value="1969.6647069401">
            <text:p>1969,6647069401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.87442275959923">
            <text:p>4,8744227596</text:p>
          </table:table-cell>
          <table:table-cell table:formula="of:=[.A397]*[.B397]" office:value-type="float" office:value="1935.1458355609">
            <text:p>1935,1458355609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.77693430440725">
            <text:p>4,7769343044</text:p>
          </table:table-cell>
          <table:table-cell table:formula="of:=[.A398]*[.B398]" office:value-type="float" office:value="1901.21985315409">
            <text:p>1901,2198531541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.6813956183191">
            <text:p>4,6813956183</text:p>
          </table:table-cell>
          <table:table-cell table:formula="of:=[.A399]*[.B399]" office:value-type="float" office:value="1867.87685170932">
            <text:p>1867,8768517093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.58776770595272">
            <text:p>4,587767706</text:p>
          </table:table-cell>
          <table:table-cell table:formula="of:=[.A400]*[.B400]" office:value-type="float" office:value="1835.10708238109">
            <text:p>1835,1070823811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.49601235183367">
            <text:p>4,4960123518</text:p>
          </table:table-cell>
          <table:table-cell table:formula="of:=[.A401]*[.B401]" office:value-type="float" office:value="1802.9009530853">
            <text:p>1802,9009530853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.406092104797">
            <text:p>4,4060921048</text:p>
          </table:table-cell>
          <table:table-cell table:formula="of:=[.A402]*[.B402]" office:value-type="float" office:value="1771.24902612839">
            <text:p>1771,2490261284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.31797026270106">
            <text:p>4,3179702627</text:p>
          </table:table-cell>
          <table:table-cell table:formula="of:=[.A403]*[.B403]" office:value-type="float" office:value="1740.14201586853">
            <text:p>1740,1420158685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.23161085744703">
            <text:p>4,2316108574</text:p>
          </table:table-cell>
          <table:table-cell table:formula="of:=[.A404]*[.B404]" office:value-type="float" office:value="1709.5707864086">
            <text:p>1709,5707864086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.14697864029809">
            <text:p>4,1469786403</text:p>
          </table:table-cell>
          <table:table-cell table:formula="of:=[.A405]*[.B405]" office:value-type="float" office:value="1679.52634932073">
            <text:p>1679,5263493207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.06403906749213">
            <text:p>4,0640390675</text:p>
          </table:table-cell>
          <table:table-cell table:formula="of:=[.A406]*[.B406]" office:value-type="float" office:value="1649.99986140181">
            <text:p>1649,999861401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3.98275828614229">
            <text:p>3,9827582861</text:p>
          </table:table-cell>
          <table:table-cell table:formula="of:=[.A407]*[.B407]" office:value-type="float" office:value="1620.98262245991">
            <text:p>1620,9826224599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3.90310312041944">
            <text:p>3,9031031204</text:p>
          </table:table-cell>
          <table:table-cell table:formula="of:=[.A408]*[.B408]" office:value-type="float" office:value="1592.46607313113">
            <text:p>1592,4660731311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3.82504105801105">
            <text:p>3,825041058</text:p>
          </table:table-cell>
          <table:table-cell table:formula="of:=[.A409]*[.B409]" office:value-type="float" office:value="1564.44179272652">
            <text:p>1564,4417927265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3.74854023685083">
            <text:p>3,7485402369</text:p>
          </table:table-cell>
          <table:table-cell table:formula="of:=[.A410]*[.B410]" office:value-type="float" office:value="1536.90149710884">
            <text:p>1536,9014971089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3.67356943211382">
            <text:p>3,6735694321</text:p>
          </table:table-cell>
          <table:table-cell table:formula="of:=[.A411]*[.B411]" office:value-type="float" office:value="1509.83703659878">
            <text:p>1509,8370365988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3.60009804347154">
            <text:p>3,6000980435</text:p>
          </table:table-cell>
          <table:table-cell table:formula="of:=[.A412]*[.B412]" office:value-type="float" office:value="1483.24039391027">
            <text:p>1483,2403939103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3.52809608260211">
            <text:p>3,5280960826</text:p>
          </table:table-cell>
          <table:table-cell table:formula="of:=[.A413]*[.B413]" office:value-type="float" office:value="1457.10368211467">
            <text:p>1457,1036821147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3.45753416095007">
            <text:p>3,457534161</text:p>
          </table:table-cell>
          <table:table-cell table:formula="of:=[.A414]*[.B414]" office:value-type="float" office:value="1431.41914263333">
            <text:p>1431,4191426333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3.38838347773107">
            <text:p>3,3883834777</text:p>
          </table:table-cell>
          <table:table-cell table:formula="of:=[.A415]*[.B415]" office:value-type="float" office:value="1406.17914325839">
            <text:p>1406,1791432584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3.32061580817644">
            <text:p>3,3206158082</text:p>
          </table:table-cell>
          <table:table-cell table:formula="of:=[.A416]*[.B416]" office:value-type="float" office:value="1381.3761762014">
            <text:p>1381,3761762014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3.25420349201292">
            <text:p>3,254203492</text:p>
          </table:table-cell>
          <table:table-cell table:formula="of:=[.A417]*[.B417]" office:value-type="float" office:value="1357.00285616939">
            <text:p>1357,0028561694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3.18911942217266">
            <text:p>3,1891194222</text:p>
          </table:table-cell>
          <table:table-cell table:formula="of:=[.A418]*[.B418]" office:value-type="float" office:value="1333.05191846817">
            <text:p>1333,0519184682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3.1253370337292">
            <text:p>3,1253370337</text:p>
          </table:table-cell>
          <table:table-cell table:formula="of:=[.A419]*[.B419]" office:value-type="float" office:value="1309.51621713254">
            <text:p>1309,5162171325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3.06283029305462">
            <text:p>3,0628302931</text:p>
          </table:table-cell>
          <table:table-cell table:formula="of:=[.A420]*[.B420]" office:value-type="float" office:value="1286.38872308294">
            <text:p>1286,3887230829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3.00157368719353">
            <text:p>3,0015736872</text:p>
          </table:table-cell>
          <table:table-cell table:formula="of:=[.A421]*[.B421]" office:value-type="float" office:value="1263.66252230847">
            <text:p>1263,6625223085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2.94154221344966">
            <text:p>2,9415422134</text:p>
          </table:table-cell>
          <table:table-cell table:formula="of:=[.A422]*[.B422]" office:value-type="float" office:value="1241.33081407575">
            <text:p>1241,3308140758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2.88271136918066">
            <text:p>2,8827113692</text:p>
          </table:table-cell>
          <table:table-cell table:formula="of:=[.A423]*[.B423]" office:value-type="float" office:value="1219.38690916342">
            <text:p>1219,386909163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2.82505714179705">
            <text:p>2,8250571418</text:p>
          </table:table-cell>
          <table:table-cell table:formula="of:=[.A424]*[.B424]" office:value-type="float" office:value="1197.82422812195">
            <text:p>1197,82422812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.76855599896111">
            <text:p>2,768555999</text:p>
          </table:table-cell>
          <table:table-cell table:formula="of:=[.A425]*[.B425]" office:value-type="float" office:value="1176.63629955847">
            <text:p>1176,636299558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.71318487898189">
            <text:p>2,713184879</text:p>
          </table:table-cell>
          <table:table-cell table:formula="of:=[.A426]*[.B426]" office:value-type="float" office:value="1155.81675844628">
            <text:p>1155,8167584463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.65892118140225">
            <text:p>2,6589211814</text:p>
          </table:table-cell>
          <table:table-cell table:formula="of:=[.A427]*[.B427]" office:value-type="float" office:value="1135.35934445876">
            <text:p>1135,3593444588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.6057427577742">
            <text:p>2,6057427578</text:p>
          </table:table-cell>
          <table:table-cell table:formula="of:=[.A428]*[.B428]" office:value-type="float" office:value="1115.25790032736">
            <text:p>1115,2579003274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.55362790261872">
            <text:p>2,5536279026</text:p>
          </table:table-cell>
          <table:table-cell table:formula="of:=[.A429]*[.B429]" office:value-type="float" office:value="1095.50637022343">
            <text:p>1095,5063702234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.50255534456634">
            <text:p>2,5025553446</text:p>
          </table:table-cell>
          <table:table-cell table:formula="of:=[.A430]*[.B430]" office:value-type="float" office:value="1076.09879816353">
            <text:p>1076,0987981635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.45250423767502">
            <text:p>2,4525042377</text:p>
          </table:table-cell>
          <table:table-cell table:formula="of:=[.A431]*[.B431]" office:value-type="float" office:value="1057.02932643793">
            <text:p>1057,0293264379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.40345415292152">
            <text:p>2,4034541529</text:p>
          </table:table-cell>
          <table:table-cell table:formula="of:=[.A432]*[.B432]" office:value-type="float" office:value="1038.2921940621">
            <text:p>1038,2921940621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.35538506986309">
            <text:p>2,3553850699</text:p>
          </table:table-cell>
          <table:table-cell table:formula="of:=[.A433]*[.B433]" office:value-type="float" office:value="1019.88173525072">
            <text:p>1019,8817352507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.30827736846583">
            <text:p>2,3082773685</text:p>
          </table:table-cell>
          <table:table-cell table:formula="of:=[.A434]*[.B434]" office:value-type="float" office:value="1001.79237791417">
            <text:p>1001,7923779142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.26211182109651">
            <text:p>2,2621118211</text:p>
          </table:table-cell>
          <table:table-cell table:formula="of:=[.A435]*[.B435]" office:value-type="float" office:value="984.018642176982">
            <text:p>984,018642177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.21686958467458">
            <text:p>2,2168695847</text:p>
          </table:table-cell>
          <table:table-cell table:formula="of:=[.A436]*[.B436]" office:value-type="float" office:value="966.555138918116">
            <text:p>966,5551389181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.17253219298109">
            <text:p>2,172532193</text:p>
          </table:table-cell>
          <table:table-cell table:formula="of:=[.A437]*[.B437]" office:value-type="float" office:value="949.396568332735">
            <text:p>949,396568332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.12908154912147">
            <text:p>2,1290815491</text:p>
          </table:table-cell>
          <table:table-cell table:formula="of:=[.A438]*[.B438]" office:value-type="float" office:value="932.537718515202">
            <text:p>932,5377185152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.08649991813904">
            <text:p>2,0864999181</text:p>
          </table:table-cell>
          <table:table-cell table:formula="of:=[.A439]*[.B439]" office:value-type="float" office:value="915.973464063037">
            <text:p>915,973464063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2.04476991977626">
            <text:p>2,0447699198</text:p>
          </table:table-cell>
          <table:table-cell table:formula="of:=[.A440]*[.B440]" office:value-type="float" office:value="899.698764701553">
            <text:p>899,6987647016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2.00387452138073">
            <text:p>2,0038745214</text:p>
          </table:table-cell>
          <table:table-cell table:formula="of:=[.A441]*[.B441]" office:value-type="float" office:value="883.708663928902">
            <text:p>883,7086639289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1.96379703095312">
            <text:p>1,963797031</text:p>
          </table:table-cell>
          <table:table-cell table:formula="of:=[.A442]*[.B442]" office:value-type="float" office:value="867.998287681277">
            <text:p>867,9982876813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1.92452109033405">
            <text:p>1,9245210903</text:p>
          </table:table-cell>
          <table:table-cell table:formula="of:=[.A443]*[.B443]" office:value-type="float" office:value="852.562843017986">
            <text:p>852,562843018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1.88603066852737">
            <text:p>1,8860306685</text:p>
          </table:table-cell>
          <table:table-cell table:formula="of:=[.A444]*[.B444]" office:value-type="float" office:value="837.397616826154">
            <text:p>837,3976168262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1.84831005515683">
            <text:p>1,8483100552</text:p>
          </table:table-cell>
          <table:table-cell table:formula="of:=[.A445]*[.B445]" office:value-type="float" office:value="822.497974544787">
            <text:p>822,4979745448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1.81134385405369">
            <text:p>1,8113438541</text:p>
          </table:table-cell>
          <table:table-cell table:formula="of:=[.A446]*[.B446]" office:value-type="float" office:value="807.859358907945">
            <text:p>807,859358907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1.77511697697261">
            <text:p>1,775116977</text:p>
          </table:table-cell>
          <table:table-cell table:formula="of:=[.A447]*[.B447]" office:value-type="float" office:value="793.477288706759">
            <text:p>793,4772887068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1.73961463743316">
            <text:p>1,7396146374</text:p>
          </table:table-cell>
          <table:table-cell table:formula="of:=[.A448]*[.B448]" office:value-type="float" office:value="779.347357570057">
            <text:p>779,3473575701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1.7048223446845">
            <text:p>1,7048223447</text:p>
          </table:table-cell>
          <table:table-cell table:formula="of:=[.A449]*[.B449]" office:value-type="float" office:value="765.46523276334">
            <text:p>765,4652327633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1.67072589779081">
            <text:p>1,6707258978</text:p>
          </table:table-cell>
          <table:table-cell table:formula="of:=[.A450]*[.B450]" office:value-type="float" office:value="751.826654005864">
            <text:p>751,8266540059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308">
            <text:p>9308</text:p>
          </table:table-cell>
          <table:table-cell table:formula="of:=[.A1]*[.B1]" office:value-type="float" office:value="9308">
            <text:p>9308</text:p>
          </table:table-cell>
          <table:table-cell office:value-type="float" office:value="9308">
            <text:p>9308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308">
            <text:p>9308</text:p>
          </table:table-cell>
          <table:table-cell table:formula="of:=[.A2]*[.B2]" office:value-type="float" office:value="18616">
            <text:p>186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308">
            <text:p>9308</text:p>
          </table:table-cell>
          <table:table-cell table:formula="of:=[.A3]*[.B3]" office:value-type="float" office:value="27924">
            <text:p>279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308">
            <text:p>9308</text:p>
          </table:table-cell>
          <table:table-cell table:formula="of:=[.A4]*[.B4]" office:value-type="float" office:value="37232">
            <text:p>3723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308">
            <text:p>9308</text:p>
          </table:table-cell>
          <table:table-cell table:formula="of:=[.A5]*[.B5]" office:value-type="float" office:value="46540">
            <text:p>4654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308">
            <text:p>9308</text:p>
          </table:table-cell>
          <table:table-cell table:formula="of:=[.A6]*[.B6]" office:value-type="float" office:value="55848">
            <text:p>5584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308">
            <text:p>9308</text:p>
          </table:table-cell>
          <table:table-cell table:formula="of:=[.A7]*[.B7]" office:value-type="float" office:value="65156">
            <text:p>6515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308">
            <text:p>9308</text:p>
          </table:table-cell>
          <table:table-cell table:formula="of:=[.A8]*[.B8]" office:value-type="float" office:value="74464">
            <text:p>744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308">
            <text:p>9308</text:p>
          </table:table-cell>
          <table:table-cell table:formula="of:=[.A9]*[.B9]" office:value-type="float" office:value="83772">
            <text:p>837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308">
            <text:p>9308</text:p>
          </table:table-cell>
          <table:table-cell table:formula="of:=[.A10]*[.B10]" office:value-type="float" office:value="93080">
            <text:p>9308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308">
            <text:p>9308</text:p>
          </table:table-cell>
          <table:table-cell table:formula="of:=[.A11]*[.B11]" office:value-type="float" office:value="102388">
            <text:p>1023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308">
            <text:p>9308</text:p>
          </table:table-cell>
          <table:table-cell table:formula="of:=[.A12]*[.B12]" office:value-type="float" office:value="111696">
            <text:p>1116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308">
            <text:p>9308</text:p>
          </table:table-cell>
          <table:table-cell table:formula="of:=[.A13]*[.B13]" office:value-type="float" office:value="121004">
            <text:p>12100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308">
            <text:p>9308</text:p>
          </table:table-cell>
          <table:table-cell table:formula="of:=[.A14]*[.B14]" office:value-type="float" office:value="130312">
            <text:p>1303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308">
            <text:p>9308</text:p>
          </table:table-cell>
          <table:table-cell table:formula="of:=[.A15]*[.B15]" office:value-type="float" office:value="139620">
            <text:p>13962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308">
            <text:p>9308</text:p>
          </table:table-cell>
          <table:table-cell table:formula="of:=[.A16]*[.B16]" office:value-type="float" office:value="148928">
            <text:p>1489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308">
            <text:p>9308</text:p>
          </table:table-cell>
          <table:table-cell table:formula="of:=[.A17]*[.B17]" office:value-type="float" office:value="158236">
            <text:p>1582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308">
            <text:p>9308</text:p>
          </table:table-cell>
          <table:table-cell table:formula="of:=[.A18]*[.B18]" office:value-type="float" office:value="167544">
            <text:p>1675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308">
            <text:p>9308</text:p>
          </table:table-cell>
          <table:table-cell table:formula="of:=[.A19]*[.B19]" office:value-type="float" office:value="176852">
            <text:p>17685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308">
            <text:p>9308</text:p>
          </table:table-cell>
          <table:table-cell table:formula="of:=[.A20]*[.B20]" office:value-type="float" office:value="186160">
            <text:p>18616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308">
            <text:p>9308</text:p>
          </table:table-cell>
          <table:table-cell table:formula="of:=[.A21]*[.B21]" office:value-type="float" office:value="195468">
            <text:p>1954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308">
            <text:p>9308</text:p>
          </table:table-cell>
          <table:table-cell table:formula="of:=[.A22]*[.B22]" office:value-type="float" office:value="204776">
            <text:p>20477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308">
            <text:p>9308</text:p>
          </table:table-cell>
          <table:table-cell table:formula="of:=[.A23]*[.B23]" office:value-type="float" office:value="214084">
            <text:p>21408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308">
            <text:p>9308</text:p>
          </table:table-cell>
          <table:table-cell table:formula="of:=[.A24]*[.B24]" office:value-type="float" office:value="223392">
            <text:p>2233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308">
            <text:p>9308</text:p>
          </table:table-cell>
          <table:table-cell table:formula="of:=[.A25]*[.B25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121.84">
            <text:p>9121,84</text:p>
          </table:table-cell>
          <table:table-cell table:formula="of:=[.A26]*[.B26]" office:value-type="float" office:value="237167.84">
            <text:p>237167,8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939.4032">
            <text:p>8939,4032</text:p>
          </table:table-cell>
          <table:table-cell table:formula="of:=[.A27]*[.B27]" office:value-type="float" office:value="241363.8864">
            <text:p>241363,886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760.615136">
            <text:p>8760,615136</text:p>
          </table:table-cell>
          <table:table-cell table:formula="of:=[.A28]*[.B28]" office:value-type="float" office:value="245297.223808">
            <text:p>245297,22380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585.40283328">
            <text:p>8585,40283328</text:p>
          </table:table-cell>
          <table:table-cell table:formula="of:=[.A29]*[.B29]" office:value-type="float" office:value="248976.68216512">
            <text:p>248976,6821651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413.6947766144">
            <text:p>8413,6947766144</text:p>
          </table:table-cell>
          <table:table-cell table:formula="of:=[.A30]*[.B30]" office:value-type="float" office:value="252410.843298432">
            <text:p>252410,84329843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245.42088108211">
            <text:p>8245,4208810821</text:p>
          </table:table-cell>
          <table:table-cell table:formula="of:=[.A31]*[.B31]" office:value-type="float" office:value="255608.047313545">
            <text:p>255608,04731354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080.51246346047">
            <text:p>8080,5124634605</text:p>
          </table:table-cell>
          <table:table-cell table:formula="of:=[.A32]*[.B32]" office:value-type="float" office:value="258576.398830735">
            <text:p>258576,39883073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7918.90221419126">
            <text:p>7918,9022141913</text:p>
          </table:table-cell>
          <table:table-cell table:formula="of:=[.A33]*[.B33]" office:value-type="float" office:value="261323.773068312">
            <text:p>261323,77306831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7760.52416990744">
            <text:p>7760,5241699074</text:p>
          </table:table-cell>
          <table:table-cell table:formula="of:=[.A34]*[.B34]" office:value-type="float" office:value="263857.821776853">
            <text:p>263857,82177685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605.31368650929">
            <text:p>7605,3136865093</text:p>
          </table:table-cell>
          <table:table-cell table:formula="of:=[.A35]*[.B35]" office:value-type="float" office:value="266185.979027825">
            <text:p>266185,97902782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453.2074127791">
            <text:p>7453,2074127791</text:p>
          </table:table-cell>
          <table:table-cell table:formula="of:=[.A36]*[.B36]" office:value-type="float" office:value="268315.466860048">
            <text:p>268315,46686004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304.14326452352">
            <text:p>7304,1432645235</text:p>
          </table:table-cell>
          <table:table-cell table:formula="of:=[.A37]*[.B37]" office:value-type="float" office:value="270253.30078737">
            <text:p>270253,3007873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158.06039923305">
            <text:p>7158,0603992331</text:p>
          </table:table-cell>
          <table:table-cell table:formula="of:=[.A38]*[.B38]" office:value-type="float" office:value="272006.295170856">
            <text:p>272006,29517085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014.89919124839">
            <text:p>7014,8991912484</text:p>
          </table:table-cell>
          <table:table-cell table:formula="of:=[.A39]*[.B39]" office:value-type="float" office:value="273581.068458687">
            <text:p>273581,06845868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6874.60120742342">
            <text:p>6874,6012074234</text:p>
          </table:table-cell>
          <table:table-cell table:formula="of:=[.A40]*[.B40]" office:value-type="float" office:value="274984.048296937">
            <text:p>274984,04829693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6737.10918327495">
            <text:p>6737,109183275</text:p>
          </table:table-cell>
          <table:table-cell table:formula="of:=[.A41]*[.B41]" office:value-type="float" office:value="276221.476514273">
            <text:p>276221,47651427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602.36699960945">
            <text:p>6602,3669996095</text:p>
          </table:table-cell>
          <table:table-cell table:formula="of:=[.A42]*[.B42]" office:value-type="float" office:value="277299.413983597">
            <text:p>277299,41398359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470.31965961726">
            <text:p>6470,3196596173</text:p>
          </table:table-cell>
          <table:table-cell table:formula="of:=[.A43]*[.B43]" office:value-type="float" office:value="278223.745363542">
            <text:p>278223,74536354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340.91326642492">
            <text:p>6340,9132664249</text:p>
          </table:table-cell>
          <table:table-cell table:formula="of:=[.A44]*[.B44]" office:value-type="float" office:value="279000.183722696">
            <text:p>279000,18372269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214.09500109642">
            <text:p>6214,0950010964</text:p>
          </table:table-cell>
          <table:table-cell table:formula="of:=[.A45]*[.B45]" office:value-type="float" office:value="279634.275049339">
            <text:p>279634,275049339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089.81310107449">
            <text:p>6089,8131010745</text:p>
          </table:table-cell>
          <table:table-cell table:formula="of:=[.A46]*[.B46]" office:value-type="float" office:value="280131.402649427">
            <text:p>280131,40264942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5968.016839053">
            <text:p>5968,016839053</text:p>
          </table:table-cell>
          <table:table-cell table:formula="of:=[.A47]*[.B47]" office:value-type="float" office:value="280496.791435491">
            <text:p>280496,79143549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5848.65650227194">
            <text:p>5848,6565022719</text:p>
          </table:table-cell>
          <table:table-cell table:formula="of:=[.A48]*[.B48]" office:value-type="float" office:value="280735.512109053">
            <text:p>280735,51210905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731.6833722265">
            <text:p>5731,6833722265</text:p>
          </table:table-cell>
          <table:table-cell table:formula="of:=[.A49]*[.B49]" office:value-type="float" office:value="280852.485239099">
            <text:p>280852,48523909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617.04970478197">
            <text:p>5617,049704782</text:p>
          </table:table-cell>
          <table:table-cell table:formula="of:=[.A50]*[.B50]" office:value-type="float" office:value="280852.485239099">
            <text:p>280852,48523909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504.70871068633">
            <text:p>5504,7087106863</text:p>
          </table:table-cell>
          <table:table-cell table:formula="of:=[.A51]*[.B51]" office:value-type="float" office:value="280740.144245003">
            <text:p>280740,14424500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394.61453647261">
            <text:p>5394,6145364726</text:p>
          </table:table-cell>
          <table:table-cell table:formula="of:=[.A52]*[.B52]" office:value-type="float" office:value="280519.955896575">
            <text:p>280519,955896575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286.72224574315">
            <text:p>5286,7222457432</text:p>
          </table:table-cell>
          <table:table-cell table:formula="of:=[.A53]*[.B53]" office:value-type="float" office:value="280196.279024387">
            <text:p>280196,27902438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180.98780082829">
            <text:p>5180,9878008283</text:p>
          </table:table-cell>
          <table:table-cell table:formula="of:=[.A54]*[.B54]" office:value-type="float" office:value="279773.341244728">
            <text:p>279773,34124472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077.36804481172">
            <text:p>5077,3680448117</text:p>
          </table:table-cell>
          <table:table-cell table:formula="of:=[.A55]*[.B55]" office:value-type="float" office:value="279255.242464645">
            <text:p>279255,24246464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975.82068391549">
            <text:p>4975,8206839155</text:p>
          </table:table-cell>
          <table:table-cell table:formula="of:=[.A56]*[.B56]" office:value-type="float" office:value="278645.958299267">
            <text:p>278645,95829926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876.30427023718">
            <text:p>4876,3042702372</text:p>
          </table:table-cell>
          <table:table-cell table:formula="of:=[.A57]*[.B57]" office:value-type="float" office:value="277949.343403519">
            <text:p>277949,34340351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778.77818483244">
            <text:p>4778,7781848324</text:p>
          </table:table-cell>
          <table:table-cell table:formula="of:=[.A58]*[.B58]" office:value-type="float" office:value="277169.134720281">
            <text:p>277169,13472028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683.20262113579">
            <text:p>4683,2026211358</text:p>
          </table:table-cell>
          <table:table-cell table:formula="of:=[.A59]*[.B59]" office:value-type="float" office:value="276308.954647011">
            <text:p>276308,95464701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589.53856871307">
            <text:p>4589,5385687131</text:p>
          </table:table-cell>
          <table:table-cell table:formula="of:=[.A60]*[.B60]" office:value-type="float" office:value="275372.314122784">
            <text:p>275372,314122784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497.74779733881">
            <text:p>4497,7477973388</text:p>
          </table:table-cell>
          <table:table-cell table:formula="of:=[.A61]*[.B61]" office:value-type="float" office:value="274362.615637667">
            <text:p>274362,61563766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407.79284139203">
            <text:p>4407,792841392</text:p>
          </table:table-cell>
          <table:table-cell table:formula="of:=[.A62]*[.B62]" office:value-type="float" office:value="273283.156166306">
            <text:p>273283,15616630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319.63698456419">
            <text:p>4319,6369845642</text:p>
          </table:table-cell>
          <table:table-cell table:formula="of:=[.A63]*[.B63]" office:value-type="float" office:value="272137.130027544">
            <text:p>272137,13002754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233.24424487291">
            <text:p>4233,2442448729</text:p>
          </table:table-cell>
          <table:table-cell table:formula="of:=[.A64]*[.B64]" office:value-type="float" office:value="270927.631671866">
            <text:p>270927,63167186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148.57935997545">
            <text:p>4148,5793599755</text:p>
          </table:table-cell>
          <table:table-cell table:formula="of:=[.A65]*[.B65]" office:value-type="float" office:value="269657.658398404">
            <text:p>269657,65839840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065.60777277594">
            <text:p>4065,607772776</text:p>
          </table:table-cell>
          <table:table-cell table:formula="of:=[.A66]*[.B66]" office:value-type="float" office:value="268330.113003212">
            <text:p>268330,11300321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3984.29561732042">
            <text:p>3984,2956173204</text:p>
          </table:table-cell>
          <table:table-cell table:formula="of:=[.A67]*[.B67]" office:value-type="float" office:value="266947.806360468">
            <text:p>266947,80636046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3904.60970497401">
            <text:p>3904,609704974</text:p>
          </table:table-cell>
          <table:table-cell table:formula="of:=[.A68]*[.B68]" office:value-type="float" office:value="265513.459938233">
            <text:p>265513,45993823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826.51751087453">
            <text:p>3826,5175108745</text:p>
          </table:table-cell>
          <table:table-cell table:formula="of:=[.A69]*[.B69]" office:value-type="float" office:value="264029.708250343">
            <text:p>264029,70825034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749.98716065704">
            <text:p>3749,9871606571</text:p>
          </table:table-cell>
          <table:table-cell table:formula="of:=[.A70]*[.B70]" office:value-type="float" office:value="262499.101245993">
            <text:p>262499,10124599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674.9874174439">
            <text:p>3674,9874174439</text:p>
          </table:table-cell>
          <table:table-cell table:formula="of:=[.A71]*[.B71]" office:value-type="float" office:value="260924.106638517">
            <text:p>260924,10663851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601.48766909502">
            <text:p>3601,487669095</text:p>
          </table:table-cell>
          <table:table-cell table:formula="of:=[.A72]*[.B72]" office:value-type="float" office:value="259307.112174842">
            <text:p>259307,11217484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529.45791571312">
            <text:p>3529,4579157131</text:p>
          </table:table-cell>
          <table:table-cell table:formula="of:=[.A73]*[.B73]" office:value-type="float" office:value="257650.427847058">
            <text:p>257650,42784705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458.86875739886">
            <text:p>3458,8687573989</text:p>
          </table:table-cell>
          <table:table-cell table:formula="of:=[.A74]*[.B74]" office:value-type="float" office:value="255956.288047516">
            <text:p>255956,28804751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389.69138225088">
            <text:p>3389,6913822509</text:p>
          </table:table-cell>
          <table:table-cell table:formula="of:=[.A75]*[.B75]" office:value-type="float" office:value="254226.853668816">
            <text:p>254226,85366881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321.89755460587">
            <text:p>3321,8975546059</text:p>
          </table:table-cell>
          <table:table-cell table:formula="of:=[.A76]*[.B76]" office:value-type="float" office:value="252464.214150046">
            <text:p>252464,21415004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255.45960351375">
            <text:p>3255,4596035138</text:p>
          </table:table-cell>
          <table:table-cell table:formula="of:=[.A77]*[.B77]" office:value-type="float" office:value="250670.389470559">
            <text:p>250670,38947055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190.35041144347">
            <text:p>3190,3504114435</text:p>
          </table:table-cell>
          <table:table-cell table:formula="of:=[.A78]*[.B78]" office:value-type="float" office:value="248847.332092591">
            <text:p>248847,33209259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126.5434032146">
            <text:p>3126,5434032146</text:p>
          </table:table-cell>
          <table:table-cell table:formula="of:=[.A79]*[.B79]" office:value-type="float" office:value="246996.928853954">
            <text:p>246996,92885395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064.01253515031">
            <text:p>3064,0125351503</text:p>
          </table:table-cell>
          <table:table-cell table:formula="of:=[.A80]*[.B80]" office:value-type="float" office:value="245121.002812025">
            <text:p>245121,00281202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002.73228444731">
            <text:p>3002,7322844473</text:p>
          </table:table-cell>
          <table:table-cell table:formula="of:=[.A81]*[.B81]" office:value-type="float" office:value="243221.315040232">
            <text:p>243221,31504023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2942.67763875836">
            <text:p>2942,6776387584</text:p>
          </table:table-cell>
          <table:table-cell table:formula="of:=[.A82]*[.B82]" office:value-type="float" office:value="241299.566378185">
            <text:p>241299,56637818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883.82408598319">
            <text:p>2883,8240859832</text:p>
          </table:table-cell>
          <table:table-cell table:formula="of:=[.A83]*[.B83]" office:value-type="float" office:value="239357.399136605">
            <text:p>239357,39913660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826.14760426353">
            <text:p>2826,1476042635</text:p>
          </table:table-cell>
          <table:table-cell table:formula="of:=[.A84]*[.B84]" office:value-type="float" office:value="237396.398758136">
            <text:p>237396,39875813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769.62465217826">
            <text:p>2769,6246521783</text:p>
          </table:table-cell>
          <table:table-cell table:formula="of:=[.A85]*[.B85]" office:value-type="float" office:value="235418.095435152">
            <text:p>235418,09543515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714.23215913469">
            <text:p>2714,2321591347</text:p>
          </table:table-cell>
          <table:table-cell table:formula="of:=[.A86]*[.B86]" office:value-type="float" office:value="233423.965685584">
            <text:p>233423,96568558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659.947515952">
            <text:p>2659,947515952</text:p>
          </table:table-cell>
          <table:table-cell table:formula="of:=[.A87]*[.B87]" office:value-type="float" office:value="231415.433887824">
            <text:p>231415,43388782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606.74856563296">
            <text:p>2606,748565633</text:p>
          </table:table-cell>
          <table:table-cell table:formula="of:=[.A88]*[.B88]" office:value-type="float" office:value="229393.8737757">
            <text:p>229393,873775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554.6135943203">
            <text:p>2554,6135943203</text:p>
          </table:table-cell>
          <table:table-cell table:formula="of:=[.A89]*[.B89]" office:value-type="float" office:value="227360.609894507">
            <text:p>227360,60989450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503.52132243389">
            <text:p>2503,5213224339</text:p>
          </table:table-cell>
          <table:table-cell table:formula="of:=[.A90]*[.B90]" office:value-type="float" office:value="225316.91901905">
            <text:p>225316,9190190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453.45089598521">
            <text:p>2453,4508959852</text:p>
          </table:table-cell>
          <table:table-cell table:formula="of:=[.A91]*[.B91]" office:value-type="float" office:value="223264.031534655">
            <text:p>223264,03153465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404.38187806551">
            <text:p>2404,3818780655</text:p>
          </table:table-cell>
          <table:table-cell table:formula="of:=[.A92]*[.B92]" office:value-type="float" office:value="221203.132782027">
            <text:p>221203,13278202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356.2942405042">
            <text:p>2356,2942405042</text:p>
          </table:table-cell>
          <table:table-cell table:formula="of:=[.A93]*[.B93]" office:value-type="float" office:value="219135.364366891">
            <text:p>219135,36436689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309.16835569412">
            <text:p>2309,1683556941</text:p>
          </table:table-cell>
          <table:table-cell table:formula="of:=[.A94]*[.B94]" office:value-type="float" office:value="217061.825435247">
            <text:p>217061,82543524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262.98498858023">
            <text:p>2262,9849885802</text:p>
          </table:table-cell>
          <table:table-cell table:formula="of:=[.A95]*[.B95]" office:value-type="float" office:value="214983.573915122">
            <text:p>214983,57391512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217.72528880863">
            <text:p>2217,7252888086</text:p>
          </table:table-cell>
          <table:table-cell table:formula="of:=[.A96]*[.B96]" office:value-type="float" office:value="212901.627725628">
            <text:p>212901,62772562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173.37078303246">
            <text:p>2173,3707830325</text:p>
          </table:table-cell>
          <table:table-cell table:formula="of:=[.A97]*[.B97]" office:value-type="float" office:value="210816.965954148">
            <text:p>210816,965954148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129.90336737181">
            <text:p>2129,9033673718</text:p>
          </table:table-cell>
          <table:table-cell table:formula="of:=[.A98]*[.B98]" office:value-type="float" office:value="208730.530002437">
            <text:p>208730,53000243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087.30530002437">
            <text:p>2087,3053000244</text:p>
          </table:table-cell>
          <table:table-cell table:formula="of:=[.A99]*[.B99]" office:value-type="float" office:value="206643.224702413">
            <text:p>206643,22470241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045.55919402388">
            <text:p>2045,5591940239</text:p>
          </table:table-cell>
          <table:table-cell table:formula="of:=[.A100]*[.B100]" office:value-type="float" office:value="204555.919402388">
            <text:p>204555,919402388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004.64801014341">
            <text:p>2004,6480101434</text:p>
          </table:table-cell>
          <table:table-cell table:formula="of:=[.A101]*[.B101]" office:value-type="float" office:value="202469.449024484">
            <text:p>202469,44902448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1964.55504994054">
            <text:p>1964,5550499405</text:p>
          </table:table-cell>
          <table:table-cell table:formula="of:=[.A102]*[.B102]" office:value-type="float" office:value="200384.615093935">
            <text:p>200384,61509393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1925.26394894173">
            <text:p>1925,2639489417</text:p>
          </table:table-cell>
          <table:table-cell table:formula="of:=[.A103]*[.B103]" office:value-type="float" office:value="198302.186740998">
            <text:p>198302,186740998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886.75866996289">
            <text:p>1886,7586699629</text:p>
          </table:table-cell>
          <table:table-cell table:formula="of:=[.A104]*[.B104]" office:value-type="float" office:value="196222.901676141">
            <text:p>196222,90167614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849.02349656363">
            <text:p>1849,0234965636</text:p>
          </table:table-cell>
          <table:table-cell table:formula="of:=[.A105]*[.B105]" office:value-type="float" office:value="194147.467139182">
            <text:p>194147,467139182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812.04302663236">
            <text:p>1812,0430266324</text:p>
          </table:table-cell>
          <table:table-cell table:formula="of:=[.A106]*[.B106]" office:value-type="float" office:value="192076.56082303">
            <text:p>192076,56082303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775.80216609971">
            <text:p>1775,8021660997</text:p>
          </table:table-cell>
          <table:table-cell table:formula="of:=[.A107]*[.B107]" office:value-type="float" office:value="190010.831772669">
            <text:p>190010,831772669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740.28612277772">
            <text:p>1740,2861227777</text:p>
          </table:table-cell>
          <table:table-cell table:formula="of:=[.A108]*[.B108]" office:value-type="float" office:value="187950.901259994">
            <text:p>187950,90125999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705.48040032217">
            <text:p>1705,4804003222</text:p>
          </table:table-cell>
          <table:table-cell table:formula="of:=[.A109]*[.B109]" office:value-type="float" office:value="185897.363635116">
            <text:p>185897,363635116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671.37079231572">
            <text:p>1671,3707923157</text:p>
          </table:table-cell>
          <table:table-cell table:formula="of:=[.A110]*[.B110]" office:value-type="float" office:value="183850.787154729">
            <text:p>183850,787154729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637.94337646941">
            <text:p>1637,9433764694</text:p>
          </table:table-cell>
          <table:table-cell table:formula="of:=[.A111]*[.B111]" office:value-type="float" office:value="181811.714788104">
            <text:p>181811,714788104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605.18450894002">
            <text:p>1605,18450894</text:p>
          </table:table-cell>
          <table:table-cell table:formula="of:=[.A112]*[.B112]" office:value-type="float" office:value="179780.665001282">
            <text:p>179780,66500128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573.08081876122">
            <text:p>1573,0808187612</text:p>
          </table:table-cell>
          <table:table-cell table:formula="of:=[.A113]*[.B113]" office:value-type="float" office:value="177758.132520018">
            <text:p>177758,132520018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541.619202386">
            <text:p>1541,619202386</text:p>
          </table:table-cell>
          <table:table-cell table:formula="of:=[.A114]*[.B114]" office:value-type="float" office:value="175744.589072003">
            <text:p>175744,589072003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510.78681833828">
            <text:p>1510,7868183383</text:p>
          </table:table-cell>
          <table:table-cell table:formula="of:=[.A115]*[.B115]" office:value-type="float" office:value="173740.484108902">
            <text:p>173740,484108902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480.57108197151">
            <text:p>1480,5710819715</text:p>
          </table:table-cell>
          <table:table-cell table:formula="of:=[.A116]*[.B116]" office:value-type="float" office:value="171746.245508695">
            <text:p>171746,245508695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450.95966033208">
            <text:p>1450,9596603321</text:p>
          </table:table-cell>
          <table:table-cell table:formula="of:=[.A117]*[.B117]" office:value-type="float" office:value="169762.280258853">
            <text:p>169762,280258853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421.94046712544">
            <text:p>1421,9404671254</text:p>
          </table:table-cell>
          <table:table-cell table:formula="of:=[.A118]*[.B118]" office:value-type="float" office:value="167788.975120802">
            <text:p>167788,975120802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393.50165778293">
            <text:p>1393,5016577829</text:p>
          </table:table-cell>
          <table:table-cell table:formula="of:=[.A119]*[.B119]" office:value-type="float" office:value="165826.697276169">
            <text:p>165826,69727616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365.63162462727">
            <text:p>1365,6316246273</text:p>
          </table:table-cell>
          <table:table-cell table:formula="of:=[.A120]*[.B120]" office:value-type="float" office:value="163875.794955272">
            <text:p>163875,794955272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338.31899213472">
            <text:p>1338,3189921347</text:p>
          </table:table-cell>
          <table:table-cell table:formula="of:=[.A121]*[.B121]" office:value-type="float" office:value="161936.598048302">
            <text:p>161936,598048302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311.55261229203">
            <text:p>1311,552612292</text:p>
          </table:table-cell>
          <table:table-cell table:formula="of:=[.A122]*[.B122]" office:value-type="float" office:value="160009.418699628">
            <text:p>160009,418699628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285.32156004619">
            <text:p>1285,3215600462</text:p>
          </table:table-cell>
          <table:table-cell table:formula="of:=[.A123]*[.B123]" office:value-type="float" office:value="158094.551885681">
            <text:p>158094,55188568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259.61512884527">
            <text:p>1259,6151288453</text:p>
          </table:table-cell>
          <table:table-cell table:formula="of:=[.A124]*[.B124]" office:value-type="float" office:value="156192.275976813">
            <text:p>156192,27597681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234.42282626836">
            <text:p>1234,4228262684</text:p>
          </table:table-cell>
          <table:table-cell table:formula="of:=[.A125]*[.B125]" office:value-type="float" office:value="154302.853283545">
            <text:p>154302,85328354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209.73436974299">
            <text:p>1209,734369743</text:p>
          </table:table-cell>
          <table:table-cell table:formula="of:=[.A126]*[.B126]" office:value-type="float" office:value="152426.530587617">
            <text:p>152426,530587617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185.53968234813">
            <text:p>1185,5396823481</text:p>
          </table:table-cell>
          <table:table-cell table:formula="of:=[.A127]*[.B127]" office:value-type="float" office:value="150563.539658213">
            <text:p>150563,53965821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161.82888870117">
            <text:p>1161,8288887012</text:p>
          </table:table-cell>
          <table:table-cell table:formula="of:=[.A128]*[.B128]" office:value-type="float" office:value="148714.09775375">
            <text:p>148714,09775375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138.59231092715">
            <text:p>1138,5923109272</text:p>
          </table:table-cell>
          <table:table-cell table:formula="of:=[.A129]*[.B129]" office:value-type="float" office:value="146878.408109602">
            <text:p>146878,408109602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115.8204647086">
            <text:p>1115,8204647086</text:p>
          </table:table-cell>
          <table:table-cell table:formula="of:=[.A130]*[.B130]" office:value-type="float" office:value="145056.660412119">
            <text:p>145056,66041211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093.50405541443">
            <text:p>1093,5040554144</text:p>
          </table:table-cell>
          <table:table-cell table:formula="of:=[.A131]*[.B131]" office:value-type="float" office:value="143249.031259291">
            <text:p>143249,031259291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071.63397430614">
            <text:p>1071,6339743062</text:p>
          </table:table-cell>
          <table:table-cell table:formula="of:=[.A132]*[.B132]" office:value-type="float" office:value="141455.684608411">
            <text:p>141455,684608411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50.20129482002">
            <text:p>1050,20129482</text:p>
          </table:table-cell>
          <table:table-cell table:formula="of:=[.A133]*[.B133]" office:value-type="float" office:value="139676.772211063">
            <text:p>139676,772211063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029.19726892362">
            <text:p>1029,1972689236</text:p>
          </table:table-cell>
          <table:table-cell table:formula="of:=[.A134]*[.B134]" office:value-type="float" office:value="137912.434035765">
            <text:p>137912,434035765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08.61332354515">
            <text:p>1008,6133235452</text:p>
          </table:table-cell>
          <table:table-cell table:formula="of:=[.A135]*[.B135]" office:value-type="float" office:value="136162.798678595">
            <text:p>136162,798678595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988.441057074245">
            <text:p>988,4410570742</text:p>
          </table:table-cell>
          <table:table-cell table:formula="of:=[.A136]*[.B136]" office:value-type="float" office:value="134427.983762097">
            <text:p>134427,983762097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968.67223593276">
            <text:p>968,6722359328</text:p>
          </table:table-cell>
          <table:table-cell table:formula="of:=[.A137]*[.B137]" office:value-type="float" office:value="132708.096322788">
            <text:p>132708,096322788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49.298791214105">
            <text:p>949,2987912141</text:p>
          </table:table-cell>
          <table:table-cell table:formula="of:=[.A138]*[.B138]" office:value-type="float" office:value="131003.233187546">
            <text:p>131003,23318754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930.312815389823">
            <text:p>930,3128153898</text:p>
          </table:table-cell>
          <table:table-cell table:formula="of:=[.A139]*[.B139]" office:value-type="float" office:value="129313.481339185">
            <text:p>129313,481339185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11.706559082026">
            <text:p>911,706559082</text:p>
          </table:table-cell>
          <table:table-cell table:formula="of:=[.A140]*[.B140]" office:value-type="float" office:value="127638.918271484">
            <text:p>127638,918271484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893.472427900385">
            <text:p>893,4724279004</text:p>
          </table:table-cell>
          <table:table-cell table:formula="of:=[.A141]*[.B141]" office:value-type="float" office:value="125979.612333954">
            <text:p>125979,61233395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875.602979342378">
            <text:p>875,6029793424</text:p>
          </table:table-cell>
          <table:table-cell table:formula="of:=[.A142]*[.B142]" office:value-type="float" office:value="124335.623066618">
            <text:p>124335,623066618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58.09091975553">
            <text:p>858,0909197555</text:p>
          </table:table-cell>
          <table:table-cell table:formula="of:=[.A143]*[.B143]" office:value-type="float" office:value="122707.001525041">
            <text:p>122707,00152504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40.92910136042">
            <text:p>840,9291013604</text:p>
          </table:table-cell>
          <table:table-cell table:formula="of:=[.A144]*[.B144]" office:value-type="float" office:value="121093.7905959">
            <text:p>121093,790595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24.110519333211">
            <text:p>824,1105193332</text:p>
          </table:table-cell>
          <table:table-cell table:formula="of:=[.A145]*[.B145]" office:value-type="float" office:value="119496.025303316">
            <text:p>119496,025303316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07.628308946547">
            <text:p>807,6283089465</text:p>
          </table:table-cell>
          <table:table-cell table:formula="of:=[.A146]*[.B146]" office:value-type="float" office:value="117913.733106196">
            <text:p>117913,733106196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91.475742767616">
            <text:p>791,4757427676</text:p>
          </table:table-cell>
          <table:table-cell table:formula="of:=[.A147]*[.B147]" office:value-type="float" office:value="116346.93418684">
            <text:p>116346,9341868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75.646227912264">
            <text:p>775,6462279123</text:p>
          </table:table-cell>
          <table:table-cell table:formula="of:=[.A148]*[.B148]" office:value-type="float" office:value="114795.641731015">
            <text:p>114795,641731015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60.133303354018">
            <text:p>760,133303354</text:p>
          </table:table-cell>
          <table:table-cell table:formula="of:=[.A149]*[.B149]" office:value-type="float" office:value="113259.862199749">
            <text:p>113259,86219974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44.930637286938">
            <text:p>744,9306372869</text:p>
          </table:table-cell>
          <table:table-cell table:formula="of:=[.A150]*[.B150]" office:value-type="float" office:value="111739.595593041">
            <text:p>111739,595593041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30.032024541199">
            <text:p>730,0320245412</text:p>
          </table:table-cell>
          <table:table-cell table:formula="of:=[.A151]*[.B151]" office:value-type="float" office:value="110234.835705721">
            <text:p>110234,835705721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15.431384050375">
            <text:p>715,4313840504</text:p>
          </table:table-cell>
          <table:table-cell table:formula="of:=[.A152]*[.B152]" office:value-type="float" office:value="108745.570375657">
            <text:p>108745,570375657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01.122756369368">
            <text:p>701,1227563694</text:p>
          </table:table-cell>
          <table:table-cell table:formula="of:=[.A153]*[.B153]" office:value-type="float" office:value="107271.781724513">
            <text:p>107271,78172451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87.10030124198">
            <text:p>687,100301242</text:p>
          </table:table-cell>
          <table:table-cell table:formula="of:=[.A154]*[.B154]" office:value-type="float" office:value="105813.446391265">
            <text:p>105813,446391265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73.358295217141">
            <text:p>673,3582952171</text:p>
          </table:table-cell>
          <table:table-cell table:formula="of:=[.A155]*[.B155]" office:value-type="float" office:value="104370.535758657">
            <text:p>104370,53575865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59.891129312798">
            <text:p>659,8911293128</text:p>
          </table:table-cell>
          <table:table-cell table:formula="of:=[.A156]*[.B156]" office:value-type="float" office:value="102943.016172796">
            <text:p>102943,016172796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46.693306726542">
            <text:p>646,6933067265</text:p>
          </table:table-cell>
          <table:table-cell table:formula="of:=[.A157]*[.B157]" office:value-type="float" office:value="101530.849156067">
            <text:p>101530,849156067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33.759440592011">
            <text:p>633,759440592</text:p>
          </table:table-cell>
          <table:table-cell table:formula="of:=[.A158]*[.B158]" office:value-type="float" office:value="100133.991613538">
            <text:p>100133,99161353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21.084251780171">
            <text:p>621,0842517802</text:p>
          </table:table-cell>
          <table:table-cell table:formula="of:=[.A159]*[.B159]" office:value-type="float" office:value="98752.3960330472">
            <text:p>98752,3960330472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08.662566744567">
            <text:p>608,6625667446</text:p>
          </table:table-cell>
          <table:table-cell table:formula="of:=[.A160]*[.B160]" office:value-type="float" office:value="97386.0106791308">
            <text:p>97386,010679130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596.489315409676">
            <text:p>596,4893154097</text:p>
          </table:table-cell>
          <table:table-cell table:formula="of:=[.A161]*[.B161]" office:value-type="float" office:value="96034.7797809578">
            <text:p>96034,779780957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584.559529101482">
            <text:p>584,5595291015</text:p>
          </table:table-cell>
          <table:table-cell table:formula="of:=[.A162]*[.B162]" office:value-type="float" office:value="94698.6437144402">
            <text:p>94698,643714440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72.868338519453">
            <text:p>572,8683385195</text:p>
          </table:table-cell>
          <table:table-cell table:formula="of:=[.A163]*[.B163]" office:value-type="float" office:value="93377.5391786708">
            <text:p>93377,5391786708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61.410971749064">
            <text:p>561,4109717491</text:p>
          </table:table-cell>
          <table:table-cell table:formula="of:=[.A164]*[.B164]" office:value-type="float" office:value="92071.3993668465">
            <text:p>92071,3993668465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50.182752314082">
            <text:p>550,1827523141</text:p>
          </table:table-cell>
          <table:table-cell table:formula="of:=[.A165]*[.B165]" office:value-type="float" office:value="90780.1541318236">
            <text:p>90780,1541318236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39.179097267801">
            <text:p>539,1790972678</text:p>
          </table:table-cell>
          <table:table-cell table:formula="of:=[.A166]*[.B166]" office:value-type="float" office:value="89503.7301464549">
            <text:p>89503,7301464549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28.395515322445">
            <text:p>528,3955153224</text:p>
          </table:table-cell>
          <table:table-cell table:formula="of:=[.A167]*[.B167]" office:value-type="float" office:value="88242.0510588483">
            <text:p>88242,0510588483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17.827605015996">
            <text:p>517,827605016</text:p>
          </table:table-cell>
          <table:table-cell table:formula="of:=[.A168]*[.B168]" office:value-type="float" office:value="86995.0376426873">
            <text:p>86995,0376426873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07.471052915676">
            <text:p>507,4710529157</text:p>
          </table:table-cell>
          <table:table-cell table:formula="of:=[.A169]*[.B169]" office:value-type="float" office:value="85762.6079427492">
            <text:p>85762,6079427492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97.321631857363">
            <text:p>497,3216318574</text:p>
          </table:table-cell>
          <table:table-cell table:formula="of:=[.A170]*[.B170]" office:value-type="float" office:value="84544.6774157516">
            <text:p>84544,6774157516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87.375199220215">
            <text:p>487,3751992202</text:p>
          </table:table-cell>
          <table:table-cell table:formula="of:=[.A171]*[.B171]" office:value-type="float" office:value="83341.1590666568">
            <text:p>83341,1590666568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77.627695235811">
            <text:p>477,6276952358</text:p>
          </table:table-cell>
          <table:table-cell table:formula="of:=[.A172]*[.B172]" office:value-type="float" office:value="82151.9635805595">
            <text:p>82151,9635805595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68.075141331095">
            <text:p>468,0751413311</text:p>
          </table:table-cell>
          <table:table-cell table:formula="of:=[.A173]*[.B173]" office:value-type="float" office:value="80976.9994502794">
            <text:p>80976,9994502794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58.713638504473">
            <text:p>458,7136385045</text:p>
          </table:table-cell>
          <table:table-cell table:formula="of:=[.A174]*[.B174]" office:value-type="float" office:value="79816.1730997783">
            <text:p>79816,173099778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49.539365734383">
            <text:p>449,5393657344</text:p>
          </table:table-cell>
          <table:table-cell table:formula="of:=[.A175]*[.B175]" office:value-type="float" office:value="78669.3890035171">
            <text:p>78669,3890035171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40.548578419696">
            <text:p>440,5485784197</text:p>
          </table:table-cell>
          <table:table-cell table:formula="of:=[.A176]*[.B176]" office:value-type="float" office:value="77536.5498018664">
            <text:p>77536,5498018664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31.737606851302">
            <text:p>431,7376068513</text:p>
          </table:table-cell>
          <table:table-cell table:formula="of:=[.A177]*[.B177]" office:value-type="float" office:value="76417.5564126804">
            <text:p>76417,5564126804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23.102854714276">
            <text:p>423,1028547143</text:p>
          </table:table-cell>
          <table:table-cell table:formula="of:=[.A178]*[.B178]" office:value-type="float" office:value="75312.3081391411">
            <text:p>75312,3081391411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14.64079761999">
            <text:p>414,64079762</text:p>
          </table:table-cell>
          <table:table-cell table:formula="of:=[.A179]*[.B179]" office:value-type="float" office:value="74220.7027739782">
            <text:p>74220,7027739782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06.34798166759">
            <text:p>406,3479816676</text:p>
          </table:table-cell>
          <table:table-cell table:formula="of:=[.A180]*[.B180]" office:value-type="float" office:value="73142.6367001663">
            <text:p>73142,6367001663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98.221022034238">
            <text:p>398,2210220342</text:p>
          </table:table-cell>
          <table:table-cell table:formula="of:=[.A181]*[.B181]" office:value-type="float" office:value="72078.0049881972">
            <text:p>72078,0049881972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90.256601593554">
            <text:p>390,2566015936</text:p>
          </table:table-cell>
          <table:table-cell table:formula="of:=[.A182]*[.B182]" office:value-type="float" office:value="71026.7014900268">
            <text:p>71026,7014900268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82.451469561683">
            <text:p>382,4514695617</text:p>
          </table:table-cell>
          <table:table-cell table:formula="of:=[.A183]*[.B183]" office:value-type="float" office:value="69988.6189297879">
            <text:p>69988,6189297879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74.802440170449">
            <text:p>374,8024401704</text:p>
          </table:table-cell>
          <table:table-cell table:formula="of:=[.A184]*[.B184]" office:value-type="float" office:value="68963.6489913626">
            <text:p>68963,6489913626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67.30639136704">
            <text:p>367,306391367</text:p>
          </table:table-cell>
          <table:table-cell table:formula="of:=[.A185]*[.B185]" office:value-type="float" office:value="67951.6824029024">
            <text:p>67951,682402902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59.960263539699">
            <text:p>359,9602635397</text:p>
          </table:table-cell>
          <table:table-cell table:formula="of:=[.A186]*[.B186]" office:value-type="float" office:value="66952.609018384">
            <text:p>66952,609018384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52.761058268905">
            <text:p>352,7610582689</text:p>
          </table:table-cell>
          <table:table-cell table:formula="of:=[.A187]*[.B187]" office:value-type="float" office:value="65966.3178962853">
            <text:p>65966,317896285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45.705837103527">
            <text:p>345,7058371035</text:p>
          </table:table-cell>
          <table:table-cell table:formula="of:=[.A188]*[.B188]" office:value-type="float" office:value="64992.6973754631">
            <text:p>64992,6973754631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38.791720361456">
            <text:p>338,7917203615</text:p>
          </table:table-cell>
          <table:table-cell table:formula="of:=[.A189]*[.B189]" office:value-type="float" office:value="64031.6351483153">
            <text:p>64031,6351483153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32.015885954227">
            <text:p>332,0158859542</text:p>
          </table:table-cell>
          <table:table-cell table:formula="of:=[.A190]*[.B190]" office:value-type="float" office:value="63083.0183313032">
            <text:p>63083,0183313032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25.375568235143">
            <text:p>325,3755682351</text:p>
          </table:table-cell>
          <table:table-cell table:formula="of:=[.A191]*[.B191]" office:value-type="float" office:value="62146.7335329123">
            <text:p>62146,7335329123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18.86805687044">
            <text:p>318,8680568704</text:p>
          </table:table-cell>
          <table:table-cell table:formula="of:=[.A192]*[.B192]" office:value-type="float" office:value="61222.6669191245">
            <text:p>61222,6669191245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12.490695733031">
            <text:p>312,490695733</text:p>
          </table:table-cell>
          <table:table-cell table:formula="of:=[.A193]*[.B193]" office:value-type="float" office:value="60310.704276475">
            <text:p>60310,704276475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06.24088181837">
            <text:p>306,2408818184</text:p>
          </table:table-cell>
          <table:table-cell table:formula="of:=[.A194]*[.B194]" office:value-type="float" office:value="59410.7310727639">
            <text:p>59410,731072763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00.116064182003">
            <text:p>300,116064182</text:p>
          </table:table-cell>
          <table:table-cell table:formula="of:=[.A195]*[.B195]" office:value-type="float" office:value="58522.6325154906">
            <text:p>58522,6325154906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294.113742898363">
            <text:p>294,1137428984</text:p>
          </table:table-cell>
          <table:table-cell table:formula="of:=[.A196]*[.B196]" office:value-type="float" office:value="57646.2936080791">
            <text:p>57646,2936080791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88.231468040396">
            <text:p>288,2314680404</text:p>
          </table:table-cell>
          <table:table-cell table:formula="of:=[.A197]*[.B197]" office:value-type="float" office:value="56781.599203958">
            <text:p>56781,599203958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82.466838679588">
            <text:p>282,4668386796</text:p>
          </table:table-cell>
          <table:table-cell table:formula="of:=[.A198]*[.B198]" office:value-type="float" office:value="55928.4340585584">
            <text:p>55928,4340585584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76.817501905996">
            <text:p>276,817501906</text:p>
          </table:table-cell>
          <table:table-cell table:formula="of:=[.A199]*[.B199]" office:value-type="float" office:value="55086.6828792932">
            <text:p>55086,682879293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71.281151867876">
            <text:p>271,2811518679</text:p>
          </table:table-cell>
          <table:table-cell table:formula="of:=[.A200]*[.B200]" office:value-type="float" office:value="54256.2303735752">
            <text:p>54256,2303735752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265.855528830519">
            <text:p>265,8555288305</text:p>
          </table:table-cell>
          <table:table-cell table:formula="of:=[.A201]*[.B201]" office:value-type="float" office:value="53436.9612949342">
            <text:p>53436,9612949342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260.538418253908">
            <text:p>260,5384182539</text:p>
          </table:table-cell>
          <table:table-cell table:formula="of:=[.A202]*[.B202]" office:value-type="float" office:value="52628.7604872895">
            <text:p>52628,7604872895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255.32764988883">
            <text:p>255,3276498888</text:p>
          </table:table-cell>
          <table:table-cell table:formula="of:=[.A203]*[.B203]" office:value-type="float" office:value="51831.5129274325">
            <text:p>51831,5129274325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250.221096891053">
            <text:p>250,2210968911</text:p>
          </table:table-cell>
          <table:table-cell table:formula="of:=[.A204]*[.B204]" office:value-type="float" office:value="51045.1037657749">
            <text:p>51045,1037657749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245.216674953232">
            <text:p>245,2166749532</text:p>
          </table:table-cell>
          <table:table-cell table:formula="of:=[.A205]*[.B205]" office:value-type="float" office:value="50269.4183654126">
            <text:p>50269,4183654126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240.312341454168">
            <text:p>240,3123414542</text:p>
          </table:table-cell>
          <table:table-cell table:formula="of:=[.A206]*[.B206]" office:value-type="float" office:value="49504.3423395586">
            <text:p>49504,3423395586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235.506094625084">
            <text:p>235,5060946251</text:p>
          </table:table-cell>
          <table:table-cell table:formula="of:=[.A207]*[.B207]" office:value-type="float" office:value="48749.7615873925">
            <text:p>48749,7615873925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230.795972732583">
            <text:p>230,7959727326</text:p>
          </table:table-cell>
          <table:table-cell table:formula="of:=[.A208]*[.B208]" office:value-type="float" office:value="48005.5623283772">
            <text:p>48005,5623283772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226.180053277931">
            <text:p>226,1800532779</text:p>
          </table:table-cell>
          <table:table-cell table:formula="of:=[.A209]*[.B209]" office:value-type="float" office:value="47271.6311350876">
            <text:p>47271,6311350876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221.656452212372">
            <text:p>221,6564522124</text:p>
          </table:table-cell>
          <table:table-cell table:formula="of:=[.A210]*[.B210]" office:value-type="float" office:value="46547.8549645982">
            <text:p>46547,8549645982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217.223323168125">
            <text:p>217,2233231681</text:p>
          </table:table-cell>
          <table:table-cell table:formula="of:=[.A211]*[.B211]" office:value-type="float" office:value="45834.1211884744">
            <text:p>45834,1211884744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212.878856704762">
            <text:p>212,8788567048</text:p>
          </table:table-cell>
          <table:table-cell table:formula="of:=[.A212]*[.B212]" office:value-type="float" office:value="45130.3176214096">
            <text:p>45130,317621409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208.621279570667">
            <text:p>208,6212795707</text:p>
          </table:table-cell>
          <table:table-cell table:formula="of:=[.A213]*[.B213]" office:value-type="float" office:value="44436.3325485521">
            <text:p>44436,3325485521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204.448853979254">
            <text:p>204,4488539793</text:p>
          </table:table-cell>
          <table:table-cell table:formula="of:=[.A214]*[.B214]" office:value-type="float" office:value="43752.0547515603">
            <text:p>43752,0547515603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200.359876899669">
            <text:p>200,3598768997</text:p>
          </table:table-cell>
          <table:table-cell table:formula="of:=[.A215]*[.B215]" office:value-type="float" office:value="43077.3735334288">
            <text:p>43077,3735334288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196.352679361675">
            <text:p>196,3526793617</text:p>
          </table:table-cell>
          <table:table-cell table:formula="of:=[.A216]*[.B216]" office:value-type="float" office:value="42412.1787421219">
            <text:p>42412,1787421219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192.425625774442">
            <text:p>192,4256257744</text:p>
          </table:table-cell>
          <table:table-cell table:formula="of:=[.A217]*[.B217]" office:value-type="float" office:value="41756.3607930539">
            <text:p>41756,3607930539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188.577113258953">
            <text:p>188,577113259</text:p>
          </table:table-cell>
          <table:table-cell table:formula="of:=[.A218]*[.B218]" office:value-type="float" office:value="41109.8106904518">
            <text:p>41109,810690451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184.805570993774">
            <text:p>184,8055709938</text:p>
          </table:table-cell>
          <table:table-cell table:formula="of:=[.A219]*[.B219]" office:value-type="float" office:value="40472.4200476365">
            <text:p>40472,4200476365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181.109459573899">
            <text:p>181,1094595739</text:p>
          </table:table-cell>
          <table:table-cell table:formula="of:=[.A220]*[.B220]" office:value-type="float" office:value="39844.0811062577">
            <text:p>39844,081106257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177.487270382421">
            <text:p>177,4872703824</text:p>
          </table:table-cell>
          <table:table-cell table:formula="of:=[.A221]*[.B221]" office:value-type="float" office:value="39224.6867545149">
            <text:p>39224,6867545149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173.937524974772">
            <text:p>173,9375249748</text:p>
          </table:table-cell>
          <table:table-cell table:formula="of:=[.A222]*[.B222]" office:value-type="float" office:value="38614.1305443994">
            <text:p>38614,1305443994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170.458774475277">
            <text:p>170,4587744753</text:p>
          </table:table-cell>
          <table:table-cell table:formula="of:=[.A223]*[.B223]" office:value-type="float" office:value="38012.3067079867">
            <text:p>38012,3067079867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167.049598985771">
            <text:p>167,0495989858</text:p>
          </table:table-cell>
          <table:table-cell table:formula="of:=[.A224]*[.B224]" office:value-type="float" office:value="37419.1101728127">
            <text:p>37419,1101728127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163.708607006056">
            <text:p>163,7086070061</text:p>
          </table:table-cell>
          <table:table-cell table:formula="of:=[.A225]*[.B225]" office:value-type="float" office:value="36834.4365763625">
            <text:p>36834,436576362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160.434434865935">
            <text:p>160,4344348659</text:p>
          </table:table-cell>
          <table:table-cell table:formula="of:=[.A226]*[.B226]" office:value-type="float" office:value="36258.1822797012">
            <text:p>36258,1822797012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157.225746168616">
            <text:p>157,2257461686</text:p>
          </table:table-cell>
          <table:table-cell table:formula="of:=[.A227]*[.B227]" office:value-type="float" office:value="35690.2443802758">
            <text:p>35690,2443802758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154.081231245244">
            <text:p>154,0812312452</text:p>
          </table:table-cell>
          <table:table-cell table:formula="of:=[.A228]*[.B228]" office:value-type="float" office:value="35130.5207239155">
            <text:p>35130,5207239155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150.999606620339">
            <text:p>150,9996066203</text:p>
          </table:table-cell>
          <table:table-cell table:formula="of:=[.A229]*[.B229]" office:value-type="float" office:value="34578.9099160576">
            <text:p>34578,9099160576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147.979614487932">
            <text:p>147,9796144879</text:p>
          </table:table-cell>
          <table:table-cell table:formula="of:=[.A230]*[.B230]" office:value-type="float" office:value="34035.3113322243">
            <text:p>34035,3113322243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145.020022198173">
            <text:p>145,0200221982</text:p>
          </table:table-cell>
          <table:table-cell table:formula="of:=[.A231]*[.B231]" office:value-type="float" office:value="33499.625127778">
            <text:p>33499,62512777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142.11962175421">
            <text:p>142,1196217542</text:p>
          </table:table-cell>
          <table:table-cell table:formula="of:=[.A232]*[.B232]" office:value-type="float" office:value="32971.7522469767">
            <text:p>32971,7522469767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139.277229319126">
            <text:p>139,2772293191</text:p>
          </table:table-cell>
          <table:table-cell table:formula="of:=[.A233]*[.B233]" office:value-type="float" office:value="32451.5944313563">
            <text:p>32451,5944313563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136.491684732743">
            <text:p>136,4916847327</text:p>
          </table:table-cell>
          <table:table-cell table:formula="of:=[.A234]*[.B234]" office:value-type="float" office:value="31939.0542274619">
            <text:p>31939,0542274619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133.761851038088">
            <text:p>133,7618510381</text:p>
          </table:table-cell>
          <table:table-cell table:formula="of:=[.A235]*[.B235]" office:value-type="float" office:value="31434.0349939507">
            <text:p>31434,0349939507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131.086614017326">
            <text:p>131,0866140173</text:p>
          </table:table-cell>
          <table:table-cell table:formula="of:=[.A236]*[.B236]" office:value-type="float" office:value="30936.440908089">
            <text:p>30936,440908089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128.46488173698">
            <text:p>128,464881737</text:p>
          </table:table-cell>
          <table:table-cell table:formula="of:=[.A237]*[.B237]" office:value-type="float" office:value="30446.1769716642">
            <text:p>30446,1769716642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125.89558410224">
            <text:p>125,8955841022</text:p>
          </table:table-cell>
          <table:table-cell table:formula="of:=[.A238]*[.B238]" office:value-type="float" office:value="29963.1490163332">
            <text:p>29963,1490163332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123.377672420196">
            <text:p>123,3776724202</text:p>
          </table:table-cell>
          <table:table-cell table:formula="of:=[.A239]*[.B239]" office:value-type="float" office:value="29487.2637084267">
            <text:p>29487,2637084267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120.910118971792">
            <text:p>120,9101189718</text:p>
          </table:table-cell>
          <table:table-cell table:formula="of:=[.A240]*[.B240]" office:value-type="float" office:value="29018.42855323">
            <text:p>29018,4285532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118.491916592356">
            <text:p>118,4919165924</text:p>
          </table:table-cell>
          <table:table-cell table:formula="of:=[.A241]*[.B241]" office:value-type="float" office:value="28556.5518987577">
            <text:p>28556,551898757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116.122078260509">
            <text:p>116,1220782605</text:p>
          </table:table-cell>
          <table:table-cell table:formula="of:=[.A242]*[.B242]" office:value-type="float" office:value="28101.5429390431">
            <text:p>28101,5429390431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113.799636695299">
            <text:p>113,7996366953</text:p>
          </table:table-cell>
          <table:table-cell table:formula="of:=[.A243]*[.B243]" office:value-type="float" office:value="27653.3117169575">
            <text:p>27653,3117169575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111.523643961393">
            <text:p>111,5236439614</text:p>
          </table:table-cell>
          <table:table-cell table:formula="of:=[.A244]*[.B244]" office:value-type="float" office:value="27211.7691265798">
            <text:p>27211,769126579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109.293171082165">
            <text:p>109,2931710822</text:p>
          </table:table-cell>
          <table:table-cell table:formula="of:=[.A245]*[.B245]" office:value-type="float" office:value="26776.8269151303">
            <text:p>26776,8269151303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107.107307660521">
            <text:p>107,1073076605</text:p>
          </table:table-cell>
          <table:table-cell table:formula="of:=[.A246]*[.B246]" office:value-type="float" office:value="26348.3976844883">
            <text:p>26348,3976844883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104.965161507311">
            <text:p>104,9651615073</text:p>
          </table:table-cell>
          <table:table-cell table:formula="of:=[.A247]*[.B247]" office:value-type="float" office:value="25926.3948923058">
            <text:p>25926,394892305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102.865858277165">
            <text:p>102,8658582772</text:p>
          </table:table-cell>
          <table:table-cell table:formula="of:=[.A248]*[.B248]" office:value-type="float" office:value="25510.7328527369">
            <text:p>25510,732852736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100.808541111621">
            <text:p>100,8085411116</text:p>
          </table:table-cell>
          <table:table-cell table:formula="of:=[.A249]*[.B249]" office:value-type="float" office:value="25101.3267367937">
            <text:p>25101,3267367937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98.792370289389">
            <text:p>98,7923702894</text:p>
          </table:table-cell>
          <table:table-cell table:formula="of:=[.A250]*[.B250]" office:value-type="float" office:value="24698.0925723473">
            <text:p>24698,092572347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96.8165228836012">
            <text:p>96,8165228836</text:p>
          </table:table-cell>
          <table:table-cell table:formula="of:=[.A251]*[.B251]" office:value-type="float" office:value="24300.9472437839">
            <text:p>24300,9472437839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94.8801924259292">
            <text:p>94,8801924259</text:p>
          </table:table-cell>
          <table:table-cell table:formula="of:=[.A252]*[.B252]" office:value-type="float" office:value="23909.8084913342">
            <text:p>23909,808491334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92.9825885774106">
            <text:p>92,9825885774</text:p>
          </table:table-cell>
          <table:table-cell table:formula="of:=[.A253]*[.B253]" office:value-type="float" office:value="23524.5949100849">
            <text:p>23524,5949100849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91.1229368058624">
            <text:p>91,1229368059</text:p>
          </table:table-cell>
          <table:table-cell table:formula="of:=[.A254]*[.B254]" office:value-type="float" office:value="23145.225948689">
            <text:p>23145,225948689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89.3004780697451">
            <text:p>89,3004780697</text:p>
          </table:table-cell>
          <table:table-cell table:formula="of:=[.A255]*[.B255]" office:value-type="float" office:value="22771.621907785">
            <text:p>22771,62190778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87.5144685083502">
            <text:p>87,5144685084</text:p>
          </table:table-cell>
          <table:table-cell table:formula="of:=[.A256]*[.B256]" office:value-type="float" office:value="22403.7039381377">
            <text:p>22403,7039381377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85.7641791381832">
            <text:p>85,7641791382</text:p>
          </table:table-cell>
          <table:table-cell table:formula="of:=[.A257]*[.B257]" office:value-type="float" office:value="22041.3940385131">
            <text:p>22041,3940385131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84.0488955554196">
            <text:p>84,0488955554</text:p>
          </table:table-cell>
          <table:table-cell table:formula="of:=[.A258]*[.B258]" office:value-type="float" office:value="21684.6150532982">
            <text:p>21684,6150532982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82.3679176443112">
            <text:p>82,3679176443</text:p>
          </table:table-cell>
          <table:table-cell table:formula="of:=[.A259]*[.B259]" office:value-type="float" office:value="21333.2906698766">
            <text:p>21333,2906698766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80.7205592914249">
            <text:p>80,7205592914</text:p>
          </table:table-cell>
          <table:table-cell table:formula="of:=[.A260]*[.B260]" office:value-type="float" office:value="20987.3454157705">
            <text:p>20987,3454157705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79.1061481055964">
            <text:p>79,1061481056</text:p>
          </table:table-cell>
          <table:table-cell table:formula="of:=[.A261]*[.B261]" office:value-type="float" office:value="20646.7046555607">
            <text:p>20646,7046555607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77.5240251434845">
            <text:p>77,5240251435</text:p>
          </table:table-cell>
          <table:table-cell table:formula="of:=[.A262]*[.B262]" office:value-type="float" office:value="20311.2945875929">
            <text:p>20311,2945875929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75.9735446406148">
            <text:p>75,9735446406</text:p>
          </table:table-cell>
          <table:table-cell table:formula="of:=[.A263]*[.B263]" office:value-type="float" office:value="19981.0422404817">
            <text:p>19981,0422404817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74.4540737478025">
            <text:p>74,4540737478</text:p>
          </table:table-cell>
          <table:table-cell table:formula="of:=[.A264]*[.B264]" office:value-type="float" office:value="19655.8754694199">
            <text:p>19655,8754694199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72.9649922728465">
            <text:p>72,9649922728</text:p>
          </table:table-cell>
          <table:table-cell table:formula="of:=[.A265]*[.B265]" office:value-type="float" office:value="19335.7229523043">
            <text:p>19335,7229523043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71.5056924273896">
            <text:p>71,5056924274</text:p>
          </table:table-cell>
          <table:table-cell table:formula="of:=[.A266]*[.B266]" office:value-type="float" office:value="19020.5141856856">
            <text:p>19020,5141856856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70.0755785788418">
            <text:p>70,0755785788</text:p>
          </table:table-cell>
          <table:table-cell table:formula="of:=[.A267]*[.B267]" office:value-type="float" office:value="18710.1794805507">
            <text:p>18710,1794805507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68.6740670072649">
            <text:p>68,6740670073</text:p>
          </table:table-cell>
          <table:table-cell table:formula="of:=[.A268]*[.B268]" office:value-type="float" office:value="18404.649957947">
            <text:p>18404,649957947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67.3005856671196">
            <text:p>67,3005856671</text:p>
          </table:table-cell>
          <table:table-cell table:formula="of:=[.A269]*[.B269]" office:value-type="float" office:value="18103.8575444552">
            <text:p>18103,8575444552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65.9545739537772">
            <text:p>65,9545739538</text:p>
          </table:table-cell>
          <table:table-cell table:formula="of:=[.A270]*[.B270]" office:value-type="float" office:value="17807.7349675199">
            <text:p>17807,7349675199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64.6354824747017">
            <text:p>64,6354824747</text:p>
          </table:table-cell>
          <table:table-cell table:formula="of:=[.A271]*[.B271]" office:value-type="float" office:value="17516.2157506442">
            <text:p>17516,215750644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63.3427728252076">
            <text:p>63,3427728252</text:p>
          </table:table-cell>
          <table:table-cell table:formula="of:=[.A272]*[.B272]" office:value-type="float" office:value="17229.2342084565">
            <text:p>17229,2342084565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62.0759173687035">
            <text:p>62,0759173687</text:p>
          </table:table-cell>
          <table:table-cell table:formula="of:=[.A273]*[.B273]" office:value-type="float" office:value="16946.7254416561">
            <text:p>16946,7254416561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60.8343990213294">
            <text:p>60,8343990213</text:p>
          </table:table-cell>
          <table:table-cell table:formula="of:=[.A274]*[.B274]" office:value-type="float" office:value="16668.6253318443">
            <text:p>16668,6253318443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9.6177110409028">
            <text:p>59,6177110409</text:p>
          </table:table-cell>
          <table:table-cell table:formula="of:=[.A275]*[.B275]" office:value-type="float" office:value="16394.8705362483">
            <text:p>16394,8705362483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8.4253568200848">
            <text:p>58,4253568201</text:p>
          </table:table-cell>
          <table:table-cell table:formula="of:=[.A276]*[.B276]" office:value-type="float" office:value="16125.3984823434">
            <text:p>16125,3984823434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7.2568496836831">
            <text:p>57,2568496837</text:p>
          </table:table-cell>
          <table:table-cell table:formula="of:=[.A277]*[.B277]" office:value-type="float" office:value="15860.1473623802">
            <text:p>15860,1473623802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6.1117126900094">
            <text:p>56,11171269</text:p>
          </table:table-cell>
          <table:table-cell table:formula="of:=[.A278]*[.B278]" office:value-type="float" office:value="15599.0561278226">
            <text:p>15599,0561278226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4.9894784362092">
            <text:p>54,9894784362</text:p>
          </table:table-cell>
          <table:table-cell table:formula="of:=[.A279]*[.B279]" office:value-type="float" office:value="15342.0644837024">
            <text:p>15342,0644837024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3.889688867485">
            <text:p>53,8896888675</text:p>
          </table:table-cell>
          <table:table-cell table:formula="of:=[.A280]*[.B280]" office:value-type="float" office:value="15089.1128828958">
            <text:p>15089,1128828958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2.8118950901353">
            <text:p>52,8118950901</text:p>
          </table:table-cell>
          <table:table-cell table:formula="of:=[.A281]*[.B281]" office:value-type="float" office:value="14840.142520328">
            <text:p>14840,14252032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1.7556571883326">
            <text:p>51,7556571883</text:p>
          </table:table-cell>
          <table:table-cell table:formula="of:=[.A282]*[.B282]" office:value-type="float" office:value="14595.0953271098">
            <text:p>14595,0953271098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0.720544044566">
            <text:p>50,7205440446</text:p>
          </table:table-cell>
          <table:table-cell table:formula="of:=[.A283]*[.B283]" office:value-type="float" office:value="14353.9139646122">
            <text:p>14353,9139646122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49.7061331636747">
            <text:p>49,7061331637</text:p>
          </table:table-cell>
          <table:table-cell table:formula="of:=[.A284]*[.B284]" office:value-type="float" office:value="14116.5418184836">
            <text:p>14116,5418184836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48.7120105004012">
            <text:p>48,7120105004</text:p>
          </table:table-cell>
          <table:table-cell table:formula="of:=[.A285]*[.B285]" office:value-type="float" office:value="13882.9229926143">
            <text:p>13882,9229926143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47.7377702903931">
            <text:p>47,7377702904</text:p>
          </table:table-cell>
          <table:table-cell table:formula="of:=[.A286]*[.B286]" office:value-type="float" office:value="13653.0023030524">
            <text:p>13653,0023030524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46.7830148845853">
            <text:p>46,7830148846</text:p>
          </table:table-cell>
          <table:table-cell table:formula="of:=[.A287]*[.B287]" office:value-type="float" office:value="13426.725271876">
            <text:p>13426,72527187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45.8473545868936">
            <text:p>45,8473545869</text:p>
          </table:table-cell>
          <table:table-cell table:formula="of:=[.A288]*[.B288]" office:value-type="float" office:value="13204.0381210253">
            <text:p>13204,0381210253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44.9304074951557">
            <text:p>44,9304074952</text:p>
          </table:table-cell>
          <table:table-cell table:formula="of:=[.A289]*[.B289]" office:value-type="float" office:value="12984.8877661">
            <text:p>12984,887766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44.0317993452526">
            <text:p>44,0317993453</text:p>
          </table:table-cell>
          <table:table-cell table:formula="of:=[.A290]*[.B290]" office:value-type="float" office:value="12769.2218101232">
            <text:p>12769,2218101232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43.1511633583475">
            <text:p>43,1511633583</text:p>
          </table:table-cell>
          <table:table-cell table:formula="of:=[.A291]*[.B291]" office:value-type="float" office:value="12556.9885372791">
            <text:p>12556,9885372791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42.2881400911806">
            <text:p>42,2881400912</text:p>
          </table:table-cell>
          <table:table-cell table:formula="of:=[.A292]*[.B292]" office:value-type="float" office:value="12348.1369066247">
            <text:p>12348,1369066247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41.442377289357">
            <text:p>41,4423772894</text:p>
          </table:table-cell>
          <table:table-cell table:formula="of:=[.A293]*[.B293]" office:value-type="float" office:value="12142.6165457816">
            <text:p>12142,6165457816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40.6135297435698">
            <text:p>40,6135297436</text:p>
          </table:table-cell>
          <table:table-cell table:formula="of:=[.A294]*[.B294]" office:value-type="float" office:value="11940.3777446095">
            <text:p>11940,3777446095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39.8012591486984">
            <text:p>39,8012591487</text:p>
          </table:table-cell>
          <table:table-cell table:formula="of:=[.A295]*[.B295]" office:value-type="float" office:value="11741.371448866">
            <text:p>11741,371448866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39.0052339657244">
            <text:p>39,0052339657</text:p>
          </table:table-cell>
          <table:table-cell table:formula="of:=[.A296]*[.B296]" office:value-type="float" office:value="11545.5492538544">
            <text:p>11545,5492538544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38.22512928641">
            <text:p>38,2251292864</text:p>
          </table:table-cell>
          <table:table-cell table:formula="of:=[.A297]*[.B297]" office:value-type="float" office:value="11352.8633980638">
            <text:p>11352,863398063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37.4606267006818">
            <text:p>37,4606267007</text:p>
          </table:table-cell>
          <table:table-cell table:formula="of:=[.A298]*[.B298]" office:value-type="float" office:value="11163.2667568032">
            <text:p>11163,2667568032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36.7114141666681">
            <text:p>36,7114141667</text:p>
          </table:table-cell>
          <table:table-cell table:formula="of:=[.A299]*[.B299]" office:value-type="float" office:value="10976.7128358338">
            <text:p>10976,712835833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35.9771858833348">
            <text:p>35,9771858833</text:p>
          </table:table-cell>
          <table:table-cell table:formula="of:=[.A300]*[.B300]" office:value-type="float" office:value="10793.1557650004">
            <text:p>10793,1557650004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35.2576421656681">
            <text:p>35,2576421657</text:p>
          </table:table-cell>
          <table:table-cell table:formula="of:=[.A301]*[.B301]" office:value-type="float" office:value="10612.5502918661">
            <text:p>10612,5502918661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34.5524893223547">
            <text:p>34,5524893224</text:p>
          </table:table-cell>
          <table:table-cell table:formula="of:=[.A302]*[.B302]" office:value-type="float" office:value="10434.8517753511">
            <text:p>10434,8517753511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33.8614395359076">
            <text:p>33,8614395359</text:p>
          </table:table-cell>
          <table:table-cell table:formula="of:=[.A303]*[.B303]" office:value-type="float" office:value="10260.01617938">
            <text:p>10260,01617938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33.1842107451894">
            <text:p>33,1842107452</text:p>
          </table:table-cell>
          <table:table-cell table:formula="of:=[.A304]*[.B304]" office:value-type="float" office:value="10088.0000665376">
            <text:p>10088,0000665376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32.5205265302857">
            <text:p>32,5205265303</text:p>
          </table:table-cell>
          <table:table-cell table:formula="of:=[.A305]*[.B305]" office:value-type="float" office:value="9918.76059173713">
            <text:p>9918,7605917371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31.8701159996799">
            <text:p>31,8701159997</text:p>
          </table:table-cell>
          <table:table-cell table:formula="of:=[.A306]*[.B306]" office:value-type="float" office:value="9752.25549590206">
            <text:p>9752,2554959021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31.2327136796863">
            <text:p>31,2327136797</text:p>
          </table:table-cell>
          <table:table-cell table:formula="of:=[.A307]*[.B307]" office:value-type="float" office:value="9588.44309966371">
            <text:p>9588,4430996637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30.6080594060926">
            <text:p>30,6080594061</text:p>
          </table:table-cell>
          <table:table-cell table:formula="of:=[.A308]*[.B308]" office:value-type="float" office:value="9427.28229707653">
            <text:p>9427,2822970765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9.9958982179708">
            <text:p>29,995898218</text:p>
          </table:table-cell>
          <table:table-cell table:formula="of:=[.A309]*[.B309]" office:value-type="float" office:value="9268.73254935297">
            <text:p>9268,732549353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9.3959802536113">
            <text:p>29,3959802536</text:p>
          </table:table-cell>
          <table:table-cell table:formula="of:=[.A310]*[.B310]" office:value-type="float" office:value="9112.75387861952">
            <text:p>9112,7538786195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8.8080606485391">
            <text:p>28,8080606485</text:p>
          </table:table-cell>
          <table:table-cell table:formula="of:=[.A311]*[.B311]" office:value-type="float" office:value="8959.30686169567">
            <text:p>8959,3068616957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8.2318994355683">
            <text:p>28,2318994356</text:p>
          </table:table-cell>
          <table:table-cell table:formula="of:=[.A312]*[.B312]" office:value-type="float" office:value="8808.35262389732">
            <text:p>8808,3526238973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7.667261446857">
            <text:p>27,6672614469</text:p>
          </table:table-cell>
          <table:table-cell table:formula="of:=[.A313]*[.B313]" office:value-type="float" office:value="8659.85283286623">
            <text:p>8659,8528328662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7.1139162179198">
            <text:p>27,1139162179</text:p>
          </table:table-cell>
          <table:table-cell table:formula="of:=[.A314]*[.B314]" office:value-type="float" office:value="8513.76969242683">
            <text:p>8513,7696924268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6.5716378935614">
            <text:p>26,5716378936</text:p>
          </table:table-cell>
          <table:table-cell table:formula="of:=[.A315]*[.B315]" office:value-type="float" office:value="8370.06593647185">
            <text:p>8370,0659364719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6.0402051356902">
            <text:p>26,0402051357</text:p>
          </table:table-cell>
          <table:table-cell table:formula="of:=[.A316]*[.B316]" office:value-type="float" office:value="8228.70482287811">
            <text:p>8228,7048228781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5.5194010329764">
            <text:p>25,519401033</text:p>
          </table:table-cell>
          <table:table-cell table:formula="of:=[.A317]*[.B317]" office:value-type="float" office:value="8089.65012745352">
            <text:p>8089,6501274535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5.0090130123169">
            <text:p>25,0090130123</text:p>
          </table:table-cell>
          <table:table-cell table:formula="of:=[.A318]*[.B318]" office:value-type="float" office:value="7952.86613791677">
            <text:p>7952,8661379168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4.5088327520705">
            <text:p>24,5088327521</text:p>
          </table:table-cell>
          <table:table-cell table:formula="of:=[.A319]*[.B319]" office:value-type="float" office:value="7818.3176479105">
            <text:p>7818,3176479105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4.0186560970291">
            <text:p>24,018656097</text:p>
          </table:table-cell>
          <table:table-cell table:formula="of:=[.A320]*[.B320]" office:value-type="float" office:value="7685.96995104932">
            <text:p>7685,9699510493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3.5382829750885">
            <text:p>23,5382829751</text:p>
          </table:table-cell>
          <table:table-cell table:formula="of:=[.A321]*[.B321]" office:value-type="float" office:value="7555.78883500342">
            <text:p>7555,7888350034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3.0675173155868">
            <text:p>23,0675173156</text:p>
          </table:table-cell>
          <table:table-cell table:formula="of:=[.A322]*[.B322]" office:value-type="float" office:value="7427.74057561894">
            <text:p>7427,7405756189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2.606166969275">
            <text:p>22,6061669693</text:p>
          </table:table-cell>
          <table:table-cell table:formula="of:=[.A323]*[.B323]" office:value-type="float" office:value="7301.79193107584">
            <text:p>7301,7919310758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2.1540436298895">
            <text:p>22,1540436299</text:p>
          </table:table-cell>
          <table:table-cell table:formula="of:=[.A324]*[.B324]" office:value-type="float" office:value="7177.91013608421">
            <text:p>7177,910136084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1.7109627572917">
            <text:p>21,7109627573</text:p>
          </table:table-cell>
          <table:table-cell table:formula="of:=[.A325]*[.B325]" office:value-type="float" office:value="7056.06289611982">
            <text:p>7056,0628961198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1.2767435021459">
            <text:p>21,2767435021</text:p>
          </table:table-cell>
          <table:table-cell table:formula="of:=[.A326]*[.B326]" office:value-type="float" office:value="6936.21838169957">
            <text:p>6936,2183816996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0.851208632103">
            <text:p>20,8512086321</text:p>
          </table:table-cell>
          <table:table-cell table:formula="of:=[.A327]*[.B327]" office:value-type="float" office:value="6818.34522269768">
            <text:p>6818,3452226977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20.4341844594609">
            <text:p>20,4341844595</text:p>
          </table:table-cell>
          <table:table-cell table:formula="of:=[.A328]*[.B328]" office:value-type="float" office:value="6702.41250270319">
            <text:p>6702,4125027032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20.0255007702717">
            <text:p>20,0255007703</text:p>
          </table:table-cell>
          <table:table-cell table:formula="of:=[.A329]*[.B329]" office:value-type="float" office:value="6588.38975341939">
            <text:p>6588,3897534194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19.6249907548663">
            <text:p>19,6249907549</text:p>
          </table:table-cell>
          <table:table-cell table:formula="of:=[.A330]*[.B330]" office:value-type="float" office:value="6476.24694910587">
            <text:p>6476,2469491059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19.232490939769">
            <text:p>19,2324909398</text:p>
          </table:table-cell>
          <table:table-cell table:formula="of:=[.A331]*[.B331]" office:value-type="float" office:value="6365.95450106352">
            <text:p>6365,9545010635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18.8478411209736">
            <text:p>18,847841121</text:p>
          </table:table-cell>
          <table:table-cell table:formula="of:=[.A332]*[.B332]" office:value-type="float" office:value="6257.48325216323">
            <text:p>6257,4832521632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18.4708842985541">
            <text:p>18,4708842986</text:p>
          </table:table-cell>
          <table:table-cell table:formula="of:=[.A333]*[.B333]" office:value-type="float" office:value="6150.80447141852">
            <text:p>6150,8044714185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18.101466612583">
            <text:p>18,1014666126</text:p>
          </table:table-cell>
          <table:table-cell table:formula="of:=[.A334]*[.B334]" office:value-type="float" office:value="6045.88984860273">
            <text:p>6045,889848602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17.7394372803314">
            <text:p>17,7394372803</text:p>
          </table:table-cell>
          <table:table-cell table:formula="of:=[.A335]*[.B335]" office:value-type="float" office:value="5942.711488911">
            <text:p>5942,711488911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17.3846485347247">
            <text:p>17,3846485347</text:p>
          </table:table-cell>
          <table:table-cell table:formula="of:=[.A336]*[.B336]" office:value-type="float" office:value="5841.24190766751">
            <text:p>5841,2419076675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17.0369555640302">
            <text:p>17,036955564</text:p>
          </table:table-cell>
          <table:table-cell table:formula="of:=[.A337]*[.B337]" office:value-type="float" office:value="5741.45402507819">
            <text:p>5741,4540250782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16.6962164527496">
            <text:p>16,6962164527</text:p>
          </table:table-cell>
          <table:table-cell table:formula="of:=[.A338]*[.B338]" office:value-type="float" office:value="5643.32116102937">
            <text:p>5643,3211610294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16.3622921236946">
            <text:p>16,3622921237</text:p>
          </table:table-cell>
          <table:table-cell table:formula="of:=[.A339]*[.B339]" office:value-type="float" office:value="5546.81702993248">
            <text:p>5546,8170299325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16.0350462812207">
            <text:p>16,0350462812</text:p>
          </table:table-cell>
          <table:table-cell table:formula="of:=[.A340]*[.B340]" office:value-type="float" office:value="5451.91573561505">
            <text:p>5451,9157356151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15.7143453555963">
            <text:p>15,7143453556</text:p>
          </table:table-cell>
          <table:table-cell table:formula="of:=[.A341]*[.B341]" office:value-type="float" office:value="5358.59176625835">
            <text:p>5358,5917662584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15.4000584484844">
            <text:p>15,4000584485</text:p>
          </table:table-cell>
          <table:table-cell table:formula="of:=[.A342]*[.B342]" office:value-type="float" office:value="5266.81998938166">
            <text:p>5266,8199893817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15.0920572795147">
            <text:p>15,0920572795</text:p>
          </table:table-cell>
          <table:table-cell table:formula="of:=[.A343]*[.B343]" office:value-type="float" office:value="5176.57564687355">
            <text:p>5176,5756468736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14.7902161339244">
            <text:p>14,7902161339</text:p>
          </table:table-cell>
          <table:table-cell table:formula="of:=[.A344]*[.B344]" office:value-type="float" office:value="5087.83435007">
            <text:p>5087,83435007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14.4944118112459">
            <text:p>14,4944118112</text:p>
          </table:table-cell>
          <table:table-cell table:formula="of:=[.A345]*[.B345]" office:value-type="float" office:value="5000.57207487984">
            <text:p>5000,5720748799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14.204523575021">
            <text:p>14,204523575</text:p>
          </table:table-cell>
          <table:table-cell table:formula="of:=[.A346]*[.B346]" office:value-type="float" office:value="4914.76515695727">
            <text:p>4914,7651569573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13.9204331035206">
            <text:p>13,9204331035</text:p>
          </table:table-cell>
          <table:table-cell table:formula="of:=[.A347]*[.B347]" office:value-type="float" office:value="4830.39028692164">
            <text:p>4830,3902869217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13.6420244414502">
            <text:p>13,6420244415</text:p>
          </table:table-cell>
          <table:table-cell table:formula="of:=[.A348]*[.B348]" office:value-type="float" office:value="4747.42450562466">
            <text:p>4747,4245056247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13.3691839526212">
            <text:p>13,3691839526</text:p>
          </table:table-cell>
          <table:table-cell table:formula="of:=[.A349]*[.B349]" office:value-type="float" office:value="4665.84519946479">
            <text:p>4665,8451994648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13.1018002735687">
            <text:p>13,1018002736</text:p>
          </table:table-cell>
          <table:table-cell table:formula="of:=[.A350]*[.B350]" office:value-type="float" office:value="4585.63009574906">
            <text:p>4585,6300957491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12.8397642680974">
            <text:p>12,8397642681</text:p>
          </table:table-cell>
          <table:table-cell table:formula="of:=[.A351]*[.B351]" office:value-type="float" office:value="4506.75725810218">
            <text:p>4506,7572581022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12.5829689827354">
            <text:p>12,5829689827</text:p>
          </table:table-cell>
          <table:table-cell table:formula="of:=[.A352]*[.B352]" office:value-type="float" office:value="4429.20508192287">
            <text:p>4429,2050819229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12.3313096030807">
            <text:p>12,3313096031</text:p>
          </table:table-cell>
          <table:table-cell table:formula="of:=[.A353]*[.B353]" office:value-type="float" office:value="4352.95228988749">
            <text:p>4352,9522898875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12.0846834110191">
            <text:p>12,084683411</text:p>
          </table:table-cell>
          <table:table-cell table:formula="of:=[.A354]*[.B354]" office:value-type="float" office:value="4277.97792750076">
            <text:p>4277,9779275008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11.8429897427987">
            <text:p>11,8429897428</text:p>
          </table:table-cell>
          <table:table-cell table:formula="of:=[.A355]*[.B355]" office:value-type="float" office:value="4204.26135869355">
            <text:p>4204,2613586936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11.6061299479427">
            <text:p>11,6061299479</text:p>
          </table:table-cell>
          <table:table-cell table:formula="of:=[.A356]*[.B356]" office:value-type="float" office:value="4131.78226146762">
            <text:p>4131,7822614676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11.3740073489839">
            <text:p>11,374007349</text:p>
          </table:table-cell>
          <table:table-cell table:formula="of:=[.A357]*[.B357]" office:value-type="float" office:value="4060.52062358725">
            <text:p>4060,5206235873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11.1465272020042">
            <text:p>11,146527202</text:p>
          </table:table-cell>
          <table:table-cell table:formula="of:=[.A358]*[.B358]" office:value-type="float" office:value="3990.45673831751">
            <text:p>3990,4567383175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10.9235966579641">
            <text:p>10,923596658</text:p>
          </table:table-cell>
          <table:table-cell table:formula="of:=[.A359]*[.B359]" office:value-type="float" office:value="3921.57120020912">
            <text:p>3921,5712002091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10.7051247248048">
            <text:p>10,7051247248</text:p>
          </table:table-cell>
          <table:table-cell table:formula="of:=[.A360]*[.B360]" office:value-type="float" office:value="3853.84490092975">
            <text:p>3853,8449009298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10.4910222303088">
            <text:p>10,4910222303</text:p>
          </table:table-cell>
          <table:table-cell table:formula="of:=[.A361]*[.B361]" office:value-type="float" office:value="3787.25902514146">
            <text:p>3787,2590251415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10.2812017857026">
            <text:p>10,2812017857</text:p>
          </table:table-cell>
          <table:table-cell table:formula="of:=[.A362]*[.B362]" office:value-type="float" office:value="3721.79504642433">
            <text:p>3721,7950464243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10.0755777499885">
            <text:p>10,07557775</text:p>
          </table:table-cell>
          <table:table-cell table:formula="of:=[.A363]*[.B363]" office:value-type="float" office:value="3657.43472324583">
            <text:p>3657,4347232458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9.87406619498875">
            <text:p>9,874066195</text:p>
          </table:table-cell>
          <table:table-cell table:formula="of:=[.A364]*[.B364]" office:value-type="float" office:value="3594.16009497591">
            <text:p>3594,1600949759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9.67658487108898">
            <text:p>9,6765848711</text:p>
          </table:table-cell>
          <table:table-cell table:formula="of:=[.A365]*[.B365]" office:value-type="float" office:value="3531.95347794748">
            <text:p>3531,9534779475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9.4830531736672">
            <text:p>9,4830531737</text:p>
          </table:table-cell>
          <table:table-cell table:formula="of:=[.A366]*[.B366]" office:value-type="float" office:value="3470.7974615622">
            <text:p>3470,7974615622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9.29339211019386">
            <text:p>9,2933921102</text:p>
          </table:table-cell>
          <table:table-cell table:formula="of:=[.A367]*[.B367]" office:value-type="float" office:value="3410.67490444114">
            <text:p>3410,6749044412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9.10752426798998">
            <text:p>9,107524268</text:p>
          </table:table-cell>
          <table:table-cell table:formula="of:=[.A368]*[.B368]" office:value-type="float" office:value="3351.56893062031">
            <text:p>3351,5689306203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8.92537378263018">
            <text:p>8,9253737826</text:p>
          </table:table-cell>
          <table:table-cell table:formula="of:=[.A369]*[.B369]" office:value-type="float" office:value="3293.46292579054">
            <text:p>3293,4629257905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8.74686630697758">
            <text:p>8,746866307</text:p>
          </table:table-cell>
          <table:table-cell table:formula="of:=[.A370]*[.B370]" office:value-type="float" office:value="3236.3405335817">
            <text:p>3236,3405335817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8.57192898083802">
            <text:p>8,5719289808</text:p>
          </table:table-cell>
          <table:table-cell table:formula="of:=[.A371]*[.B371]" office:value-type="float" office:value="3180.18565189091">
            <text:p>3180,1856518909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8.40049040122126">
            <text:p>8,4004904012</text:p>
          </table:table-cell>
          <table:table-cell table:formula="of:=[.A372]*[.B372]" office:value-type="float" office:value="3124.98242925431">
            <text:p>3124,9824292543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8.23248059319684">
            <text:p>8,2324805932</text:p>
          </table:table-cell>
          <table:table-cell table:formula="of:=[.A373]*[.B373]" office:value-type="float" office:value="3070.71526126242">
            <text:p>3070,7152612624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8.0678309813329">
            <text:p>8,0678309813</text:p>
          </table:table-cell>
          <table:table-cell table:formula="of:=[.A374]*[.B374]" office:value-type="float" office:value="3017.36878701851">
            <text:p>3017,3687870185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7.90647436170624">
            <text:p>7,9064743617</text:p>
          </table:table-cell>
          <table:table-cell table:formula="of:=[.A375]*[.B375]" office:value-type="float" office:value="2964.92788563984">
            <text:p>2964,9278856399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7.74834487447212">
            <text:p>7,7483448745</text:p>
          </table:table-cell>
          <table:table-cell table:formula="of:=[.A376]*[.B376]" office:value-type="float" office:value="2913.37767280152">
            <text:p>2913,3776728015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7.59337797698268">
            <text:p>7,593377977</text:p>
          </table:table-cell>
          <table:table-cell table:formula="of:=[.A377]*[.B377]" office:value-type="float" office:value="2862.70349732247">
            <text:p>2862,7034973225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7.44151041744302">
            <text:p>7,4415104174</text:p>
          </table:table-cell>
          <table:table-cell table:formula="of:=[.A378]*[.B378]" office:value-type="float" office:value="2812.89093779346">
            <text:p>2812,8909377935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7.29268020909416">
            <text:p>7,2926802091</text:p>
          </table:table-cell>
          <table:table-cell table:formula="of:=[.A379]*[.B379]" office:value-type="float" office:value="2763.92579924669">
            <text:p>2763,9257992467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7.14682660491228">
            <text:p>7,1468266049</text:p>
          </table:table-cell>
          <table:table-cell table:formula="of:=[.A380]*[.B380]" office:value-type="float" office:value="2715.79410986667">
            <text:p>2715,7941098667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7.00389007281403">
            <text:p>7,0038900728</text:p>
          </table:table-cell>
          <table:table-cell table:formula="of:=[.A381]*[.B381]" office:value-type="float" office:value="2668.48211774215">
            <text:p>2668,4821177422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6.86381227135775">
            <text:p>6,8638122714</text:p>
          </table:table-cell>
          <table:table-cell table:formula="of:=[.A382]*[.B382]" office:value-type="float" office:value="2621.97628765866">
            <text:p>2621,9762876587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6.7265360259306">
            <text:p>6,7265360259</text:p>
          </table:table-cell>
          <table:table-cell table:formula="of:=[.A383]*[.B383]" office:value-type="float" office:value="2576.26329793142">
            <text:p>2576,2632979314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6.59200530541199">
            <text:p>6,5920053054</text:p>
          </table:table-cell>
          <table:table-cell table:formula="of:=[.A384]*[.B384]" office:value-type="float" office:value="2531.3300372782">
            <text:p>2531,3300372782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6.46016519930375">
            <text:p>6,4601651993</text:p>
          </table:table-cell>
          <table:table-cell table:formula="of:=[.A385]*[.B385]" office:value-type="float" office:value="2487.16360173194">
            <text:p>2487,163601732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6.33096189531767">
            <text:p>6,3309618953</text:p>
          </table:table-cell>
          <table:table-cell table:formula="of:=[.A386]*[.B386]" office:value-type="float" office:value="2443.75129159262">
            <text:p>2443,751291592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6.20434265741132">
            <text:p>6,2043426574</text:p>
          </table:table-cell>
          <table:table-cell table:formula="of:=[.A387]*[.B387]" office:value-type="float" office:value="2401.08060841818">
            <text:p>2401,0806084182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6.08025580426309">
            <text:p>6,0802558043</text:p>
          </table:table-cell>
          <table:table-cell table:formula="of:=[.A388]*[.B388]" office:value-type="float" office:value="2359.13925205408">
            <text:p>2359,1392520541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5.95865068817783">
            <text:p>5,9586506882</text:p>
          </table:table-cell>
          <table:table-cell table:formula="of:=[.A389]*[.B389]" office:value-type="float" office:value="2317.91511770118">
            <text:p>2317,915117701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5.83947767441427">
            <text:p>5,8394776744</text:p>
          </table:table-cell>
          <table:table-cell table:formula="of:=[.A390]*[.B390]" office:value-type="float" office:value="2277.39629302157">
            <text:p>2277,3962930216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5.72268812092599">
            <text:p>5,7226881209</text:p>
          </table:table-cell>
          <table:table-cell table:formula="of:=[.A391]*[.B391]" office:value-type="float" office:value="2237.57105528206">
            <text:p>2237,571055282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5.60823435850747">
            <text:p>5,6082343585</text:p>
          </table:table-cell>
          <table:table-cell table:formula="of:=[.A392]*[.B392]" office:value-type="float" office:value="2198.42786853493">
            <text:p>2198,4278685349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5.49606967133732">
            <text:p>5,4960696713</text:p>
          </table:table-cell>
          <table:table-cell table:formula="of:=[.A393]*[.B393]" office:value-type="float" office:value="2159.95538083557">
            <text:p>2159,9553808356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5.38614827791057">
            <text:p>5,3861482779</text:p>
          </table:table-cell>
          <table:table-cell table:formula="of:=[.A394]*[.B394]" office:value-type="float" office:value="2122.14242149677">
            <text:p>2122,1424214968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5.27842531235236">
            <text:p>5,2784253124</text:p>
          </table:table-cell>
          <table:table-cell table:formula="of:=[.A395]*[.B395]" office:value-type="float" office:value="2084.97799837918">
            <text:p>2084,9779983792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5.17285680610531">
            <text:p>5,1728568061</text:p>
          </table:table-cell>
          <table:table-cell table:formula="of:=[.A396]*[.B396]" office:value-type="float" office:value="2048.4512952177">
            <text:p>2048,4512952177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5.06939966998321">
            <text:p>5,06939967</text:p>
          </table:table-cell>
          <table:table-cell table:formula="of:=[.A397]*[.B397]" office:value-type="float" office:value="2012.55166898333">
            <text:p>2012,5516689833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.96801167658354">
            <text:p>4,9680116766</text:p>
          </table:table-cell>
          <table:table-cell table:formula="of:=[.A398]*[.B398]" office:value-type="float" office:value="1977.26864728025">
            <text:p>1977,2686472803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.86865144305187">
            <text:p>4,8686514431</text:p>
          </table:table-cell>
          <table:table-cell table:formula="of:=[.A399]*[.B399]" office:value-type="float" office:value="1942.5919257777">
            <text:p>1942,5919257777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.77127841419083">
            <text:p>4,7712784142</text:p>
          </table:table-cell>
          <table:table-cell table:formula="of:=[.A400]*[.B400]" office:value-type="float" office:value="1908.51136567633">
            <text:p>1908,5113656763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.67585284590702">
            <text:p>4,6758528459</text:p>
          </table:table-cell>
          <table:table-cell table:formula="of:=[.A401]*[.B401]" office:value-type="float" office:value="1875.01699120871">
            <text:p>1875,0169912087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.58233578898888">
            <text:p>4,582335789</text:p>
          </table:table-cell>
          <table:table-cell table:formula="of:=[.A402]*[.B402]" office:value-type="float" office:value="1842.09898717353">
            <text:p>1842,0989871735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.4906890732091">
            <text:p>4,4906890732</text:p>
          </table:table-cell>
          <table:table-cell table:formula="of:=[.A403]*[.B403]" office:value-type="float" office:value="1809.74769650327">
            <text:p>1809,7476965033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.40087529174492">
            <text:p>4,4008752917</text:p>
          </table:table-cell>
          <table:table-cell table:formula="of:=[.A404]*[.B404]" office:value-type="float" office:value="1777.95361786495">
            <text:p>1777,953617865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.31285778591002">
            <text:p>4,3128577859</text:p>
          </table:table-cell>
          <table:table-cell table:formula="of:=[.A405]*[.B405]" office:value-type="float" office:value="1746.70740329356">
            <text:p>1746,7074032936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.22660063019182">
            <text:p>4,2266006302</text:p>
          </table:table-cell>
          <table:table-cell table:formula="of:=[.A406]*[.B406]" office:value-type="float" office:value="1715.99985585788">
            <text:p>1715,9998558579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.14206861758798">
            <text:p>4,1420686176</text:p>
          </table:table-cell>
          <table:table-cell table:formula="of:=[.A407]*[.B407]" office:value-type="float" office:value="1685.82192735831">
            <text:p>1685,8219273583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.05922724523622">
            <text:p>4,0592272452</text:p>
          </table:table-cell>
          <table:table-cell table:formula="of:=[.A408]*[.B408]" office:value-type="float" office:value="1656.16471605638">
            <text:p>1656,1647160564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3.9780427003315">
            <text:p>3,9780427003</text:p>
          </table:table-cell>
          <table:table-cell table:formula="of:=[.A409]*[.B409]" office:value-type="float" office:value="1627.01946443558">
            <text:p>1627,0194644356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3.89848184632487">
            <text:p>3,8984818463</text:p>
          </table:table-cell>
          <table:table-cell table:formula="of:=[.A410]*[.B410]" office:value-type="float" office:value="1598.3775569932">
            <text:p>1598,3775569932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3.82051220939837">
            <text:p>3,8205122094</text:p>
          </table:table-cell>
          <table:table-cell table:formula="of:=[.A411]*[.B411]" office:value-type="float" office:value="1570.23051806273">
            <text:p>1570,2305180627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3.7441019652104">
            <text:p>3,7441019652</text:p>
          </table:table-cell>
          <table:table-cell table:formula="of:=[.A412]*[.B412]" office:value-type="float" office:value="1542.57000966669">
            <text:p>1542,5700096667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3.66921992590619">
            <text:p>3,6692199259</text:p>
          </table:table-cell>
          <table:table-cell table:formula="of:=[.A413]*[.B413]" office:value-type="float" office:value="1515.38782939926">
            <text:p>1515,3878293993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3.59583552738807">
            <text:p>3,5958355274</text:p>
          </table:table-cell>
          <table:table-cell table:formula="of:=[.A414]*[.B414]" office:value-type="float" office:value="1488.67590833866">
            <text:p>1488,6759083387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3.52391881684031">
            <text:p>3,5239188168</text:p>
          </table:table-cell>
          <table:table-cell table:formula="of:=[.A415]*[.B415]" office:value-type="float" office:value="1462.42630898873">
            <text:p>1462,4263089887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3.4534404405035">
            <text:p>3,4534404405</text:p>
          </table:table-cell>
          <table:table-cell table:formula="of:=[.A416]*[.B416]" office:value-type="float" office:value="1436.63122324946">
            <text:p>1436,6312232495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3.38437163169343">
            <text:p>3,3843716317</text:p>
          </table:table-cell>
          <table:table-cell table:formula="of:=[.A417]*[.B417]" office:value-type="float" office:value="1411.28297041616">
            <text:p>1411,2829704162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3.31668419905956">
            <text:p>3,3166841991</text:p>
          </table:table-cell>
          <table:table-cell table:formula="of:=[.A418]*[.B418]" office:value-type="float" office:value="1386.3739952069">
            <text:p>1386,3739952069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3.25035051507837">
            <text:p>3,2503505151</text:p>
          </table:table-cell>
          <table:table-cell table:formula="of:=[.A419]*[.B419]" office:value-type="float" office:value="1361.89686581784">
            <text:p>1361,8968658178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3.1853435047768">
            <text:p>3,1853435048</text:p>
          </table:table-cell>
          <table:table-cell table:formula="of:=[.A420]*[.B420]" office:value-type="float" office:value="1337.84427200626">
            <text:p>1337,8442720063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3.12163663468127">
            <text:p>3,1216366347</text:p>
          </table:table-cell>
          <table:table-cell table:formula="of:=[.A421]*[.B421]" office:value-type="float" office:value="1314.20902320081">
            <text:p>1314,2090232008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3.05920390198764">
            <text:p>3,059203902</text:p>
          </table:table-cell>
          <table:table-cell table:formula="of:=[.A422]*[.B422]" office:value-type="float" office:value="1290.98404663879">
            <text:p>1290,9840466388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2.99801982394789">
            <text:p>2,9980198239</text:p>
          </table:table-cell>
          <table:table-cell table:formula="of:=[.A423]*[.B423]" office:value-type="float" office:value="1268.16238552996">
            <text:p>1268,1623855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2.93805942746893">
            <text:p>2,9380594275</text:p>
          </table:table-cell>
          <table:table-cell table:formula="of:=[.A424]*[.B424]" office:value-type="float" office:value="1245.73719724683">
            <text:p>1245,7371972468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.87929823891955">
            <text:p>2,8792982389</text:p>
          </table:table-cell>
          <table:table-cell table:formula="of:=[.A425]*[.B425]" office:value-type="float" office:value="1223.70175154081">
            <text:p>1223,7017515408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.82171227414116">
            <text:p>2,8217122741</text:p>
          </table:table-cell>
          <table:table-cell table:formula="of:=[.A426]*[.B426]" office:value-type="float" office:value="1202.04942878414">
            <text:p>1202,0494287841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.76527802865834">
            <text:p>2,7652780287</text:p>
          </table:table-cell>
          <table:table-cell table:formula="of:=[.A427]*[.B427]" office:value-type="float" office:value="1180.77371823711">
            <text:p>1180,773718237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.70997246808517">
            <text:p>2,7099724681</text:p>
          </table:table-cell>
          <table:table-cell table:formula="of:=[.A428]*[.B428]" office:value-type="float" office:value="1159.86821634045">
            <text:p>1159,8682163405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.65577301872347">
            <text:p>2,6557730187</text:p>
          </table:table-cell>
          <table:table-cell table:formula="of:=[.A429]*[.B429]" office:value-type="float" office:value="1139.32662503237">
            <text:p>1139,3266250324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.602657558349">
            <text:p>2,6026575583</text:p>
          </table:table-cell>
          <table:table-cell table:formula="of:=[.A430]*[.B430]" office:value-type="float" office:value="1119.14275009007">
            <text:p>1119,1427500901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.55060440718202">
            <text:p>2,5506044072</text:p>
          </table:table-cell>
          <table:table-cell table:formula="of:=[.A431]*[.B431]" office:value-type="float" office:value="1099.31049949545">
            <text:p>1099,3104994955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.49959231903838">
            <text:p>2,499592319</text:p>
          </table:table-cell>
          <table:table-cell table:formula="of:=[.A432]*[.B432]" office:value-type="float" office:value="1079.82388182458">
            <text:p>1079,8238818246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.44960047265761">
            <text:p>2,4496004727</text:p>
          </table:table-cell>
          <table:table-cell table:formula="of:=[.A433]*[.B433]" office:value-type="float" office:value="1060.67700466075">
            <text:p>1060,6770046608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.40060846320446">
            <text:p>2,4006084632</text:p>
          </table:table-cell>
          <table:table-cell table:formula="of:=[.A434]*[.B434]" office:value-type="float" office:value="1041.86407303074">
            <text:p>1041,8640730307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.35259629394037">
            <text:p>2,3525962939</text:p>
          </table:table-cell>
          <table:table-cell table:formula="of:=[.A435]*[.B435]" office:value-type="float" office:value="1023.37938786406">
            <text:p>1023,3793878641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.30554436806156">
            <text:p>2,3055443681</text:p>
          </table:table-cell>
          <table:table-cell table:formula="of:=[.A436]*[.B436]" office:value-type="float" office:value="1005.21734447484">
            <text:p>1005,2173444749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.25943348070033">
            <text:p>2,2594334807</text:p>
          </table:table-cell>
          <table:table-cell table:formula="of:=[.A437]*[.B437]" office:value-type="float" office:value="987.372431066045">
            <text:p>987,372431066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.21424481108632">
            <text:p>2,2142448111</text:p>
          </table:table-cell>
          <table:table-cell table:formula="of:=[.A438]*[.B438]" office:value-type="float" office:value="969.83922725581">
            <text:p>969,839227255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.1699599148646">
            <text:p>2,1699599149</text:p>
          </table:table-cell>
          <table:table-cell table:formula="of:=[.A439]*[.B439]" office:value-type="float" office:value="952.612402625559">
            <text:p>952,6124026256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2.12656071656731">
            <text:p>2,1265607166</text:p>
          </table:table-cell>
          <table:table-cell table:formula="of:=[.A440]*[.B440]" office:value-type="float" office:value="935.686715289615">
            <text:p>935,6867152896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2.08402950223596">
            <text:p>2,0840295022</text:p>
          </table:table-cell>
          <table:table-cell table:formula="of:=[.A441]*[.B441]" office:value-type="float" office:value="919.057010486058">
            <text:p>919,057010486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2.04234891219124">
            <text:p>2,0423489122</text:p>
          </table:table-cell>
          <table:table-cell table:formula="of:=[.A442]*[.B442]" office:value-type="float" office:value="902.718219188528">
            <text:p>902,7182191885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2.00150193394742">
            <text:p>2,0015019339</text:p>
          </table:table-cell>
          <table:table-cell table:formula="of:=[.A443]*[.B443]" office:value-type="float" office:value="886.665356738705">
            <text:p>886,6653567387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1.96147189526847">
            <text:p>1,9614718953</text:p>
          </table:table-cell>
          <table:table-cell table:formula="of:=[.A444]*[.B444]" office:value-type="float" office:value="870.8935214992">
            <text:p>870,8935214992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1.9222424573631">
            <text:p>1,9222424574</text:p>
          </table:table-cell>
          <table:table-cell table:formula="of:=[.A445]*[.B445]" office:value-type="float" office:value="855.397893526579">
            <text:p>855,3978935266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1.88379760821584">
            <text:p>1,8837976082</text:p>
          </table:table-cell>
          <table:table-cell table:formula="of:=[.A446]*[.B446]" office:value-type="float" office:value="840.173733264263">
            <text:p>840,1737332643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1.84612165605152">
            <text:p>1,8461216561</text:p>
          </table:table-cell>
          <table:table-cell table:formula="of:=[.A447]*[.B447]" office:value-type="float" office:value="825.216380255029">
            <text:p>825,216380255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1.80919922293049">
            <text:p>1,8091992229</text:p>
          </table:table-cell>
          <table:table-cell table:formula="of:=[.A448]*[.B448]" office:value-type="float" office:value="810.521251872859">
            <text:p>810,5212518729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1.77301523847188">
            <text:p>1,7730152385</text:p>
          </table:table-cell>
          <table:table-cell table:formula="of:=[.A449]*[.B449]" office:value-type="float" office:value="796.083842073874">
            <text:p>796,083842073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1.73755493370244">
            <text:p>1,7375549337</text:p>
          </table:table-cell>
          <table:table-cell table:formula="of:=[.A450]*[.B450]" office:value-type="float" office:value="781.899720166099">
            <text:p>781,8997201661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680">
            <text:p>9680</text:p>
          </table:table-cell>
          <table:table-cell table:formula="of:=[.A1]*[.B1]" office:value-type="float" office:value="9680">
            <text:p>9680</text:p>
          </table:table-cell>
          <table:table-cell office:value-type="float" office:value="9680">
            <text:p>968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680">
            <text:p>9680</text:p>
          </table:table-cell>
          <table:table-cell table:formula="of:=[.A2]*[.B2]" office:value-type="float" office:value="19360">
            <text:p>193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680">
            <text:p>9680</text:p>
          </table:table-cell>
          <table:table-cell table:formula="of:=[.A3]*[.B3]" office:value-type="float" office:value="29040">
            <text:p>2904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680">
            <text:p>9680</text:p>
          </table:table-cell>
          <table:table-cell table:formula="of:=[.A4]*[.B4]" office:value-type="float" office:value="38720">
            <text:p>387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680">
            <text:p>9680</text:p>
          </table:table-cell>
          <table:table-cell table:formula="of:=[.A5]*[.B5]" office:value-type="float" office:value="48400">
            <text:p>484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680">
            <text:p>9680</text:p>
          </table:table-cell>
          <table:table-cell table:formula="of:=[.A6]*[.B6]" office:value-type="float" office:value="58080">
            <text:p>5808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680">
            <text:p>9680</text:p>
          </table:table-cell>
          <table:table-cell table:formula="of:=[.A7]*[.B7]" office:value-type="float" office:value="67760">
            <text:p>677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680">
            <text:p>9680</text:p>
          </table:table-cell>
          <table:table-cell table:formula="of:=[.A8]*[.B8]" office:value-type="float" office:value="77440">
            <text:p>774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680">
            <text:p>9680</text:p>
          </table:table-cell>
          <table:table-cell table:formula="of:=[.A9]*[.B9]" office:value-type="float" office:value="87120">
            <text:p>871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680">
            <text:p>9680</text:p>
          </table:table-cell>
          <table:table-cell table:formula="of:=[.A10]*[.B10]" office:value-type="float" office:value="96800">
            <text:p>968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680">
            <text:p>9680</text:p>
          </table:table-cell>
          <table:table-cell table:formula="of:=[.A11]*[.B11]" office:value-type="float" office:value="106480">
            <text:p>1064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680">
            <text:p>9680</text:p>
          </table:table-cell>
          <table:table-cell table:formula="of:=[.A12]*[.B12]" office:value-type="float" office:value="116160">
            <text:p>1161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680">
            <text:p>9680</text:p>
          </table:table-cell>
          <table:table-cell table:formula="of:=[.A13]*[.B13]" office:value-type="float" office:value="125840">
            <text:p>12584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680">
            <text:p>9680</text:p>
          </table:table-cell>
          <table:table-cell table:formula="of:=[.A14]*[.B14]" office:value-type="float" office:value="135520">
            <text:p>1355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680">
            <text:p>9680</text:p>
          </table:table-cell>
          <table:table-cell table:formula="of:=[.A15]*[.B15]" office:value-type="float" office:value="145200">
            <text:p>1452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680">
            <text:p>9680</text:p>
          </table:table-cell>
          <table:table-cell table:formula="of:=[.A16]*[.B16]" office:value-type="float" office:value="154880">
            <text:p>1548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680">
            <text:p>9680</text:p>
          </table:table-cell>
          <table:table-cell table:formula="of:=[.A17]*[.B17]" office:value-type="float" office:value="164560">
            <text:p>16456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680">
            <text:p>9680</text:p>
          </table:table-cell>
          <table:table-cell table:formula="of:=[.A18]*[.B18]" office:value-type="float" office:value="174240">
            <text:p>17424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680">
            <text:p>9680</text:p>
          </table:table-cell>
          <table:table-cell table:formula="of:=[.A19]*[.B19]" office:value-type="float" office:value="183920">
            <text:p>18392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680">
            <text:p>9680</text:p>
          </table:table-cell>
          <table:table-cell table:formula="of:=[.A20]*[.B20]" office:value-type="float" office:value="193600">
            <text:p>1936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680">
            <text:p>9680</text:p>
          </table:table-cell>
          <table:table-cell table:formula="of:=[.A21]*[.B21]" office:value-type="float" office:value="203280">
            <text:p>20328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680">
            <text:p>9680</text:p>
          </table:table-cell>
          <table:table-cell table:formula="of:=[.A22]*[.B22]" office:value-type="float" office:value="212960">
            <text:p>21296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680">
            <text:p>9680</text:p>
          </table:table-cell>
          <table:table-cell table:formula="of:=[.A23]*[.B23]" office:value-type="float" office:value="222640">
            <text:p>2226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680">
            <text:p>9680</text:p>
          </table:table-cell>
          <table:table-cell table:formula="of:=[.A24]*[.B24]" office:value-type="float" office:value="232320">
            <text:p>2323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680">
            <text:p>9680</text:p>
          </table:table-cell>
          <table:table-cell table:formula="of:=[.A25]*[.B25]" office:value-type="float" office:value="242000">
            <text:p>242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486.4">
            <text:p>9486,4</text:p>
          </table:table-cell>
          <table:table-cell table:formula="of:=[.A26]*[.B26]" office:value-type="float" office:value="246646.4">
            <text:p>246646,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296.672">
            <text:p>9296,672</text:p>
          </table:table-cell>
          <table:table-cell table:formula="of:=[.A27]*[.B27]" office:value-type="float" office:value="251010.144">
            <text:p>251010,14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110.73856">
            <text:p>9110,73856</text:p>
          </table:table-cell>
          <table:table-cell table:formula="of:=[.A28]*[.B28]" office:value-type="float" office:value="255100.67968">
            <text:p>255100,6796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928.5237888">
            <text:p>8928,5237888</text:p>
          </table:table-cell>
          <table:table-cell table:formula="of:=[.A29]*[.B29]" office:value-type="float" office:value="258927.1898752">
            <text:p>258927,189875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749.953313024">
            <text:p>8749,953313024</text:p>
          </table:table-cell>
          <table:table-cell table:formula="of:=[.A30]*[.B30]" office:value-type="float" office:value="262498.59939072">
            <text:p>262498,5993907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574.95424676352">
            <text:p>8574,9542467635</text:p>
          </table:table-cell>
          <table:table-cell table:formula="of:=[.A31]*[.B31]" office:value-type="float" office:value="265823.581649669">
            <text:p>265823,58164966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403.45516182825">
            <text:p>8403,4551618283</text:p>
          </table:table-cell>
          <table:table-cell table:formula="of:=[.A32]*[.B32]" office:value-type="float" office:value="268910.565178504">
            <text:p>268910,56517850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235.38605859168">
            <text:p>8235,3860585917</text:p>
          </table:table-cell>
          <table:table-cell table:formula="of:=[.A33]*[.B33]" office:value-type="float" office:value="271767.739933526">
            <text:p>271767,73993352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070.67833741985">
            <text:p>8070,6783374199</text:p>
          </table:table-cell>
          <table:table-cell table:formula="of:=[.A34]*[.B34]" office:value-type="float" office:value="274403.063472275">
            <text:p>274403,06347227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909.26477067145">
            <text:p>7909,2647706715</text:p>
          </table:table-cell>
          <table:table-cell table:formula="of:=[.A35]*[.B35]" office:value-type="float" office:value="276824.266973501">
            <text:p>276824,26697350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751.07947525802">
            <text:p>7751,079475258</text:p>
          </table:table-cell>
          <table:table-cell table:formula="of:=[.A36]*[.B36]" office:value-type="float" office:value="279038.861109289">
            <text:p>279038,86110928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596.05788575286">
            <text:p>7596,0578857529</text:p>
          </table:table-cell>
          <table:table-cell table:formula="of:=[.A37]*[.B37]" office:value-type="float" office:value="281054.141772856">
            <text:p>281054,14177285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444.1367280378">
            <text:p>7444,1367280378</text:p>
          </table:table-cell>
          <table:table-cell table:formula="of:=[.A38]*[.B38]" office:value-type="float" office:value="282877.195665437">
            <text:p>282877,19566543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295.25399347705">
            <text:p>7295,2539934771</text:p>
          </table:table-cell>
          <table:table-cell table:formula="of:=[.A39]*[.B39]" office:value-type="float" office:value="284514.905745605">
            <text:p>284514,90574560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7149.34891360751">
            <text:p>7149,3489136075</text:p>
          </table:table-cell>
          <table:table-cell table:formula="of:=[.A40]*[.B40]" office:value-type="float" office:value="285973.9565443">
            <text:p>285973,9565443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7006.36193533536">
            <text:p>7006,3619353354</text:p>
          </table:table-cell>
          <table:table-cell table:formula="of:=[.A41]*[.B41]" office:value-type="float" office:value="287260.83934875">
            <text:p>287260,83934875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866.23469662865">
            <text:p>6866,2346966287</text:p>
          </table:table-cell>
          <table:table-cell table:formula="of:=[.A42]*[.B42]" office:value-type="float" office:value="288381.857258403">
            <text:p>288381,85725840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728.91000269608">
            <text:p>6728,9100026961</text:p>
          </table:table-cell>
          <table:table-cell table:formula="of:=[.A43]*[.B43]" office:value-type="float" office:value="289343.130115931">
            <text:p>289343,13011593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594.33180264216">
            <text:p>6594,3318026422</text:p>
          </table:table-cell>
          <table:table-cell table:formula="of:=[.A44]*[.B44]" office:value-type="float" office:value="290150.599316255">
            <text:p>290150,59931625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462.44516658931">
            <text:p>6462,4451665893</text:p>
          </table:table-cell>
          <table:table-cell table:formula="of:=[.A45]*[.B45]" office:value-type="float" office:value="290810.032496519">
            <text:p>290810,032496519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333.19626325753">
            <text:p>6333,1962632575</text:p>
          </table:table-cell>
          <table:table-cell table:formula="of:=[.A46]*[.B46]" office:value-type="float" office:value="291327.028109846">
            <text:p>291327,02810984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6206.53233799238">
            <text:p>6206,5323379924</text:p>
          </table:table-cell>
          <table:table-cell table:formula="of:=[.A47]*[.B47]" office:value-type="float" office:value="291707.019885642">
            <text:p>291707,01988564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6082.40169123253">
            <text:p>6082,4016912325</text:p>
          </table:table-cell>
          <table:table-cell table:formula="of:=[.A48]*[.B48]" office:value-type="float" office:value="291955.281179161">
            <text:p>291955,28117916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960.75365740788">
            <text:p>5960,7536574079</text:p>
          </table:table-cell>
          <table:table-cell table:formula="of:=[.A49]*[.B49]" office:value-type="float" office:value="292076.929212986">
            <text:p>292076,92921298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841.53858425972">
            <text:p>5841,5385842597</text:p>
          </table:table-cell>
          <table:table-cell table:formula="of:=[.A50]*[.B50]" office:value-type="float" office:value="292076.929212986">
            <text:p>292076,92921298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724.70781257452">
            <text:p>5724,7078125745</text:p>
          </table:table-cell>
          <table:table-cell table:formula="of:=[.A51]*[.B51]" office:value-type="float" office:value="291960.098441301">
            <text:p>291960,09844130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610.21365632303">
            <text:p>5610,213656323</text:p>
          </table:table-cell>
          <table:table-cell table:formula="of:=[.A52]*[.B52]" office:value-type="float" office:value="291731.110128798">
            <text:p>291731,110128798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498.00938319657">
            <text:p>5498,0093831966</text:p>
          </table:table-cell>
          <table:table-cell table:formula="of:=[.A53]*[.B53]" office:value-type="float" office:value="291394.497309418">
            <text:p>291394,49730941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388.04919553264">
            <text:p>5388,0491955327</text:p>
          </table:table-cell>
          <table:table-cell table:formula="of:=[.A54]*[.B54]" office:value-type="float" office:value="290954.656558763">
            <text:p>290954,65655876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280.28821162199">
            <text:p>5280,288211622</text:p>
          </table:table-cell>
          <table:table-cell table:formula="of:=[.A55]*[.B55]" office:value-type="float" office:value="290415.851639209">
            <text:p>290415,85163920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5174.68244738955">
            <text:p>5174,6824473896</text:p>
          </table:table-cell>
          <table:table-cell table:formula="of:=[.A56]*[.B56]" office:value-type="float" office:value="289782.217053815">
            <text:p>289782,217053815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5071.18879844176">
            <text:p>5071,1887984418</text:p>
          </table:table-cell>
          <table:table-cell table:formula="of:=[.A57]*[.B57]" office:value-type="float" office:value="289057.76151118">
            <text:p>289057,7615111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969.76502247292">
            <text:p>4969,7650224729</text:p>
          </table:table-cell>
          <table:table-cell table:formula="of:=[.A58]*[.B58]" office:value-type="float" office:value="288246.371303429">
            <text:p>288246,37130342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870.36972202346">
            <text:p>4870,3697220235</text:p>
          </table:table-cell>
          <table:table-cell table:formula="of:=[.A59]*[.B59]" office:value-type="float" office:value="287351.813599384">
            <text:p>287351,81359938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772.962327583">
            <text:p>4772,962327583</text:p>
          </table:table-cell>
          <table:table-cell table:formula="of:=[.A60]*[.B60]" office:value-type="float" office:value="286377.73965498">
            <text:p>286377,7396549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677.50308103134">
            <text:p>4677,5030810313</text:p>
          </table:table-cell>
          <table:table-cell table:formula="of:=[.A61]*[.B61]" office:value-type="float" office:value="285327.687942911">
            <text:p>285327,68794291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583.95301941071">
            <text:p>4583,9530194107</text:p>
          </table:table-cell>
          <table:table-cell table:formula="of:=[.A62]*[.B62]" office:value-type="float" office:value="284205.087203464">
            <text:p>284205,08720346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492.27395902249">
            <text:p>4492,2739590225</text:p>
          </table:table-cell>
          <table:table-cell table:formula="of:=[.A63]*[.B63]" office:value-type="float" office:value="283013.259418417">
            <text:p>283013,25941841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402.42847984205">
            <text:p>4402,4284798421</text:p>
          </table:table-cell>
          <table:table-cell table:formula="of:=[.A64]*[.B64]" office:value-type="float" office:value="281755.422709891">
            <text:p>281755,42270989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314.3799102452">
            <text:p>4314,3799102452</text:p>
          </table:table-cell>
          <table:table-cell table:formula="of:=[.A65]*[.B65]" office:value-type="float" office:value="280434.694165938">
            <text:p>280434,69416593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228.0923120403">
            <text:p>4228,0923120403</text:p>
          </table:table-cell>
          <table:table-cell table:formula="of:=[.A66]*[.B66]" office:value-type="float" office:value="279054.09259466">
            <text:p>279054,0925946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143.53046579949">
            <text:p>4143,5304657995</text:p>
          </table:table-cell>
          <table:table-cell table:formula="of:=[.A67]*[.B67]" office:value-type="float" office:value="277616.541208566">
            <text:p>277616,54120856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060.6598564835">
            <text:p>4060,6598564835</text:p>
          </table:table-cell>
          <table:table-cell table:formula="of:=[.A68]*[.B68]" office:value-type="float" office:value="276124.870240878">
            <text:p>276124,87024087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979.44665935383">
            <text:p>3979,4466593538</text:p>
          </table:table-cell>
          <table:table-cell table:formula="of:=[.A69]*[.B69]" office:value-type="float" office:value="274581.819495414">
            <text:p>274581,81949541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899.85772616676">
            <text:p>3899,8577261668</text:p>
          </table:table-cell>
          <table:table-cell table:formula="of:=[.A70]*[.B70]" office:value-type="float" office:value="272990.040831673">
            <text:p>272990,04083167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821.86057164342">
            <text:p>3821,8605716434</text:p>
          </table:table-cell>
          <table:table-cell table:formula="of:=[.A71]*[.B71]" office:value-type="float" office:value="271352.100586683">
            <text:p>271352,100586683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745.42336021055">
            <text:p>3745,4233602106</text:p>
          </table:table-cell>
          <table:table-cell table:formula="of:=[.A72]*[.B72]" office:value-type="float" office:value="269670.48193516">
            <text:p>269670,4819351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670.51489300634">
            <text:p>3670,5148930064</text:p>
          </table:table-cell>
          <table:table-cell table:formula="of:=[.A73]*[.B73]" office:value-type="float" office:value="267947.587189463">
            <text:p>267947,58718946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597.10459514621">
            <text:p>3597,1045951462</text:p>
          </table:table-cell>
          <table:table-cell table:formula="of:=[.A74]*[.B74]" office:value-type="float" office:value="266185.74004082">
            <text:p>266185,7400408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525.16250324329">
            <text:p>3525,1625032433</text:p>
          </table:table-cell>
          <table:table-cell table:formula="of:=[.A75]*[.B75]" office:value-type="float" office:value="264387.187743247">
            <text:p>264387,18774324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454.65925317842">
            <text:p>3454,6592531784</text:p>
          </table:table-cell>
          <table:table-cell table:formula="of:=[.A76]*[.B76]" office:value-type="float" office:value="262554.10324156">
            <text:p>262554,1032415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385.56606811486">
            <text:p>3385,5660681149</text:p>
          </table:table-cell>
          <table:table-cell table:formula="of:=[.A77]*[.B77]" office:value-type="float" office:value="260688.587244844">
            <text:p>260688,58724484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317.85474675256">
            <text:p>3317,8547467526</text:p>
          </table:table-cell>
          <table:table-cell table:formula="of:=[.A78]*[.B78]" office:value-type="float" office:value="258792.6702467">
            <text:p>258792,670246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251.49765181751">
            <text:p>3251,4976518175</text:p>
          </table:table-cell>
          <table:table-cell table:formula="of:=[.A79]*[.B79]" office:value-type="float" office:value="256868.314493583">
            <text:p>256868,31449358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186.46769878116">
            <text:p>3186,4676987812</text:p>
          </table:table-cell>
          <table:table-cell table:formula="of:=[.A80]*[.B80]" office:value-type="float" office:value="254917.415902493">
            <text:p>254917,41590249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122.73834480553">
            <text:p>3122,7383448055</text:p>
          </table:table-cell>
          <table:table-cell table:formula="of:=[.A81]*[.B81]" office:value-type="float" office:value="252941.805929248">
            <text:p>252941,80592924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3060.28357790942">
            <text:p>3060,2835779094</text:p>
          </table:table-cell>
          <table:table-cell table:formula="of:=[.A82]*[.B82]" office:value-type="float" office:value="250943.253388573">
            <text:p>250943,25338857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999.07790635123">
            <text:p>2999,0779063512</text:p>
          </table:table-cell>
          <table:table-cell table:formula="of:=[.A83]*[.B83]" office:value-type="float" office:value="248923.466227152">
            <text:p>248923,466227152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939.09634822421">
            <text:p>2939,0963482242</text:p>
          </table:table-cell>
          <table:table-cell table:formula="of:=[.A84]*[.B84]" office:value-type="float" office:value="246884.093250834">
            <text:p>246884,09325083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880.31442125973">
            <text:p>2880,3144212597</text:p>
          </table:table-cell>
          <table:table-cell table:formula="of:=[.A85]*[.B85]" office:value-type="float" office:value="244826.725807077">
            <text:p>244826,725807077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822.70813283453">
            <text:p>2822,7081328345</text:p>
          </table:table-cell>
          <table:table-cell table:formula="of:=[.A86]*[.B86]" office:value-type="float" office:value="242752.89942377">
            <text:p>242752,8994237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766.25397017784">
            <text:p>2766,2539701778</text:p>
          </table:table-cell>
          <table:table-cell table:formula="of:=[.A87]*[.B87]" office:value-type="float" office:value="240664.095405472">
            <text:p>240664,09540547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710.92889077428">
            <text:p>2710,9288907743</text:p>
          </table:table-cell>
          <table:table-cell table:formula="of:=[.A88]*[.B88]" office:value-type="float" office:value="238561.742388137">
            <text:p>238561,74238813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656.7103129588">
            <text:p>2656,7103129588</text:p>
          </table:table-cell>
          <table:table-cell table:formula="of:=[.A89]*[.B89]" office:value-type="float" office:value="236447.217853333">
            <text:p>236447,21785333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603.57610669962">
            <text:p>2603,5761066996</text:p>
          </table:table-cell>
          <table:table-cell table:formula="of:=[.A90]*[.B90]" office:value-type="float" office:value="234321.849602966">
            <text:p>234321,84960296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551.50458456563">
            <text:p>2551,5045845656</text:p>
          </table:table-cell>
          <table:table-cell table:formula="of:=[.A91]*[.B91]" office:value-type="float" office:value="232186.917195472">
            <text:p>232186,91719547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500.47449287432">
            <text:p>2500,4744928743</text:p>
          </table:table-cell>
          <table:table-cell table:formula="of:=[.A92]*[.B92]" office:value-type="float" office:value="230043.653344437">
            <text:p>230043,65334443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450.46500301683">
            <text:p>2450,4650030168</text:p>
          </table:table-cell>
          <table:table-cell table:formula="of:=[.A93]*[.B93]" office:value-type="float" office:value="227893.245280565">
            <text:p>227893,24528056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401.45570295649">
            <text:p>2401,4557029565</text:p>
          </table:table-cell>
          <table:table-cell table:formula="of:=[.A94]*[.B94]" office:value-type="float" office:value="225736.83607791">
            <text:p>225736,8360779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353.42658889736">
            <text:p>2353,4265888974</text:p>
          </table:table-cell>
          <table:table-cell table:formula="of:=[.A95]*[.B95]" office:value-type="float" office:value="223575.52594525">
            <text:p>223575,5259452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306.35805711942">
            <text:p>2306,3580571194</text:p>
          </table:table-cell>
          <table:table-cell table:formula="of:=[.A96]*[.B96]" office:value-type="float" office:value="221410.373483464">
            <text:p>221410,37348346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260.23089597703">
            <text:p>2260,230895977</text:p>
          </table:table-cell>
          <table:table-cell table:formula="of:=[.A97]*[.B97]" office:value-type="float" office:value="219242.396909772">
            <text:p>219242,39690977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215.02627805749">
            <text:p>2215,0262780575</text:p>
          </table:table-cell>
          <table:table-cell table:formula="of:=[.A98]*[.B98]" office:value-type="float" office:value="217072.575249634">
            <text:p>217072,57524963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170.72575249634">
            <text:p>2170,7257524963</text:p>
          </table:table-cell>
          <table:table-cell table:formula="of:=[.A99]*[.B99]" office:value-type="float" office:value="214901.849497137">
            <text:p>214901,84949713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127.31123744641">
            <text:p>2127,3112374464</text:p>
          </table:table-cell>
          <table:table-cell table:formula="of:=[.A100]*[.B100]" office:value-type="float" office:value="212731.123744641">
            <text:p>212731,12374464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084.76501269748">
            <text:p>2084,7650126975</text:p>
          </table:table-cell>
          <table:table-cell table:formula="of:=[.A101]*[.B101]" office:value-type="float" office:value="210561.266282446">
            <text:p>210561,266282446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2043.06971244353">
            <text:p>2043,0697124435</text:p>
          </table:table-cell>
          <table:table-cell table:formula="of:=[.A102]*[.B102]" office:value-type="float" office:value="208393.11066924">
            <text:p>208393,1106692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2002.20831819466">
            <text:p>2002,2083181947</text:p>
          </table:table-cell>
          <table:table-cell table:formula="of:=[.A103]*[.B103]" office:value-type="float" office:value="206227.45677405">
            <text:p>206227,4567740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962.16415183077">
            <text:p>1962,1641518308</text:p>
          </table:table-cell>
          <table:table-cell table:formula="of:=[.A104]*[.B104]" office:value-type="float" office:value="204065.0717904">
            <text:p>204065,071790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922.92086879415">
            <text:p>1922,9208687942</text:p>
          </table:table-cell>
          <table:table-cell table:formula="of:=[.A105]*[.B105]" office:value-type="float" office:value="201906.691223386">
            <text:p>201906,691223386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884.46245141827">
            <text:p>1884,4624514183</text:p>
          </table:table-cell>
          <table:table-cell table:formula="of:=[.A106]*[.B106]" office:value-type="float" office:value="199753.019850337">
            <text:p>199753,01985033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846.77320238991">
            <text:p>1846,7732023899</text:p>
          </table:table-cell>
          <table:table-cell table:formula="of:=[.A107]*[.B107]" office:value-type="float" office:value="197604.73265572">
            <text:p>197604,7326557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809.83773834211">
            <text:p>1809,8377383421</text:p>
          </table:table-cell>
          <table:table-cell table:formula="of:=[.A108]*[.B108]" office:value-type="float" office:value="195462.475740948">
            <text:p>195462,47574094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773.64098357527">
            <text:p>1773,6409835753</text:p>
          </table:table-cell>
          <table:table-cell table:formula="of:=[.A109]*[.B109]" office:value-type="float" office:value="193326.867209704">
            <text:p>193326,867209704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738.16816390376">
            <text:p>1738,1681639038</text:p>
          </table:table-cell>
          <table:table-cell table:formula="of:=[.A110]*[.B110]" office:value-type="float" office:value="191198.498029414">
            <text:p>191198,49802941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703.40480062569">
            <text:p>1703,4048006257</text:p>
          </table:table-cell>
          <table:table-cell table:formula="of:=[.A111]*[.B111]" office:value-type="float" office:value="189077.932869451">
            <text:p>189077,932869451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669.33670461317">
            <text:p>1669,3367046132</text:p>
          </table:table-cell>
          <table:table-cell table:formula="of:=[.A112]*[.B112]" office:value-type="float" office:value="186965.710916675">
            <text:p>186965,71091667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635.94997052091">
            <text:p>1635,9499705209</text:p>
          </table:table-cell>
          <table:table-cell table:formula="of:=[.A113]*[.B113]" office:value-type="float" office:value="184862.346668863">
            <text:p>184862,346668863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603.23097111049">
            <text:p>1603,2309711105</text:p>
          </table:table-cell>
          <table:table-cell table:formula="of:=[.A114]*[.B114]" office:value-type="float" office:value="182768.330706596">
            <text:p>182768,330706596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571.16635168828">
            <text:p>1571,1663516883</text:p>
          </table:table-cell>
          <table:table-cell table:formula="of:=[.A115]*[.B115]" office:value-type="float" office:value="180684.130444152">
            <text:p>180684,130444152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539.74302465451">
            <text:p>1539,7430246545</text:p>
          </table:table-cell>
          <table:table-cell table:formula="of:=[.A116]*[.B116]" office:value-type="float" office:value="178610.190859924">
            <text:p>178610,19085992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508.94816416142">
            <text:p>1508,9481641614</text:p>
          </table:table-cell>
          <table:table-cell table:formula="of:=[.A117]*[.B117]" office:value-type="float" office:value="176546.935206887">
            <text:p>176546,93520688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478.7692008782">
            <text:p>1478,7692008782</text:p>
          </table:table-cell>
          <table:table-cell table:formula="of:=[.A118]*[.B118]" office:value-type="float" office:value="174494.765703627">
            <text:p>174494,765703627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449.19381686063">
            <text:p>1449,1938168606</text:p>
          </table:table-cell>
          <table:table-cell table:formula="of:=[.A119]*[.B119]" office:value-type="float" office:value="172454.064206415">
            <text:p>172454,06420641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420.20994052342">
            <text:p>1420,2099405234</text:p>
          </table:table-cell>
          <table:table-cell table:formula="of:=[.A120]*[.B120]" office:value-type="float" office:value="170425.19286281">
            <text:p>170425,19286281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391.80574171295">
            <text:p>1391,805741713</text:p>
          </table:table-cell>
          <table:table-cell table:formula="of:=[.A121]*[.B121]" office:value-type="float" office:value="168408.494747267">
            <text:p>168408,494747267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363.96962687869">
            <text:p>1363,9696268787</text:p>
          </table:table-cell>
          <table:table-cell table:formula="of:=[.A122]*[.B122]" office:value-type="float" office:value="166404.2944792">
            <text:p>166404,2944792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336.69023434112">
            <text:p>1336,6902343411</text:p>
          </table:table-cell>
          <table:table-cell table:formula="of:=[.A123]*[.B123]" office:value-type="float" office:value="164412.898823958">
            <text:p>164412,898823958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309.9564296543">
            <text:p>1309,9564296543</text:p>
          </table:table-cell>
          <table:table-cell table:formula="of:=[.A124]*[.B124]" office:value-type="float" office:value="162434.597277133">
            <text:p>162434,59727713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283.75730106121">
            <text:p>1283,7573010612</text:p>
          </table:table-cell>
          <table:table-cell table:formula="of:=[.A125]*[.B125]" office:value-type="float" office:value="160469.662632651">
            <text:p>160469,662632651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258.08215503999">
            <text:p>1258,08215504</text:p>
          </table:table-cell>
          <table:table-cell table:formula="of:=[.A126]*[.B126]" office:value-type="float" office:value="158518.351535038">
            <text:p>158518,351535038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232.92051193919">
            <text:p>1232,9205119392</text:p>
          </table:table-cell>
          <table:table-cell table:formula="of:=[.A127]*[.B127]" office:value-type="float" office:value="156580.905016277">
            <text:p>156580,90501627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208.2621017004">
            <text:p>1208,2621017004</text:p>
          </table:table-cell>
          <table:table-cell table:formula="of:=[.A128]*[.B128]" office:value-type="float" office:value="154657.549017651">
            <text:p>154657,549017651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184.09685966639">
            <text:p>1184,0968596664</text:p>
          </table:table-cell>
          <table:table-cell table:formula="of:=[.A129]*[.B129]" office:value-type="float" office:value="152748.494896965">
            <text:p>152748,49489696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160.41492247307">
            <text:p>1160,4149224731</text:p>
          </table:table-cell>
          <table:table-cell table:formula="of:=[.A130]*[.B130]" office:value-type="float" office:value="150853.939921499">
            <text:p>150853,93992149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137.2066240236">
            <text:p>1137,2066240236</text:p>
          </table:table-cell>
          <table:table-cell table:formula="of:=[.A131]*[.B131]" office:value-type="float" office:value="148974.067747092">
            <text:p>148974,067747092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114.46249154313">
            <text:p>1114,4624915431</text:p>
          </table:table-cell>
          <table:table-cell table:formula="of:=[.A132]*[.B132]" office:value-type="float" office:value="147109.048883693">
            <text:p>147109,048883693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92.17324171227">
            <text:p>1092,1732417123</text:p>
          </table:table-cell>
          <table:table-cell table:formula="of:=[.A133]*[.B133]" office:value-type="float" office:value="145259.041147732">
            <text:p>145259,04114773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070.32977687802">
            <text:p>1070,329776878</text:p>
          </table:table-cell>
          <table:table-cell table:formula="of:=[.A134]*[.B134]" office:value-type="float" office:value="143424.190101655">
            <text:p>143424,190101655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48.92318134046">
            <text:p>1048,9231813405</text:p>
          </table:table-cell>
          <table:table-cell table:formula="of:=[.A135]*[.B135]" office:value-type="float" office:value="141604.629480963">
            <text:p>141604,629480963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1027.94471771365">
            <text:p>1027,9447177137</text:p>
          </table:table-cell>
          <table:table-cell table:formula="of:=[.A136]*[.B136]" office:value-type="float" office:value="139800.481609057">
            <text:p>139800,481609057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1007.38582335938">
            <text:p>1007,3858233594</text:p>
          </table:table-cell>
          <table:table-cell table:formula="of:=[.A137]*[.B137]" office:value-type="float" office:value="138011.857800235">
            <text:p>138011,857800235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87.238106892194">
            <text:p>987,2381068922</text:p>
          </table:table-cell>
          <table:table-cell table:formula="of:=[.A138]*[.B138]" office:value-type="float" office:value="136238.858751123">
            <text:p>136238,858751123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967.49334475435">
            <text:p>967,4933447544</text:p>
          </table:table-cell>
          <table:table-cell table:formula="of:=[.A139]*[.B139]" office:value-type="float" office:value="134481.574920855">
            <text:p>134481,574920855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48.143477859263">
            <text:p>948,1434778593</text:p>
          </table:table-cell>
          <table:table-cell table:formula="of:=[.A140]*[.B140]" office:value-type="float" office:value="132740.086900297">
            <text:p>132740,086900297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929.180608302077">
            <text:p>929,1806083021</text:p>
          </table:table-cell>
          <table:table-cell table:formula="of:=[.A141]*[.B141]" office:value-type="float" office:value="131014.465770593">
            <text:p>131014,465770593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910.596996136036">
            <text:p>910,596996136</text:p>
          </table:table-cell>
          <table:table-cell table:formula="of:=[.A142]*[.B142]" office:value-type="float" office:value="129304.773451317">
            <text:p>129304,773451317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92.385056213315">
            <text:p>892,3850562133</text:p>
          </table:table-cell>
          <table:table-cell table:formula="of:=[.A143]*[.B143]" office:value-type="float" office:value="127611.063038504">
            <text:p>127611,063038504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74.537355089049">
            <text:p>874,537355089</text:p>
          </table:table-cell>
          <table:table-cell table:formula="of:=[.A144]*[.B144]" office:value-type="float" office:value="125933.379132823">
            <text:p>125933,379132823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57.046607987268">
            <text:p>857,0466079873</text:p>
          </table:table-cell>
          <table:table-cell table:formula="of:=[.A145]*[.B145]" office:value-type="float" office:value="124271.758158154">
            <text:p>124271,75815815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39.905675827522">
            <text:p>839,9056758275</text:p>
          </table:table-cell>
          <table:table-cell table:formula="of:=[.A146]*[.B146]" office:value-type="float" office:value="122626.228670818">
            <text:p>122626,22867081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823.107562310972">
            <text:p>823,107562311</text:p>
          </table:table-cell>
          <table:table-cell table:formula="of:=[.A147]*[.B147]" office:value-type="float" office:value="120996.811659713">
            <text:p>120996,811659713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806.645411064753">
            <text:p>806,6454110648</text:p>
          </table:table-cell>
          <table:table-cell table:formula="of:=[.A148]*[.B148]" office:value-type="float" office:value="119383.520837583">
            <text:p>119383,52083758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90.512502843457">
            <text:p>790,5125028435</text:p>
          </table:table-cell>
          <table:table-cell table:formula="of:=[.A149]*[.B149]" office:value-type="float" office:value="117786.362923675">
            <text:p>117786,36292367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74.702252786588">
            <text:p>774,7022527866</text:p>
          </table:table-cell>
          <table:table-cell table:formula="of:=[.A150]*[.B150]" office:value-type="float" office:value="116205.337917988">
            <text:p>116205,337917988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59.208207730856">
            <text:p>759,2082077309</text:p>
          </table:table-cell>
          <table:table-cell table:formula="of:=[.A151]*[.B151]" office:value-type="float" office:value="114640.439367359">
            <text:p>114640,439367359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44.024043576239">
            <text:p>744,0240435762</text:p>
          </table:table-cell>
          <table:table-cell table:formula="of:=[.A152]*[.B152]" office:value-type="float" office:value="113091.654623588">
            <text:p>113091,654623588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29.143562704715">
            <text:p>729,1435627047</text:p>
          </table:table-cell>
          <table:table-cell table:formula="of:=[.A153]*[.B153]" office:value-type="float" office:value="111558.965093821">
            <text:p>111558,965093821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14.56069145062">
            <text:p>714,5606914506</text:p>
          </table:table-cell>
          <table:table-cell table:formula="of:=[.A154]*[.B154]" office:value-type="float" office:value="110042.346483396">
            <text:p>110042,346483396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00.269477621608">
            <text:p>700,2694776216</text:p>
          </table:table-cell>
          <table:table-cell table:formula="of:=[.A155]*[.B155]" office:value-type="float" office:value="108541.769031349">
            <text:p>108541,76903134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86.264088069176">
            <text:p>686,2640880692</text:p>
          </table:table-cell>
          <table:table-cell table:formula="of:=[.A156]*[.B156]" office:value-type="float" office:value="107057.197738791">
            <text:p>107057,197738791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72.538806307792">
            <text:p>672,5388063078</text:p>
          </table:table-cell>
          <table:table-cell table:formula="of:=[.A157]*[.B157]" office:value-type="float" office:value="105588.592590323">
            <text:p>105588,592590323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59.088030181636">
            <text:p>659,0880301816</text:p>
          </table:table-cell>
          <table:table-cell table:formula="of:=[.A158]*[.B158]" office:value-type="float" office:value="104135.908768699">
            <text:p>104135,908768699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45.906269578004">
            <text:p>645,906269578</text:p>
          </table:table-cell>
          <table:table-cell table:formula="of:=[.A159]*[.B159]" office:value-type="float" office:value="102699.096862903">
            <text:p>102699,096862903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32.988144186443">
            <text:p>632,9881441864</text:p>
          </table:table-cell>
          <table:table-cell table:formula="of:=[.A160]*[.B160]" office:value-type="float" office:value="101278.103069831">
            <text:p>101278,103069831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620.328381302715">
            <text:p>620,3283813027</text:p>
          </table:table-cell>
          <table:table-cell table:formula="of:=[.A161]*[.B161]" office:value-type="float" office:value="99872.869389737">
            <text:p>99872,86938973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607.92181367666">
            <text:p>607,9218136767</text:p>
          </table:table-cell>
          <table:table-cell table:formula="of:=[.A162]*[.B162]" office:value-type="float" office:value="98483.333815619">
            <text:p>98483,33381561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95.763377403127">
            <text:p>595,7633774031</text:p>
          </table:table-cell>
          <table:table-cell table:formula="of:=[.A163]*[.B163]" office:value-type="float" office:value="97109.4305167097">
            <text:p>97109,4305167097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83.848109855065">
            <text:p>583,8481098551</text:p>
          </table:table-cell>
          <table:table-cell table:formula="of:=[.A164]*[.B164]" office:value-type="float" office:value="95751.0900162306">
            <text:p>95751,0900162306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72.171147657963">
            <text:p>572,171147658</text:p>
          </table:table-cell>
          <table:table-cell table:formula="of:=[.A165]*[.B165]" office:value-type="float" office:value="94408.239363564">
            <text:p>94408,239363564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60.727724704804">
            <text:p>560,7277247048</text:p>
          </table:table-cell>
          <table:table-cell table:formula="of:=[.A166]*[.B166]" office:value-type="float" office:value="93080.8023009975">
            <text:p>93080,8023009975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49.513170210708">
            <text:p>549,5131702107</text:p>
          </table:table-cell>
          <table:table-cell table:formula="of:=[.A167]*[.B167]" office:value-type="float" office:value="91768.6994251882">
            <text:p>91768,6994251882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38.522906806494">
            <text:p>538,5229068065</text:p>
          </table:table-cell>
          <table:table-cell table:formula="of:=[.A168]*[.B168]" office:value-type="float" office:value="90471.848343491">
            <text:p>90471,848343491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27.752448670364">
            <text:p>527,7524486704</text:p>
          </table:table-cell>
          <table:table-cell table:formula="of:=[.A169]*[.B169]" office:value-type="float" office:value="89190.1638252915">
            <text:p>89190,1638252915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517.197399696957">
            <text:p>517,197399697</text:p>
          </table:table-cell>
          <table:table-cell table:formula="of:=[.A170]*[.B170]" office:value-type="float" office:value="87923.5579484826">
            <text:p>87923,5579484826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506.853451703018">
            <text:p>506,853451703</text:p>
          </table:table-cell>
          <table:table-cell table:formula="of:=[.A171]*[.B171]" office:value-type="float" office:value="86671.940241216">
            <text:p>86671,940241216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96.716382668957">
            <text:p>496,716382669</text:p>
          </table:table-cell>
          <table:table-cell table:formula="of:=[.A172]*[.B172]" office:value-type="float" office:value="85435.2178190606">
            <text:p>85435,217819060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86.782055015578">
            <text:p>486,7820550156</text:p>
          </table:table-cell>
          <table:table-cell table:formula="of:=[.A173]*[.B173]" office:value-type="float" office:value="84213.295517695">
            <text:p>84213,295517695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77.046413915266">
            <text:p>477,0464139153</text:p>
          </table:table-cell>
          <table:table-cell table:formula="of:=[.A174]*[.B174]" office:value-type="float" office:value="83006.0760212563">
            <text:p>83006,076021256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67.505485636961">
            <text:p>467,505485637</text:p>
          </table:table-cell>
          <table:table-cell table:formula="of:=[.A175]*[.B175]" office:value-type="float" office:value="81813.4599864682">
            <text:p>81813,4599864682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58.155375924222">
            <text:p>458,1553759242</text:p>
          </table:table-cell>
          <table:table-cell table:formula="of:=[.A176]*[.B176]" office:value-type="float" office:value="80635.346162663">
            <text:p>80635,346162663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48.992268405737">
            <text:p>448,9922684057</text:p>
          </table:table-cell>
          <table:table-cell table:formula="of:=[.A177]*[.B177]" office:value-type="float" office:value="79471.6315078155">
            <text:p>79471,6315078155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40.012423037623">
            <text:p>440,0124230376</text:p>
          </table:table-cell>
          <table:table-cell table:formula="of:=[.A178]*[.B178]" office:value-type="float" office:value="78322.2113006968">
            <text:p>78322,2113006968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31.21217457687">
            <text:p>431,2121745769</text:p>
          </table:table-cell>
          <table:table-cell table:formula="of:=[.A179]*[.B179]" office:value-type="float" office:value="77186.9792492598">
            <text:p>77186,9792492598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22.587931085333">
            <text:p>422,5879310853</text:p>
          </table:table-cell>
          <table:table-cell table:formula="of:=[.A180]*[.B180]" office:value-type="float" office:value="76065.8275953599">
            <text:p>76065,8275953599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414.136172463626">
            <text:p>414,1361724636</text:p>
          </table:table-cell>
          <table:table-cell table:formula="of:=[.A181]*[.B181]" office:value-type="float" office:value="74958.6472159163">
            <text:p>74958,6472159163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405.853449014354">
            <text:p>405,8534490144</text:p>
          </table:table-cell>
          <table:table-cell table:formula="of:=[.A182]*[.B182]" office:value-type="float" office:value="73865.3277206123">
            <text:p>73865,3277206123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97.736380034066">
            <text:p>397,7363800341</text:p>
          </table:table-cell>
          <table:table-cell table:formula="of:=[.A183]*[.B183]" office:value-type="float" office:value="72785.7575462342">
            <text:p>72785,7575462342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89.781652433385">
            <text:p>389,7816524334</text:p>
          </table:table-cell>
          <table:table-cell table:formula="of:=[.A184]*[.B184]" office:value-type="float" office:value="71719.8240477429">
            <text:p>71719,8240477429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81.986019384717">
            <text:p>381,9860193847</text:p>
          </table:table-cell>
          <table:table-cell table:formula="of:=[.A185]*[.B185]" office:value-type="float" office:value="70667.4135861727">
            <text:p>70667,4135861727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74.346298997023">
            <text:p>374,346298997</text:p>
          </table:table-cell>
          <table:table-cell table:formula="of:=[.A186]*[.B186]" office:value-type="float" office:value="69628.4116134463">
            <text:p>69628,4116134463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66.859373017083">
            <text:p>366,8593730171</text:p>
          </table:table-cell>
          <table:table-cell table:formula="of:=[.A187]*[.B187]" office:value-type="float" office:value="68602.7027541945">
            <text:p>68602,7027541945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59.522185556741">
            <text:p>359,5221855567</text:p>
          </table:table-cell>
          <table:table-cell table:formula="of:=[.A188]*[.B188]" office:value-type="float" office:value="67590.1708846673">
            <text:p>67590,170884667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52.331741845606">
            <text:p>352,3317418456</text:p>
          </table:table-cell>
          <table:table-cell table:formula="of:=[.A189]*[.B189]" office:value-type="float" office:value="66590.6992088196">
            <text:p>66590,6992088196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45.285107008694">
            <text:p>345,2851070087</text:p>
          </table:table-cell>
          <table:table-cell table:formula="of:=[.A190]*[.B190]" office:value-type="float" office:value="65604.1703316519">
            <text:p>65604,1703316519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38.37940486852">
            <text:p>338,3794048685</text:p>
          </table:table-cell>
          <table:table-cell table:formula="of:=[.A191]*[.B191]" office:value-type="float" office:value="64630.4663298873">
            <text:p>64630,4663298873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31.61181677115">
            <text:p>331,6118167712</text:p>
          </table:table-cell>
          <table:table-cell table:formula="of:=[.A192]*[.B192]" office:value-type="float" office:value="63669.4688200607">
            <text:p>63669,4688200607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24.979580435727">
            <text:p>324,9795804357</text:p>
          </table:table-cell>
          <table:table-cell table:formula="of:=[.A193]*[.B193]" office:value-type="float" office:value="62721.0590240953">
            <text:p>62721,0590240953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18.479988827012">
            <text:p>318,479988827</text:p>
          </table:table-cell>
          <table:table-cell table:formula="of:=[.A194]*[.B194]" office:value-type="float" office:value="61785.1178324404">
            <text:p>61785,1178324404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12.110389050472">
            <text:p>312,1103890505</text:p>
          </table:table-cell>
          <table:table-cell table:formula="of:=[.A195]*[.B195]" office:value-type="float" office:value="60861.525864842">
            <text:p>60861,52586484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05.868181269462">
            <text:p>305,8681812695</text:p>
          </table:table-cell>
          <table:table-cell table:formula="of:=[.A196]*[.B196]" office:value-type="float" office:value="59950.1635288146">
            <text:p>59950,1635288146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99.750817644073">
            <text:p>299,7508176441</text:p>
          </table:table-cell>
          <table:table-cell table:formula="of:=[.A197]*[.B197]" office:value-type="float" office:value="59050.9110758824">
            <text:p>59050,9110758824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93.755801291192">
            <text:p>293,7558012912</text:p>
          </table:table-cell>
          <table:table-cell table:formula="of:=[.A198]*[.B198]" office:value-type="float" office:value="58163.648655656">
            <text:p>58163,648655656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87.880685265368">
            <text:p>287,8806852654</text:p>
          </table:table-cell>
          <table:table-cell table:formula="of:=[.A199]*[.B199]" office:value-type="float" office:value="57288.2563678082">
            <text:p>57288,256367808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82.123071560061">
            <text:p>282,1230715601</text:p>
          </table:table-cell>
          <table:table-cell table:formula="of:=[.A200]*[.B200]" office:value-type="float" office:value="56424.6143120121">
            <text:p>56424,614312012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276.480610128859">
            <text:p>276,4806101289</text:p>
          </table:table-cell>
          <table:table-cell table:formula="of:=[.A201]*[.B201]" office:value-type="float" office:value="55572.6026359007">
            <text:p>55572,6026359007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270.950997926282">
            <text:p>270,9509979263</text:p>
          </table:table-cell>
          <table:table-cell table:formula="of:=[.A202]*[.B202]" office:value-type="float" office:value="54732.101581109">
            <text:p>54732,101581109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265.531977967756">
            <text:p>265,5319779678</text:p>
          </table:table-cell>
          <table:table-cell table:formula="of:=[.A203]*[.B203]" office:value-type="float" office:value="53902.9915274546">
            <text:p>53902,9915274546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260.221338408401">
            <text:p>260,2213384084</text:p>
          </table:table-cell>
          <table:table-cell table:formula="of:=[.A204]*[.B204]" office:value-type="float" office:value="53085.1530353139">
            <text:p>53085,1530353139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255.016911640233">
            <text:p>255,0169116402</text:p>
          </table:table-cell>
          <table:table-cell table:formula="of:=[.A205]*[.B205]" office:value-type="float" office:value="52278.4668862478">
            <text:p>52278,4668862478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249.916573407429">
            <text:p>249,9165734074</text:p>
          </table:table-cell>
          <table:table-cell table:formula="of:=[.A206]*[.B206]" office:value-type="float" office:value="51482.8141219303">
            <text:p>51482,8141219303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244.91824193928">
            <text:p>244,9182419393</text:p>
          </table:table-cell>
          <table:table-cell table:formula="of:=[.A207]*[.B207]" office:value-type="float" office:value="50698.076081431">
            <text:p>50698,076081431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240.019877100494">
            <text:p>240,0198771005</text:p>
          </table:table-cell>
          <table:table-cell table:formula="of:=[.A208]*[.B208]" office:value-type="float" office:value="49924.1344369029">
            <text:p>49924,1344369029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235.219479558485">
            <text:p>235,2194795585</text:p>
          </table:table-cell>
          <table:table-cell table:formula="of:=[.A209]*[.B209]" office:value-type="float" office:value="49160.8712277233">
            <text:p>49160,8712277233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230.515089967315">
            <text:p>230,5150899673</text:p>
          </table:table-cell>
          <table:table-cell table:formula="of:=[.A210]*[.B210]" office:value-type="float" office:value="48408.1688931361">
            <text:p>48408,1688931361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225.904788167969">
            <text:p>225,904788168</text:p>
          </table:table-cell>
          <table:table-cell table:formula="of:=[.A211]*[.B211]" office:value-type="float" office:value="47665.9103034414">
            <text:p>47665,9103034414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221.386692404609">
            <text:p>221,3866924046</text:p>
          </table:table-cell>
          <table:table-cell table:formula="of:=[.A212]*[.B212]" office:value-type="float" office:value="46933.9787897771">
            <text:p>46933,9787897771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216.958958556517">
            <text:p>216,9589585565</text:p>
          </table:table-cell>
          <table:table-cell table:formula="of:=[.A213]*[.B213]" office:value-type="float" office:value="46212.2581725381">
            <text:p>46212,2581725381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212.619779385387">
            <text:p>212,6197793854</text:p>
          </table:table-cell>
          <table:table-cell table:formula="of:=[.A214]*[.B214]" office:value-type="float" office:value="45500.6327884727">
            <text:p>45500,6327884727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208.367383797679">
            <text:p>208,3673837977</text:p>
          </table:table-cell>
          <table:table-cell table:formula="of:=[.A215]*[.B215]" office:value-type="float" office:value="44798.987516501">
            <text:p>44798,987516501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204.200036121725">
            <text:p>204,2000361217</text:p>
          </table:table-cell>
          <table:table-cell table:formula="of:=[.A216]*[.B216]" office:value-type="float" office:value="44107.2078022927">
            <text:p>44107,2078022927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200.116035399291">
            <text:p>200,1160353993</text:p>
          </table:table-cell>
          <table:table-cell table:formula="of:=[.A217]*[.B217]" office:value-type="float" office:value="43425.1796816461">
            <text:p>43425,1796816461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196.113714691305">
            <text:p>196,1137146913</text:p>
          </table:table-cell>
          <table:table-cell table:formula="of:=[.A218]*[.B218]" office:value-type="float" office:value="42752.7898027045">
            <text:p>42752,7898027045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192.191440397479">
            <text:p>192,1914403975</text:p>
          </table:table-cell>
          <table:table-cell table:formula="of:=[.A219]*[.B219]" office:value-type="float" office:value="42089.9254470479">
            <text:p>42089,9254470479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188.347611589529">
            <text:p>188,3476115895</text:p>
          </table:table-cell>
          <table:table-cell table:formula="of:=[.A220]*[.B220]" office:value-type="float" office:value="41436.4745496965">
            <text:p>41436,4745496965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184.580659357739">
            <text:p>184,5806593577</text:p>
          </table:table-cell>
          <table:table-cell table:formula="of:=[.A221]*[.B221]" office:value-type="float" office:value="40792.3257180603">
            <text:p>40792,3257180603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180.889046170584">
            <text:p>180,8890461706</text:p>
          </table:table-cell>
          <table:table-cell table:formula="of:=[.A222]*[.B222]" office:value-type="float" office:value="40157.3682498696">
            <text:p>40157,3682498696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177.271265247172">
            <text:p>177,2712652472</text:p>
          </table:table-cell>
          <table:table-cell table:formula="of:=[.A223]*[.B223]" office:value-type="float" office:value="39531.4921501194">
            <text:p>39531,492150119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173.725839942229">
            <text:p>173,7258399422</text:p>
          </table:table-cell>
          <table:table-cell table:formula="of:=[.A224]*[.B224]" office:value-type="float" office:value="38914.5881470593">
            <text:p>38914,5881470593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170.251323143384">
            <text:p>170,2513231434</text:p>
          </table:table-cell>
          <table:table-cell table:formula="of:=[.A225]*[.B225]" office:value-type="float" office:value="38306.5477072615">
            <text:p>38306,547707261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166.846296680517">
            <text:p>166,8462966805</text:p>
          </table:table-cell>
          <table:table-cell table:formula="of:=[.A226]*[.B226]" office:value-type="float" office:value="37707.2630497967">
            <text:p>37707,2630497967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163.509370746906">
            <text:p>163,5093707469</text:p>
          </table:table-cell>
          <table:table-cell table:formula="of:=[.A227]*[.B227]" office:value-type="float" office:value="37116.6271595477">
            <text:p>37116,6271595477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160.239183331968">
            <text:p>160,239183332</text:p>
          </table:table-cell>
          <table:table-cell table:formula="of:=[.A228]*[.B228]" office:value-type="float" office:value="36534.5337996887">
            <text:p>36534,5337996887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157.034399665329">
            <text:p>157,0343996653</text:p>
          </table:table-cell>
          <table:table-cell table:formula="of:=[.A229]*[.B229]" office:value-type="float" office:value="35960.8775233603">
            <text:p>35960,8775233603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153.893711672022">
            <text:p>153,893711672</text:p>
          </table:table-cell>
          <table:table-cell table:formula="of:=[.A230]*[.B230]" office:value-type="float" office:value="35395.5536845651">
            <text:p>35395,5536845651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150.815837438582">
            <text:p>150,8158374386</text:p>
          </table:table-cell>
          <table:table-cell table:formula="of:=[.A231]*[.B231]" office:value-type="float" office:value="34838.4584483124">
            <text:p>34838,4584483124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147.79952068981">
            <text:p>147,7995206898</text:p>
          </table:table-cell>
          <table:table-cell table:formula="of:=[.A232]*[.B232]" office:value-type="float" office:value="34289.4888000359">
            <text:p>34289,4888000359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144.843530276014">
            <text:p>144,843530276</text:p>
          </table:table-cell>
          <table:table-cell table:formula="of:=[.A233]*[.B233]" office:value-type="float" office:value="33748.5425543112">
            <text:p>33748,5425543112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141.946659670494">
            <text:p>141,9466596705</text:p>
          </table:table-cell>
          <table:table-cell table:formula="of:=[.A234]*[.B234]" office:value-type="float" office:value="33215.5183628955">
            <text:p>33215,5183628955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139.107726477084">
            <text:p>139,1077264771</text:p>
          </table:table-cell>
          <table:table-cell table:formula="of:=[.A235]*[.B235]" office:value-type="float" office:value="32690.3157221147">
            <text:p>32690,3157221147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136.325571947542">
            <text:p>136,3255719475</text:p>
          </table:table-cell>
          <table:table-cell table:formula="of:=[.A236]*[.B236]" office:value-type="float" office:value="32172.8349796199">
            <text:p>32172,8349796199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133.599060508591">
            <text:p>133,5990605086</text:p>
          </table:table-cell>
          <table:table-cell table:formula="of:=[.A237]*[.B237]" office:value-type="float" office:value="31662.9773405361">
            <text:p>31662,9773405361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130.927079298419">
            <text:p>130,9270792984</text:p>
          </table:table-cell>
          <table:table-cell table:formula="of:=[.A238]*[.B238]" office:value-type="float" office:value="31160.6448730238">
            <text:p>31160,6448730238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128.308537712451">
            <text:p>128,3085377125</text:p>
          </table:table-cell>
          <table:table-cell table:formula="of:=[.A239]*[.B239]" office:value-type="float" office:value="30665.7405132758">
            <text:p>30665,7405132758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125.742366958202">
            <text:p>125,7423669582</text:p>
          </table:table-cell>
          <table:table-cell table:formula="of:=[.A240]*[.B240]" office:value-type="float" office:value="30178.1680699685">
            <text:p>30178,1680699685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123.227519619038">
            <text:p>123,227519619</text:p>
          </table:table-cell>
          <table:table-cell table:formula="of:=[.A241]*[.B241]" office:value-type="float" office:value="29697.8322281881">
            <text:p>29697,832228188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120.762969226657">
            <text:p>120,7629692267</text:p>
          </table:table-cell>
          <table:table-cell table:formula="of:=[.A242]*[.B242]" office:value-type="float" office:value="29224.638552851">
            <text:p>29224,638552851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118.347709842124">
            <text:p>118,3477098421</text:p>
          </table:table-cell>
          <table:table-cell table:formula="of:=[.A243]*[.B243]" office:value-type="float" office:value="28758.4934916361">
            <text:p>28758,4934916361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115.980755645282">
            <text:p>115,9807556453</text:p>
          </table:table-cell>
          <table:table-cell table:formula="of:=[.A244]*[.B244]" office:value-type="float" office:value="28299.3043774487">
            <text:p>28299,3043774487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113.661140532376">
            <text:p>113,6611405324</text:p>
          </table:table-cell>
          <table:table-cell table:formula="of:=[.A245]*[.B245]" office:value-type="float" office:value="27846.9794304321">
            <text:p>27846,979430432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111.387917721728">
            <text:p>111,3879177217</text:p>
          </table:table-cell>
          <table:table-cell table:formula="of:=[.A246]*[.B246]" office:value-type="float" office:value="27401.4277595452">
            <text:p>27401,4277595452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109.160159367294">
            <text:p>109,1601593673</text:p>
          </table:table-cell>
          <table:table-cell table:formula="of:=[.A247]*[.B247]" office:value-type="float" office:value="26962.5593637216">
            <text:p>26962,559363721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106.976956179948">
            <text:p>106,9769561799</text:p>
          </table:table-cell>
          <table:table-cell table:formula="of:=[.A248]*[.B248]" office:value-type="float" office:value="26530.2851326271">
            <text:p>26530,2851326271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104.837417056349">
            <text:p>104,8374170563</text:p>
          </table:table-cell>
          <table:table-cell table:formula="of:=[.A249]*[.B249]" office:value-type="float" office:value="26104.5168470309">
            <text:p>26104,516847030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102.740668715222">
            <text:p>102,7406687152</text:p>
          </table:table-cell>
          <table:table-cell table:formula="of:=[.A250]*[.B250]" office:value-type="float" office:value="25685.1671788055">
            <text:p>25685,1671788055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100.685855340918">
            <text:p>100,6858553409</text:p>
          </table:table-cell>
          <table:table-cell table:formula="of:=[.A251]*[.B251]" office:value-type="float" office:value="25272.1496905703">
            <text:p>25272,149690570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98.6721382340992">
            <text:p>98,6721382341</text:p>
          </table:table-cell>
          <table:table-cell table:formula="of:=[.A252]*[.B252]" office:value-type="float" office:value="24865.378834993">
            <text:p>24865,378834993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96.6986954694172">
            <text:p>96,6986954694</text:p>
          </table:table-cell>
          <table:table-cell table:formula="of:=[.A253]*[.B253]" office:value-type="float" office:value="24464.7699537625">
            <text:p>24464,7699537625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94.7647215600288">
            <text:p>94,76472156</text:p>
          </table:table-cell>
          <table:table-cell table:formula="of:=[.A254]*[.B254]" office:value-type="float" office:value="24070.2392762473">
            <text:p>24070,2392762473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92.8694271288283">
            <text:p>92,8694271288</text:p>
          </table:table-cell>
          <table:table-cell table:formula="of:=[.A255]*[.B255]" office:value-type="float" office:value="23681.7039178512">
            <text:p>23681,7039178512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91.0120385862517">
            <text:p>91,0120385863</text:p>
          </table:table-cell>
          <table:table-cell table:formula="of:=[.A256]*[.B256]" office:value-type="float" office:value="23299.0818780804">
            <text:p>23299,0818780804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89.1917978145267">
            <text:p>89,1917978145</text:p>
          </table:table-cell>
          <table:table-cell table:formula="of:=[.A257]*[.B257]" office:value-type="float" office:value="22922.2920383333">
            <text:p>22922,2920383333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87.4079618582361">
            <text:p>87,4079618582</text:p>
          </table:table-cell>
          <table:table-cell table:formula="of:=[.A258]*[.B258]" office:value-type="float" office:value="22551.2541594249">
            <text:p>22551,2541594249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85.6598026210714">
            <text:p>85,6598026211</text:p>
          </table:table-cell>
          <table:table-cell table:formula="of:=[.A259]*[.B259]" office:value-type="float" office:value="22185.8888788575">
            <text:p>22185,8888788575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83.94660656865">
            <text:p>83,9466065687</text:p>
          </table:table-cell>
          <table:table-cell table:formula="of:=[.A260]*[.B260]" office:value-type="float" office:value="21826.117707849">
            <text:p>21826,117707849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82.267674437277">
            <text:p>82,2676744373</text:p>
          </table:table-cell>
          <table:table-cell table:formula="of:=[.A261]*[.B261]" office:value-type="float" office:value="21471.8630281293">
            <text:p>21471,8630281293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80.6223209485314">
            <text:p>80,6223209485</text:p>
          </table:table-cell>
          <table:table-cell table:formula="of:=[.A262]*[.B262]" office:value-type="float" office:value="21123.0480885152">
            <text:p>21123,0480885152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79.0098745295608">
            <text:p>79,0098745296</text:p>
          </table:table-cell>
          <table:table-cell table:formula="of:=[.A263]*[.B263]" office:value-type="float" office:value="20779.5970012745">
            <text:p>20779,5970012745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77.4296770389696">
            <text:p>77,429677039</text:p>
          </table:table-cell>
          <table:table-cell table:formula="of:=[.A264]*[.B264]" office:value-type="float" office:value="20441.434738288">
            <text:p>20441,434738288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75.8810834981902">
            <text:p>75,8810834982</text:p>
          </table:table-cell>
          <table:table-cell table:formula="of:=[.A265]*[.B265]" office:value-type="float" office:value="20108.4871270204">
            <text:p>20108,4871270204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74.3634618282264">
            <text:p>74,3634618282</text:p>
          </table:table-cell>
          <table:table-cell table:formula="of:=[.A266]*[.B266]" office:value-type="float" office:value="19780.6808463082">
            <text:p>19780,6808463082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72.8761925916619">
            <text:p>72,8761925917</text:p>
          </table:table-cell>
          <table:table-cell table:formula="of:=[.A267]*[.B267]" office:value-type="float" office:value="19457.9434219737">
            <text:p>19457,9434219737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71.4186687398286">
            <text:p>71,4186687398</text:p>
          </table:table-cell>
          <table:table-cell table:formula="of:=[.A268]*[.B268]" office:value-type="float" office:value="19140.2032222741">
            <text:p>19140,2032222741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69.990295365032">
            <text:p>69,990295365</text:p>
          </table:table-cell>
          <table:table-cell table:formula="of:=[.A269]*[.B269]" office:value-type="float" office:value="18827.3894531936">
            <text:p>18827,3894531936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68.5904894577314">
            <text:p>68,5904894577</text:p>
          </table:table-cell>
          <table:table-cell table:formula="of:=[.A270]*[.B270]" office:value-type="float" office:value="18519.4321535875">
            <text:p>18519,4321535875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67.2186796685768">
            <text:p>67,2186796686</text:p>
          </table:table-cell>
          <table:table-cell table:formula="of:=[.A271]*[.B271]" office:value-type="float" office:value="18216.2621901843">
            <text:p>18216,2621901843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65.8743060752052">
            <text:p>65,8743060752</text:p>
          </table:table-cell>
          <table:table-cell table:formula="of:=[.A272]*[.B272]" office:value-type="float" office:value="17917.8112524558">
            <text:p>17917,8112524558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64.5568199537011">
            <text:p>64,5568199537</text:p>
          </table:table-cell>
          <table:table-cell table:formula="of:=[.A273]*[.B273]" office:value-type="float" office:value="17624.0118473604">
            <text:p>17624,0118473604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63.2656835546271">
            <text:p>63,2656835546</text:p>
          </table:table-cell>
          <table:table-cell table:formula="of:=[.A274]*[.B274]" office:value-type="float" office:value="17334.7972939678">
            <text:p>17334,7972939678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62.0003698835346">
            <text:p>62,0003698835</text:p>
          </table:table-cell>
          <table:table-cell table:formula="of:=[.A275]*[.B275]" office:value-type="float" office:value="17050.101717972">
            <text:p>17050,101717972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60.7603624858639">
            <text:p>60,7603624859</text:p>
          </table:table-cell>
          <table:table-cell table:formula="of:=[.A276]*[.B276]" office:value-type="float" office:value="16769.8600460984">
            <text:p>16769,8600460984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9.5451552361466">
            <text:p>59,5451552361</text:p>
          </table:table-cell>
          <table:table-cell table:formula="of:=[.A277]*[.B277]" office:value-type="float" office:value="16494.0080004126">
            <text:p>16494,0080004126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8.3542521314236">
            <text:p>58,3542521314</text:p>
          </table:table-cell>
          <table:table-cell table:formula="of:=[.A278]*[.B278]" office:value-type="float" office:value="16222.4820925358">
            <text:p>16222,4820925358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7.1871670887952">
            <text:p>57,1871670888</text:p>
          </table:table-cell>
          <table:table-cell table:formula="of:=[.A279]*[.B279]" office:value-type="float" office:value="15955.2196177739">
            <text:p>15955,2196177739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6.0434237470193">
            <text:p>56,043423747</text:p>
          </table:table-cell>
          <table:table-cell table:formula="of:=[.A280]*[.B280]" office:value-type="float" office:value="15692.1586491654">
            <text:p>15692,1586491654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4.9225552720789">
            <text:p>54,9225552721</text:p>
          </table:table-cell>
          <table:table-cell table:formula="of:=[.A281]*[.B281]" office:value-type="float" office:value="15433.2380314542">
            <text:p>15433,2380314542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3.8241041666373">
            <text:p>53,8241041666</text:p>
          </table:table-cell>
          <table:table-cell table:formula="of:=[.A282]*[.B282]" office:value-type="float" office:value="15178.3973749917">
            <text:p>15178,3973749917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2.7476220833046">
            <text:p>52,7476220833</text:p>
          </table:table-cell>
          <table:table-cell table:formula="of:=[.A283]*[.B283]" office:value-type="float" office:value="14927.5770495752">
            <text:p>14927,5770495752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1.6926696416385">
            <text:p>51,6926696416</text:p>
          </table:table-cell>
          <table:table-cell table:formula="of:=[.A284]*[.B284]" office:value-type="float" office:value="14680.7181782253">
            <text:p>14680,7181782253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0.6588162488057">
            <text:p>50,6588162488</text:p>
          </table:table-cell>
          <table:table-cell table:formula="of:=[.A285]*[.B285]" office:value-type="float" office:value="14437.7626309096">
            <text:p>14437,7626309096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49.6456399238296">
            <text:p>49,6456399238</text:p>
          </table:table-cell>
          <table:table-cell table:formula="of:=[.A286]*[.B286]" office:value-type="float" office:value="14198.6530182153">
            <text:p>14198,6530182153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48.652727125353">
            <text:p>48,6527271254</text:p>
          </table:table-cell>
          <table:table-cell table:formula="of:=[.A287]*[.B287]" office:value-type="float" office:value="13963.3326849763">
            <text:p>13963,3326849763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47.6796725828459">
            <text:p>47,6796725828</text:p>
          </table:table-cell>
          <table:table-cell table:formula="of:=[.A288]*[.B288]" office:value-type="float" office:value="13731.7457038596">
            <text:p>13731,7457038596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46.726079131189">
            <text:p>46,7260791312</text:p>
          </table:table-cell>
          <table:table-cell table:formula="of:=[.A289]*[.B289]" office:value-type="float" office:value="13503.8368689136">
            <text:p>13503,8368689136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45.7915575485652">
            <text:p>45,7915575486</text:p>
          </table:table-cell>
          <table:table-cell table:formula="of:=[.A290]*[.B290]" office:value-type="float" office:value="13279.5516890839">
            <text:p>13279,5516890839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44.8757263975939">
            <text:p>44,8757263976</text:p>
          </table:table-cell>
          <table:table-cell table:formula="of:=[.A291]*[.B291]" office:value-type="float" office:value="13058.8363816998">
            <text:p>13058,8363816998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43.978211869642">
            <text:p>43,9782118696</text:p>
          </table:table-cell>
          <table:table-cell table:formula="of:=[.A292]*[.B292]" office:value-type="float" office:value="12841.6378659355">
            <text:p>12841,6378659355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43.0986476322492">
            <text:p>43,0986476322</text:p>
          </table:table-cell>
          <table:table-cell table:formula="of:=[.A293]*[.B293]" office:value-type="float" office:value="12627.903756249">
            <text:p>12627,903756249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42.2366746796042">
            <text:p>42,2366746796</text:p>
          </table:table-cell>
          <table:table-cell table:formula="of:=[.A294]*[.B294]" office:value-type="float" office:value="12417.5823558036">
            <text:p>12417,5823558036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41.3919411860121">
            <text:p>41,391941186</text:p>
          </table:table-cell>
          <table:table-cell table:formula="of:=[.A295]*[.B295]" office:value-type="float" office:value="12210.6226498736">
            <text:p>12210,6226498736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40.5641023622919">
            <text:p>40,5641023623</text:p>
          </table:table-cell>
          <table:table-cell table:formula="of:=[.A296]*[.B296]" office:value-type="float" office:value="12006.9742992384">
            <text:p>12006,9742992384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39.752820315046">
            <text:p>39,752820315</text:p>
          </table:table-cell>
          <table:table-cell table:formula="of:=[.A297]*[.B297]" office:value-type="float" office:value="11806.5876335687">
            <text:p>11806,5876335687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38.9577639087451">
            <text:p>38,9577639087</text:p>
          </table:table-cell>
          <table:table-cell table:formula="of:=[.A298]*[.B298]" office:value-type="float" office:value="11609.413644806">
            <text:p>11609,413644806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38.1786086305702">
            <text:p>38,1786086306</text:p>
          </table:table-cell>
          <table:table-cell table:formula="of:=[.A299]*[.B299]" office:value-type="float" office:value="11415.4039805405">
            <text:p>11415,4039805405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37.4150364579588">
            <text:p>37,415036458</text:p>
          </table:table-cell>
          <table:table-cell table:formula="of:=[.A300]*[.B300]" office:value-type="float" office:value="11224.5109373876">
            <text:p>11224,5109373876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36.6667357287996">
            <text:p>36,6667357288</text:p>
          </table:table-cell>
          <table:table-cell table:formula="of:=[.A301]*[.B301]" office:value-type="float" office:value="11036.6874543687">
            <text:p>11036,6874543687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35.9334010142236">
            <text:p>35,9334010142</text:p>
          </table:table-cell>
          <table:table-cell table:formula="of:=[.A302]*[.B302]" office:value-type="float" office:value="10851.8871062955">
            <text:p>10851,8871062955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35.2147329939392">
            <text:p>35,2147329939</text:p>
          </table:table-cell>
          <table:table-cell table:formula="of:=[.A303]*[.B303]" office:value-type="float" office:value="10670.0640971636">
            <text:p>10670,0640971636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34.5104383340604">
            <text:p>34,5104383341</text:p>
          </table:table-cell>
          <table:table-cell table:formula="of:=[.A304]*[.B304]" office:value-type="float" office:value="10491.1732535544">
            <text:p>10491,1732535544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33.8202295673792">
            <text:p>33,8202295674</text:p>
          </table:table-cell>
          <table:table-cell table:formula="of:=[.A305]*[.B305]" office:value-type="float" office:value="10315.1700180506">
            <text:p>10315,1700180506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33.1438249760316">
            <text:p>33,143824976</text:p>
          </table:table-cell>
          <table:table-cell table:formula="of:=[.A306]*[.B306]" office:value-type="float" office:value="10142.0104426657">
            <text:p>10142,0104426657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32.480948476511">
            <text:p>32,4809484765</text:p>
          </table:table-cell>
          <table:table-cell table:formula="of:=[.A307]*[.B307]" office:value-type="float" office:value="9971.65118228886">
            <text:p>9971,6511822889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31.8313295069807">
            <text:p>31,831329507</text:p>
          </table:table-cell>
          <table:table-cell table:formula="of:=[.A308]*[.B308]" office:value-type="float" office:value="9804.04948815007">
            <text:p>9804,0494881501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31.1947029168411">
            <text:p>31,1947029168</text:p>
          </table:table-cell>
          <table:table-cell table:formula="of:=[.A309]*[.B309]" office:value-type="float" office:value="9639.16320130391">
            <text:p>9639,1632013039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30.5708088585043">
            <text:p>30,5708088585</text:p>
          </table:table-cell>
          <table:table-cell table:formula="of:=[.A310]*[.B310]" office:value-type="float" office:value="9476.95074613633">
            <text:p>9476,9507461363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9.9593926813342">
            <text:p>29,9593926813</text:p>
          </table:table-cell>
          <table:table-cell table:formula="of:=[.A311]*[.B311]" office:value-type="float" office:value="9317.37112389494">
            <text:p>9317,3711238949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9.3602048277075">
            <text:p>29,3602048277</text:p>
          </table:table-cell>
          <table:table-cell table:formula="of:=[.A312]*[.B312]" office:value-type="float" office:value="9160.38390624475">
            <text:p>9160,3839062448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8.7730007311534">
            <text:p>28,7730007312</text:p>
          </table:table-cell>
          <table:table-cell table:formula="of:=[.A313]*[.B313]" office:value-type="float" office:value="9005.94922885101">
            <text:p>9005,949228851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8.1975407165303">
            <text:p>28,1975407165</text:p>
          </table:table-cell>
          <table:table-cell table:formula="of:=[.A314]*[.B314]" office:value-type="float" office:value="8854.02778499052">
            <text:p>8854,0277849905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7.6335899021997">
            <text:p>27,6335899022</text:p>
          </table:table-cell>
          <table:table-cell table:formula="of:=[.A315]*[.B315]" office:value-type="float" office:value="8704.5808191929">
            <text:p>8704,5808191929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7.0809181041557">
            <text:p>27,0809181042</text:p>
          </table:table-cell>
          <table:table-cell table:formula="of:=[.A316]*[.B316]" office:value-type="float" office:value="8557.5701209132">
            <text:p>8557,5701209132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6.5392997420726">
            <text:p>26,5392997421</text:p>
          </table:table-cell>
          <table:table-cell table:formula="of:=[.A317]*[.B317]" office:value-type="float" office:value="8412.95801823701">
            <text:p>8412,958018237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6.0085137472311">
            <text:p>26,0085137472</text:p>
          </table:table-cell>
          <table:table-cell table:formula="of:=[.A318]*[.B318]" office:value-type="float" office:value="8270.7073716195">
            <text:p>8270,7073716195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5.4883434722865">
            <text:p>25,4883434723</text:p>
          </table:table-cell>
          <table:table-cell table:formula="of:=[.A319]*[.B319]" office:value-type="float" office:value="8130.7815676594">
            <text:p>8130,7815676594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4.9785766028408">
            <text:p>24,9785766028</text:p>
          </table:table-cell>
          <table:table-cell table:formula="of:=[.A320]*[.B320]" office:value-type="float" office:value="7993.14451290905">
            <text:p>7993,1445129091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4.479005070784">
            <text:p>24,4790050708</text:p>
          </table:table-cell>
          <table:table-cell table:formula="of:=[.A321]*[.B321]" office:value-type="float" office:value="7857.76062772166">
            <text:p>7857,7606277217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3.9894249693683">
            <text:p>23,9894249694</text:p>
          </table:table-cell>
          <table:table-cell table:formula="of:=[.A322]*[.B322]" office:value-type="float" office:value="7724.59484013659">
            <text:p>7724,5948401366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3.5096364699809">
            <text:p>23,50963647</text:p>
          </table:table-cell>
          <table:table-cell table:formula="of:=[.A323]*[.B323]" office:value-type="float" office:value="7593.61257980384">
            <text:p>7593,6125798038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3.0394437405813">
            <text:p>23,0394437406</text:p>
          </table:table-cell>
          <table:table-cell table:formula="of:=[.A324]*[.B324]" office:value-type="float" office:value="7464.77977194834">
            <text:p>7464,7797719484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2.5786548657697">
            <text:p>22,5786548658</text:p>
          </table:table-cell>
          <table:table-cell table:formula="of:=[.A325]*[.B325]" office:value-type="float" office:value="7338.06283137515">
            <text:p>7338,0628313752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2.1270817684543">
            <text:p>22,1270817685</text:p>
          </table:table-cell>
          <table:table-cell table:formula="of:=[.A326]*[.B326]" office:value-type="float" office:value="7213.4286565161">
            <text:p>7213,4286565161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1.6845401330852">
            <text:p>21,6845401331</text:p>
          </table:table-cell>
          <table:table-cell table:formula="of:=[.A327]*[.B327]" office:value-type="float" office:value="7090.84462351886">
            <text:p>7090,8446235189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21.2508493304235">
            <text:p>21,2508493304</text:p>
          </table:table-cell>
          <table:table-cell table:formula="of:=[.A328]*[.B328]" office:value-type="float" office:value="6970.27858037891">
            <text:p>6970,2785803789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20.825832343815">
            <text:p>20,8258323438</text:p>
          </table:table-cell>
          <table:table-cell table:formula="of:=[.A329]*[.B329]" office:value-type="float" office:value="6851.69884111514">
            <text:p>6851,6988411152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20.4093156969387">
            <text:p>20,4093156969</text:p>
          </table:table-cell>
          <table:table-cell table:formula="of:=[.A330]*[.B330]" office:value-type="float" office:value="6735.07417998978">
            <text:p>6735,0741799898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20.001129383">
            <text:p>20,001129383</text:p>
          </table:table-cell>
          <table:table-cell table:formula="of:=[.A331]*[.B331]" office:value-type="float" office:value="6620.37382577299">
            <text:p>6620,373825773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19.60110679534">
            <text:p>19,6011067953</text:p>
          </table:table-cell>
          <table:table-cell table:formula="of:=[.A332]*[.B332]" office:value-type="float" office:value="6507.56745605286">
            <text:p>6507,5674560529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19.2090846594332">
            <text:p>19,2090846594</text:p>
          </table:table-cell>
          <table:table-cell table:formula="of:=[.A333]*[.B333]" office:value-type="float" office:value="6396.62519159124">
            <text:p>6396,6251915912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18.8249029662445">
            <text:p>18,8249029662</text:p>
          </table:table-cell>
          <table:table-cell table:formula="of:=[.A334]*[.B334]" office:value-type="float" office:value="6287.51759072566">
            <text:p>6287,517590725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18.4484049069196">
            <text:p>18,4484049069</text:p>
          </table:table-cell>
          <table:table-cell table:formula="of:=[.A335]*[.B335]" office:value-type="float" office:value="6180.21564381807">
            <text:p>6180,2156438181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18.0794368087812">
            <text:p>18,0794368088</text:p>
          </table:table-cell>
          <table:table-cell table:formula="of:=[.A336]*[.B336]" office:value-type="float" office:value="6074.69076775049">
            <text:p>6074,6907677505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17.7178480726056">
            <text:p>17,7178480726</text:p>
          </table:table-cell>
          <table:table-cell table:formula="of:=[.A337]*[.B337]" office:value-type="float" office:value="5970.91480046808">
            <text:p>5970,9148004681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17.3634911111535">
            <text:p>17,3634911112</text:p>
          </table:table-cell>
          <table:table-cell table:formula="of:=[.A338]*[.B338]" office:value-type="float" office:value="5868.85999556987">
            <text:p>5868,8599955699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17.0162212889304">
            <text:p>17,0162212889</text:p>
          </table:table-cell>
          <table:table-cell table:formula="of:=[.A339]*[.B339]" office:value-type="float" office:value="5768.49901694741">
            <text:p>5768,4990169474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16.6758968631518">
            <text:p>16,6758968632</text:p>
          </table:table-cell>
          <table:table-cell table:formula="of:=[.A340]*[.B340]" office:value-type="float" office:value="5669.80493347161">
            <text:p>5669,8049334716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16.3423789258888">
            <text:p>16,3423789259</text:p>
          </table:table-cell>
          <table:table-cell table:formula="of:=[.A341]*[.B341]" office:value-type="float" office:value="5572.75121372807">
            <text:p>5572,7512137281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16.015531347371">
            <text:p>16,0155313474</text:p>
          </table:table-cell>
          <table:table-cell table:formula="of:=[.A342]*[.B342]" office:value-type="float" office:value="5477.31172080088">
            <text:p>5477,3117208009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15.6952207204236">
            <text:p>15,6952207204</text:p>
          </table:table-cell>
          <table:table-cell table:formula="of:=[.A343]*[.B343]" office:value-type="float" office:value="5383.46070710528">
            <text:p>5383,4607071053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15.3813163060151">
            <text:p>15,381316306</text:p>
          </table:table-cell>
          <table:table-cell table:formula="of:=[.A344]*[.B344]" office:value-type="float" office:value="5291.17280926919">
            <text:p>5291,1728092692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15.0736899798948">
            <text:p>15,0736899799</text:p>
          </table:table-cell>
          <table:table-cell table:formula="of:=[.A345]*[.B345]" office:value-type="float" office:value="5200.4230430637">
            <text:p>5200,4230430637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14.7722161802969">
            <text:p>14,7722161803</text:p>
          </table:table-cell>
          <table:table-cell table:formula="of:=[.A346]*[.B346]" office:value-type="float" office:value="5111.18679838273">
            <text:p>5111,1867983827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14.476771856691">
            <text:p>14,4767718567</text:p>
          </table:table-cell>
          <table:table-cell table:formula="of:=[.A347]*[.B347]" office:value-type="float" office:value="5023.43983427176">
            <text:p>5023,4398342718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14.1872364195571">
            <text:p>14,1872364196</text:p>
          </table:table-cell>
          <table:table-cell table:formula="of:=[.A348]*[.B348]" office:value-type="float" office:value="4937.15827400588">
            <text:p>4937,1582740059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13.903491691166">
            <text:p>13,9034916912</text:p>
          </table:table-cell>
          <table:table-cell table:formula="of:=[.A349]*[.B349]" office:value-type="float" office:value="4852.31860021693">
            <text:p>4852,3186002169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13.6254218573427">
            <text:p>13,6254218573</text:p>
          </table:table-cell>
          <table:table-cell table:formula="of:=[.A350]*[.B350]" office:value-type="float" office:value="4768.89765006994">
            <text:p>4768,8976500699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13.3529134201958">
            <text:p>13,3529134202</text:p>
          </table:table-cell>
          <table:table-cell table:formula="of:=[.A351]*[.B351]" office:value-type="float" office:value="4686.87261048873">
            <text:p>4686,8726104887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13.0858551517919">
            <text:p>13,0858551518</text:p>
          </table:table-cell>
          <table:table-cell table:formula="of:=[.A352]*[.B352]" office:value-type="float" office:value="4606.22101343075">
            <text:p>4606,2210134308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12.8241380487561">
            <text:p>12,8241380488</text:p>
          </table:table-cell>
          <table:table-cell table:formula="of:=[.A353]*[.B353]" office:value-type="float" office:value="4526.92073121089">
            <text:p>4526,9207312109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12.5676552877809">
            <text:p>12,5676552878</text:p>
          </table:table-cell>
          <table:table-cell table:formula="of:=[.A354]*[.B354]" office:value-type="float" office:value="4448.94997187445">
            <text:p>4448,9499718745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12.3163021820253">
            <text:p>12,316302182</text:p>
          </table:table-cell>
          <table:table-cell table:formula="of:=[.A355]*[.B355]" office:value-type="float" office:value="4372.28727461899">
            <text:p>4372,287274619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12.0699761383848">
            <text:p>12,0699761384</text:p>
          </table:table-cell>
          <table:table-cell table:formula="of:=[.A356]*[.B356]" office:value-type="float" office:value="4296.911505265">
            <text:p>4296,911505265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11.8285766156171">
            <text:p>11,8285766156</text:p>
          </table:table-cell>
          <table:table-cell table:formula="of:=[.A357]*[.B357]" office:value-type="float" office:value="4222.80185177531">
            <text:p>4222,8018517753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11.5920050833048">
            <text:p>11,5920050833</text:p>
          </table:table-cell>
          <table:table-cell table:formula="of:=[.A358]*[.B358]" office:value-type="float" office:value="4149.93781982311">
            <text:p>4149,9378198231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11.3601649816387">
            <text:p>11,3601649816</text:p>
          </table:table-cell>
          <table:table-cell table:formula="of:=[.A359]*[.B359]" office:value-type="float" office:value="4078.29922840829">
            <text:p>4078,2992284083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11.1329616820059">
            <text:p>11,132961682</text:p>
          </table:table-cell>
          <table:table-cell table:formula="of:=[.A360]*[.B360]" office:value-type="float" office:value="4007.86620552213">
            <text:p>4007,8662055221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10.9103024483658">
            <text:p>10,9103024484</text:p>
          </table:table-cell>
          <table:table-cell table:formula="of:=[.A361]*[.B361]" office:value-type="float" office:value="3938.61918386005">
            <text:p>3938,619183860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10.6920963993985">
            <text:p>10,6920963994</text:p>
          </table:table-cell>
          <table:table-cell table:formula="of:=[.A362]*[.B362]" office:value-type="float" office:value="3870.53889658225">
            <text:p>3870,5388965823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10.4782544714105">
            <text:p>10,4782544714</text:p>
          </table:table-cell>
          <table:table-cell table:formula="of:=[.A363]*[.B363]" office:value-type="float" office:value="3803.60637312201">
            <text:p>3803,606373122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10.2686893819823">
            <text:p>10,268689382</text:p>
          </table:table-cell>
          <table:table-cell table:formula="of:=[.A364]*[.B364]" office:value-type="float" office:value="3737.80293504156">
            <text:p>3737,8029350416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10.0633155943427">
            <text:p>10,0633155943</text:p>
          </table:table-cell>
          <table:table-cell table:formula="of:=[.A365]*[.B365]" office:value-type="float" office:value="3673.11019193507">
            <text:p>3673,1101919351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9.8620492824558">
            <text:p>9,8620492825</text:p>
          </table:table-cell>
          <table:table-cell table:formula="of:=[.A366]*[.B366]" office:value-type="float" office:value="3609.51003737882">
            <text:p>3609,510037378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9.66480829680668">
            <text:p>9,6648082968</text:p>
          </table:table-cell>
          <table:table-cell table:formula="of:=[.A367]*[.B367]" office:value-type="float" office:value="3546.98464492805">
            <text:p>3546,9846449281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9.47151213087055">
            <text:p>9,4715121309</text:p>
          </table:table-cell>
          <table:table-cell table:formula="of:=[.A368]*[.B368]" office:value-type="float" office:value="3485.51646416036">
            <text:p>3485,5164641604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9.28208188825314">
            <text:p>9,2820818883</text:p>
          </table:table-cell>
          <table:table-cell table:formula="of:=[.A369]*[.B369]" office:value-type="float" office:value="3425.08821676541">
            <text:p>3425,0882167654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9.09644025048807">
            <text:p>9,0964402505</text:p>
          </table:table-cell>
          <table:table-cell table:formula="of:=[.A370]*[.B370]" office:value-type="float" office:value="3365.68289268059">
            <text:p>3365,6828926806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8.91451144547831">
            <text:p>8,9145114455</text:p>
          </table:table-cell>
          <table:table-cell table:formula="of:=[.A371]*[.B371]" office:value-type="float" office:value="3307.28374627245">
            <text:p>3307,2837462725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8.73622121656875">
            <text:p>8,7362212166</text:p>
          </table:table-cell>
          <table:table-cell table:formula="of:=[.A372]*[.B372]" office:value-type="float" office:value="3249.87429256357">
            <text:p>3249,8742925636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8.56149679223737">
            <text:p>8,5614967922</text:p>
          </table:table-cell>
          <table:table-cell table:formula="of:=[.A373]*[.B373]" office:value-type="float" office:value="3193.43830350454">
            <text:p>3193,4383035045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8.39026685639262">
            <text:p>8,3902668564</text:p>
          </table:table-cell>
          <table:table-cell table:formula="of:=[.A374]*[.B374]" office:value-type="float" office:value="3137.95980429084">
            <text:p>3137,9598042909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8.22246151926477">
            <text:p>8,2224615193</text:p>
          </table:table-cell>
          <table:table-cell table:formula="of:=[.A375]*[.B375]" office:value-type="float" office:value="3083.42306972429">
            <text:p>3083,4230697243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8.05801228887948">
            <text:p>8,0580122889</text:p>
          </table:table-cell>
          <table:table-cell table:formula="of:=[.A376]*[.B376]" office:value-type="float" office:value="3029.81262061868">
            <text:p>3029,8126206187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7.89685204310189">
            <text:p>7,8968520431</text:p>
          </table:table-cell>
          <table:table-cell table:formula="of:=[.A377]*[.B377]" office:value-type="float" office:value="2977.11322024941">
            <text:p>2977,1132202494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7.73891500223985">
            <text:p>7,7389150022</text:p>
          </table:table-cell>
          <table:table-cell table:formula="of:=[.A378]*[.B378]" office:value-type="float" office:value="2925.30987084666">
            <text:p>2925,3098708467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7.58413670219505">
            <text:p>7,5841367022</text:p>
          </table:table-cell>
          <table:table-cell table:formula="of:=[.A379]*[.B379]" office:value-type="float" office:value="2874.38781013192">
            <text:p>2874,387810131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7.43245396815115">
            <text:p>7,4324539682</text:p>
          </table:table-cell>
          <table:table-cell table:formula="of:=[.A380]*[.B380]" office:value-type="float" office:value="2824.33250789744">
            <text:p>2824,3325078974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7.28380488878813">
            <text:p>7,2838048888</text:p>
          </table:table-cell>
          <table:table-cell table:formula="of:=[.A381]*[.B381]" office:value-type="float" office:value="2775.12966262828">
            <text:p>2775,1296626283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7.13812879101236">
            <text:p>7,138128791</text:p>
          </table:table-cell>
          <table:table-cell table:formula="of:=[.A382]*[.B382]" office:value-type="float" office:value="2726.76519816672">
            <text:p>2726,7651981667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6.99536621519211">
            <text:p>6,9953662152</text:p>
          </table:table-cell>
          <table:table-cell table:formula="of:=[.A383]*[.B383]" office:value-type="float" office:value="2679.22526041858">
            <text:p>2679,2252604186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6.85545889088827">
            <text:p>6,8554588909</text:p>
          </table:table-cell>
          <table:table-cell table:formula="of:=[.A384]*[.B384]" office:value-type="float" office:value="2632.4962141011">
            <text:p>2632,4962141011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6.71834971307051">
            <text:p>6,7183497131</text:p>
          </table:table-cell>
          <table:table-cell table:formula="of:=[.A385]*[.B385]" office:value-type="float" office:value="2586.56463953214">
            <text:p>2586,5646395322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6.5839827188091">
            <text:p>6,5839827188</text:p>
          </table:table-cell>
          <table:table-cell table:formula="of:=[.A386]*[.B386]" office:value-type="float" office:value="2541.41732946031">
            <text:p>2541,4173294603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6.45230306443292">
            <text:p>6,4523030644</text:p>
          </table:table-cell>
          <table:table-cell table:formula="of:=[.A387]*[.B387]" office:value-type="float" office:value="2497.04128593554">
            <text:p>2497,0412859355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6.32325700314426">
            <text:p>6,3232570031</text:p>
          </table:table-cell>
          <table:table-cell table:formula="of:=[.A388]*[.B388]" office:value-type="float" office:value="2453.42371721997">
            <text:p>2453,42371722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6.19679186308137">
            <text:p>6,1967918631</text:p>
          </table:table-cell>
          <table:table-cell table:formula="of:=[.A389]*[.B389]" office:value-type="float" office:value="2410.55203473865">
            <text:p>2410,5520347387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6.07285602581974">
            <text:p>6,0728560258</text:p>
          </table:table-cell>
          <table:table-cell table:formula="of:=[.A390]*[.B390]" office:value-type="float" office:value="2368.4138500697">
            <text:p>2368,4138500697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5.95139890530335">
            <text:p>5,9513989053</text:p>
          </table:table-cell>
          <table:table-cell table:formula="of:=[.A391]*[.B391]" office:value-type="float" office:value="2326.99697197361">
            <text:p>2326,9969719736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5.83237092719728">
            <text:p>5,8323709272</text:p>
          </table:table-cell>
          <table:table-cell table:formula="of:=[.A392]*[.B392]" office:value-type="float" office:value="2286.28940346133">
            <text:p>2286,2894034613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5.71572350865334">
            <text:p>5,7157235087</text:p>
          </table:table-cell>
          <table:table-cell table:formula="of:=[.A393]*[.B393]" office:value-type="float" office:value="2246.27933890076">
            <text:p>2246,2793389008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5.60140903848027">
            <text:p>5,6014090385</text:p>
          </table:table-cell>
          <table:table-cell table:formula="of:=[.A394]*[.B394]" office:value-type="float" office:value="2206.95516116123">
            <text:p>2206,9551611612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5.48938085771066">
            <text:p>5,4893808577</text:p>
          </table:table-cell>
          <table:table-cell table:formula="of:=[.A395]*[.B395]" office:value-type="float" office:value="2168.30543879571">
            <text:p>2168,3054387957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5.37959324055645">
            <text:p>5,3795932406</text:p>
          </table:table-cell>
          <table:table-cell table:formula="of:=[.A396]*[.B396]" office:value-type="float" office:value="2130.31892326035">
            <text:p>2130,3189232604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5.27200137574532">
            <text:p>5,2720013757</text:p>
          </table:table-cell>
          <table:table-cell table:formula="of:=[.A397]*[.B397]" office:value-type="float" office:value="2092.98454617089">
            <text:p>2092,9845461709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5.16656134823042">
            <text:p>5,1665613482</text:p>
          </table:table-cell>
          <table:table-cell table:formula="of:=[.A398]*[.B398]" office:value-type="float" office:value="2056.2914165957">
            <text:p>2056,2914165957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5.06323012126581">
            <text:p>5,0632301213</text:p>
          </table:table-cell>
          <table:table-cell table:formula="of:=[.A399]*[.B399]" office:value-type="float" office:value="2020.22881838506">
            <text:p>2020,2288183851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.96196551884049">
            <text:p>4,9619655188</text:p>
          </table:table-cell>
          <table:table-cell table:formula="of:=[.A400]*[.B400]" office:value-type="float" office:value="1984.7862075362">
            <text:p>1984,7862075362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.86272620846368">
            <text:p>4,8627262085</text:p>
          </table:table-cell>
          <table:table-cell table:formula="of:=[.A401]*[.B401]" office:value-type="float" office:value="1949.95320959394">
            <text:p>1949,9532095939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.76547168429441">
            <text:p>4,7654716843</text:p>
          </table:table-cell>
          <table:table-cell table:formula="of:=[.A402]*[.B402]" office:value-type="float" office:value="1915.71961708635">
            <text:p>1915,7196170864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.67016225060852">
            <text:p>4,6701622506</text:p>
          </table:table-cell>
          <table:table-cell table:formula="of:=[.A403]*[.B403]" office:value-type="float" office:value="1882.07538699523">
            <text:p>1882,0753869952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.57675900559635">
            <text:p>4,5767590056</text:p>
          </table:table-cell>
          <table:table-cell table:formula="of:=[.A404]*[.B404]" office:value-type="float" office:value="1849.01063826092">
            <text:p>1849,0106382609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.48522382548442">
            <text:p>4,4852238255</text:p>
          </table:table-cell>
          <table:table-cell table:formula="of:=[.A405]*[.B405]" office:value-type="float" office:value="1816.51564932119">
            <text:p>1816,5156493212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.39551934897473">
            <text:p>4,395519349</text:p>
          </table:table-cell>
          <table:table-cell table:formula="of:=[.A406]*[.B406]" office:value-type="float" office:value="1784.58085568374">
            <text:p>1784,580855683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.30760896199524">
            <text:p>4,307608962</text:p>
          </table:table-cell>
          <table:table-cell table:formula="of:=[.A407]*[.B407]" office:value-type="float" office:value="1753.19684753206">
            <text:p>1753,1968475321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.22145678275533">
            <text:p>4,2214567828</text:p>
          </table:table-cell>
          <table:table-cell table:formula="of:=[.A408]*[.B408]" office:value-type="float" office:value="1722.35436736418">
            <text:p>1722,3543673642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.13702764710023">
            <text:p>4,1370276471</text:p>
          </table:table-cell>
          <table:table-cell table:formula="of:=[.A409]*[.B409]" office:value-type="float" office:value="1692.04430766399">
            <text:p>1692,044307664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.05428709415822">
            <text:p>4,0542870942</text:p>
          </table:table-cell>
          <table:table-cell table:formula="of:=[.A410]*[.B410]" office:value-type="float" office:value="1662.25770860487">
            <text:p>1662,2577086049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3.97320135227506">
            <text:p>3,9732013523</text:p>
          </table:table-cell>
          <table:table-cell table:formula="of:=[.A411]*[.B411]" office:value-type="float" office:value="1632.98575578505">
            <text:p>1632,985755785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3.89373732522956">
            <text:p>3,8937373252</text:p>
          </table:table-cell>
          <table:table-cell table:formula="of:=[.A412]*[.B412]" office:value-type="float" office:value="1604.21977799458">
            <text:p>1604,2197779946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3.81586257872497">
            <text:p>3,8158625787</text:p>
          </table:table-cell>
          <table:table-cell table:formula="of:=[.A413]*[.B413]" office:value-type="float" office:value="1575.95124501341">
            <text:p>1575,951245013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3.73954532715047">
            <text:p>3,7395453272</text:p>
          </table:table-cell>
          <table:table-cell table:formula="of:=[.A414]*[.B414]" office:value-type="float" office:value="1548.17176544029">
            <text:p>1548,1717654403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3.66475442060746">
            <text:p>3,6647544206</text:p>
          </table:table-cell>
          <table:table-cell table:formula="of:=[.A415]*[.B415]" office:value-type="float" office:value="1520.87308455209">
            <text:p>1520,8730845521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3.59145933219531">
            <text:p>3,5914593322</text:p>
          </table:table-cell>
          <table:table-cell table:formula="of:=[.A416]*[.B416]" office:value-type="float" office:value="1494.04708219325">
            <text:p>1494,0470821933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3.5196301455514">
            <text:p>3,5196301456</text:p>
          </table:table-cell>
          <table:table-cell table:formula="of:=[.A417]*[.B417]" office:value-type="float" office:value="1467.68577069493">
            <text:p>1467,6857706949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3.44923754264037">
            <text:p>3,4492375426</text:p>
          </table:table-cell>
          <table:table-cell table:formula="of:=[.A418]*[.B418]" office:value-type="float" office:value="1441.78129282368">
            <text:p>1441,7812928237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3.38025279178757">
            <text:p>3,3802527918</text:p>
          </table:table-cell>
          <table:table-cell table:formula="of:=[.A419]*[.B419]" office:value-type="float" office:value="1416.32591975899">
            <text:p>1416,325919759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3.31264773595181">
            <text:p>3,312647736</text:p>
          </table:table-cell>
          <table:table-cell table:formula="of:=[.A420]*[.B420]" office:value-type="float" office:value="1391.31204909976">
            <text:p>1391,3120490998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3.24639478123278">
            <text:p>3,2463947812</text:p>
          </table:table-cell>
          <table:table-cell table:formula="of:=[.A421]*[.B421]" office:value-type="float" office:value="1366.732202899">
            <text:p>1366,732202899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3.18146688560812">
            <text:p>3,1814668856</text:p>
          </table:table-cell>
          <table:table-cell table:formula="of:=[.A422]*[.B422]" office:value-type="float" office:value="1342.57902572663">
            <text:p>1342,5790257266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3.11783754789596">
            <text:p>3,1178375479</text:p>
          </table:table-cell>
          <table:table-cell table:formula="of:=[.A423]*[.B423]" office:value-type="float" office:value="1318.84528275999">
            <text:p>1318,84528276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3.05548079693804">
            <text:p>3,0554807969</text:p>
          </table:table-cell>
          <table:table-cell table:formula="of:=[.A424]*[.B424]" office:value-type="float" office:value="1295.52385790173">
            <text:p>1295,5238579017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.99437118099928">
            <text:p>2,994371181</text:p>
          </table:table-cell>
          <table:table-cell table:formula="of:=[.A425]*[.B425]" office:value-type="float" office:value="1272.60775192469">
            <text:p>1272,6077519247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.93448375737929">
            <text:p>2,9344837574</text:p>
          </table:table-cell>
          <table:table-cell table:formula="of:=[.A426]*[.B426]" office:value-type="float" office:value="1250.09008064358">
            <text:p>1250,090080643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.87579408223171">
            <text:p>2,8757940822</text:p>
          </table:table-cell>
          <table:table-cell table:formula="of:=[.A427]*[.B427]" office:value-type="float" office:value="1227.96407311294">
            <text:p>1227,9640731129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.81827820058707">
            <text:p>2,8182782006</text:p>
          </table:table-cell>
          <table:table-cell table:formula="of:=[.A428]*[.B428]" office:value-type="float" office:value="1206.22306985127">
            <text:p>1206,2230698513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.76191263657533">
            <text:p>2,7619126366</text:p>
          </table:table-cell>
          <table:table-cell table:formula="of:=[.A429]*[.B429]" office:value-type="float" office:value="1184.86052109082">
            <text:p>1184,860521090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.70667438384383">
            <text:p>2,7066743838</text:p>
          </table:table-cell>
          <table:table-cell table:formula="of:=[.A430]*[.B430]" office:value-type="float" office:value="1163.86998505285">
            <text:p>1163,8699850529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.65254089616695">
            <text:p>2,6525408962</text:p>
          </table:table-cell>
          <table:table-cell table:formula="of:=[.A431]*[.B431]" office:value-type="float" office:value="1143.24512624796">
            <text:p>1143,245126248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.59949007824361">
            <text:p>2,5994900782</text:p>
          </table:table-cell>
          <table:table-cell table:formula="of:=[.A432]*[.B432]" office:value-type="float" office:value="1122.97971380124">
            <text:p>1122,9797138012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.54750027667874">
            <text:p>2,5475002767</text:p>
          </table:table-cell>
          <table:table-cell table:formula="of:=[.A433]*[.B433]" office:value-type="float" office:value="1103.06761980189">
            <text:p>1103,0676198019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.49655027114516">
            <text:p>2,4965502711</text:p>
          </table:table-cell>
          <table:table-cell table:formula="of:=[.A434]*[.B434]" office:value-type="float" office:value="1083.502817677">
            <text:p>1083,502817677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.44661926572226">
            <text:p>2,4466192657</text:p>
          </table:table-cell>
          <table:table-cell table:formula="of:=[.A435]*[.B435]" office:value-type="float" office:value="1064.27938058918">
            <text:p>1064,2793805892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.39768688040781">
            <text:p>2,3976868804</text:p>
          </table:table-cell>
          <table:table-cell table:formula="of:=[.A436]*[.B436]" office:value-type="float" office:value="1045.39147985781">
            <text:p>1045,3914798578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.34973314279966">
            <text:p>2,3497331428</text:p>
          </table:table-cell>
          <table:table-cell table:formula="of:=[.A437]*[.B437]" office:value-type="float" office:value="1026.83338340345">
            <text:p>1026,8333834035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.30273847994366">
            <text:p>2,3027384799</text:p>
          </table:table-cell>
          <table:table-cell table:formula="of:=[.A438]*[.B438]" office:value-type="float" office:value="1008.59945421533">
            <text:p>1008,5994542153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.25668371034479">
            <text:p>2,2566837103</text:p>
          </table:table-cell>
          <table:table-cell table:formula="of:=[.A439]*[.B439]" office:value-type="float" office:value="990.684148841364">
            <text:p>990,6841488414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2.2115500361379">
            <text:p>2,2115500361</text:p>
          </table:table-cell>
          <table:table-cell table:formula="of:=[.A440]*[.B440]" office:value-type="float" office:value="973.082015900674">
            <text:p>973,0820159007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2.16731903541514">
            <text:p>2,1673190354</text:p>
          </table:table-cell>
          <table:table-cell table:formula="of:=[.A441]*[.B441]" office:value-type="float" office:value="955.787694618076">
            <text:p>955,787694618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2.12397265470684">
            <text:p>2,1239726547</text:p>
          </table:table-cell>
          <table:table-cell table:formula="of:=[.A442]*[.B442]" office:value-type="float" office:value="938.795913380421">
            <text:p>938,7959133804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2.0814932016127">
            <text:p>2,0814932016</text:p>
          </table:table-cell>
          <table:table-cell table:formula="of:=[.A443]*[.B443]" office:value-type="float" office:value="922.101488314426">
            <text:p>922,1014883144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2.03986333758044">
            <text:p>2,0398633376</text:p>
          </table:table-cell>
          <table:table-cell table:formula="of:=[.A444]*[.B444]" office:value-type="float" office:value="905.699321885717">
            <text:p>905,6993218857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1.99906607082884">
            <text:p>1,9990660708</text:p>
          </table:table-cell>
          <table:table-cell table:formula="of:=[.A445]*[.B445]" office:value-type="float" office:value="889.584401518832">
            <text:p>889,5844015188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1.95908474941226">
            <text:p>1,9590847494</text:p>
          </table:table-cell>
          <table:table-cell table:formula="of:=[.A446]*[.B446]" office:value-type="float" office:value="873.751798237868">
            <text:p>873,751798237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1.91990305442401">
            <text:p>1,9199030544</text:p>
          </table:table-cell>
          <table:table-cell table:formula="of:=[.A447]*[.B447]" office:value-type="float" office:value="858.196665327534">
            <text:p>858,1966653275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1.88150499333553">
            <text:p>1,8815049933</text:p>
          </table:table-cell>
          <table:table-cell table:formula="of:=[.A448]*[.B448]" office:value-type="float" office:value="842.914237014319">
            <text:p>842,9142370143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1.84387489346882">
            <text:p>1,8438748935</text:p>
          </table:table-cell>
          <table:table-cell table:formula="of:=[.A449]*[.B449]" office:value-type="float" office:value="827.899827167501">
            <text:p>827,899827167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1.80699739559945">
            <text:p>1,8069973956</text:p>
          </table:table-cell>
          <table:table-cell table:formula="of:=[.A450]*[.B450]" office:value-type="float" office:value="813.148828019751">
            <text:p>813,1488280198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067">
            <text:p>10067</text:p>
          </table:table-cell>
          <table:table-cell table:formula="of:=[.A1]*[.B1]" office:value-type="float" office:value="10067">
            <text:p>10067</text:p>
          </table:table-cell>
          <table:table-cell office:value-type="float" office:value="10067">
            <text:p>10067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067">
            <text:p>10067</text:p>
          </table:table-cell>
          <table:table-cell table:formula="of:=[.A2]*[.B2]" office:value-type="float" office:value="20134">
            <text:p>2013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067">
            <text:p>10067</text:p>
          </table:table-cell>
          <table:table-cell table:formula="of:=[.A3]*[.B3]" office:value-type="float" office:value="30201">
            <text:p>3020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067">
            <text:p>10067</text:p>
          </table:table-cell>
          <table:table-cell table:formula="of:=[.A4]*[.B4]" office:value-type="float" office:value="40268">
            <text:p>402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067">
            <text:p>10067</text:p>
          </table:table-cell>
          <table:table-cell table:formula="of:=[.A5]*[.B5]" office:value-type="float" office:value="50335">
            <text:p>5033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067">
            <text:p>10067</text:p>
          </table:table-cell>
          <table:table-cell table:formula="of:=[.A6]*[.B6]" office:value-type="float" office:value="60402">
            <text:p>6040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067">
            <text:p>10067</text:p>
          </table:table-cell>
          <table:table-cell table:formula="of:=[.A7]*[.B7]" office:value-type="float" office:value="70469">
            <text:p>704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067">
            <text:p>10067</text:p>
          </table:table-cell>
          <table:table-cell table:formula="of:=[.A8]*[.B8]" office:value-type="float" office:value="80536">
            <text:p>8053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067">
            <text:p>10067</text:p>
          </table:table-cell>
          <table:table-cell table:formula="of:=[.A9]*[.B9]" office:value-type="float" office:value="90603">
            <text:p>906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067">
            <text:p>10067</text:p>
          </table:table-cell>
          <table:table-cell table:formula="of:=[.A10]*[.B10]" office:value-type="float" office:value="100670">
            <text:p>10067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067">
            <text:p>10067</text:p>
          </table:table-cell>
          <table:table-cell table:formula="of:=[.A11]*[.B11]" office:value-type="float" office:value="110737">
            <text:p>11073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067">
            <text:p>10067</text:p>
          </table:table-cell>
          <table:table-cell table:formula="of:=[.A12]*[.B12]" office:value-type="float" office:value="120804">
            <text:p>12080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067">
            <text:p>10067</text:p>
          </table:table-cell>
          <table:table-cell table:formula="of:=[.A13]*[.B13]" office:value-type="float" office:value="130871">
            <text:p>13087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067">
            <text:p>10067</text:p>
          </table:table-cell>
          <table:table-cell table:formula="of:=[.A14]*[.B14]" office:value-type="float" office:value="140938">
            <text:p>14093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067">
            <text:p>10067</text:p>
          </table:table-cell>
          <table:table-cell table:formula="of:=[.A15]*[.B15]" office:value-type="float" office:value="151005">
            <text:p>15100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067">
            <text:p>10067</text:p>
          </table:table-cell>
          <table:table-cell table:formula="of:=[.A16]*[.B16]" office:value-type="float" office:value="161072">
            <text:p>1610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067">
            <text:p>10067</text:p>
          </table:table-cell>
          <table:table-cell table:formula="of:=[.A17]*[.B17]" office:value-type="float" office:value="171139">
            <text:p>17113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067">
            <text:p>10067</text:p>
          </table:table-cell>
          <table:table-cell table:formula="of:=[.A18]*[.B18]" office:value-type="float" office:value="181206">
            <text:p>1812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067">
            <text:p>10067</text:p>
          </table:table-cell>
          <table:table-cell table:formula="of:=[.A19]*[.B19]" office:value-type="float" office:value="191273">
            <text:p>19127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067">
            <text:p>10067</text:p>
          </table:table-cell>
          <table:table-cell table:formula="of:=[.A20]*[.B20]" office:value-type="float" office:value="201340">
            <text:p>20134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067">
            <text:p>10067</text:p>
          </table:table-cell>
          <table:table-cell table:formula="of:=[.A21]*[.B21]" office:value-type="float" office:value="211407">
            <text:p>21140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067">
            <text:p>10067</text:p>
          </table:table-cell>
          <table:table-cell table:formula="of:=[.A22]*[.B22]" office:value-type="float" office:value="221474">
            <text:p>22147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067">
            <text:p>10067</text:p>
          </table:table-cell>
          <table:table-cell table:formula="of:=[.A23]*[.B23]" office:value-type="float" office:value="231541">
            <text:p>23154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067">
            <text:p>10067</text:p>
          </table:table-cell>
          <table:table-cell table:formula="of:=[.A24]*[.B24]" office:value-type="float" office:value="241608">
            <text:p>24160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067">
            <text:p>10067</text:p>
          </table:table-cell>
          <table:table-cell table:formula="of:=[.A25]*[.B25]" office:value-type="float" office:value="251675">
            <text:p>25167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865.66">
            <text:p>9865,66</text:p>
          </table:table-cell>
          <table:table-cell table:formula="of:=[.A26]*[.B26]" office:value-type="float" office:value="256507.16">
            <text:p>256507,1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668.3468">
            <text:p>9668,3468</text:p>
          </table:table-cell>
          <table:table-cell table:formula="of:=[.A27]*[.B27]" office:value-type="float" office:value="261045.3636">
            <text:p>261045,363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474.979864">
            <text:p>9474,979864</text:p>
          </table:table-cell>
          <table:table-cell table:formula="of:=[.A28]*[.B28]" office:value-type="float" office:value="265299.436192">
            <text:p>265299,43619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285.48026672">
            <text:p>9285,48026672</text:p>
          </table:table-cell>
          <table:table-cell table:formula="of:=[.A29]*[.B29]" office:value-type="float" office:value="269278.92773488">
            <text:p>269278,9277348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099.7706613856">
            <text:p>9099,7706613856</text:p>
          </table:table-cell>
          <table:table-cell table:formula="of:=[.A30]*[.B30]" office:value-type="float" office:value="272993.119841568">
            <text:p>272993,11984156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917.77524815789">
            <text:p>8917,7752481579</text:p>
          </table:table-cell>
          <table:table-cell table:formula="of:=[.A31]*[.B31]" office:value-type="float" office:value="276451.032692894">
            <text:p>276451,03269289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739.41974319473">
            <text:p>8739,4197431947</text:p>
          </table:table-cell>
          <table:table-cell table:formula="of:=[.A32]*[.B32]" office:value-type="float" office:value="279661.431782231">
            <text:p>279661,43178223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564.63134833083">
            <text:p>8564,6313483308</text:p>
          </table:table-cell>
          <table:table-cell table:formula="of:=[.A33]*[.B33]" office:value-type="float" office:value="282632.834494917">
            <text:p>282632,83449491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393.33872136422">
            <text:p>8393,3387213642</text:p>
          </table:table-cell>
          <table:table-cell table:formula="of:=[.A34]*[.B34]" office:value-type="float" office:value="285373.516526383">
            <text:p>285373,51652638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8225.47194693693">
            <text:p>8225,4719469369</text:p>
          </table:table-cell>
          <table:table-cell table:formula="of:=[.A35]*[.B35]" office:value-type="float" office:value="287891.518142793">
            <text:p>287891,51814279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8060.96250799819">
            <text:p>8060,9625079982</text:p>
          </table:table-cell>
          <table:table-cell table:formula="of:=[.A36]*[.B36]" office:value-type="float" office:value="290194.650287935">
            <text:p>290194,65028793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899.74325783823">
            <text:p>7899,7432578382</text:p>
          </table:table-cell>
          <table:table-cell table:formula="of:=[.A37]*[.B37]" office:value-type="float" office:value="292290.500540014">
            <text:p>292290,50054001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741.74839268146">
            <text:p>7741,7483926815</text:p>
          </table:table-cell>
          <table:table-cell table:formula="of:=[.A38]*[.B38]" office:value-type="float" office:value="294186.438921896">
            <text:p>294186,43892189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586.91342482784">
            <text:p>7586,9134248278</text:p>
          </table:table-cell>
          <table:table-cell table:formula="of:=[.A39]*[.B39]" office:value-type="float" office:value="295889.623568286">
            <text:p>295889,623568286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7435.17515633128">
            <text:p>7435,1751563313</text:p>
          </table:table-cell>
          <table:table-cell table:formula="of:=[.A40]*[.B40]" office:value-type="float" office:value="297407.006253251">
            <text:p>297407,00625325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7286.47165320465">
            <text:p>7286,4716532047</text:p>
          </table:table-cell>
          <table:table-cell table:formula="of:=[.A41]*[.B41]" office:value-type="float" office:value="298745.337781391">
            <text:p>298745,33778139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7140.74222014056">
            <text:p>7140,7422201406</text:p>
          </table:table-cell>
          <table:table-cell table:formula="of:=[.A42]*[.B42]" office:value-type="float" office:value="299911.173245903">
            <text:p>299911,17324590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997.92737573775">
            <text:p>6997,9273757378</text:p>
          </table:table-cell>
          <table:table-cell table:formula="of:=[.A43]*[.B43]" office:value-type="float" office:value="300910.877156723">
            <text:p>300910,87715672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857.96882822299">
            <text:p>6857,968828223</text:p>
          </table:table-cell>
          <table:table-cell table:formula="of:=[.A44]*[.B44]" office:value-type="float" office:value="301750.628441812">
            <text:p>301750,62844181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720.80945165853">
            <text:p>6720,8094516585</text:p>
          </table:table-cell>
          <table:table-cell table:formula="of:=[.A45]*[.B45]" office:value-type="float" office:value="302436.425324634">
            <text:p>302436,42532463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586.39326262536">
            <text:p>6586,3932626254</text:p>
          </table:table-cell>
          <table:table-cell table:formula="of:=[.A46]*[.B46]" office:value-type="float" office:value="302974.090080767">
            <text:p>302974,09008076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6454.66539737285">
            <text:p>6454,6653973729</text:p>
          </table:table-cell>
          <table:table-cell table:formula="of:=[.A47]*[.B47]" office:value-type="float" office:value="303369.273676524">
            <text:p>303369,273676524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6325.5720894254">
            <text:p>6325,5720894254</text:p>
          </table:table-cell>
          <table:table-cell table:formula="of:=[.A48]*[.B48]" office:value-type="float" office:value="303627.460292419">
            <text:p>303627,46029241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6199.06064763689">
            <text:p>6199,0606476369</text:p>
          </table:table-cell>
          <table:table-cell table:formula="of:=[.A49]*[.B49]" office:value-type="float" office:value="303753.971734208">
            <text:p>303753,97173420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6075.07943468415">
            <text:p>6075,0794346842</text:p>
          </table:table-cell>
          <table:table-cell table:formula="of:=[.A50]*[.B50]" office:value-type="float" office:value="303753.971734208">
            <text:p>303753,971734208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953.57784599047">
            <text:p>5953,5778459905</text:p>
          </table:table-cell>
          <table:table-cell table:formula="of:=[.A51]*[.B51]" office:value-type="float" office:value="303632.470145514">
            <text:p>303632,47014551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834.50628907066">
            <text:p>5834,5062890707</text:p>
          </table:table-cell>
          <table:table-cell table:formula="of:=[.A52]*[.B52]" office:value-type="float" office:value="303394.327031674">
            <text:p>303394,32703167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717.81616328925">
            <text:p>5717,8161632893</text:p>
          </table:table-cell>
          <table:table-cell table:formula="of:=[.A53]*[.B53]" office:value-type="float" office:value="303044.25665433">
            <text:p>303044,2566543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603.45984002346">
            <text:p>5603,4598400235</text:p>
          </table:table-cell>
          <table:table-cell table:formula="of:=[.A54]*[.B54]" office:value-type="float" office:value="302586.831361267">
            <text:p>302586,83136126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491.39064322299">
            <text:p>5491,390643223</text:p>
          </table:table-cell>
          <table:table-cell table:formula="of:=[.A55]*[.B55]" office:value-type="float" office:value="302026.485377264">
            <text:p>302026,48537726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5381.56283035853">
            <text:p>5381,5628303585</text:p>
          </table:table-cell>
          <table:table-cell table:formula="of:=[.A56]*[.B56]" office:value-type="float" office:value="301367.518500078">
            <text:p>301367,51850007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5273.93157375136">
            <text:p>5273,9315737514</text:p>
          </table:table-cell>
          <table:table-cell table:formula="of:=[.A57]*[.B57]" office:value-type="float" office:value="300614.099703828">
            <text:p>300614,09970382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5168.45294227633">
            <text:p>5168,4529422763</text:p>
          </table:table-cell>
          <table:table-cell table:formula="of:=[.A58]*[.B58]" office:value-type="float" office:value="299770.270652027">
            <text:p>299770,27065202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5065.08388343081">
            <text:p>5065,0838834308</text:p>
          </table:table-cell>
          <table:table-cell table:formula="of:=[.A59]*[.B59]" office:value-type="float" office:value="298839.949122418">
            <text:p>298839,94912241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963.78220576219">
            <text:p>4963,7822057622</text:p>
          </table:table-cell>
          <table:table-cell table:formula="of:=[.A60]*[.B60]" office:value-type="float" office:value="297826.932345731">
            <text:p>297826,93234573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864.50656164695">
            <text:p>4864,506561647</text:p>
          </table:table-cell>
          <table:table-cell table:formula="of:=[.A61]*[.B61]" office:value-type="float" office:value="296734.900260464">
            <text:p>296734,90026046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767.21643041401">
            <text:p>4767,216430414</text:p>
          </table:table-cell>
          <table:table-cell table:formula="of:=[.A62]*[.B62]" office:value-type="float" office:value="295567.418685668">
            <text:p>295567,41868566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671.87210180573">
            <text:p>4671,8721018057</text:p>
          </table:table-cell>
          <table:table-cell table:formula="of:=[.A63]*[.B63]" office:value-type="float" office:value="294327.942413761">
            <text:p>294327,94241376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578.43465976961">
            <text:p>4578,4346597696</text:p>
          </table:table-cell>
          <table:table-cell table:formula="of:=[.A64]*[.B64]" office:value-type="float" office:value="293019.818225255">
            <text:p>293019,81822525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486.86596657422">
            <text:p>4486,8659665742</text:p>
          </table:table-cell>
          <table:table-cell table:formula="of:=[.A65]*[.B65]" office:value-type="float" office:value="291646.287827324">
            <text:p>291646,28782732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397.12864724274">
            <text:p>4397,1286472427</text:p>
          </table:table-cell>
          <table:table-cell table:formula="of:=[.A66]*[.B66]" office:value-type="float" office:value="290210.49071802">
            <text:p>290210,4907180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309.18607429788">
            <text:p>4309,1860742979</text:p>
          </table:table-cell>
          <table:table-cell table:formula="of:=[.A67]*[.B67]" office:value-type="float" office:value="288715.466977958">
            <text:p>288715,46697795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223.00235281192">
            <text:p>4223,0023528119</text:p>
          </table:table-cell>
          <table:table-cell table:formula="of:=[.A68]*[.B68]" office:value-type="float" office:value="287164.159991211">
            <text:p>287164,159991211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138.54230575569">
            <text:p>4138,5423057557</text:p>
          </table:table-cell>
          <table:table-cell table:formula="of:=[.A69]*[.B69]" office:value-type="float" office:value="285559.419097142">
            <text:p>285559,41909714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055.77145964057">
            <text:p>4055,7714596406</text:p>
          </table:table-cell>
          <table:table-cell table:formula="of:=[.A70]*[.B70]" office:value-type="float" office:value="283904.00217484">
            <text:p>283904,0021748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974.65603044776">
            <text:p>3974,6560304478</text:p>
          </table:table-cell>
          <table:table-cell table:formula="of:=[.A71]*[.B71]" office:value-type="float" office:value="282200.578161791">
            <text:p>282200,57816179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895.1629098388">
            <text:p>3895,1629098388</text:p>
          </table:table-cell>
          <table:table-cell table:formula="of:=[.A72]*[.B72]" office:value-type="float" office:value="280451.729508394">
            <text:p>280451,72950839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817.25965164203">
            <text:p>3817,259651642</text:p>
          </table:table-cell>
          <table:table-cell table:formula="of:=[.A73]*[.B73]" office:value-type="float" office:value="278659.954569868">
            <text:p>278659,95456986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740.91445860919">
            <text:p>3740,9144586092</text:p>
          </table:table-cell>
          <table:table-cell table:formula="of:=[.A74]*[.B74]" office:value-type="float" office:value="276827.66993708">
            <text:p>276827,6699370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666.096169437">
            <text:p>3666,096169437</text:p>
          </table:table-cell>
          <table:table-cell table:formula="of:=[.A75]*[.B75]" office:value-type="float" office:value="274957.212707775">
            <text:p>274957,21270777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592.77424604826">
            <text:p>3592,7742460483</text:p>
          </table:table-cell>
          <table:table-cell table:formula="of:=[.A76]*[.B76]" office:value-type="float" office:value="273050.842699668">
            <text:p>273050,84269966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520.9187611273">
            <text:p>3520,9187611273</text:p>
          </table:table-cell>
          <table:table-cell table:formula="of:=[.A77]*[.B77]" office:value-type="float" office:value="271110.744606802">
            <text:p>271110,74460680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450.50038590475">
            <text:p>3450,5003859048</text:p>
          </table:table-cell>
          <table:table-cell table:formula="of:=[.A78]*[.B78]" office:value-type="float" office:value="269139.030100571">
            <text:p>269139,03010057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381.49037818666">
            <text:p>3381,4903781867</text:p>
          </table:table-cell>
          <table:table-cell table:formula="of:=[.A79]*[.B79]" office:value-type="float" office:value="267137.739876746">
            <text:p>267137,73987674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313.86057062292">
            <text:p>3313,8605706229</text:p>
          </table:table-cell>
          <table:table-cell table:formula="of:=[.A80]*[.B80]" office:value-type="float" office:value="265108.845649834">
            <text:p>265108,84564983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247.58335921046">
            <text:p>3247,5833592105</text:p>
          </table:table-cell>
          <table:table-cell table:formula="of:=[.A81]*[.B81]" office:value-type="float" office:value="263054.252096048">
            <text:p>263054,25209604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3182.63169202626">
            <text:p>3182,6316920263</text:p>
          </table:table-cell>
          <table:table-cell table:formula="of:=[.A82]*[.B82]" office:value-type="float" office:value="260975.798746153">
            <text:p>260975,79874615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3118.97905818573">
            <text:p>3118,9790581857</text:p>
          </table:table-cell>
          <table:table-cell table:formula="of:=[.A83]*[.B83]" office:value-type="float" office:value="258875.261829416">
            <text:p>258875,26182941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3056.59947702202">
            <text:p>3056,599477022</text:p>
          </table:table-cell>
          <table:table-cell table:formula="of:=[.A84]*[.B84]" office:value-type="float" office:value="256754.356069849">
            <text:p>256754,35606984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995.46748748158">
            <text:p>2995,4674874816</text:p>
          </table:table-cell>
          <table:table-cell table:formula="of:=[.A85]*[.B85]" office:value-type="float" office:value="254614.736435934">
            <text:p>254614,73643593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935.55813773194">
            <text:p>2935,558137732</text:p>
          </table:table-cell>
          <table:table-cell table:formula="of:=[.A86]*[.B86]" office:value-type="float" office:value="252457.999844947">
            <text:p>252457,99984494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876.8469749773">
            <text:p>2876,8469749773</text:p>
          </table:table-cell>
          <table:table-cell table:formula="of:=[.A87]*[.B87]" office:value-type="float" office:value="250285.686823026">
            <text:p>250285,68682302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819.31003547776">
            <text:p>2819,3100354778</text:p>
          </table:table-cell>
          <table:table-cell table:formula="of:=[.A88]*[.B88]" office:value-type="float" office:value="248099.283122043">
            <text:p>248099,283122043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762.9238347682">
            <text:p>2762,9238347682</text:p>
          </table:table-cell>
          <table:table-cell table:formula="of:=[.A89]*[.B89]" office:value-type="float" office:value="245900.22129437">
            <text:p>245900,2212943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707.66535807284">
            <text:p>2707,6653580728</text:p>
          </table:table-cell>
          <table:table-cell table:formula="of:=[.A90]*[.B90]" office:value-type="float" office:value="243689.882226556">
            <text:p>243689,88222655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653.51205091138">
            <text:p>2653,5120509114</text:p>
          </table:table-cell>
          <table:table-cell table:formula="of:=[.A91]*[.B91]" office:value-type="float" office:value="241469.596632936">
            <text:p>241469,59663293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600.44180989316">
            <text:p>2600,4418098932</text:p>
          </table:table-cell>
          <table:table-cell table:formula="of:=[.A92]*[.B92]" office:value-type="float" office:value="239240.64651017">
            <text:p>239240,6465101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548.43297369529">
            <text:p>2548,4329736953</text:p>
          </table:table-cell>
          <table:table-cell table:formula="of:=[.A93]*[.B93]" office:value-type="float" office:value="237004.266553662">
            <text:p>237004,266553662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497.46431422139">
            <text:p>2497,4643142214</text:p>
          </table:table-cell>
          <table:table-cell table:formula="of:=[.A94]*[.B94]" office:value-type="float" office:value="234761.64553681">
            <text:p>234761,6455368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447.51502793696">
            <text:p>2447,515027937</text:p>
          </table:table-cell>
          <table:table-cell table:formula="of:=[.A95]*[.B95]" office:value-type="float" office:value="232513.927654011">
            <text:p>232513,927654011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398.56472737822">
            <text:p>2398,5647273782</text:p>
          </table:table-cell>
          <table:table-cell table:formula="of:=[.A96]*[.B96]" office:value-type="float" office:value="230262.213828309">
            <text:p>230262,213828309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350.59343283065">
            <text:p>2350,5934328307</text:p>
          </table:table-cell>
          <table:table-cell table:formula="of:=[.A97]*[.B97]" office:value-type="float" office:value="228007.562984573">
            <text:p>228007,56298457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303.58156417404">
            <text:p>2303,5815641741</text:p>
          </table:table-cell>
          <table:table-cell table:formula="of:=[.A98]*[.B98]" office:value-type="float" office:value="225750.993289056">
            <text:p>225750,99328905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257.50993289056">
            <text:p>2257,5099328906</text:p>
          </table:table-cell>
          <table:table-cell table:formula="of:=[.A99]*[.B99]" office:value-type="float" office:value="223493.483356166">
            <text:p>223493,48335616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212.35973423275">
            <text:p>2212,3597342328</text:p>
          </table:table-cell>
          <table:table-cell table:formula="of:=[.A100]*[.B100]" office:value-type="float" office:value="221235.973423275">
            <text:p>221235,973423275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168.11253954809">
            <text:p>2168,1125395481</text:p>
          </table:table-cell>
          <table:table-cell table:formula="of:=[.A101]*[.B101]" office:value-type="float" office:value="218979.366494358">
            <text:p>218979,36649435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2124.75028875713">
            <text:p>2124,7502887571</text:p>
          </table:table-cell>
          <table:table-cell table:formula="of:=[.A102]*[.B102]" office:value-type="float" office:value="216724.529453228">
            <text:p>216724,52945322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2082.25528298199">
            <text:p>2082,255282982</text:p>
          </table:table-cell>
          <table:table-cell table:formula="of:=[.A103]*[.B103]" office:value-type="float" office:value="214472.294147145">
            <text:p>214472,29414714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2040.61017732235">
            <text:p>2040,6101773224</text:p>
          </table:table-cell>
          <table:table-cell table:formula="of:=[.A104]*[.B104]" office:value-type="float" office:value="212223.458441524">
            <text:p>212223,45844152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999.7979737759">
            <text:p>1999,7979737759</text:p>
          </table:table-cell>
          <table:table-cell table:formula="of:=[.A105]*[.B105]" office:value-type="float" office:value="209978.78724647">
            <text:p>209978,7872464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959.80201430039">
            <text:p>1959,8020143004</text:p>
          </table:table-cell>
          <table:table-cell table:formula="of:=[.A106]*[.B106]" office:value-type="float" office:value="207739.013515841">
            <text:p>207739,01351584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920.60597401438">
            <text:p>1920,6059740144</text:p>
          </table:table-cell>
          <table:table-cell table:formula="of:=[.A107]*[.B107]" office:value-type="float" office:value="205504.839219538">
            <text:p>205504,83921953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882.19385453409">
            <text:p>1882,1938545341</text:p>
          </table:table-cell>
          <table:table-cell table:formula="of:=[.A108]*[.B108]" office:value-type="float" office:value="203276.936289682">
            <text:p>203276,93628968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844.54997744341">
            <text:p>1844,5499774434</text:p>
          </table:table-cell>
          <table:table-cell table:formula="of:=[.A109]*[.B109]" office:value-type="float" office:value="201055.947541332">
            <text:p>201055,94754133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807.65897789454">
            <text:p>1807,6589778945</text:p>
          </table:table-cell>
          <table:table-cell table:formula="of:=[.A110]*[.B110]" office:value-type="float" office:value="198842.487568399">
            <text:p>198842,487568399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771.50579833665">
            <text:p>1771,5057983367</text:p>
          </table:table-cell>
          <table:table-cell table:formula="of:=[.A111]*[.B111]" office:value-type="float" office:value="196637.143615368">
            <text:p>196637,14361536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736.07568236992">
            <text:p>1736,0756823699</text:p>
          </table:table-cell>
          <table:table-cell table:formula="of:=[.A112]*[.B112]" office:value-type="float" office:value="194440.476425431">
            <text:p>194440,47642543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701.35416872252">
            <text:p>1701,3541687225</text:p>
          </table:table-cell>
          <table:table-cell table:formula="of:=[.A113]*[.B113]" office:value-type="float" office:value="192253.021065645">
            <text:p>192253,021065645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667.32708534807">
            <text:p>1667,3270853481</text:p>
          </table:table-cell>
          <table:table-cell table:formula="of:=[.A114]*[.B114]" office:value-type="float" office:value="190075.28772968">
            <text:p>190075,2877296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633.98054364111">
            <text:p>1633,9805436411</text:p>
          </table:table-cell>
          <table:table-cell table:formula="of:=[.A115]*[.B115]" office:value-type="float" office:value="187907.762518727">
            <text:p>187907,762518727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601.30093276828">
            <text:p>1601,3009327683</text:p>
          </table:table-cell>
          <table:table-cell table:formula="of:=[.A116]*[.B116]" office:value-type="float" office:value="185750.908201121">
            <text:p>185750,908201121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569.27491411292">
            <text:p>1569,2749141129</text:p>
          </table:table-cell>
          <table:table-cell table:formula="of:=[.A117]*[.B117]" office:value-type="float" office:value="183605.164951211">
            <text:p>183605,164951211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537.88941583066">
            <text:p>1537,8894158307</text:p>
          </table:table-cell>
          <table:table-cell table:formula="of:=[.A118]*[.B118]" office:value-type="float" office:value="181470.951068018">
            <text:p>181470,951068018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507.13162751405">
            <text:p>1507,1316275141</text:p>
          </table:table-cell>
          <table:table-cell table:formula="of:=[.A119]*[.B119]" office:value-type="float" office:value="179348.663674172">
            <text:p>179348,663674172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476.98899496377">
            <text:p>1476,9889949638</text:p>
          </table:table-cell>
          <table:table-cell table:formula="of:=[.A120]*[.B120]" office:value-type="float" office:value="177238.679395652">
            <text:p>177238,679395652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447.44921506449">
            <text:p>1447,4492150645</text:p>
          </table:table-cell>
          <table:table-cell table:formula="of:=[.A121]*[.B121]" office:value-type="float" office:value="175141.355022803">
            <text:p>175141,355022803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418.5002307632">
            <text:p>1418,5002307632</text:p>
          </table:table-cell>
          <table:table-cell table:formula="of:=[.A122]*[.B122]" office:value-type="float" office:value="173057.02815311">
            <text:p>173057,02815311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390.13022614794">
            <text:p>1390,1302261479</text:p>
          </table:table-cell>
          <table:table-cell table:formula="of:=[.A123]*[.B123]" office:value-type="float" office:value="170986.017816196">
            <text:p>170986,017816196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362.32762162498">
            <text:p>1362,327621625</text:p>
          </table:table-cell>
          <table:table-cell table:formula="of:=[.A124]*[.B124]" office:value-type="float" office:value="168928.625081497">
            <text:p>168928,62508149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335.08106919248">
            <text:p>1335,0810691925</text:p>
          </table:table-cell>
          <table:table-cell table:formula="of:=[.A125]*[.B125]" office:value-type="float" office:value="166885.13364906">
            <text:p>166885,1336490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308.37944780863">
            <text:p>1308,3794478086</text:p>
          </table:table-cell>
          <table:table-cell table:formula="of:=[.A126]*[.B126]" office:value-type="float" office:value="164855.810423887">
            <text:p>164855,810423887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282.21185885246">
            <text:p>1282,2118588525</text:p>
          </table:table-cell>
          <table:table-cell table:formula="of:=[.A127]*[.B127]" office:value-type="float" office:value="162840.906074262">
            <text:p>162840,906074262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256.56762167541">
            <text:p>1256,5676216754</text:p>
          </table:table-cell>
          <table:table-cell table:formula="of:=[.A128]*[.B128]" office:value-type="float" office:value="160840.655574452">
            <text:p>160840,655574452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231.4362692419">
            <text:p>1231,4362692419</text:p>
          </table:table-cell>
          <table:table-cell table:formula="of:=[.A129]*[.B129]" office:value-type="float" office:value="158855.278732205">
            <text:p>158855,27873220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206.80754385706">
            <text:p>1206,8075438571</text:p>
          </table:table-cell>
          <table:table-cell table:formula="of:=[.A130]*[.B130]" office:value-type="float" office:value="156884.980701418">
            <text:p>156884,980701418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182.67139297992">
            <text:p>1182,6713929799</text:p>
          </table:table-cell>
          <table:table-cell table:formula="of:=[.A131]*[.B131]" office:value-type="float" office:value="154929.952480369">
            <text:p>154929,95248036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159.01796512032">
            <text:p>1159,0179651203</text:p>
          </table:table-cell>
          <table:table-cell table:formula="of:=[.A132]*[.B132]" office:value-type="float" office:value="152990.371395882">
            <text:p>152990,37139588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135.83760581791">
            <text:p>1135,8376058179</text:p>
          </table:table-cell>
          <table:table-cell table:formula="of:=[.A133]*[.B133]" office:value-type="float" office:value="151066.401573783">
            <text:p>151066,401573783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113.12085370156">
            <text:p>1113,1208537016</text:p>
          </table:table-cell>
          <table:table-cell table:formula="of:=[.A134]*[.B134]" office:value-type="float" office:value="149158.194396009">
            <text:p>149158,19439600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90.85843662753">
            <text:p>1090,8584366275</text:p>
          </table:table-cell>
          <table:table-cell table:formula="of:=[.A135]*[.B135]" office:value-type="float" office:value="147265.888944716">
            <text:p>147265,88894471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1069.04126789497">
            <text:p>1069,041267895</text:p>
          </table:table-cell>
          <table:table-cell table:formula="of:=[.A136]*[.B136]" office:value-type="float" office:value="145389.612433717">
            <text:p>145389,612433717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1047.66044253708">
            <text:p>1047,6604425371</text:p>
          </table:table-cell>
          <table:table-cell table:formula="of:=[.A137]*[.B137]" office:value-type="float" office:value="143529.480627579">
            <text:p>143529,480627579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1026.70723368633">
            <text:p>1026,7072336863</text:p>
          </table:table-cell>
          <table:table-cell table:formula="of:=[.A138]*[.B138]" office:value-type="float" office:value="141685.598248714">
            <text:p>141685,598248714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1006.17308901261">
            <text:p>1006,1730890126</text:p>
          </table:table-cell>
          <table:table-cell table:formula="of:=[.A139]*[.B139]" office:value-type="float" office:value="139858.059372752">
            <text:p>139858,059372752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86.049627232355">
            <text:p>986,0496272324</text:p>
          </table:table-cell>
          <table:table-cell table:formula="of:=[.A140]*[.B140]" office:value-type="float" office:value="138046.94781253">
            <text:p>138046,94781253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966.328634687708">
            <text:p>966,3286346877</text:p>
          </table:table-cell>
          <table:table-cell table:formula="of:=[.A141]*[.B141]" office:value-type="float" office:value="136252.337490967">
            <text:p>136252,337490967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947.002061993954">
            <text:p>947,002061994</text:p>
          </table:table-cell>
          <table:table-cell table:formula="of:=[.A142]*[.B142]" office:value-type="float" office:value="134474.292803141">
            <text:p>134474,29280314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928.062020754074">
            <text:p>928,0620207541</text:p>
          </table:table-cell>
          <table:table-cell table:formula="of:=[.A143]*[.B143]" office:value-type="float" office:value="132712.868967833">
            <text:p>132712,86896783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909.500780338993">
            <text:p>909,500780339</text:p>
          </table:table-cell>
          <table:table-cell table:formula="of:=[.A144]*[.B144]" office:value-type="float" office:value="130968.112368815">
            <text:p>130968,112368815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91.310764732213">
            <text:p>891,3107647322</text:p>
          </table:table-cell>
          <table:table-cell table:formula="of:=[.A145]*[.B145]" office:value-type="float" office:value="129240.060886171">
            <text:p>129240,06088617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73.484549437569">
            <text:p>873,4845494376</text:p>
          </table:table-cell>
          <table:table-cell table:formula="of:=[.A146]*[.B146]" office:value-type="float" office:value="127528.744217885">
            <text:p>127528,74421788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856.014858448818">
            <text:p>856,0148584488</text:p>
          </table:table-cell>
          <table:table-cell table:formula="of:=[.A147]*[.B147]" office:value-type="float" office:value="125834.184191976">
            <text:p>125834,184191976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838.894561279841">
            <text:p>838,8945612798</text:p>
          </table:table-cell>
          <table:table-cell table:formula="of:=[.A148]*[.B148]" office:value-type="float" office:value="124156.395069417">
            <text:p>124156,395069417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822.116670054244">
            <text:p>822,1166700542</text:p>
          </table:table-cell>
          <table:table-cell table:formula="of:=[.A149]*[.B149]" office:value-type="float" office:value="122495.383838082">
            <text:p>122495,38383808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805.67433665316">
            <text:p>805,6743366532</text:p>
          </table:table-cell>
          <table:table-cell table:formula="of:=[.A150]*[.B150]" office:value-type="float" office:value="120851.150497974">
            <text:p>120851,150497974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89.560849920096">
            <text:p>789,5608499201</text:p>
          </table:table-cell>
          <table:table-cell table:formula="of:=[.A151]*[.B151]" office:value-type="float" office:value="119223.688337935">
            <text:p>119223,688337935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73.769632921694">
            <text:p>773,7696329217</text:p>
          </table:table-cell>
          <table:table-cell table:formula="of:=[.A152]*[.B152]" office:value-type="float" office:value="117612.984204098">
            <text:p>117612,984204098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58.29424026326">
            <text:p>758,2942402633</text:p>
          </table:table-cell>
          <table:table-cell table:formula="of:=[.A153]*[.B153]" office:value-type="float" office:value="116019.018760279">
            <text:p>116019,018760279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43.128355457995">
            <text:p>743,128355458</text:p>
          </table:table-cell>
          <table:table-cell table:formula="of:=[.A154]*[.B154]" office:value-type="float" office:value="114441.766740531">
            <text:p>114441,766740531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28.265788348835">
            <text:p>728,2657883488</text:p>
          </table:table-cell>
          <table:table-cell table:formula="of:=[.A155]*[.B155]" office:value-type="float" office:value="112881.197194069">
            <text:p>112881,19719406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13.700472581859">
            <text:p>713,7004725819</text:p>
          </table:table-cell>
          <table:table-cell table:formula="of:=[.A156]*[.B156]" office:value-type="float" office:value="111337.27372277">
            <text:p>111337,27372277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99.426463130221">
            <text:p>699,4264631302</text:p>
          </table:table-cell>
          <table:table-cell table:formula="of:=[.A157]*[.B157]" office:value-type="float" office:value="109809.954711445">
            <text:p>109809,954711445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85.437933867617">
            <text:p>685,4379338676</text:p>
          </table:table-cell>
          <table:table-cell table:formula="of:=[.A158]*[.B158]" office:value-type="float" office:value="108299.193551083">
            <text:p>108299,193551083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71.729175190265">
            <text:p>671,7291751903</text:p>
          </table:table-cell>
          <table:table-cell table:formula="of:=[.A159]*[.B159]" office:value-type="float" office:value="106804.938855252">
            <text:p>106804,938855252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58.294591686459">
            <text:p>658,2945916865</text:p>
          </table:table-cell>
          <table:table-cell table:formula="of:=[.A160]*[.B160]" office:value-type="float" office:value="105327.134669833">
            <text:p>105327,134669833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645.12869985273">
            <text:p>645,1286998527</text:p>
          </table:table-cell>
          <table:table-cell table:formula="of:=[.A161]*[.B161]" office:value-type="float" office:value="103865.72067629">
            <text:p>103865,72067629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632.226125855676">
            <text:p>632,2261258557</text:p>
          </table:table-cell>
          <table:table-cell table:formula="of:=[.A162]*[.B162]" office:value-type="float" office:value="102420.632388619">
            <text:p>102420,63238861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619.581603338562">
            <text:p>619,5816033386</text:p>
          </table:table-cell>
          <table:table-cell table:formula="of:=[.A163]*[.B163]" office:value-type="float" office:value="100991.801344186">
            <text:p>100991,801344186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607.189971271791">
            <text:p>607,1899712718</text:p>
          </table:table-cell>
          <table:table-cell table:formula="of:=[.A164]*[.B164]" office:value-type="float" office:value="99579.1552885737">
            <text:p>99579,1552885737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95.046171846355">
            <text:p>595,0461718464</text:p>
          </table:table-cell>
          <table:table-cell table:formula="of:=[.A165]*[.B165]" office:value-type="float" office:value="98182.6183546486">
            <text:p>98182,6183546486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83.145248409428">
            <text:p>583,1452484094</text:p>
          </table:table-cell>
          <table:table-cell table:formula="of:=[.A166]*[.B166]" office:value-type="float" office:value="96802.111235965">
            <text:p>96802,111235965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71.482343441239">
            <text:p>571,4823434412</text:p>
          </table:table-cell>
          <table:table-cell table:formula="of:=[.A167]*[.B167]" office:value-type="float" office:value="95437.551354687">
            <text:p>95437,551354687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60.052696572415">
            <text:p>560,0526965724</text:p>
          </table:table-cell>
          <table:table-cell table:formula="of:=[.A168]*[.B168]" office:value-type="float" office:value="94088.8530241656">
            <text:p>94088,8530241656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48.851642640966">
            <text:p>548,851642641</text:p>
          </table:table-cell>
          <table:table-cell table:formula="of:=[.A169]*[.B169]" office:value-type="float" office:value="92755.9276063233">
            <text:p>92755,9276063233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537.874609788147">
            <text:p>537,8746097881</text:p>
          </table:table-cell>
          <table:table-cell table:formula="of:=[.A170]*[.B170]" office:value-type="float" office:value="91438.683663985">
            <text:p>91438,683663985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527.117117592384">
            <text:p>527,1171175924</text:p>
          </table:table-cell>
          <table:table-cell table:formula="of:=[.A171]*[.B171]" office:value-type="float" office:value="90137.0271082977">
            <text:p>90137,0271082977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516.574775240536">
            <text:p>516,5747752405</text:p>
          </table:table-cell>
          <table:table-cell table:formula="of:=[.A172]*[.B172]" office:value-type="float" office:value="88850.8613413723">
            <text:p>88850,8613413723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506.243279735726">
            <text:p>506,2432797357</text:p>
          </table:table-cell>
          <table:table-cell table:formula="of:=[.A173]*[.B173]" office:value-type="float" office:value="87580.0873942805">
            <text:p>87580,0873942805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96.118414141011">
            <text:p>496,118414141</text:p>
          </table:table-cell>
          <table:table-cell table:formula="of:=[.A174]*[.B174]" office:value-type="float" office:value="86324.6040605359">
            <text:p>86324,604060535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86.196045858191">
            <text:p>486,1960458582</text:p>
          </table:table-cell>
          <table:table-cell table:formula="of:=[.A175]*[.B175]" office:value-type="float" office:value="85084.3080251834">
            <text:p>85084,308025183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76.472124941027">
            <text:p>476,472124941</text:p>
          </table:table-cell>
          <table:table-cell table:formula="of:=[.A176]*[.B176]" office:value-type="float" office:value="83859.0939896208">
            <text:p>83859,0939896208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66.942682442206">
            <text:p>466,9426824422</text:p>
          </table:table-cell>
          <table:table-cell table:formula="of:=[.A177]*[.B177]" office:value-type="float" office:value="82648.8547922705">
            <text:p>82648,8547922705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57.603828793362">
            <text:p>457,6038287934</text:p>
          </table:table-cell>
          <table:table-cell table:formula="of:=[.A178]*[.B178]" office:value-type="float" office:value="81453.4815252185">
            <text:p>81453,481525218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48.451752217495">
            <text:p>448,4517522175</text:p>
          </table:table-cell>
          <table:table-cell table:formula="of:=[.A179]*[.B179]" office:value-type="float" office:value="80272.8636469316">
            <text:p>80272,8636469316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39.482717173145">
            <text:p>439,4827171731</text:p>
          </table:table-cell>
          <table:table-cell table:formula="of:=[.A180]*[.B180]" office:value-type="float" office:value="79106.8890911661">
            <text:p>79106,889091166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430.693062829682">
            <text:p>430,6930628297</text:p>
          </table:table-cell>
          <table:table-cell table:formula="of:=[.A181]*[.B181]" office:value-type="float" office:value="77955.4443721725">
            <text:p>77955,4443721725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422.079201573089">
            <text:p>422,0792015731</text:p>
          </table:table-cell>
          <table:table-cell table:formula="of:=[.A182]*[.B182]" office:value-type="float" office:value="76818.4146863021">
            <text:p>76818,4146863021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413.637617541627">
            <text:p>413,6376175416</text:p>
          </table:table-cell>
          <table:table-cell table:formula="of:=[.A183]*[.B183]" office:value-type="float" office:value="75695.6840101177">
            <text:p>75695,6840101177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405.364865190794">
            <text:p>405,3648651908</text:p>
          </table:table-cell>
          <table:table-cell table:formula="of:=[.A184]*[.B184]" office:value-type="float" office:value="74587.1351951061">
            <text:p>74587,1351951061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97.257567886978">
            <text:p>397,257567887</text:p>
          </table:table-cell>
          <table:table-cell table:formula="of:=[.A185]*[.B185]" office:value-type="float" office:value="73492.650059091">
            <text:p>73492,650059091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89.312416529239">
            <text:p>389,3124165292</text:p>
          </table:table-cell>
          <table:table-cell table:formula="of:=[.A186]*[.B186]" office:value-type="float" office:value="72412.1094744384">
            <text:p>72412,1094744384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81.526168198654">
            <text:p>381,5261681987</text:p>
          </table:table-cell>
          <table:table-cell table:formula="of:=[.A187]*[.B187]" office:value-type="float" office:value="71345.3934531483">
            <text:p>71345,393453148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73.895644834681">
            <text:p>373,8956448347</text:p>
          </table:table-cell>
          <table:table-cell table:formula="of:=[.A188]*[.B188]" office:value-type="float" office:value="70292.38122892">
            <text:p>70292,3812289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66.417731937987">
            <text:p>366,417731938</text:p>
          </table:table-cell>
          <table:table-cell table:formula="of:=[.A189]*[.B189]" office:value-type="float" office:value="69252.9513362796">
            <text:p>69252,9513362796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59.089377299227">
            <text:p>359,0893772992</text:p>
          </table:table-cell>
          <table:table-cell table:formula="of:=[.A190]*[.B190]" office:value-type="float" office:value="68226.9816868532">
            <text:p>68226,9816868532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51.907589753243">
            <text:p>351,9075897532</text:p>
          </table:table-cell>
          <table:table-cell table:formula="of:=[.A191]*[.B191]" office:value-type="float" office:value="67214.3496428694">
            <text:p>67214,3496428694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44.869437958178">
            <text:p>344,8694379582</text:p>
          </table:table-cell>
          <table:table-cell table:formula="of:=[.A192]*[.B192]" office:value-type="float" office:value="66214.9320879702">
            <text:p>66214,9320879702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37.972049199014">
            <text:p>337,972049199</text:p>
          </table:table-cell>
          <table:table-cell table:formula="of:=[.A193]*[.B193]" office:value-type="float" office:value="65228.6054954098">
            <text:p>65228,6054954098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31.212608215034">
            <text:p>331,212608215</text:p>
          </table:table-cell>
          <table:table-cell table:formula="of:=[.A194]*[.B194]" office:value-type="float" office:value="64255.2459937166">
            <text:p>64255,2459937166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24.588356050733">
            <text:p>324,5883560507</text:p>
          </table:table-cell>
          <table:table-cell table:formula="of:=[.A195]*[.B195]" office:value-type="float" office:value="63294.729429893">
            <text:p>63294,729429893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18.096588929719">
            <text:p>318,0965889297</text:p>
          </table:table-cell>
          <table:table-cell table:formula="of:=[.A196]*[.B196]" office:value-type="float" office:value="62346.9314302249">
            <text:p>62346,9314302249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11.734657151124">
            <text:p>311,7346571511</text:p>
          </table:table-cell>
          <table:table-cell table:formula="of:=[.A197]*[.B197]" office:value-type="float" office:value="61411.7274587715">
            <text:p>61411,7274587715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05.499964008102">
            <text:p>305,4999640081</text:p>
          </table:table-cell>
          <table:table-cell table:formula="of:=[.A198]*[.B198]" office:value-type="float" office:value="60488.9928736042">
            <text:p>60488,9928736042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99.38996472794">
            <text:p>299,3899647279</text:p>
          </table:table-cell>
          <table:table-cell table:formula="of:=[.A199]*[.B199]" office:value-type="float" office:value="59578.60298086">
            <text:p>59578,6029808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93.402165433381">
            <text:p>293,4021654334</text:p>
          </table:table-cell>
          <table:table-cell table:formula="of:=[.A200]*[.B200]" office:value-type="float" office:value="58680.4330866762">
            <text:p>58680,4330866762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287.534122124713">
            <text:p>287,5341221247</text:p>
          </table:table-cell>
          <table:table-cell table:formula="of:=[.A201]*[.B201]" office:value-type="float" office:value="57794.3585470674">
            <text:p>57794,3585470674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281.783439682219">
            <text:p>281,7834396822</text:p>
          </table:table-cell>
          <table:table-cell table:formula="of:=[.A202]*[.B202]" office:value-type="float" office:value="56920.2548158083">
            <text:p>56920,2548158083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276.147770888575">
            <text:p>276,1477708886</text:p>
          </table:table-cell>
          <table:table-cell table:formula="of:=[.A203]*[.B203]" office:value-type="float" office:value="56057.9974903807">
            <text:p>56057,9974903807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270.624815470803">
            <text:p>270,6248154708</text:p>
          </table:table-cell>
          <table:table-cell table:formula="of:=[.A204]*[.B204]" office:value-type="float" office:value="55207.4623560439">
            <text:p>55207,4623560439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265.212319161387">
            <text:p>265,2123191614</text:p>
          </table:table-cell>
          <table:table-cell table:formula="of:=[.A205]*[.B205]" office:value-type="float" office:value="54368.5254280844">
            <text:p>54368,5254280844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259.908072778159">
            <text:p>259,9080727782</text:p>
          </table:table-cell>
          <table:table-cell table:formula="of:=[.A206]*[.B206]" office:value-type="float" office:value="53541.0629923009">
            <text:p>53541,0629923009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254.709911322596">
            <text:p>254,7099113226</text:p>
          </table:table-cell>
          <table:table-cell table:formula="of:=[.A207]*[.B207]" office:value-type="float" office:value="52724.9516437774">
            <text:p>52724,9516437774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249.615713096144">
            <text:p>249,6157130961</text:p>
          </table:table-cell>
          <table:table-cell table:formula="of:=[.A208]*[.B208]" office:value-type="float" office:value="51920.068323998">
            <text:p>51920,068323998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244.623398834221">
            <text:p>244,6233988342</text:p>
          </table:table-cell>
          <table:table-cell table:formula="of:=[.A209]*[.B209]" office:value-type="float" office:value="51126.2903563523">
            <text:p>51126,2903563523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239.730930857537">
            <text:p>239,7309308575</text:p>
          </table:table-cell>
          <table:table-cell table:formula="of:=[.A210]*[.B210]" office:value-type="float" office:value="50343.4954800828">
            <text:p>50343,4954800828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234.936312240386">
            <text:p>234,9363122404</text:p>
          </table:table-cell>
          <table:table-cell table:formula="of:=[.A211]*[.B211]" office:value-type="float" office:value="49571.5618827215">
            <text:p>49571,5618827215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230.237585995579">
            <text:p>230,2375859956</text:p>
          </table:table-cell>
          <table:table-cell table:formula="of:=[.A212]*[.B212]" office:value-type="float" office:value="48810.3682310627">
            <text:p>48810,3682310627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225.632834275667">
            <text:p>225,6328342757</text:p>
          </table:table-cell>
          <table:table-cell table:formula="of:=[.A213]*[.B213]" office:value-type="float" office:value="48059.7937007171">
            <text:p>48059,7937007171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221.120177590154">
            <text:p>221,1201775902</text:p>
          </table:table-cell>
          <table:table-cell table:formula="of:=[.A214]*[.B214]" office:value-type="float" office:value="47319.7180042929">
            <text:p>47319,7180042929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216.697774038351">
            <text:p>216,6977740384</text:p>
          </table:table-cell>
          <table:table-cell table:formula="of:=[.A215]*[.B215]" office:value-type="float" office:value="46590.0214182454">
            <text:p>46590,0214182454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212.363818557584">
            <text:p>212,3638185576</text:p>
          </table:table-cell>
          <table:table-cell table:formula="of:=[.A216]*[.B216]" office:value-type="float" office:value="45870.584808438">
            <text:p>45870,58480843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208.116542186432">
            <text:p>208,1165421864</text:p>
          </table:table-cell>
          <table:table-cell table:formula="of:=[.A217]*[.B217]" office:value-type="float" office:value="45161.2896544557">
            <text:p>45161,2896544557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203.954211342703">
            <text:p>203,9542113427</text:p>
          </table:table-cell>
          <table:table-cell table:formula="of:=[.A218]*[.B218]" office:value-type="float" office:value="44462.0180727093">
            <text:p>44462,0180727093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199.875127115849">
            <text:p>199,8751271159</text:p>
          </table:table-cell>
          <table:table-cell table:formula="of:=[.A219]*[.B219]" office:value-type="float" office:value="43772.652838371">
            <text:p>43772,652838371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195.877624573532">
            <text:p>195,8776245735</text:p>
          </table:table-cell>
          <table:table-cell table:formula="of:=[.A220]*[.B220]" office:value-type="float" office:value="43093.0774061771">
            <text:p>43093,0774061771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191.960072082062">
            <text:p>191,9600720821</text:p>
          </table:table-cell>
          <table:table-cell table:formula="of:=[.A221]*[.B221]" office:value-type="float" office:value="42423.1759301356">
            <text:p>42423,1759301356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188.12087064042">
            <text:p>188,1208706404</text:p>
          </table:table-cell>
          <table:table-cell table:formula="of:=[.A222]*[.B222]" office:value-type="float" office:value="41762.8332821733">
            <text:p>41762,8332821733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184.358453227612">
            <text:p>184,3584532276</text:p>
          </table:table-cell>
          <table:table-cell table:formula="of:=[.A223]*[.B223]" office:value-type="float" office:value="41111.9350697574">
            <text:p>41111,935069757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180.67128416306">
            <text:p>180,6712841631</text:p>
          </table:table-cell>
          <table:table-cell table:formula="of:=[.A224]*[.B224]" office:value-type="float" office:value="40470.3676525253">
            <text:p>40470,3676525253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177.057858479798">
            <text:p>177,0578584798</text:p>
          </table:table-cell>
          <table:table-cell table:formula="of:=[.A225]*[.B225]" office:value-type="float" office:value="39838.0181579546">
            <text:p>39838,0181579546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173.516701310202">
            <text:p>173,5167013102</text:p>
          </table:table-cell>
          <table:table-cell table:formula="of:=[.A226]*[.B226]" office:value-type="float" office:value="39214.7744961057">
            <text:p>39214,7744961057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170.046367283998">
            <text:p>170,046367284</text:p>
          </table:table-cell>
          <table:table-cell table:formula="of:=[.A227]*[.B227]" office:value-type="float" office:value="38600.5253734676">
            <text:p>38600,525373467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166.645439938318">
            <text:p>166,6454399383</text:p>
          </table:table-cell>
          <table:table-cell table:formula="of:=[.A228]*[.B228]" office:value-type="float" office:value="37995.1603059366">
            <text:p>37995,160305936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163.312531139552">
            <text:p>163,3125311396</text:p>
          </table:table-cell>
          <table:table-cell table:formula="of:=[.A229]*[.B229]" office:value-type="float" office:value="37398.5696309574">
            <text:p>37398,5696309574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160.046280516761">
            <text:p>160,0462805168</text:p>
          </table:table-cell>
          <table:table-cell table:formula="of:=[.A230]*[.B230]" office:value-type="float" office:value="36810.644518855">
            <text:p>36810,644518855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156.845354906426">
            <text:p>156,8453549064</text:p>
          </table:table-cell>
          <table:table-cell table:formula="of:=[.A231]*[.B231]" office:value-type="float" office:value="36231.2769833844">
            <text:p>36231,2769833844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153.708447808297">
            <text:p>153,7084478083</text:p>
          </table:table-cell>
          <table:table-cell table:formula="of:=[.A232]*[.B232]" office:value-type="float" office:value="35660.359891525">
            <text:p>35660,359891525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150.634278852131">
            <text:p>150,6342788521</text:p>
          </table:table-cell>
          <table:table-cell table:formula="of:=[.A233]*[.B233]" office:value-type="float" office:value="35097.7869725466">
            <text:p>35097,7869725466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147.621593275089">
            <text:p>147,6215932751</text:p>
          </table:table-cell>
          <table:table-cell table:formula="of:=[.A234]*[.B234]" office:value-type="float" office:value="34543.4528263708">
            <text:p>34543,4528263708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144.669161409587">
            <text:p>144,6691614096</text:p>
          </table:table-cell>
          <table:table-cell table:formula="of:=[.A235]*[.B235]" office:value-type="float" office:value="33997.2529312529">
            <text:p>33997,2529312529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141.775778181395">
            <text:p>141,7757781814</text:p>
          </table:table-cell>
          <table:table-cell table:formula="of:=[.A236]*[.B236]" office:value-type="float" office:value="33459.0836508093">
            <text:p>33459,0836508093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138.940262617767">
            <text:p>138,9402626178</text:p>
          </table:table-cell>
          <table:table-cell table:formula="of:=[.A237]*[.B237]" office:value-type="float" office:value="32928.8422404108">
            <text:p>32928,8422404108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136.161457365412">
            <text:p>136,1614573654</text:p>
          </table:table-cell>
          <table:table-cell table:formula="of:=[.A238]*[.B238]" office:value-type="float" office:value="32406.426852968">
            <text:p>32406,426852968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133.438228218104">
            <text:p>133,4382282181</text:p>
          </table:table-cell>
          <table:table-cell table:formula="of:=[.A239]*[.B239]" office:value-type="float" office:value="31891.7365441268">
            <text:p>31891,7365441268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130.769463653742">
            <text:p>130,7694636537</text:p>
          </table:table-cell>
          <table:table-cell table:formula="of:=[.A240]*[.B240]" office:value-type="float" office:value="31384.671276898">
            <text:p>31384,671276898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128.154074380667">
            <text:p>128,1540743807</text:p>
          </table:table-cell>
          <table:table-cell table:formula="of:=[.A241]*[.B241]" office:value-type="float" office:value="30885.1319257407">
            <text:p>30885,131925740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125.590992893053">
            <text:p>125,5909928931</text:p>
          </table:table-cell>
          <table:table-cell table:formula="of:=[.A242]*[.B242]" office:value-type="float" office:value="30393.0202801189">
            <text:p>30393,0202801189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123.079173035192">
            <text:p>123,0791730352</text:p>
          </table:table-cell>
          <table:table-cell table:formula="of:=[.A243]*[.B243]" office:value-type="float" office:value="29908.2390475517">
            <text:p>29908,2390475517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120.617589574489">
            <text:p>120,6175895745</text:p>
          </table:table-cell>
          <table:table-cell table:formula="of:=[.A244]*[.B244]" office:value-type="float" office:value="29430.6918561752">
            <text:p>29430,6918561752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118.205237782999">
            <text:p>118,205237783</text:p>
          </table:table-cell>
          <table:table-cell table:formula="of:=[.A245]*[.B245]" office:value-type="float" office:value="28960.2832568347">
            <text:p>28960,283256834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115.841133027339">
            <text:p>115,8411330273</text:p>
          </table:table-cell>
          <table:table-cell table:formula="of:=[.A246]*[.B246]" office:value-type="float" office:value="28496.9187247253">
            <text:p>28496,9187247253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113.524310366792">
            <text:p>113,5243103668</text:p>
          </table:table-cell>
          <table:table-cell table:formula="of:=[.A247]*[.B247]" office:value-type="float" office:value="28040.5046605976">
            <text:p>28040,504660597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111.253824159456">
            <text:p>111,2538241595</text:p>
          </table:table-cell>
          <table:table-cell table:formula="of:=[.A248]*[.B248]" office:value-type="float" office:value="27590.9483915451">
            <text:p>27590,9483915451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109.028747676267">
            <text:p>109,0287476763</text:p>
          </table:table-cell>
          <table:table-cell table:formula="of:=[.A249]*[.B249]" office:value-type="float" office:value="27148.1581713905">
            <text:p>27148,1581713905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106.848172722742">
            <text:p>106,8481727227</text:p>
          </table:table-cell>
          <table:table-cell table:formula="of:=[.A250]*[.B250]" office:value-type="float" office:value="26712.0431806854">
            <text:p>26712,0431806854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104.711209268287">
            <text:p>104,7112092683</text:p>
          </table:table-cell>
          <table:table-cell table:formula="of:=[.A251]*[.B251]" office:value-type="float" office:value="26282.51352634">
            <text:p>26282,51352634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102.616985082921">
            <text:p>102,6169850829</text:p>
          </table:table-cell>
          <table:table-cell table:formula="of:=[.A252]*[.B252]" office:value-type="float" office:value="25859.4802408961">
            <text:p>25859,480240896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100.564645381263">
            <text:p>100,5646453813</text:p>
          </table:table-cell>
          <table:table-cell table:formula="of:=[.A253]*[.B253]" office:value-type="float" office:value="25442.8552814595">
            <text:p>25442,8552814595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98.5533524736374">
            <text:p>98,5533524736</text:p>
          </table:table-cell>
          <table:table-cell table:formula="of:=[.A254]*[.B254]" office:value-type="float" office:value="25032.5515283039">
            <text:p>25032,5515283039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96.5822854241647">
            <text:p>96,5822854242</text:p>
          </table:table-cell>
          <table:table-cell table:formula="of:=[.A255]*[.B255]" office:value-type="float" office:value="24628.482783162">
            <text:p>24628,482783162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94.6506397156814">
            <text:p>94,6506397157</text:p>
          </table:table-cell>
          <table:table-cell table:formula="of:=[.A256]*[.B256]" office:value-type="float" office:value="24230.5637672144">
            <text:p>24230,5637672144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92.7576269213678">
            <text:p>92,7576269214</text:p>
          </table:table-cell>
          <table:table-cell table:formula="of:=[.A257]*[.B257]" office:value-type="float" office:value="23838.7101187915">
            <text:p>23838,710118791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90.9024743829404">
            <text:p>90,9024743829</text:p>
          </table:table-cell>
          <table:table-cell table:formula="of:=[.A258]*[.B258]" office:value-type="float" office:value="23452.8383907986">
            <text:p>23452,838390798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89.0844248952816">
            <text:p>89,0844248953</text:p>
          </table:table-cell>
          <table:table-cell table:formula="of:=[.A259]*[.B259]" office:value-type="float" office:value="23072.8660478779">
            <text:p>23072,866047877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87.302736397376">
            <text:p>87,3027363974</text:p>
          </table:table-cell>
          <table:table-cell table:formula="of:=[.A260]*[.B260]" office:value-type="float" office:value="22698.7114633177">
            <text:p>22698,7114633177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85.5566816694284">
            <text:p>85,5566816694</text:p>
          </table:table-cell>
          <table:table-cell table:formula="of:=[.A261]*[.B261]" office:value-type="float" office:value="22330.2939157208">
            <text:p>22330,293915720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83.8455480360399">
            <text:p>83,845548036</text:p>
          </table:table-cell>
          <table:table-cell table:formula="of:=[.A262]*[.B262]" office:value-type="float" office:value="21967.5335854424">
            <text:p>21967,5335854424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82.1686370753191">
            <text:p>82,1686370753</text:p>
          </table:table-cell>
          <table:table-cell table:formula="of:=[.A263]*[.B263]" office:value-type="float" office:value="21610.3515508089">
            <text:p>21610,351550808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80.5252643338127">
            <text:p>80,5252643338</text:p>
          </table:table-cell>
          <table:table-cell table:formula="of:=[.A264]*[.B264]" office:value-type="float" office:value="21258.6697841265">
            <text:p>21258,6697841265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78.9147590471364">
            <text:p>78,9147590471</text:p>
          </table:table-cell>
          <table:table-cell table:formula="of:=[.A265]*[.B265]" office:value-type="float" office:value="20912.4111474912">
            <text:p>20912,4111474912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77.3364638661937">
            <text:p>77,3364638662</text:p>
          </table:table-cell>
          <table:table-cell table:formula="of:=[.A266]*[.B266]" office:value-type="float" office:value="20571.4993884075">
            <text:p>20571,4993884075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75.7897345888698">
            <text:p>75,7897345889</text:p>
          </table:table-cell>
          <table:table-cell table:formula="of:=[.A267]*[.B267]" office:value-type="float" office:value="20235.8591352282">
            <text:p>20235,8591352282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74.2739398970924">
            <text:p>74,2739398971</text:p>
          </table:table-cell>
          <table:table-cell table:formula="of:=[.A268]*[.B268]" office:value-type="float" office:value="19905.4158924208">
            <text:p>19905,4158924208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72.7884610991506">
            <text:p>72,7884610992</text:p>
          </table:table-cell>
          <table:table-cell table:formula="of:=[.A269]*[.B269]" office:value-type="float" office:value="19580.0960356715">
            <text:p>19580,0960356715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71.3326918771675">
            <text:p>71,3326918772</text:p>
          </table:table-cell>
          <table:table-cell table:formula="of:=[.A270]*[.B270]" office:value-type="float" office:value="19259.8268068352">
            <text:p>19259,8268068352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69.9060380396242">
            <text:p>69,9060380396</text:p>
          </table:table-cell>
          <table:table-cell table:formula="of:=[.A271]*[.B271]" office:value-type="float" office:value="18944.5363087382">
            <text:p>18944,536308738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68.5079172788317">
            <text:p>68,5079172788</text:p>
          </table:table-cell>
          <table:table-cell table:formula="of:=[.A272]*[.B272]" office:value-type="float" office:value="18634.1534998422">
            <text:p>18634,1534998422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67.1377589332551">
            <text:p>67,1377589333</text:p>
          </table:table-cell>
          <table:table-cell table:formula="of:=[.A273]*[.B273]" office:value-type="float" office:value="18328.6081887786">
            <text:p>18328,6081887786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65.79500375459">
            <text:p>65,7950037546</text:p>
          </table:table-cell>
          <table:table-cell table:formula="of:=[.A274]*[.B274]" office:value-type="float" office:value="18027.8310287577">
            <text:p>18027,831028757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64.4791036794982">
            <text:p>64,4791036795</text:p>
          </table:table-cell>
          <table:table-cell table:formula="of:=[.A275]*[.B275]" office:value-type="float" office:value="17731.753511862">
            <text:p>17731,753511862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63.1895216059082">
            <text:p>63,1895216059</text:p>
          </table:table-cell>
          <table:table-cell table:formula="of:=[.A276]*[.B276]" office:value-type="float" office:value="17440.3079632307">
            <text:p>17440,3079632307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61.92573117379">
            <text:p>61,9257311738</text:p>
          </table:table-cell>
          <table:table-cell table:formula="of:=[.A277]*[.B277]" office:value-type="float" office:value="17153.4275351398">
            <text:p>17153,4275351398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60.6872165503142">
            <text:p>60,6872165503</text:p>
          </table:table-cell>
          <table:table-cell table:formula="of:=[.A278]*[.B278]" office:value-type="float" office:value="16871.0462009874">
            <text:p>16871,0462009874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9.4734722193079">
            <text:p>59,4734722193</text:p>
          </table:table-cell>
          <table:table-cell table:formula="of:=[.A279]*[.B279]" office:value-type="float" office:value="16593.0987491869">
            <text:p>16593,0987491869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8.2840027749218">
            <text:p>58,2840027749</text:p>
          </table:table-cell>
          <table:table-cell table:formula="of:=[.A280]*[.B280]" office:value-type="float" office:value="16319.5207769781">
            <text:p>16319,5207769781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7.1183227194234">
            <text:p>57,1183227194</text:p>
          </table:table-cell>
          <table:table-cell table:formula="of:=[.A281]*[.B281]" office:value-type="float" office:value="16050.248684158">
            <text:p>16050,24868415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5.9759562650349">
            <text:p>55,975956265</text:p>
          </table:table-cell>
          <table:table-cell table:formula="of:=[.A282]*[.B282]" office:value-type="float" office:value="15785.2196667398">
            <text:p>15785,2196667398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4.8564371397342">
            <text:p>54,8564371397</text:p>
          </table:table-cell>
          <table:table-cell table:formula="of:=[.A283]*[.B283]" office:value-type="float" office:value="15524.3717105448">
            <text:p>15524,3717105448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3.7593083969395">
            <text:p>53,7593083969</text:p>
          </table:table-cell>
          <table:table-cell table:formula="of:=[.A284]*[.B284]" office:value-type="float" office:value="15267.6435847308">
            <text:p>15267,6435847308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2.6841222290007">
            <text:p>52,684122229</text:p>
          </table:table-cell>
          <table:table-cell table:formula="of:=[.A285]*[.B285]" office:value-type="float" office:value="15014.9748352652">
            <text:p>15014,9748352652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1.6304397844207">
            <text:p>51,6304397844</text:p>
          </table:table-cell>
          <table:table-cell table:formula="of:=[.A286]*[.B286]" office:value-type="float" office:value="14766.3057783443">
            <text:p>14766,3057783443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0.5978309887323">
            <text:p>50,5978309887</text:p>
          </table:table-cell>
          <table:table-cell table:formula="of:=[.A287]*[.B287]" office:value-type="float" office:value="14521.5774937662">
            <text:p>14521,5774937662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49.5858743689576">
            <text:p>49,585874369</text:p>
          </table:table-cell>
          <table:table-cell table:formula="of:=[.A288]*[.B288]" office:value-type="float" office:value="14280.7318182598">
            <text:p>14280,7318182598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48.5941568815785">
            <text:p>48,5941568816</text:p>
          </table:table-cell>
          <table:table-cell table:formula="of:=[.A289]*[.B289]" office:value-type="float" office:value="14043.7113387762">
            <text:p>14043,7113387762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47.6222737439469">
            <text:p>47,6222737439</text:p>
          </table:table-cell>
          <table:table-cell table:formula="of:=[.A290]*[.B290]" office:value-type="float" office:value="13810.4593857446">
            <text:p>13810,4593857446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46.669828269068">
            <text:p>46,6698282691</text:p>
          </table:table-cell>
          <table:table-cell table:formula="of:=[.A291]*[.B291]" office:value-type="float" office:value="13580.9200262988">
            <text:p>13580,9200262988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45.7364317036866">
            <text:p>45,7364317037</text:p>
          </table:table-cell>
          <table:table-cell table:formula="of:=[.A292]*[.B292]" office:value-type="float" office:value="13355.0380574765">
            <text:p>13355,0380574765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44.8217030696129">
            <text:p>44,8217030696</text:p>
          </table:table-cell>
          <table:table-cell table:formula="of:=[.A293]*[.B293]" office:value-type="float" office:value="13132.7589993966">
            <text:p>13132,7589993966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43.9252690082206">
            <text:p>43,9252690082</text:p>
          </table:table-cell>
          <table:table-cell table:formula="of:=[.A294]*[.B294]" office:value-type="float" office:value="12914.0290884169">
            <text:p>12914,0290884169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43.0467636280562">
            <text:p>43,0467636281</text:p>
          </table:table-cell>
          <table:table-cell table:formula="of:=[.A295]*[.B295]" office:value-type="float" office:value="12698.7952702766">
            <text:p>12698,7952702766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42.1858283554951">
            <text:p>42,1858283555</text:p>
          </table:table-cell>
          <table:table-cell table:formula="of:=[.A296]*[.B296]" office:value-type="float" office:value="12487.0051932265">
            <text:p>12487,0051932265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41.3421117883852">
            <text:p>41,3421117884</text:p>
          </table:table-cell>
          <table:table-cell table:formula="of:=[.A297]*[.B297]" office:value-type="float" office:value="12278.6072011504">
            <text:p>12278,6072011504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40.5152695526175">
            <text:p>40,5152695526</text:p>
          </table:table-cell>
          <table:table-cell table:formula="of:=[.A298]*[.B298]" office:value-type="float" office:value="12073.55032668">
            <text:p>12073,55032668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39.7049641615651">
            <text:p>39,7049641616</text:p>
          </table:table-cell>
          <table:table-cell table:formula="of:=[.A299]*[.B299]" office:value-type="float" office:value="11871.784284308">
            <text:p>11871,78428430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38.9108648783338">
            <text:p>38,9108648783</text:p>
          </table:table-cell>
          <table:table-cell table:formula="of:=[.A300]*[.B300]" office:value-type="float" office:value="11673.2594635001">
            <text:p>11673,2594635001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38.1326475807671">
            <text:p>38,1326475808</text:p>
          </table:table-cell>
          <table:table-cell table:formula="of:=[.A301]*[.B301]" office:value-type="float" office:value="11477.9269218109">
            <text:p>11477,9269218109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37.3699946291518">
            <text:p>37,3699946292</text:p>
          </table:table-cell>
          <table:table-cell table:formula="of:=[.A302]*[.B302]" office:value-type="float" office:value="11285.7383780038">
            <text:p>11285,7383780038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36.6225947365688">
            <text:p>36,6225947366</text:p>
          </table:table-cell>
          <table:table-cell table:formula="of:=[.A303]*[.B303]" office:value-type="float" office:value="11096.6462051803">
            <text:p>11096,6462051803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35.8901428418374">
            <text:p>35,8901428418</text:p>
          </table:table-cell>
          <table:table-cell table:formula="of:=[.A304]*[.B304]" office:value-type="float" office:value="10910.6034239186">
            <text:p>10910,6034239186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35.1723399850006">
            <text:p>35,172339985</text:p>
          </table:table-cell>
          <table:table-cell table:formula="of:=[.A305]*[.B305]" office:value-type="float" office:value="10727.5636954252">
            <text:p>10727,5636954252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34.4688931853006">
            <text:p>34,4688931853</text:p>
          </table:table-cell>
          <table:table-cell table:formula="of:=[.A306]*[.B306]" office:value-type="float" office:value="10547.481314702">
            <text:p>10547,481314702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33.7795153215946">
            <text:p>33,7795153216</text:p>
          </table:table-cell>
          <table:table-cell table:formula="of:=[.A307]*[.B307]" office:value-type="float" office:value="10370.3112037295">
            <text:p>10370,3112037295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33.1039250151627">
            <text:p>33,1039250152</text:p>
          </table:table-cell>
          <table:table-cell table:formula="of:=[.A308]*[.B308]" office:value-type="float" office:value="10196.0089046701">
            <text:p>10196,0089046701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32.4418465148595">
            <text:p>32,4418465149</text:p>
          </table:table-cell>
          <table:table-cell table:formula="of:=[.A309]*[.B309]" office:value-type="float" office:value="10024.5305730916">
            <text:p>10024,530573091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31.7930095845623">
            <text:p>31,7930095846</text:p>
          </table:table-cell>
          <table:table-cell table:formula="of:=[.A310]*[.B310]" office:value-type="float" office:value="9855.83297121431">
            <text:p>9855,8329712143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31.157149392871">
            <text:p>31,1571493929</text:p>
          </table:table-cell>
          <table:table-cell table:formula="of:=[.A311]*[.B311]" office:value-type="float" office:value="9689.87346118289">
            <text:p>9689,8734611829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30.5340064050136">
            <text:p>30,534006405</text:p>
          </table:table-cell>
          <table:table-cell table:formula="of:=[.A312]*[.B312]" office:value-type="float" office:value="9526.60999836425">
            <text:p>9526,6099983643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9.9233262769133">
            <text:p>29,9233262769</text:p>
          </table:table-cell>
          <table:table-cell table:formula="of:=[.A313]*[.B313]" office:value-type="float" office:value="9366.00112467387">
            <text:p>9366,0011246739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9.3248597513751">
            <text:p>29,3248597514</text:p>
          </table:table-cell>
          <table:table-cell table:formula="of:=[.A314]*[.B314]" office:value-type="float" office:value="9208.00596193177">
            <text:p>9208,0059619318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8.7383625563476">
            <text:p>28,7383625563</text:p>
          </table:table-cell>
          <table:table-cell table:formula="of:=[.A315]*[.B315]" office:value-type="float" office:value="9052.58420524948">
            <text:p>9052,5842052495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8.1635953052206">
            <text:p>28,1635953052</text:p>
          </table:table-cell>
          <table:table-cell table:formula="of:=[.A316]*[.B316]" office:value-type="float" office:value="8899.69611644971">
            <text:p>8899,6961164497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7.6003233991162">
            <text:p>27,6003233991</text:p>
          </table:table-cell>
          <table:table-cell table:formula="of:=[.A317]*[.B317]" office:value-type="float" office:value="8749.30251751984">
            <text:p>8749,3025175198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7.0483169311339">
            <text:p>27,0483169311</text:p>
          </table:table-cell>
          <table:table-cell table:formula="of:=[.A318]*[.B318]" office:value-type="float" office:value="8601.36478410057">
            <text:p>8601,364784100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6.5073505925112">
            <text:p>26,5073505925</text:p>
          </table:table-cell>
          <table:table-cell table:formula="of:=[.A319]*[.B319]" office:value-type="float" office:value="8455.84483901107">
            <text:p>8455,8448390111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5.977203580661">
            <text:p>25,9772035807</text:p>
          </table:table-cell>
          <table:table-cell table:formula="of:=[.A320]*[.B320]" office:value-type="float" office:value="8312.70514581151">
            <text:p>8312,7051458115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5.4576595090478">
            <text:p>25,457659509</text:p>
          </table:table-cell>
          <table:table-cell table:formula="of:=[.A321]*[.B321]" office:value-type="float" office:value="8171.90870240433">
            <text:p>8171,9087024043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4.9485063188668">
            <text:p>24,9485063189</text:p>
          </table:table-cell>
          <table:table-cell table:formula="of:=[.A322]*[.B322]" office:value-type="float" office:value="8033.41903467511">
            <text:p>8033,4190346751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4.4495361924895">
            <text:p>24,4495361925</text:p>
          </table:table-cell>
          <table:table-cell table:formula="of:=[.A323]*[.B323]" office:value-type="float" office:value="7897.2001901741">
            <text:p>7897,2001901741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3.9605454686397">
            <text:p>23,9605454686</text:p>
          </table:table-cell>
          <table:table-cell table:formula="of:=[.A324]*[.B324]" office:value-type="float" office:value="7763.21673183925">
            <text:p>7763,2167318393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3.4813345592669">
            <text:p>23,4813345593</text:p>
          </table:table-cell>
          <table:table-cell table:formula="of:=[.A325]*[.B325]" office:value-type="float" office:value="7631.43373176174">
            <text:p>7631,4337317617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3.0117078680815">
            <text:p>23,0117078681</text:p>
          </table:table-cell>
          <table:table-cell table:formula="of:=[.A326]*[.B326]" office:value-type="float" office:value="7501.81676499458">
            <text:p>7501,8167649946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2.5514737107199">
            <text:p>22,5514737107</text:p>
          </table:table-cell>
          <table:table-cell table:formula="of:=[.A327]*[.B327]" office:value-type="float" office:value="7374.33190340541">
            <text:p>7374,3319034054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22.1004442365055">
            <text:p>22,1004442365</text:p>
          </table:table-cell>
          <table:table-cell table:formula="of:=[.A328]*[.B328]" office:value-type="float" office:value="7248.94570957381">
            <text:p>7248,9457095738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21.6584353517754">
            <text:p>21,6584353518</text:p>
          </table:table-cell>
          <table:table-cell table:formula="of:=[.A329]*[.B329]" office:value-type="float" office:value="7125.62523073411">
            <text:p>7125,6252307341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21.2252666447399">
            <text:p>21,2252666447</text:p>
          </table:table-cell>
          <table:table-cell table:formula="of:=[.A330]*[.B330]" office:value-type="float" office:value="7004.33799276417">
            <text:p>7004,3379927642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20.8007613118451">
            <text:p>20,8007613118</text:p>
          </table:table-cell>
          <table:table-cell table:formula="of:=[.A331]*[.B331]" office:value-type="float" office:value="6885.05199422073">
            <text:p>6885,0519942207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20.3847460856082">
            <text:p>20,3847460856</text:p>
          </table:table-cell>
          <table:table-cell table:formula="of:=[.A332]*[.B332]" office:value-type="float" office:value="6767.73570042192">
            <text:p>6767,7357004219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19.977051163896">
            <text:p>19,9770511639</text:p>
          </table:table-cell>
          <table:table-cell table:formula="of:=[.A333]*[.B333]" office:value-type="float" office:value="6652.35803757738">
            <text:p>6652,3580375774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19.5775101406181">
            <text:p>19,5775101406</text:p>
          </table:table-cell>
          <table:table-cell table:formula="of:=[.A334]*[.B334]" office:value-type="float" office:value="6538.88838696645">
            <text:p>6538,8883869665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19.1859599378057">
            <text:p>19,1859599378</text:p>
          </table:table-cell>
          <table:table-cell table:formula="of:=[.A335]*[.B335]" office:value-type="float" office:value="6427.29657916493">
            <text:p>6427,2965791649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18.8022407390496">
            <text:p>18,802240739</text:p>
          </table:table-cell>
          <table:table-cell table:formula="of:=[.A336]*[.B336]" office:value-type="float" office:value="6317.55288832068">
            <text:p>6317,5528883207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18.4261959242686">
            <text:p>18,4261959243</text:p>
          </table:table-cell>
          <table:table-cell table:formula="of:=[.A337]*[.B337]" office:value-type="float" office:value="6209.62802647853">
            <text:p>6209,6280264785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18.0576720057833">
            <text:p>18,0576720058</text:p>
          </table:table-cell>
          <table:table-cell table:formula="of:=[.A338]*[.B338]" office:value-type="float" office:value="6103.49313795474">
            <text:p>6103,4931379548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17.6965185656676">
            <text:p>17,6965185657</text:p>
          </table:table-cell>
          <table:table-cell table:formula="of:=[.A339]*[.B339]" office:value-type="float" office:value="5999.11979376132">
            <text:p>5999,1197937613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17.3425881943543">
            <text:p>17,3425881944</text:p>
          </table:table-cell>
          <table:table-cell table:formula="of:=[.A340]*[.B340]" office:value-type="float" office:value="5896.47998608045">
            <text:p>5896,4799860805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16.9957364304672">
            <text:p>16,9957364305</text:p>
          </table:table-cell>
          <table:table-cell table:formula="of:=[.A341]*[.B341]" office:value-type="float" office:value="5795.5461227893">
            <text:p>5795,5461227893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16.6558217018578">
            <text:p>16,6558217019</text:p>
          </table:table-cell>
          <table:table-cell table:formula="of:=[.A342]*[.B342]" office:value-type="float" office:value="5696.29102203538">
            <text:p>5696,291022035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16.3227052678207">
            <text:p>16,3227052678</text:p>
          </table:table-cell>
          <table:table-cell table:formula="of:=[.A343]*[.B343]" office:value-type="float" office:value="5598.68790686249">
            <text:p>5598,6879068625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15.9962511624643">
            <text:p>15,9962511625</text:p>
          </table:table-cell>
          <table:table-cell table:formula="of:=[.A344]*[.B344]" office:value-type="float" office:value="5502.7103998877">
            <text:p>5502,7103998877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15.676326139215">
            <text:p>15,6763261392</text:p>
          </table:table-cell>
          <table:table-cell table:formula="of:=[.A345]*[.B345]" office:value-type="float" office:value="5408.33251802916">
            <text:p>5408,3325180292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15.3627996164307">
            <text:p>15,3627996164</text:p>
          </table:table-cell>
          <table:table-cell table:formula="of:=[.A346]*[.B346]" office:value-type="float" office:value="5315.52866728501">
            <text:p>5315,528667285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15.0555436241021">
            <text:p>15,0555436241</text:p>
          </table:table-cell>
          <table:table-cell table:formula="of:=[.A347]*[.B347]" office:value-type="float" office:value="5224.27363756341">
            <text:p>5224,2736375634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14.75443275162">
            <text:p>14,7544327516</text:p>
          </table:table-cell>
          <table:table-cell table:formula="of:=[.A348]*[.B348]" office:value-type="float" office:value="5134.54259756376">
            <text:p>5134,5425975638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14.4593440965876">
            <text:p>14,4593440966</text:p>
          </table:table-cell>
          <table:table-cell table:formula="of:=[.A349]*[.B349]" office:value-type="float" office:value="5046.31108970908">
            <text:p>5046,3110897091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14.1701572146559">
            <text:p>14,1701572147</text:p>
          </table:table-cell>
          <table:table-cell table:formula="of:=[.A350]*[.B350]" office:value-type="float" office:value="4959.55502512955">
            <text:p>4959,5550251296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13.8867540703627">
            <text:p>13,8867540704</text:p>
          </table:table-cell>
          <table:table-cell table:formula="of:=[.A351]*[.B351]" office:value-type="float" office:value="4874.25067869732">
            <text:p>4874,2506786973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13.6090189889555">
            <text:p>13,609018989</text:p>
          </table:table-cell>
          <table:table-cell table:formula="of:=[.A352]*[.B352]" office:value-type="float" office:value="4790.37468411233">
            <text:p>4790,3746841123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13.3368386091764">
            <text:p>13,3368386092</text:p>
          </table:table-cell>
          <table:table-cell table:formula="of:=[.A353]*[.B353]" office:value-type="float" office:value="4707.90402903926">
            <text:p>4707,9040290393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13.0701018369929">
            <text:p>13,070101837</text:p>
          </table:table-cell>
          <table:table-cell table:formula="of:=[.A354]*[.B354]" office:value-type="float" office:value="4626.81605029547">
            <text:p>4626,8160502955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12.808699800253">
            <text:p>12,8086998003</text:p>
          </table:table-cell>
          <table:table-cell table:formula="of:=[.A355]*[.B355]" office:value-type="float" office:value="4547.08842908981">
            <text:p>4547,0884290898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12.5525258042479">
            <text:p>12,5525258042</text:p>
          </table:table-cell>
          <table:table-cell table:formula="of:=[.A356]*[.B356]" office:value-type="float" office:value="4468.69918631226">
            <text:p>4468,699186312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12.301475288163">
            <text:p>12,3014752882</text:p>
          </table:table-cell>
          <table:table-cell table:formula="of:=[.A357]*[.B357]" office:value-type="float" office:value="4391.62667787418">
            <text:p>4391,6266778742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12.0554457823997">
            <text:p>12,0554457824</text:p>
          </table:table-cell>
          <table:table-cell table:formula="of:=[.A358]*[.B358]" office:value-type="float" office:value="4315.8495900991">
            <text:p>4315,8495900991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11.8143368667517">
            <text:p>11,8143368668</text:p>
          </table:table-cell>
          <table:table-cell table:formula="of:=[.A359]*[.B359]" office:value-type="float" office:value="4241.34693516387">
            <text:p>4241,3469351639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11.5780501294167">
            <text:p>11,5780501294</text:p>
          </table:table-cell>
          <table:table-cell table:formula="of:=[.A360]*[.B360]" office:value-type="float" office:value="4168.09804659001">
            <text:p>4168,09804659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11.3464891268284">
            <text:p>11,3464891268</text:p>
          </table:table-cell>
          <table:table-cell table:formula="of:=[.A361]*[.B361]" office:value-type="float" office:value="4096.08257478504">
            <text:p>4096,082574785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11.1195593442918">
            <text:p>11,1195593443</text:p>
          </table:table-cell>
          <table:table-cell table:formula="of:=[.A362]*[.B362]" office:value-type="float" office:value="4025.28048263363">
            <text:p>4025,2804826336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10.8971681574059">
            <text:p>10,8971681574</text:p>
          </table:table-cell>
          <table:table-cell table:formula="of:=[.A363]*[.B363]" office:value-type="float" office:value="3955.67204113836">
            <text:p>3955,6720411384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10.6792247942578">
            <text:p>10,6792247943</text:p>
          </table:table-cell>
          <table:table-cell table:formula="of:=[.A364]*[.B364]" office:value-type="float" office:value="3887.23782510985">
            <text:p>3887,2378251099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10.4656402983727">
            <text:p>10,4656402984</text:p>
          </table:table-cell>
          <table:table-cell table:formula="of:=[.A365]*[.B365]" office:value-type="float" office:value="3819.95870890603">
            <text:p>3819,958708906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10.2563274924052">
            <text:p>10,2563274924</text:p>
          </table:table-cell>
          <table:table-cell table:formula="of:=[.A366]*[.B366]" office:value-type="float" office:value="3753.81586222031">
            <text:p>3753,8158622203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10.0512009425571">
            <text:p>10,0512009426</text:p>
          </table:table-cell>
          <table:table-cell table:formula="of:=[.A367]*[.B367]" office:value-type="float" office:value="3688.79074591846">
            <text:p>3688,7907459185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9.85017692370597">
            <text:p>9,8501769237</text:p>
          </table:table-cell>
          <table:table-cell table:formula="of:=[.A368]*[.B368]" office:value-type="float" office:value="3624.8651079238">
            <text:p>3624,865107923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9.65317338523185">
            <text:p>9,6531733852</text:p>
          </table:table-cell>
          <table:table-cell table:formula="of:=[.A369]*[.B369]" office:value-type="float" office:value="3562.02097915055">
            <text:p>3562,0209791506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9.46010991752721">
            <text:p>9,4601099175</text:p>
          </table:table-cell>
          <table:table-cell table:formula="of:=[.A370]*[.B370]" office:value-type="float" office:value="3500.24066948507">
            <text:p>3500,2406694851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9.27090771917667">
            <text:p>9,2709077192</text:p>
          </table:table-cell>
          <table:table-cell table:formula="of:=[.A371]*[.B371]" office:value-type="float" office:value="3439.50676381454">
            <text:p>3439,5067638146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9.08548956479314">
            <text:p>9,0854895648</text:p>
          </table:table-cell>
          <table:table-cell table:formula="of:=[.A372]*[.B372]" office:value-type="float" office:value="3379.80211810305">
            <text:p>3379,8021181031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8.90377977349727">
            <text:p>8,9037797735</text:p>
          </table:table-cell>
          <table:table-cell table:formula="of:=[.A373]*[.B373]" office:value-type="float" office:value="3321.10985551448">
            <text:p>3321,1098555145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8.72570417802733">
            <text:p>8,725704178</text:p>
          </table:table-cell>
          <table:table-cell table:formula="of:=[.A374]*[.B374]" office:value-type="float" office:value="3263.41336258222">
            <text:p>3263,413362582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8.55119009446678">
            <text:p>8,5511900945</text:p>
          </table:table-cell>
          <table:table-cell table:formula="of:=[.A375]*[.B375]" office:value-type="float" office:value="3206.69628542504">
            <text:p>3206,6962854251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8.38016629257745">
            <text:p>8,3801662926</text:p>
          </table:table-cell>
          <table:table-cell table:formula="of:=[.A376]*[.B376]" office:value-type="float" office:value="3150.94252600912">
            <text:p>3150,9425260091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8.2125629667259">
            <text:p>8,2125629667</text:p>
          </table:table-cell>
          <table:table-cell table:formula="of:=[.A377]*[.B377]" office:value-type="float" office:value="3096.13623845566">
            <text:p>3096,136238455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8.04831170739138">
            <text:p>8,0483117074</text:p>
          </table:table-cell>
          <table:table-cell table:formula="of:=[.A378]*[.B378]" office:value-type="float" office:value="3042.26182539394">
            <text:p>3042,2618253939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7.88734547324355">
            <text:p>7,8873454732</text:p>
          </table:table-cell>
          <table:table-cell table:formula="of:=[.A379]*[.B379]" office:value-type="float" office:value="2989.30393435931">
            <text:p>2989,3039343593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7.72959856377868">
            <text:p>7,7295985638</text:p>
          </table:table-cell>
          <table:table-cell table:formula="of:=[.A380]*[.B380]" office:value-type="float" office:value="2937.2474542359">
            <text:p>2937,2474542359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7.57500659250311">
            <text:p>7,5750065925</text:p>
          </table:table-cell>
          <table:table-cell table:formula="of:=[.A381]*[.B381]" office:value-type="float" office:value="2886.07751174368">
            <text:p>2886,0775117437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7.42350646065304">
            <text:p>7,4235064607</text:p>
          </table:table-cell>
          <table:table-cell table:formula="of:=[.A382]*[.B382]" office:value-type="float" office:value="2835.77946796946">
            <text:p>2835,7794679695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7.27503633143998">
            <text:p>7,2750363314</text:p>
          </table:table-cell>
          <table:table-cell table:formula="of:=[.A383]*[.B383]" office:value-type="float" office:value="2786.33891494151">
            <text:p>2786,3389149415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7.12953560481118">
            <text:p>7,1295356048</text:p>
          </table:table-cell>
          <table:table-cell table:formula="of:=[.A384]*[.B384]" office:value-type="float" office:value="2737.74167224749">
            <text:p>2737,7416722475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6.98694489271496">
            <text:p>6,9869448927</text:p>
          </table:table-cell>
          <table:table-cell table:formula="of:=[.A385]*[.B385]" office:value-type="float" office:value="2689.97378369526">
            <text:p>2689,9737836953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6.84720599486066">
            <text:p>6,8472059949</text:p>
          </table:table-cell>
          <table:table-cell table:formula="of:=[.A386]*[.B386]" office:value-type="float" office:value="2643.02151401621">
            <text:p>2643,0215140162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6.71026187496345">
            <text:p>6,710261875</text:p>
          </table:table-cell>
          <table:table-cell table:formula="of:=[.A387]*[.B387]" office:value-type="float" office:value="2596.87134561085">
            <text:p>2596,8713456109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6.57605663746418">
            <text:p>6,5760566375</text:p>
          </table:table-cell>
          <table:table-cell table:formula="of:=[.A388]*[.B388]" office:value-type="float" office:value="2551.5099753361">
            <text:p>2551,5099753361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6.44453550471489">
            <text:p>6,4445355047</text:p>
          </table:table-cell>
          <table:table-cell table:formula="of:=[.A389]*[.B389]" office:value-type="float" office:value="2506.92431133409">
            <text:p>2506,9243113341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6.31564479462059">
            <text:p>6,3156447946</text:p>
          </table:table-cell>
          <table:table-cell table:formula="of:=[.A390]*[.B390]" office:value-type="float" office:value="2463.10146990203">
            <text:p>2463,101469902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6.18933189872818">
            <text:p>6,1893318987</text:p>
          </table:table-cell>
          <table:table-cell table:formula="of:=[.A391]*[.B391]" office:value-type="float" office:value="2420.02877240272">
            <text:p>2420,0287724027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6.06554526075362">
            <text:p>6,0655452608</text:p>
          </table:table-cell>
          <table:table-cell table:formula="of:=[.A392]*[.B392]" office:value-type="float" office:value="2377.69374221542">
            <text:p>2377,6937422154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5.94423435553855">
            <text:p>5,9442343555</text:p>
          </table:table-cell>
          <table:table-cell table:formula="of:=[.A393]*[.B393]" office:value-type="float" office:value="2336.08410172665">
            <text:p>2336,0841017267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5.82534966842777">
            <text:p>5,8253496684</text:p>
          </table:table-cell>
          <table:table-cell table:formula="of:=[.A394]*[.B394]" office:value-type="float" office:value="2295.18776936054">
            <text:p>2295,1877693606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5.70884267505922">
            <text:p>5,7088426751</text:p>
          </table:table-cell>
          <table:table-cell table:formula="of:=[.A395]*[.B395]" office:value-type="float" office:value="2254.99285664839">
            <text:p>2254,9928566484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5.59466582155803">
            <text:p>5,5946658216</text:p>
          </table:table-cell>
          <table:table-cell table:formula="of:=[.A396]*[.B396]" office:value-type="float" office:value="2215.48766533698">
            <text:p>2215,487665337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5.48277250512687">
            <text:p>5,4827725051</text:p>
          </table:table-cell>
          <table:table-cell table:formula="of:=[.A397]*[.B397]" office:value-type="float" office:value="2176.66068453537">
            <text:p>2176,6606845354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5.37311705502434">
            <text:p>5,373117055</text:p>
          </table:table-cell>
          <table:table-cell table:formula="of:=[.A398]*[.B398]" office:value-type="float" office:value="2138.50058789969">
            <text:p>2138,5005878997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5.26565471392385">
            <text:p>5,2656547139</text:p>
          </table:table-cell>
          <table:table-cell table:formula="of:=[.A399]*[.B399]" office:value-type="float" office:value="2100.99623085562">
            <text:p>2100,996230855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5.16034161964537">
            <text:p>5,1603416196</text:p>
          </table:table-cell>
          <table:table-cell table:formula="of:=[.A400]*[.B400]" office:value-type="float" office:value="2064.13664785815">
            <text:p>2064,1366478582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5.05713478725246">
            <text:p>5,0571347873</text:p>
          </table:table-cell>
          <table:table-cell table:formula="of:=[.A401]*[.B401]" office:value-type="float" office:value="2027.91104968824">
            <text:p>2027,9110496882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.95599209150742">
            <text:p>4,9559920915</text:p>
          </table:table-cell>
          <table:table-cell table:formula="of:=[.A402]*[.B402]" office:value-type="float" office:value="1992.30882078598">
            <text:p>1992,308820786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.85687224967727">
            <text:p>4,8568722497</text:p>
          </table:table-cell>
          <table:table-cell table:formula="of:=[.A403]*[.B403]" office:value-type="float" office:value="1957.31951661994">
            <text:p>1957,3195166199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.75973480468372">
            <text:p>4,7597348047</text:p>
          </table:table-cell>
          <table:table-cell table:formula="of:=[.A404]*[.B404]" office:value-type="float" office:value="1922.93286109222">
            <text:p>1922,932861092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.66454010859005">
            <text:p>4,6645401086</text:p>
          </table:table-cell>
          <table:table-cell table:formula="of:=[.A405]*[.B405]" office:value-type="float" office:value="1889.13874397897">
            <text:p>1889,138743979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.57124930641825">
            <text:p>4,5712493064</text:p>
          </table:table-cell>
          <table:table-cell table:formula="of:=[.A406]*[.B406]" office:value-type="float" office:value="1855.92721840581">
            <text:p>1855,927218405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.47982432028988">
            <text:p>4,4798243203</text:p>
          </table:table-cell>
          <table:table-cell table:formula="of:=[.A407]*[.B407]" office:value-type="float" office:value="1823.28849835798">
            <text:p>1823,288498358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.39022783388408">
            <text:p>4,3902278339</text:p>
          </table:table-cell>
          <table:table-cell table:formula="of:=[.A408]*[.B408]" office:value-type="float" office:value="1791.21295622471">
            <text:p>1791,2129562247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.3024232772064">
            <text:p>4,3024232772</text:p>
          </table:table-cell>
          <table:table-cell table:formula="of:=[.A409]*[.B409]" office:value-type="float" office:value="1759.69112037742">
            <text:p>1759,6911203774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.21637481166227">
            <text:p>4,2163748117</text:p>
          </table:table-cell>
          <table:table-cell table:formula="of:=[.A410]*[.B410]" office:value-type="float" office:value="1728.71367278153">
            <text:p>1728,7136727815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.13204731542903">
            <text:p>4,1320473154</text:p>
          </table:table-cell>
          <table:table-cell table:formula="of:=[.A411]*[.B411]" office:value-type="float" office:value="1698.27144664133">
            <text:p>1698,2714466413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.04940636912045">
            <text:p>4,0494063691</text:p>
          </table:table-cell>
          <table:table-cell table:formula="of:=[.A412]*[.B412]" office:value-type="float" office:value="1668.35542407762">
            <text:p>1668,3554240776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3.96841824173804">
            <text:p>3,9684182417</text:p>
          </table:table-cell>
          <table:table-cell table:formula="of:=[.A413]*[.B413]" office:value-type="float" office:value="1638.95673383781">
            <text:p>1638,9567338378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3.88904987690328">
            <text:p>3,8890498769</text:p>
          </table:table-cell>
          <table:table-cell table:formula="of:=[.A414]*[.B414]" office:value-type="float" office:value="1610.06664903796">
            <text:p>1610,066649038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3.81126887936521">
            <text:p>3,8112688794</text:p>
          </table:table-cell>
          <table:table-cell table:formula="of:=[.A415]*[.B415]" office:value-type="float" office:value="1581.67658493656">
            <text:p>1581,6765849366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3.73504350177791">
            <text:p>3,7350435018</text:p>
          </table:table-cell>
          <table:table-cell table:formula="of:=[.A416]*[.B416]" office:value-type="float" office:value="1553.77809673961">
            <text:p>1553,778096739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3.66034263174235">
            <text:p>3,6603426317</text:p>
          </table:table-cell>
          <table:table-cell table:formula="of:=[.A417]*[.B417]" office:value-type="float" office:value="1526.36287743656">
            <text:p>1526,362877436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3.5871357791075">
            <text:p>3,5871357791</text:p>
          </table:table-cell>
          <table:table-cell table:formula="of:=[.A418]*[.B418]" office:value-type="float" office:value="1499.42275566694">
            <text:p>1499,4227556669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3.51539306352535">
            <text:p>3,5153930635</text:p>
          </table:table-cell>
          <table:table-cell table:formula="of:=[.A419]*[.B419]" office:value-type="float" office:value="1472.94969361712">
            <text:p>1472,9496936171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3.44508520225484">
            <text:p>3,4450852023</text:p>
          </table:table-cell>
          <table:table-cell table:formula="of:=[.A420]*[.B420]" office:value-type="float" office:value="1446.93578494704">
            <text:p>1446,935784947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3.37618349820975">
            <text:p>3,3761834982</text:p>
          </table:table-cell>
          <table:table-cell table:formula="of:=[.A421]*[.B421]" office:value-type="float" office:value="1421.3732527463">
            <text:p>1421,3732527463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3.30865982824555">
            <text:p>3,3086598282</text:p>
          </table:table-cell>
          <table:table-cell table:formula="of:=[.A422]*[.B422]" office:value-type="float" office:value="1396.25444751962">
            <text:p>1396,2544475196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3.24248663168064">
            <text:p>3,2424866317</text:p>
          </table:table-cell>
          <table:table-cell table:formula="of:=[.A423]*[.B423]" office:value-type="float" office:value="1371.57184520091">
            <text:p>1371,5718452009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3.17763689904703">
            <text:p>3,177636899</text:p>
          </table:table-cell>
          <table:table-cell table:formula="of:=[.A424]*[.B424]" office:value-type="float" office:value="1347.31804519594">
            <text:p>1347,3180451959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3.11408416106609">
            <text:p>3,1140841611</text:p>
          </table:table-cell>
          <table:table-cell table:formula="of:=[.A425]*[.B425]" office:value-type="float" office:value="1323.48576845309">
            <text:p>1323,4857684531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3.05180247784477">
            <text:p>3,0518024778</text:p>
          </table:table-cell>
          <table:table-cell table:formula="of:=[.A426]*[.B426]" office:value-type="float" office:value="1300.06785556187">
            <text:p>1300,0678555619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.99076642828787">
            <text:p>2,9907664283</text:p>
          </table:table-cell>
          <table:table-cell table:formula="of:=[.A427]*[.B427]" office:value-type="float" office:value="1277.05726487892">
            <text:p>1277,0572648789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.93095109972211">
            <text:p>2,9309510997</text:p>
          </table:table-cell>
          <table:table-cell table:formula="of:=[.A428]*[.B428]" office:value-type="float" office:value="1254.44707068106">
            <text:p>1254,4470706811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.87233207772767">
            <text:p>2,8723320777</text:p>
          </table:table-cell>
          <table:table-cell table:formula="of:=[.A429]*[.B429]" office:value-type="float" office:value="1232.23046134517">
            <text:p>1232,230461345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.81488543617312">
            <text:p>2,8148854362</text:p>
          </table:table-cell>
          <table:table-cell table:formula="of:=[.A430]*[.B430]" office:value-type="float" office:value="1210.40073755444">
            <text:p>1210,4007375544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.75858772744965">
            <text:p>2,7585877274</text:p>
          </table:table-cell>
          <table:table-cell table:formula="of:=[.A431]*[.B431]" office:value-type="float" office:value="1188.9513105308">
            <text:p>1188,9513105308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.70341597290066">
            <text:p>2,7034159729</text:p>
          </table:table-cell>
          <table:table-cell table:formula="of:=[.A432]*[.B432]" office:value-type="float" office:value="1167.87570029309">
            <text:p>1167,8757002931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.64934765344265">
            <text:p>2,6493476534</text:p>
          </table:table-cell>
          <table:table-cell table:formula="of:=[.A433]*[.B433]" office:value-type="float" office:value="1147.16753394067">
            <text:p>1147,1675339407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.5963607003738">
            <text:p>2,5963607004</text:p>
          </table:table-cell>
          <table:table-cell table:formula="of:=[.A434]*[.B434]" office:value-type="float" office:value="1126.82054396223">
            <text:p>1126,8205439622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.54443348636632">
            <text:p>2,5444334864</text:p>
          </table:table-cell>
          <table:table-cell table:formula="of:=[.A435]*[.B435]" office:value-type="float" office:value="1106.82856656935">
            <text:p>1106,8285665694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.49354481663899">
            <text:p>2,4935448166</text:p>
          </table:table-cell>
          <table:table-cell table:formula="of:=[.A436]*[.B436]" office:value-type="float" office:value="1087.1855400546">
            <text:p>1087,185540054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.44367392030621">
            <text:p>2,4436739203</text:p>
          </table:table-cell>
          <table:table-cell table:formula="of:=[.A437]*[.B437]" office:value-type="float" office:value="1067.88550317382">
            <text:p>1067,8855031738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.39480044190009">
            <text:p>2,3948004419</text:p>
          </table:table-cell>
          <table:table-cell table:formula="of:=[.A438]*[.B438]" office:value-type="float" office:value="1048.92259355224">
            <text:p>1048,9225935522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.34690443306209">
            <text:p>2,3469044331</text:p>
          </table:table-cell>
          <table:table-cell table:formula="of:=[.A439]*[.B439]" office:value-type="float" office:value="1030.29104611426">
            <text:p>1030,2910461143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2.29996634440085">
            <text:p>2,2999663444</text:p>
          </table:table-cell>
          <table:table-cell table:formula="of:=[.A440]*[.B440]" office:value-type="float" office:value="1011.98519153637">
            <text:p>1011,9851915364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2.25396701751283">
            <text:p>2,2539670175</text:p>
          </table:table-cell>
          <table:table-cell table:formula="of:=[.A441]*[.B441]" office:value-type="float" office:value="993.999454723157">
            <text:p>993,9994547232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2.20888767716257">
            <text:p>2,2088876772</text:p>
          </table:table-cell>
          <table:table-cell table:formula="of:=[.A442]*[.B442]" office:value-type="float" office:value="976.328353305857">
            <text:p>976,3283533059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2.16470992361932">
            <text:p>2,1647099236</text:p>
          </table:table-cell>
          <table:table-cell table:formula="of:=[.A443]*[.B443]" office:value-type="float" office:value="958.966496163359">
            <text:p>958,9664961634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2.12141572514693">
            <text:p>2,1214157251</text:p>
          </table:table-cell>
          <table:table-cell table:formula="of:=[.A444]*[.B444]" office:value-type="float" office:value="941.908581965239">
            <text:p>941,9085819652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2.07898741064399">
            <text:p>2,0789874106</text:p>
          </table:table-cell>
          <table:table-cell table:formula="of:=[.A445]*[.B445]" office:value-type="float" office:value="925.149397736578">
            <text:p>925,1493977366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2.03740766243111">
            <text:p>2,0374076624</text:p>
          </table:table-cell>
          <table:table-cell table:formula="of:=[.A446]*[.B446]" office:value-type="float" office:value="908.683817444277">
            <text:p>908,6838174443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1.99665950918249">
            <text:p>1,9966595092</text:p>
          </table:table-cell>
          <table:table-cell table:formula="of:=[.A447]*[.B447]" office:value-type="float" office:value="892.506800604574">
            <text:p>892,5068006046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1.95672631899884">
            <text:p>1,956726319</text:p>
          </table:table-cell>
          <table:table-cell table:formula="of:=[.A448]*[.B448]" office:value-type="float" office:value="876.613390911482">
            <text:p>876,6133909115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1.91759179261887">
            <text:p>1,9175917926</text:p>
          </table:table-cell>
          <table:table-cell table:formula="of:=[.A449]*[.B449]" office:value-type="float" office:value="860.998714885871">
            <text:p>860,998714885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1.87923995676649">
            <text:p>1,8792399568</text:p>
          </table:table-cell>
          <table:table-cell table:formula="of:=[.A450]*[.B450]" office:value-type="float" office:value="845.65798054492">
            <text:p>845,65798054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 style:data-style-name="N2" text:time-value="0000-00-00T11:27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5-16T11:34:19</dc:date>
    <meta:editing-duration>P0D</meta:editing-duration>
    <meta:editing-cycles>5</meta:editing-cycles>
    <meta:generator>LibreOffice/4.0.2.2$MacOSX_x86 LibreOffice_project/4c82dcdd6efcd48b1d8bba66bfe1989deee49c3</meta:generator>
    <dc:creator>Paul </dc:creator>
    <meta:document-statistic meta:table-count="5" meta:cell-count="6760" meta:object-count="0"/>
  </office:meta>
</office:document-meta>
</file>